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 style:master-page-name="Standard">
      <style:table-properties style:width="58.242cm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3.494cm"/>
    </style:style>
    <style:style style:name="Tabela1.B" style:family="table-column">
      <style:table-column-properties style:column-width="8.8cm"/>
    </style:style>
    <style:style style:name="Tabela1.C" style:family="table-column">
      <style:table-column-properties style:column-width="9.033cm"/>
    </style:style>
    <style:style style:name="Tabela1.D" style:family="table-column">
      <style:table-column-properties style:column-width="13.344cm"/>
    </style:style>
    <style:style style:name="Tabela1.E" style:family="table-column">
      <style:table-column-properties style:column-width="1.602cm"/>
    </style:style>
    <style:style style:name="Tabela1.F" style:family="table-column">
      <style:table-column-properties style:column-width="2.323cm"/>
    </style:style>
    <style:style style:name="Tabela1.G" style:family="table-column">
      <style:table-column-properties style:column-width="2.191cm"/>
    </style:style>
    <style:style style:name="Tabela1.H" style:family="table-column">
      <style:table-column-properties style:column-width="1.427cm"/>
    </style:style>
    <style:style style:name="Tabela1.I" style:family="table-column">
      <style:table-column-properties style:column-width="1.787cm"/>
    </style:style>
    <style:style style:name="Tabela1.J" style:family="table-column">
      <style:table-column-properties style:column-width="1.685cm"/>
    </style:style>
    <style:style style:name="Tabela1.K" style:family="table-column">
      <style:table-column-properties style:column-width="1.607cm"/>
    </style:style>
    <style:style style:name="Tabela1.L" style:family="table-column">
      <style:table-column-properties style:column-width="1.556cm"/>
    </style:style>
    <style:style style:name="Tabela1.M" style:family="table-column">
      <style:table-column-properties style:column-width="1.549cm"/>
    </style:style>
    <style:style style:name="Tabela1.N" style:family="table-column">
      <style:table-column-properties style:column-width="1.683cm"/>
    </style:style>
    <style:style style:name="Tabela1.O" style:family="table-column">
      <style:table-column-properties style:column-width="1.584cm"/>
    </style:style>
    <style:style style:name="Tabela1.P" style:family="table-column">
      <style:table-column-properties style:column-width="1.655cm"/>
    </style:style>
    <style:style style:name="Tabela1.Q" style:family="table-column">
      <style:table-column-properties style:column-width="1.404cm"/>
    </style:style>
    <style:style style:name="Tabela1.R" style:family="table-column">
      <style:table-column-properties style:column-width="1.506cm"/>
    </style:style>
    <style:style style:name="Tabela1.1" style:family="table-row">
      <style:table-row-properties style:row-height="0.686cm" fo:keep-together="auto"/>
    </style:style>
    <style:style style:name="Tabela1.A1" style:family="table-cell">
      <style:table-cell-properties style:vertical-align="middle" fo:padding-left="0.071cm" fo:padding-right="0cm" fo:padding-top="0cm" fo:padding-bottom="0cm" fo:border="none"/>
    </style:style>
    <style:style style:name="Tabela1.2" style:family="table-row">
      <style:table-row-properties style:row-height="0.457cm" fo:keep-together="auto"/>
    </style:style>
    <style:style style:name="Tabela1.A2" style:family="table-cell">
      <style:table-cell-properties style:vertical-align="middle" fo:padding-left="0.071cm" fo:padding-right="0cm" fo:padding-top="0cm" fo:padding-bottom="0cm" fo:border="0.5pt solid #000000"/>
    </style:style>
    <style:style style:name="Tabela1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/>
    </style:style>
    <style:style style:name="Tabela1.E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none"/>
    </style:style>
    <style:style style:name="Tabela1.3" style:family="table-row">
      <style:table-row-properties style:row-height="0.406cm" fo:keep-together="auto"/>
    </style:style>
    <style:style style:name="Tabela1.4" style:family="table-row">
      <style:table-row-properties style:row-height="1.143cm" fo:keep-together="auto"/>
    </style:style>
    <style:style style:name="Tabela1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/>
    </style:style>
    <style:style style:name="Tabela1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/>
    </style:style>
    <style:style style:name="Tabela1.E5" style:family="table-cell">
      <style:table-cell-properties style:vertical-align="middle" fo:padding-left="0.071cm" fo:padding-right="0.071cm" fo:padding-top="0cm" fo:padding-bottom="0cm" fo:border-left="none" fo:border-right="0.5pt solid #000000" fo:border-top="none" fo:border-bottom="0.5pt solid #000000"/>
    </style:style>
    <style:style style:name="Tabela1.E43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/>
    </style:style>
    <style:style style:name="Tabela1.932" style:family="table-row">
      <style:table-row-properties style:row-height="0.762cm" fo:keep-together="auto"/>
    </style:style>
    <style:style style:name="Tabela1.A93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932" style:family="table-cell">
      <style:table-cell-properties style:vertical-align="middle" fo:padding="0cm" fo:border-left="none" fo:border-right="0.5pt solid #000000" fo:border-top="none" fo:border-bottom="0.5pt solid #000000"/>
    </style:style>
    <style:style style:name="Tabela1.933" style:family="table-row">
      <style:table-row-properties style:row-height="0.508cm" fo:keep-together="auto"/>
    </style:style>
    <style:style style:name="Tabela1.A933" style:family="table-cell">
      <style:table-cell-properties fo:padding="0cm" fo:border="none"/>
    </style:style>
    <style:style style:name="Tabela1.B933" style:family="table-cell">
      <style:table-cell-properties fo:padding="0cm" fo:border="none"/>
    </style:style>
    <style:style style:name="Tabela1.934" style:family="table-row">
      <style:table-row-properties style:row-height="4.75cm" fo:keep-together="auto"/>
    </style:style>
    <style:style style:name="Tabela1.A934" style:family="table-cell">
      <style:table-cell-properties fo:padding="0cm" fo:border="non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 style:writing-mode="lr-tb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 style:writing-mode="lr-tb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 style:writing-mode="lr-tb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 style:writing-mode="lr-tb"/>
    </style:style>
    <style:style style:name="T1" style:family="text">
      <style:text-properties style:font-name="Arial" fo:font-size="7pt" fo:font-weight="bold" style:font-size-asian="7pt" style:font-weight-asian="bold" style:font-size-complex="7pt"/>
    </style:style>
    <style:style style:name="T2" style:family="text">
      <style:text-properties style:font-name="Arial" fo:font-size="6pt" fo:font-weight="bold" style:font-size-asian="6pt" style:font-weight-asian="bold" style:font-size-complex="6pt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row table:style-name="Tabela1.1">
          <table:table-cell table:style-name="Tabela1.A1" office:value-type="string">
            <text:p text:style-name="P1"><text:bookmark text:name="JR_PAGE_ANCHOR_0_1"/><text:span text:style-name="T1">Mês/Ano de Referencia:</text:span></text:p>
          </table:table-cell>
          <table:table-cell table:style-name="Tabela1.A1" table:number-columns-spanned="17" office:value-type="string">
            <text:p text:style-name="P1"><text:span text:style-name="T1">Ago/20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rows-spanned="3" office:value-type="string">
            <text:p text:style-name="P3"><text:span text:style-name="T2">Matrícula</text:span></text:p>
          </table:table-cell>
          <table:table-cell table:style-name="Tabela1.B2" table:number-rows-spanned="3" office:value-type="string">
            <text:p text:style-name="P3"><text:span text:style-name="T2">Nome</text:span></text:p>
          </table:table-cell>
          <table:table-cell table:style-name="Tabela1.B2" table:number-rows-spanned="3" office:value-type="string">
            <text:p text:style-name="P3"><text:span text:style-name="T2">Cargo</text:span></text:p>
          </table:table-cell>
          <table:table-cell table:style-name="Tabela1.B2" table:number-rows-spanned="3" office:value-type="string">
            <text:p text:style-name="P3"><text:span text:style-name="T2">Lotação</text:span></text:p>
          </table:table-cell>
          <table:table-cell table:style-name="Tabela1.E2" table:number-columns-spanned="9" office:value-type="string">
            <text:p text:style-name="P3"><text:span text:style-name="T2">Rendiment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E2" table:number-columns-spanned="4" office:value-type="string">
            <text:p text:style-name="P3"><text:span text:style-name="T2">Descontos</text:span></text:p>
          </table:table-cell>
          <table:covered-table-cell/>
          <table:covered-table-cell/>
          <table:covered-table-cell/>
          <table:table-cell table:style-name="Tabela1.B2" table:number-rows-spanned="3" office:value-type="string">
            <text:p text:style-name="P3"><text:span text:style-name="T2">Rendimento Líquido Total (14)</text:span></text:p>
          </table:table-cell>
        </table:table-row>
        <table:table-row table:style-name="Tabela1.3">
          <table:covered-table-cell/>
          <table:covered-table-cell/>
          <table:covered-table-cell/>
          <table:covered-table-cell/>
          <table:table-cell table:style-name="Tabela1.E2" table:number-columns-spanned="2" office:value-type="string">
            <text:p text:style-name="P3"><text:span text:style-name="T2">Remuneração Básica</text:span></text:p>
          </table:table-cell>
          <table:covered-table-cell/>
          <table:table-cell table:style-name="Tabela1.E2" table:number-columns-spanned="4" office:value-type="string">
            <text:p text:style-name="P3"><text:span text:style-name="T2">Remuneração Eventual ou Temporária</text:span></text:p>
          </table:table-cell>
          <table:covered-table-cell/>
          <table:covered-table-cell/>
          <table:covered-table-cell/>
          <table:table-cell table:style-name="Tabela1.B2" table:number-rows-spanned="2" office:value-type="string">
            <text:p text:style-name="P3"><text:span text:style-name="T2">Outras Remunerações Temporárias(7)</text:span></text:p>
          </table:table-cell>
          <table:table-cell table:style-name="Tabela1.B2" table:number-rows-spanned="2" office:value-type="string">
            <text:p text:style-name="P3"><text:span text:style-name="T2">Verbas Indenizatórias(8)</text:span></text:p>
          </table:table-cell>
          <table:table-cell table:style-name="Tabela1.B2" table:number-rows-spanned="2" office:value-type="string">
            <text:p text:style-name="P3"><text:span text:style-name="T2">Total de Rendimentos Brutos(9)</text:span></text:p>
          </table:table-cell>
          <table:table-cell table:style-name="Tabela1.E2" table:number-columns-spanned="3" office:value-type="string">
            <text:p text:style-name="P3"><text:span text:style-name="T2">Obrigatórios/Legais</text:span></text:p>
          </table:table-cell>
          <table:covered-table-cell/>
          <table:covered-table-cell/>
          <table:table-cell table:style-name="Tabela1.B2" table:number-rows-spanned="2" office:value-type="string">
            <text:p text:style-name="P3"><text:span text:style-name="T2">Total de Descontos(13)</text:span></text:p>
          </table:table-cell>
          <table:covered-table-cell/>
        </table:table-row>
        <table:table-row table:style-name="Tabela1.4">
          <table:covered-table-cell/>
          <table:covered-table-cell/>
          <table:covered-table-cell/>
          <table:covered-table-cell/>
          <table:table-cell table:style-name="Tabela1.B2" office:value-type="string">
            <text:p text:style-name="P3"><text:span text:style-name="T2">Remuneração do Cargo Efetivo(1)</text:span></text:p>
          </table:table-cell>
          <table:table-cell table:style-name="Tabela1.B2" office:value-type="string">
            <text:p text:style-name="P3"><text:span text:style-name="T2">Outras Verbas Remuneratórias, Legais ou Judiciais(2)</text:span></text:p>
          </table:table-cell>
          <table:table-cell table:style-name="Tabela1.B2" office:value-type="string">
            <text:p text:style-name="P3"><text:span text:style-name="T2">Função de Confiança ou Cargo em Comissão(3)</text:span></text:p>
          </table:table-cell>
          <table:table-cell table:style-name="Tabela1.B2" office:value-type="string">
            <text:p text:style-name="P3"><text:span text:style-name="T2">Gratificação Natalina(4)</text:span></text:p>
          </table:table-cell>
          <table:table-cell table:style-name="Tabela1.B2" office:value-type="string">
            <text:p text:style-name="P3"><text:span text:style-name="T2">Férias (1/3 constitucional) (5)</text:span></text:p>
          </table:table-cell>
          <table:table-cell table:style-name="Tabela1.B2" office:value-type="string">
            <text:p text:style-name="P3"><text:span text:style-name="T2">Abono de Permanência(6)</text:span></text:p>
          </table:table-cell>
          <table:covered-table-cell/>
          <table:covered-table-cell/>
          <table:covered-table-cell/>
          <table:table-cell table:style-name="Tabela1.B2" office:value-type="string">
            <text:p text:style-name="P3"><text:span text:style-name="T2">Contribuição Previdenciária(10)</text:span></text:p>
          </table:table-cell>
          <table:table-cell table:style-name="Tabela1.B2" office:value-type="string">
            <text:p text:style-name="P3"><text:span text:style-name="T2">Imposto de Renda(11)</text:span></text:p>
          </table:table-cell>
          <table:table-cell table:style-name="Tabela1.B2" office:value-type="string">
            <text:p text:style-name="P3"><text:span text:style-name="T2">Retenção por Teto Constitucional(12)</text:span></text:p>
          </table:table-cell>
          <table:covered-table-cell/>
          <table:covered-table-cell/>
        </table:table-row>
        <table:table-row table:style-name="Tabela1.2">
          <table:table-cell table:style-name="Tabela1.A5" office:value-type="string">
            <text:p text:style-name="P3"><text:span text:style-name="T3">1741</text:span></text:p>
          </table:table-cell>
          <table:table-cell table:style-name="Tabela1.B5" office:value-type="string">
            <text:p text:style-name="P3"><text:span text:style-name="T3">ADEILDO JOSE DA SILVA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5" office:value-type="string">
            <text:p text:style-name="P4"><text:span text:style-name="T3">5.214,11</text:span></text:p>
          </table:table-cell>
          <table:table-cell table:style-name="Tabela1.E5" office:value-type="string">
            <text:p text:style-name="P4"><text:span text:style-name="T3">2.085,6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40,00</text:span></text:p>
          </table:table-cell>
          <table:table-cell table:style-name="Tabela1.E5" office:value-type="string">
            <text:p text:style-name="P4"><text:span text:style-name="T3">2.724,00</text:span></text:p>
          </table:table-cell>
          <table:table-cell table:style-name="Tabela1.E5" office:value-type="string">
            <text:p text:style-name="P4"><text:span text:style-name="T3">10.363,75</text:span></text:p>
          </table:table-cell>
          <table:table-cell table:style-name="Tabela1.E5" office:value-type="string">
            <text:p text:style-name="P4"><text:span text:style-name="T3">1.021,97</text:span></text:p>
          </table:table-cell>
          <table:table-cell table:style-name="Tabela1.E5" office:value-type="string">
            <text:p text:style-name="P4"><text:span text:style-name="T3">846,2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68,23</text:span></text:p>
          </table:table-cell>
          <table:table-cell table:style-name="Tabela1.E5" office:value-type="string">
            <text:p text:style-name="P4"><text:span text:style-name="T3">8.495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6</text:span></text:p>
          </table:table-cell>
          <table:table-cell table:style-name="Tabela1.B5" office:value-type="string">
            <text:p text:style-name="P3"><text:span text:style-name="T3">ADEILTON CARLOS DOS SANTOS</text:span></text:p>
          </table:table-cell>
          <table:table-cell table:style-name="Tabela1.B5" office:value-type="string">
            <text:p text:style-name="P3"><text:span text:style-name="T3">AUXILIAR DE SERVIÇOS GERAIS - requisitado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3.440,44</text:span></text:p>
          </table:table-cell>
          <table:table-cell table:style-name="Tabela1.E5" office:value-type="string">
            <text:p text:style-name="P4"><text:span text:style-name="T3">71,9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71,95</text:span></text:p>
          </table:table-cell>
          <table:table-cell table:style-name="Tabela1.E5" office:value-type="string">
            <text:p text:style-name="P4"><text:span text:style-name="T3">3.368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5</text:span></text:p>
          </table:table-cell>
          <table:table-cell table:style-name="Tabela1.B5" office:value-type="string">
            <text:p text:style-name="P3"><text:span text:style-name="T3">ADEILTON DE OLIVEIRA FIEL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24,00</text:span></text:p>
          </table:table-cell>
          <table:table-cell table:style-name="Tabela1.E5" office:value-type="string">
            <text:p text:style-name="P4"><text:span text:style-name="T3">4.947,1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,7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,72</text:span></text:p>
          </table:table-cell>
          <table:table-cell table:style-name="Tabela1.E5" office:value-type="string">
            <text:p text:style-name="P4"><text:span text:style-name="T3">4.937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1</text:span></text:p>
          </table:table-cell>
          <table:table-cell table:style-name="Tabela1.B5" office:value-type="string">
            <text:p text:style-name="P3"><text:span text:style-name="T3">ADEMILTON DE OLIVEIRA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5.053,37</text:span></text:p>
          </table:table-cell>
          <table:table-cell table:style-name="Tabela1.E5" office:value-type="string">
            <text:p text:style-name="P4"><text:span text:style-name="T3">3.308,00</text:span></text:p>
          </table:table-cell>
          <table:table-cell table:style-name="Tabela1.E5" office:value-type="string">
            <text:p text:style-name="P4"><text:span text:style-name="T3">46.766,96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9.784,8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4.501,30</text:span></text:p>
          </table:table-cell>
          <table:table-cell table:style-name="Tabela1.E5" office:value-type="string">
            <text:p text:style-name="P4"><text:span text:style-name="T3">32.265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6</text:span></text:p>
          </table:table-cell>
          <table:table-cell table:style-name="Tabela1.B5" office:value-type="string">
            <text:p text:style-name="P3"><text:span text:style-name="T3">ADERBAL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5</text:span></text:p>
          </table:table-cell>
          <table:table-cell table:style-name="Tabela1.B5" office:value-type="string">
            <text:p text:style-name="P3"><text:span text:style-name="T3">ADIEL FEITOSA LEI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5" office:value-type="string">
            <text:p text:style-name="P4"><text:span text:style-name="T3">4.558,03</text:span></text:p>
          </table:table-cell>
          <table:table-cell table:style-name="Tabela1.E5" office:value-type="string">
            <text:p text:style-name="P4"><text:span text:style-name="T3">479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26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727,98</text:span></text:p>
          </table:table-cell>
          <table:table-cell table:style-name="Tabela1.E5" office:value-type="string">
            <text:p text:style-name="P4"><text:span text:style-name="T3">11.392,44</text:span></text:p>
          </table:table-cell>
          <table:table-cell table:style-name="Tabela1.E5" office:value-type="string">
            <text:p text:style-name="P4"><text:span text:style-name="T3">705,25</text:span></text:p>
          </table:table-cell>
          <table:table-cell table:style-name="Tabela1.E5" office:value-type="string">
            <text:p text:style-name="P4"><text:span text:style-name="T3">193,2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898,45</text:span></text:p>
          </table:table-cell>
          <table:table-cell table:style-name="Tabela1.E5" office:value-type="string">
            <text:p text:style-name="P4"><text:span text:style-name="T3">10.493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2</text:span></text:p>
          </table:table-cell>
          <table:table-cell table:style-name="Tabela1.B5" office:value-type="string">
            <text:p text:style-name="P3"><text:span text:style-name="T3">ADLER DE OLIVEIRA SANTOS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PROD. DE SOFTWARE/DTI</text:span></text:p>
          </table:table-cell>
          <table:table-cell table:style-name="Tabela1.E5" office:value-type="string">
            <text:p text:style-name="P4"><text:span text:style-name="T3">7.840,10</text:span></text:p>
          </table:table-cell>
          <table:table-cell table:style-name="Tabela1.E5" office:value-type="string">
            <text:p text:style-name="P4"><text:span text:style-name="T3">824,7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8,00</text:span></text:p>
          </table:table-cell>
          <table:table-cell table:style-name="Tabela1.E5" office:value-type="string">
            <text:p text:style-name="P4"><text:span text:style-name="T3">10.842,88</text:span></text:p>
          </table:table-cell>
          <table:table-cell table:style-name="Tabela1.E5" office:value-type="string">
            <text:p text:style-name="P4"><text:span text:style-name="T3">1.213,08</text:span></text:p>
          </table:table-cell>
          <table:table-cell table:style-name="Tabela1.E5" office:value-type="string">
            <text:p text:style-name="P4"><text:span text:style-name="T3">1.179,8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92,97</text:span></text:p>
          </table:table-cell>
          <table:table-cell table:style-name="Tabela1.E5" office:value-type="string">
            <text:p text:style-name="P4"><text:span text:style-name="T3">8.44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9</text:span></text:p>
          </table:table-cell>
          <table:table-cell table:style-name="Tabela1.B5" office:value-type="string">
            <text:p text:style-name="P3"><text:span text:style-name="T3">ADNA CRISTINA DE CARVALHO VILANO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TURMA RECURSAL</text:span></text:p>
          </table:table-cell>
          <table:table-cell table:style-name="Tabela1.E5" office:value-type="string">
            <text:p text:style-name="P4"><text:span text:style-name="T3">10.491,83</text:span></text:p>
          </table:table-cell>
          <table:table-cell table:style-name="Tabela1.E5" office:value-type="string">
            <text:p text:style-name="P4"><text:span text:style-name="T3">2.098,3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196,7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8,00</text:span></text:p>
          </table:table-cell>
          <table:table-cell table:style-name="Tabela1.E5" office:value-type="string">
            <text:p text:style-name="P4"><text:span text:style-name="T3">18.964,93</text:span></text:p>
          </table:table-cell>
          <table:table-cell table:style-name="Tabela1.E5" office:value-type="string">
            <text:p text:style-name="P4"><text:span text:style-name="T3">1.762,63</text:span></text:p>
          </table:table-cell>
          <table:table-cell table:style-name="Tabela1.E5" office:value-type="string">
            <text:p text:style-name="P4"><text:span text:style-name="T3">3.262,3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024,95</text:span></text:p>
          </table:table-cell>
          <table:table-cell table:style-name="Tabela1.E5" office:value-type="string">
            <text:p text:style-name="P4"><text:span text:style-name="T3">13.939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47</text:span></text:p>
          </table:table-cell>
          <table:table-cell table:style-name="Tabela1.B5" office:value-type="string">
            <text:p text:style-name="P3"><text:span text:style-name="T3">ADRIANA DOS SANTOS OLIVEIR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3.440,44</text:span></text:p>
          </table:table-cell>
          <table:table-cell table:style-name="Tabela1.E5" office:value-type="string">
            <text:p text:style-name="P4"><text:span text:style-name="T3">71,9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71,95</text:span></text:p>
          </table:table-cell>
          <table:table-cell table:style-name="Tabela1.E5" office:value-type="string">
            <text:p text:style-name="P4"><text:span text:style-name="T3">3.368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5</text:span></text:p>
          </table:table-cell>
          <table:table-cell table:style-name="Tabela1.B5" office:value-type="string">
            <text:p text:style-name="P3"><text:span text:style-name="T3">ADRIANA FREIRE DE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5" office:value-type="string">
            <text:p text:style-name="P4"><text:span text:style-name="T3">7.396,32</text:span></text:p>
          </table:table-cell>
          <table:table-cell table:style-name="Tabela1.E5" office:value-type="string">
            <text:p text:style-name="P4"><text:span text:style-name="T3">1.479,2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11.356,58</text:span></text:p>
          </table:table-cell>
          <table:table-cell table:style-name="Tabela1.E5" office:value-type="string">
            <text:p text:style-name="P4"><text:span text:style-name="T3">1.242,58</text:span></text:p>
          </table:table-cell>
          <table:table-cell table:style-name="Tabela1.E5" office:value-type="string">
            <text:p text:style-name="P4"><text:span text:style-name="T3">1.229,7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72,30</text:span></text:p>
          </table:table-cell>
          <table:table-cell table:style-name="Tabela1.E5" office:value-type="string">
            <text:p text:style-name="P4"><text:span text:style-name="T3">8.884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0</text:span></text:p>
          </table:table-cell>
          <table:table-cell table:style-name="Tabela1.B5" office:value-type="string">
            <text:p text:style-name="P3"><text:span text:style-name="T3">ADRIANA NUNE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ITABAIANA</text:span></text:p>
          </table:table-cell>
          <table:table-cell table:style-name="Tabela1.E5" office:value-type="string">
            <text:p text:style-name="P4"><text:span text:style-name="T3">4.300,03</text:span></text:p>
          </table:table-cell>
          <table:table-cell table:style-name="Tabela1.E5" office:value-type="string">
            <text:p text:style-name="P4"><text:span text:style-name="T3">339,27</text:span></text:p>
          </table:table-cell>
          <table:table-cell table:style-name="Tabela1.E5" office:value-type="string">
            <text:p text:style-name="P4"><text:span text:style-name="T3">1.172,6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955,53</text:span></text:p>
          </table:table-cell>
          <table:table-cell table:style-name="Tabela1.E5" office:value-type="string">
            <text:p text:style-name="P4"><text:span text:style-name="T3">8.767,49</text:span></text:p>
          </table:table-cell>
          <table:table-cell table:style-name="Tabela1.E5" office:value-type="string">
            <text:p text:style-name="P4"><text:span text:style-name="T3">649,50</text:span></text:p>
          </table:table-cell>
          <table:table-cell table:style-name="Tabela1.E5" office:value-type="string">
            <text:p text:style-name="P4"><text:span text:style-name="T3">550,3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199,82</text:span></text:p>
          </table:table-cell>
          <table:table-cell table:style-name="Tabela1.E5" office:value-type="string">
            <text:p text:style-name="P4"><text:span text:style-name="T3">7.567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3</text:span></text:p>
          </table:table-cell>
          <table:table-cell table:style-name="Tabela1.B5" office:value-type="string">
            <text:p text:style-name="P3"><text:span text:style-name="T3">ADRIANA RIBEIRO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ÇA AUXILIAR DE ARACAJU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914,1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053,37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54.137,64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12.039,1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6.755,66</text:span></text:p>
          </table:table-cell>
          <table:table-cell table:style-name="Tabela1.E5" office:value-type="string">
            <text:p text:style-name="P4"><text:span text:style-name="T3">37.381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1</text:span></text:p>
          </table:table-cell>
          <table:table-cell table:style-name="Tabela1.B5" office:value-type="string">
            <text:p text:style-name="P3"><text:span text:style-name="T3">ADRIANA SICUPIRA PEREGRINO BRAGA SAL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NSELHO NACIONAL DO MINISTÉRIO PÚBLICO</text:span></text:p>
          </table:table-cell>
          <table:table-cell table:style-name="Tabela1.E5" office:value-type="string">
            <text:p text:style-name="P4"><text:span text:style-name="T3">5.428,68</text:span></text:p>
          </table:table-cell>
          <table:table-cell table:style-name="Tabela1.E5" office:value-type="string">
            <text:p text:style-name="P4"><text:span text:style-name="T3">1.357,1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9.266,85</text:span></text:p>
          </table:table-cell>
          <table:table-cell table:style-name="Tabela1.E5" office:value-type="string">
            <text:p text:style-name="P4"><text:span text:style-name="T3">950,02</text:span></text:p>
          </table:table-cell>
          <table:table-cell table:style-name="Tabela1.E5" office:value-type="string">
            <text:p text:style-name="P4"><text:span text:style-name="T3">735,4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685,51</text:span></text:p>
          </table:table-cell>
          <table:table-cell table:style-name="Tabela1.E5" office:value-type="string">
            <text:p text:style-name="P4"><text:span text:style-name="T3">7.581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0</text:span></text:p>
          </table:table-cell>
          <table:table-cell table:style-name="Tabela1.B5" office:value-type="string">
            <text:p text:style-name="P3"><text:span text:style-name="T3">ADRIANO CARVALHO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5" office:value-type="string">
            <text:p text:style-name="P4"><text:span text:style-name="T3">9.337,69</text:span></text:p>
          </table:table-cell>
          <table:table-cell table:style-name="Tabela1.E5" office:value-type="string">
            <text:p text:style-name="P4"><text:span text:style-name="T3">1.867,54</text:span></text:p>
          </table:table-cell>
          <table:table-cell table:style-name="Tabela1.E5" office:value-type="string">
            <text:p text:style-name="P4"><text:span text:style-name="T3">10.993,8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24.680,04</text:span></text:p>
          </table:table-cell>
          <table:table-cell table:style-name="Tabela1.E5" office:value-type="string">
            <text:p text:style-name="P4"><text:span text:style-name="T3">1.568,73</text:span></text:p>
          </table:table-cell>
          <table:table-cell table:style-name="Tabela1.E5" office:value-type="string">
            <text:p text:style-name="P4"><text:span text:style-name="T3">4.699,7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.268,43</text:span></text:p>
          </table:table-cell>
          <table:table-cell table:style-name="Tabela1.E5" office:value-type="string">
            <text:p text:style-name="P4"><text:span text:style-name="T3">18.411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9</text:span></text:p>
          </table:table-cell>
          <table:table-cell table:style-name="Tabela1.B5" office:value-type="string">
            <text:p text:style-name="P3"><text:span text:style-name="T3">ADRIANO SANTOS DE OLIVEIR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3.440,44</text:span></text:p>
          </table:table-cell>
          <table:table-cell table:style-name="Tabela1.E5" office:value-type="string">
            <text:p text:style-name="P4"><text:span text:style-name="T3">68,1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8,16</text:span></text:p>
          </table:table-cell>
          <table:table-cell table:style-name="Tabela1.E5" office:value-type="string">
            <text:p text:style-name="P4"><text:span text:style-name="T3">3.372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7</text:span></text:p>
          </table:table-cell>
          <table:table-cell table:style-name="Tabela1.B5" office:value-type="string">
            <text:p text:style-name="P3"><text:span text:style-name="T3">ADRIANO ULISSES DEDA CHAGAS DE MEL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5" office:value-type="string">
            <text:p text:style-name="P4"><text:span text:style-name="T3">3.213,24</text:span></text:p>
          </table:table-cell>
          <table:table-cell table:style-name="Tabela1.E5" office:value-type="string">
            <text:p text:style-name="P4"><text:span text:style-name="T3">481,99</text:span></text:p>
          </table:table-cell>
          <table:table-cell table:style-name="Tabela1.E5" office:value-type="string">
            <text:p text:style-name="P4"><text:span text:style-name="T3">5.801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8,00</text:span></text:p>
          </table:table-cell>
          <table:table-cell table:style-name="Tabela1.E5" office:value-type="string">
            <text:p text:style-name="P4"><text:span text:style-name="T3">11.674,79</text:span></text:p>
          </table:table-cell>
          <table:table-cell table:style-name="Tabela1.E5" office:value-type="string">
            <text:p text:style-name="P4"><text:span text:style-name="T3">517,33</text:span></text:p>
          </table:table-cell>
          <table:table-cell table:style-name="Tabela1.E5" office:value-type="string">
            <text:p text:style-name="P4"><text:span text:style-name="T3">1.547,8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065,18</text:span></text:p>
          </table:table-cell>
          <table:table-cell table:style-name="Tabela1.E5" office:value-type="string">
            <text:p text:style-name="P4"><text:span text:style-name="T3">9.609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12</text:span></text:p>
          </table:table-cell>
          <table:table-cell table:style-name="Tabela1.B5" office:value-type="string">
            <text:p text:style-name="P3"><text:span text:style-name="T3">ADSON ALBERTO CARDOSO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LAGARTO 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053,37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41.223,48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7.607,8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324,31</text:span></text:p>
          </table:table-cell>
          <table:table-cell table:style-name="Tabela1.E5" office:value-type="string">
            <text:p text:style-name="P4"><text:span text:style-name="T3">28.899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11</text:span></text:p>
          </table:table-cell>
          <table:table-cell table:style-name="Tabela1.B5" office:value-type="string">
            <text:p text:style-name="P3"><text:span text:style-name="T3">AGMARIO FABIANO SANTOS CONCEICA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3</text:span></text:p>
          </table:table-cell>
          <table:table-cell table:style-name="Tabela1.B5" office:value-type="string">
            <text:p text:style-name="P3"><text:span text:style-name="T3">AGNALDO SILVA SANTO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3</text:span></text:p>
          </table:table-cell>
          <table:table-cell table:style-name="Tabela1.B5" office:value-type="string">
            <text:p text:style-name="P3"><text:span text:style-name="T3">AILA BATISTA DE OLIVEIR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685,1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8,00</text:span></text:p>
          </table:table-cell>
          <table:table-cell table:style-name="Tabela1.E5" office:value-type="string">
            <text:p text:style-name="P4"><text:span text:style-name="T3">14.863,17</text:span></text:p>
          </table:table-cell>
          <table:table-cell table:style-name="Tabela1.E5" office:value-type="string">
            <text:p text:style-name="P4"><text:span text:style-name="T3">828,39</text:span></text:p>
          </table:table-cell>
          <table:table-cell table:style-name="Tabela1.E5" office:value-type="string">
            <text:p text:style-name="P4"><text:span text:style-name="T3">2.339,1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167,51</text:span></text:p>
          </table:table-cell>
          <table:table-cell table:style-name="Tabela1.E5" office:value-type="string">
            <text:p text:style-name="P4"><text:span text:style-name="T3">11.695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49</text:span></text:p>
          </table:table-cell>
          <table:table-cell table:style-name="Tabela1.B5" office:value-type="string">
            <text:p text:style-name="P3"><text:span text:style-name="T3">ALAN FERREIRA HOR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591,6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4.032,10</text:span></text:p>
          </table:table-cell>
          <table:table-cell table:style-name="Tabela1.E5" office:value-type="string">
            <text:p text:style-name="P4"><text:span text:style-name="T3">71,9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71,95</text:span></text:p>
          </table:table-cell>
          <table:table-cell table:style-name="Tabela1.E5" office:value-type="string">
            <text:p text:style-name="P4"><text:span text:style-name="T3">3.960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8</text:span></text:p>
          </table:table-cell>
          <table:table-cell table:style-name="Tabela1.B5" office:value-type="string">
            <text:p text:style-name="P3"><text:span text:style-name="T3">ALAN VICTOR BATISTA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1.172,6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8,00</text:span></text:p>
          </table:table-cell>
          <table:table-cell table:style-name="Tabela1.E5" office:value-type="string">
            <text:p text:style-name="P4"><text:span text:style-name="T3">4.614,4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9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9,93</text:span></text:p>
          </table:table-cell>
          <table:table-cell table:style-name="Tabela1.E5" office:value-type="string">
            <text:p text:style-name="P4"><text:span text:style-name="T3">4.574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0</text:span></text:p>
          </table:table-cell>
          <table:table-cell table:style-name="Tabela1.B5" office:value-type="string">
            <text:p text:style-name="P3"><text:span text:style-name="T3">ALANNA CORREIA SILVA DE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5" office:value-type="string">
            <text:p text:style-name="P4"><text:span text:style-name="T3">8.310,51</text:span></text:p>
          </table:table-cell>
          <table:table-cell table:style-name="Tabela1.E5" office:value-type="string">
            <text:p text:style-name="P4"><text:span text:style-name="T3">874,2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55</text:span></text:p>
          </table:table-cell>
          <table:table-cell table:style-name="Tabela1.E5" office:value-type="string">
            <text:p text:style-name="P4"><text:span text:style-name="T3">11.666,32</text:span></text:p>
          </table:table-cell>
          <table:table-cell table:style-name="Tabela1.E5" office:value-type="string">
            <text:p text:style-name="P4"><text:span text:style-name="T3">1.285,87</text:span></text:p>
          </table:table-cell>
          <table:table-cell table:style-name="Tabela1.E5" office:value-type="string">
            <text:p text:style-name="P4"><text:span text:style-name="T3">1.302,8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588,71</text:span></text:p>
          </table:table-cell>
          <table:table-cell table:style-name="Tabela1.E5" office:value-type="string">
            <text:p text:style-name="P4"><text:span text:style-name="T3">9.077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3</text:span></text:p>
          </table:table-cell>
          <table:table-cell table:style-name="Tabela1.B5" office:value-type="string">
            <text:p text:style-name="P3"><text:span text:style-name="T3">ALBERTO BATISTA SANTO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5</text:span></text:p>
          </table:table-cell>
          <table:table-cell table:style-name="Tabela1.B5" office:value-type="string">
            <text:p text:style-name="P3"><text:span text:style-name="T3">ALBERTO RODRIGUES CARDOSO DA SILVA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AO DE CONTROLE INTERNO</text:span></text:p>
          </table:table-cell>
          <table:table-cell table:style-name="Tabela1.E5" office:value-type="string">
            <text:p text:style-name="P4"><text:span text:style-name="T3">9.337,69</text:span></text:p>
          </table:table-cell>
          <table:table-cell table:style-name="Tabela1.E5" office:value-type="string">
            <text:p text:style-name="P4"><text:span text:style-name="T3">1.867,5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13.686,23</text:span></text:p>
          </table:table-cell>
          <table:table-cell table:style-name="Tabela1.E5" office:value-type="string">
            <text:p text:style-name="P4"><text:span text:style-name="T3">1.568,73</text:span></text:p>
          </table:table-cell>
          <table:table-cell table:style-name="Tabela1.E5" office:value-type="string">
            <text:p text:style-name="P4"><text:span text:style-name="T3">1.780,6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349,41</text:span></text:p>
          </table:table-cell>
          <table:table-cell table:style-name="Tabela1.E5" office:value-type="string">
            <text:p text:style-name="P4"><text:span text:style-name="T3">10.336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</text:span></text:p>
          </table:table-cell>
          <table:table-cell table:style-name="Tabela1.B5" office:value-type="string">
            <text:p text:style-name="P3"><text:span text:style-name="T3">ALBERTO VINICIUS DE MELO SANTOS</text:span></text:p>
          </table:table-cell>
          <table:table-cell table:style-name="Tabela1.B5" office:value-type="string">
            <text:p text:style-name="P3"><text:span text:style-name="T3">PROGRAMADOR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5" office:value-type="string">
            <text:p text:style-name="P4"><text:span text:style-name="T3">5.428,68</text:span></text:p>
          </table:table-cell>
          <table:table-cell table:style-name="Tabela1.E5" office:value-type="string">
            <text:p text:style-name="P4"><text:span text:style-name="T3">4.783,6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308,00</text:span></text:p>
          </table:table-cell>
          <table:table-cell table:style-name="Tabela1.E5" office:value-type="string">
            <text:p text:style-name="P4"><text:span text:style-name="T3">13.520,37</text:span></text:p>
          </table:table-cell>
          <table:table-cell table:style-name="Tabela1.E5" office:value-type="string">
            <text:p text:style-name="P4"><text:span text:style-name="T3">1.429,73</text:span></text:p>
          </table:table-cell>
          <table:table-cell table:style-name="Tabela1.E5" office:value-type="string">
            <text:p text:style-name="P4"><text:span text:style-name="T3">1.092,8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522,57</text:span></text:p>
          </table:table-cell>
          <table:table-cell table:style-name="Tabela1.E5" office:value-type="string">
            <text:p text:style-name="P4"><text:span text:style-name="T3">10.997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1</text:span></text:p>
          </table:table-cell>
          <table:table-cell table:style-name="Tabela1.B5" office:value-type="string">
            <text:p text:style-name="P3"><text:span text:style-name="T3">ALDELEINE MELHOR BARBOS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5" office:value-type="string">
            <text:p text:style-name="P4"><text:span text:style-name="T3">32.004,6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8.001,17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42.486,82</text:span></text:p>
          </table:table-cell>
          <table:table-cell table:style-name="Tabela1.E5" office:value-type="string">
            <text:p text:style-name="P4"><text:span text:style-name="T3">4.480,65</text:span></text:p>
          </table:table-cell>
          <table:table-cell table:style-name="Tabela1.E5" office:value-type="string">
            <text:p text:style-name="P4"><text:span text:style-name="T3">8.651,99</text:span></text:p>
          </table:table-cell>
          <table:table-cell table:style-name="Tabela1.E5" office:value-type="string">
            <text:p text:style-name="P4"><text:span text:style-name="T3">712,50</text:span></text:p>
          </table:table-cell>
          <table:table-cell table:style-name="Tabela1.E5" office:value-type="string">
            <text:p text:style-name="P4"><text:span text:style-name="T3">13.845,14</text:span></text:p>
          </table:table-cell>
          <table:table-cell table:style-name="Tabela1.E5" office:value-type="string">
            <text:p text:style-name="P4"><text:span text:style-name="T3">28.641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</text:span></text:p>
          </table:table-cell>
          <table:table-cell table:style-name="Tabela1.B5" office:value-type="string">
            <text:p text:style-name="P3"><text:span text:style-name="T3">ALDO SOUZA ARAG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ISTRITAL - ARACAJU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053,37</text:span></text:p>
          </table:table-cell>
          <table:table-cell table:style-name="Tabela1.E5" office:value-type="string">
            <text:p text:style-name="P4"><text:span text:style-name="T3">2.724,00</text:span></text:p>
          </table:table-cell>
          <table:table-cell table:style-name="Tabela1.E5" office:value-type="string">
            <text:p text:style-name="P4"><text:span text:style-name="T3">41.466,48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8.487,7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3.204,27</text:span></text:p>
          </table:table-cell>
          <table:table-cell table:style-name="Tabela1.E5" office:value-type="string">
            <text:p text:style-name="P4"><text:span text:style-name="T3">28.262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7</text:span></text:p>
          </table:table-cell>
          <table:table-cell table:style-name="Tabela1.B5" office:value-type="string">
            <text:p text:style-name="P3"><text:span text:style-name="T3">ALESSANDRA ALVES DE OLIVEIRA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ESTANCIA</text:span></text:p>
          </table:table-cell>
          <table:table-cell table:style-name="Tabela1.E5" office:value-type="string">
            <text:p text:style-name="P4"><text:span text:style-name="T3">8.809,14</text:span></text:p>
          </table:table-cell>
          <table:table-cell table:style-name="Tabela1.E5" office:value-type="string">
            <text:p text:style-name="P4"><text:span text:style-name="T3">3.083,2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258,53</text:span></text:p>
          </table:table-cell>
          <table:table-cell table:style-name="Tabela1.E5" office:value-type="string">
            <text:p text:style-name="P4"><text:span text:style-name="T3">15.150,87</text:span></text:p>
          </table:table-cell>
          <table:table-cell table:style-name="Tabela1.E5" office:value-type="string">
            <text:p text:style-name="P4"><text:span text:style-name="T3">1.664,93</text:span></text:p>
          </table:table-cell>
          <table:table-cell table:style-name="Tabela1.E5" office:value-type="string">
            <text:p text:style-name="P4"><text:span text:style-name="T3">1.838,9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503,83</text:span></text:p>
          </table:table-cell>
          <table:table-cell table:style-name="Tabela1.E5" office:value-type="string">
            <text:p text:style-name="P4"><text:span text:style-name="T3">11.647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6</text:span></text:p>
          </table:table-cell>
          <table:table-cell table:style-name="Tabela1.B5" office:value-type="string">
            <text:p text:style-name="P3"><text:span text:style-name="T3">ALESSANDRA PEDRAL DE SANTANA SUZART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LAGARTO 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053,37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41.223,48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8.435,6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3.152,13</text:span></text:p>
          </table:table-cell>
          <table:table-cell table:style-name="Tabela1.E5" office:value-type="string">
            <text:p text:style-name="P4"><text:span text:style-name="T3">28.071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1</text:span></text:p>
          </table:table-cell>
          <table:table-cell table:style-name="Tabela1.B5" office:value-type="string">
            <text:p text:style-name="P3"><text:span text:style-name="T3">ALESSANDRA SOUZA DE SANTAN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PLANEJAMENTO ESTRATEGICO E PROJETOS</text:span></text:p>
          </table:table-cell>
          <table:table-cell table:style-name="Tabela1.E5" office:value-type="string">
            <text:p text:style-name="P4"><text:span text:style-name="T3">9.337,69</text:span></text:p>
          </table:table-cell>
          <table:table-cell table:style-name="Tabela1.E5" office:value-type="string">
            <text:p text:style-name="P4"><text:span text:style-name="T3">1.400,65</text:span></text:p>
          </table:table-cell>
          <table:table-cell table:style-name="Tabela1.E5" office:value-type="string">
            <text:p text:style-name="P4"><text:span text:style-name="T3">5.801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19.020,90</text:span></text:p>
          </table:table-cell>
          <table:table-cell table:style-name="Tabela1.E5" office:value-type="string">
            <text:p text:style-name="P4"><text:span text:style-name="T3">1.503,37</text:span></text:p>
          </table:table-cell>
          <table:table-cell table:style-name="Tabela1.E5" office:value-type="string">
            <text:p text:style-name="P4"><text:span text:style-name="T3">3.265,6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769,06</text:span></text:p>
          </table:table-cell>
          <table:table-cell table:style-name="Tabela1.E5" office:value-type="string">
            <text:p text:style-name="P4"><text:span text:style-name="T3">14.251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6</text:span></text:p>
          </table:table-cell>
          <table:table-cell table:style-name="Tabela1.B5" office:value-type="string">
            <text:p text:style-name="P3"><text:span text:style-name="T3">ALEX ESTEVAM DE SOUZA LEI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CRIMINAL - ARACAJU</text:span></text:p>
          </table:table-cell>
          <table:table-cell table:style-name="Tabela1.E5" office:value-type="string">
            <text:p text:style-name="P4"><text:span text:style-name="T3">10.491,83</text:span></text:p>
          </table:table-cell>
          <table:table-cell table:style-name="Tabela1.E5" office:value-type="string">
            <text:p text:style-name="P4"><text:span text:style-name="T3">2.098,3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15.071,20</text:span></text:p>
          </table:table-cell>
          <table:table-cell table:style-name="Tabela1.E5" office:value-type="string">
            <text:p text:style-name="P4"><text:span text:style-name="T3">1.762,63</text:span></text:p>
          </table:table-cell>
          <table:table-cell table:style-name="Tabela1.E5" office:value-type="string">
            <text:p text:style-name="P4"><text:span text:style-name="T3">2.003,9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766,58</text:span></text:p>
          </table:table-cell>
          <table:table-cell table:style-name="Tabela1.E5" office:value-type="string">
            <text:p text:style-name="P4"><text:span text:style-name="T3">11.304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6</text:span></text:p>
          </table:table-cell>
          <table:table-cell table:style-name="Tabela1.B5" office:value-type="string">
            <text:p text:style-name="P3"><text:span text:style-name="T3">ALEX MAIA ESMERALDO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NOSSA SENHORA DA GLORIA 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914,1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053,37</text:span></text:p>
          </table:table-cell>
          <table:table-cell table:style-name="Tabela1.E5" office:value-type="string">
            <text:p text:style-name="P4"><text:span text:style-name="T3">19.699,88</text:span></text:p>
          </table:table-cell>
          <table:table-cell table:style-name="Tabela1.E5" office:value-type="string">
            <text:p text:style-name="P4"><text:span text:style-name="T3">71.356,52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11.987,0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6.703,53</text:span></text:p>
          </table:table-cell>
          <table:table-cell table:style-name="Tabela1.E5" office:value-type="string">
            <text:p text:style-name="P4"><text:span text:style-name="T3">54.652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7</text:span></text:p>
          </table:table-cell>
          <table:table-cell table:style-name="Tabela1.B5" office:value-type="string">
            <text:p text:style-name="P3"><text:span text:style-name="T3">ALEX SANTOS DO CARM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4</text:span></text:p>
          </table:table-cell>
          <table:table-cell table:style-name="Tabela1.B5" office:value-type="string">
            <text:p text:style-name="P3"><text:span text:style-name="T3">ALEXANDER REZENDE LIM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5" office:value-type="string">
            <text:p text:style-name="P4"><text:span text:style-name="T3">4.056,63</text:span></text:p>
          </table:table-cell>
          <table:table-cell table:style-name="Tabela1.E5" office:value-type="string">
            <text:p text:style-name="P4"><text:span text:style-name="T3">202,8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6.740,46</text:span></text:p>
          </table:table-cell>
          <table:table-cell table:style-name="Tabela1.E5" office:value-type="string">
            <text:p text:style-name="P4"><text:span text:style-name="T3">596,32</text:span></text:p>
          </table:table-cell>
          <table:table-cell table:style-name="Tabela1.E5" office:value-type="string">
            <text:p text:style-name="P4"><text:span text:style-name="T3">137,7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734,11</text:span></text:p>
          </table:table-cell>
          <table:table-cell table:style-name="Tabela1.E5" office:value-type="string">
            <text:p text:style-name="P4"><text:span text:style-name="T3">6.006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5</text:span></text:p>
          </table:table-cell>
          <table:table-cell table:style-name="Tabela1.B5" office:value-type="string">
            <text:p text:style-name="P3"><text:span text:style-name="T3">ALEXANDRE ALBAGLI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8.422,28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44.592,39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8.535,00</text:span></text:p>
          </table:table-cell>
          <table:table-cell table:style-name="Tabela1.E5" office:value-type="string">
            <text:p text:style-name="P4"><text:span text:style-name="T3">2.818,07</text:span></text:p>
          </table:table-cell>
          <table:table-cell table:style-name="Tabela1.E5" office:value-type="string">
            <text:p text:style-name="P4"><text:span text:style-name="T3">16.069,55</text:span></text:p>
          </table:table-cell>
          <table:table-cell table:style-name="Tabela1.E5" office:value-type="string">
            <text:p text:style-name="P4"><text:span text:style-name="T3">28.522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</text:span></text:p>
          </table:table-cell>
          <table:table-cell table:style-name="Tabela1.B5" office:value-type="string">
            <text:p text:style-name="P3"><text:span text:style-name="T3">ALEXANDRE ANDRADE DE SOUZA</text:span></text:p>
          </table:table-cell>
          <table:table-cell table:style-name="Tabela1.B5" office:value-type="string">
            <text:p text:style-name="P3"><text:span text:style-name="T3">ANALISTA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5" office:value-type="string">
            <text:p text:style-name="P4"><text:span text:style-name="T3">10.491,83</text:span></text:p>
          </table:table-cell>
          <table:table-cell table:style-name="Tabela1.E5" office:value-type="string">
            <text:p text:style-name="P4"><text:span text:style-name="T3">17.218,5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24,00</text:span></text:p>
          </table:table-cell>
          <table:table-cell table:style-name="Tabela1.E5" office:value-type="string">
            <text:p text:style-name="P4"><text:span text:style-name="T3">30.434,40</text:span></text:p>
          </table:table-cell>
          <table:table-cell table:style-name="Tabela1.E5" office:value-type="string">
            <text:p text:style-name="P4"><text:span text:style-name="T3">3.879,46</text:span></text:p>
          </table:table-cell>
          <table:table-cell table:style-name="Tabela1.E5" office:value-type="string">
            <text:p text:style-name="P4"><text:span text:style-name="T3">5.632,0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.511,47</text:span></text:p>
          </table:table-cell>
          <table:table-cell table:style-name="Tabela1.E5" office:value-type="string">
            <text:p text:style-name="P4"><text:span text:style-name="T3">20.922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8</text:span></text:p>
          </table:table-cell>
          <table:table-cell table:style-name="Tabela1.B5" office:value-type="string">
            <text:p text:style-name="P3"><text:span text:style-name="T3">ALEXANDRE FRANCO BARR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PROTECAO AO RIO SAO FRANCISCO E AS NASCENTES</text:span></text:p>
          </table:table-cell>
          <table:table-cell table:style-name="Tabela1.E5" office:value-type="string">
            <text:p text:style-name="P4"><text:span text:style-name="T3">4.831,51</text:span></text:p>
          </table:table-cell>
          <table:table-cell table:style-name="Tabela1.E5" office:value-type="string">
            <text:p text:style-name="P4"><text:span text:style-name="T3">1.449,45</text:span></text:p>
          </table:table-cell>
          <table:table-cell table:style-name="Tabela1.E5" office:value-type="string">
            <text:p text:style-name="P4"><text:span text:style-name="T3">1.172,6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9.934,62</text:span></text:p>
          </table:table-cell>
          <table:table-cell table:style-name="Tabela1.E5" office:value-type="string">
            <text:p text:style-name="P4"><text:span text:style-name="T3">879,33</text:span></text:p>
          </table:table-cell>
          <table:table-cell table:style-name="Tabela1.E5" office:value-type="string">
            <text:p text:style-name="P4"><text:span text:style-name="T3">938,5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17,90</text:span></text:p>
          </table:table-cell>
          <table:table-cell table:style-name="Tabela1.E5" office:value-type="string">
            <text:p text:style-name="P4"><text:span text:style-name="T3">8.116,72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"/><text:span text:style-name="T3">1694</text:span></text:p>
          </table:table-cell>
          <table:table-cell table:style-name="Tabela1.B5" office:value-type="string">
            <text:p text:style-name="P3"><text:span text:style-name="T3">ALEXANDRE GONCALVES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568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12.434,17</text:span></text:p>
          </table:table-cell>
          <table:table-cell table:style-name="Tabela1.E43" office:value-type="string">
            <text:p text:style-name="P4"><text:span text:style-name="T3">1.317,14</text:span></text:p>
          </table:table-cell>
          <table:table-cell table:style-name="Tabela1.E43" office:value-type="string">
            <text:p text:style-name="P4"><text:span text:style-name="T3">1.355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72,80</text:span></text:p>
          </table:table-cell>
          <table:table-cell table:style-name="Tabela1.E43" office:value-type="string">
            <text:p text:style-name="P4"><text:span text:style-name="T3">9.761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9</text:span></text:p>
          </table:table-cell>
          <table:table-cell table:style-name="Tabela1.B5" office:value-type="string">
            <text:p text:style-name="P3"><text:span text:style-name="T3">ALEXANDRE JOSE ANDRADE DE ARAUJO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08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2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2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0</text:span></text:p>
          </table:table-cell>
          <table:table-cell table:style-name="Tabela1.B5" office:value-type="string">
            <text:p text:style-name="P3"><text:span text:style-name="T3">ALEXANDRE MENDONCA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916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18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9</text:span></text:p>
          </table:table-cell>
          <table:table-cell table:style-name="Tabela1.E43" office:value-type="string">
            <text:p text:style-name="P4"><text:span text:style-name="T3">9.794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3</text:span></text:p>
          </table:table-cell>
          <table:table-cell table:style-name="Tabela1.B5" office:value-type="string">
            <text:p text:style-name="P3"><text:span text:style-name="T3">ALEXANDRE SOARES FREIRE DA COSTA</text:span></text:p>
          </table:table-cell>
          <table:table-cell table:style-name="Tabela1.B5" office:value-type="string">
            <text:p text:style-name="P3"><text:span text:style-name="T3">1º 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4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8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8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60</text:span></text:p>
          </table:table-cell>
          <table:table-cell table:style-name="Tabela1.B5" office:value-type="string">
            <text:p text:style-name="P3"><text:span text:style-name="T3">ALEXANDRO SAMPAIO SANT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539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2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36,77</text:span></text:p>
          </table:table-cell>
          <table:table-cell table:style-name="Tabela1.E43" office:value-type="string">
            <text:p text:style-name="P4"><text:span text:style-name="T3">26.902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8</text:span></text:p>
          </table:table-cell>
          <table:table-cell table:style-name="Tabela1.B5" office:value-type="string">
            <text:p text:style-name="P3"><text:span text:style-name="T3">ALEXSANDRO AZEVEDO GUIMARA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54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6.633,50</text:span></text:p>
          </table:table-cell>
          <table:table-cell table:style-name="Tabela1.E43" office:value-type="string">
            <text:p text:style-name="P4"><text:span text:style-name="T3">581,27</text:span></text:p>
          </table:table-cell>
          <table:table-cell table:style-name="Tabela1.E43" office:value-type="string">
            <text:p text:style-name="P4"><text:span text:style-name="T3">1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33,63</text:span></text:p>
          </table:table-cell>
          <table:table-cell table:style-name="Tabela1.E43" office:value-type="string">
            <text:p text:style-name="P4"><text:span text:style-name="T3">5.899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1</text:span></text:p>
          </table:table-cell>
          <table:table-cell table:style-name="Tabela1.B5" office:value-type="string">
            <text:p text:style-name="P3"><text:span text:style-name="T3">ALEXSANDRO CARLOS DE JESU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4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6,62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914,01</text:span></text:p>
          </table:table-cell>
          <table:table-cell table:style-name="Tabela1.E43" office:value-type="string">
            <text:p text:style-name="P4"><text:span text:style-name="T3">359,22</text:span></text:p>
          </table:table-cell>
          <table:table-cell table:style-name="Tabela1.E43" office:value-type="string">
            <text:p text:style-name="P4"><text:span text:style-name="T3">53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12,80</text:span></text:p>
          </table:table-cell>
          <table:table-cell table:style-name="Tabela1.E43" office:value-type="string">
            <text:p text:style-name="P4"><text:span text:style-name="T3">5.501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2</text:span></text:p>
          </table:table-cell>
          <table:table-cell table:style-name="Tabela1.B5" office:value-type="string">
            <text:p text:style-name="P3"><text:span text:style-name="T3">ALFRAN PEREIRA JUNIOR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913,86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381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44,05</text:span></text:p>
          </table:table-cell>
          <table:table-cell table:style-name="Tabela1.E43" office:value-type="string">
            <text:p text:style-name="P4"><text:span text:style-name="T3">9.169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4</text:span></text:p>
          </table:table-cell>
          <table:table-cell table:style-name="Tabela1.B5" office:value-type="string">
            <text:p text:style-name="P3"><text:span text:style-name="T3">ALFREDO ALVES DE OLIVEIRA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37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00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00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2</text:span></text:p>
          </table:table-cell>
          <table:table-cell table:style-name="Tabela1.B5" office:value-type="string">
            <text:p text:style-name="P3"><text:span text:style-name="T3">ALICE REGINA LOUREDO NASCIMEN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930,39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283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8,79</text:span></text:p>
          </table:table-cell>
          <table:table-cell table:style-name="Tabela1.E43" office:value-type="string">
            <text:p text:style-name="P4"><text:span text:style-name="T3">5.981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3</text:span></text:p>
          </table:table-cell>
          <table:table-cell table:style-name="Tabela1.B5" office:value-type="string">
            <text:p text:style-name="P3"><text:span text:style-name="T3">ALINE BARBOZA ALCANTARA DE CARVALHO LEI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GERAL /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796,98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2.266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8,75</text:span></text:p>
          </table:table-cell>
          <table:table-cell table:style-name="Tabela1.E43" office:value-type="string">
            <text:p text:style-name="P4"><text:span text:style-name="T3">11.618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3</text:span></text:p>
          </table:table-cell>
          <table:table-cell table:style-name="Tabela1.B5" office:value-type="string">
            <text:p text:style-name="P3"><text:span text:style-name="T3">ALINE MARIA DOS SANTO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518,5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29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1,23</text:span></text:p>
          </table:table-cell>
          <table:table-cell table:style-name="Tabela1.E43" office:value-type="string">
            <text:p text:style-name="P4"><text:span text:style-name="T3">6.517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0</text:span></text:p>
          </table:table-cell>
          <table:table-cell table:style-name="Tabela1.B5" office:value-type="string">
            <text:p text:style-name="P3"><text:span text:style-name="T3">ALINE NUNES VASCONCEL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15.071,75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03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66,58</text:span></text:p>
          </table:table-cell>
          <table:table-cell table:style-name="Tabela1.E43" office:value-type="string">
            <text:p text:style-name="P4"><text:span text:style-name="T3">11.305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9</text:span></text:p>
          </table:table-cell>
          <table:table-cell table:style-name="Tabela1.B5" office:value-type="string">
            <text:p text:style-name="P3"><text:span text:style-name="T3">ALINE RIBEIRO DE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186,30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2.722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90,98</text:span></text:p>
          </table:table-cell>
          <table:table-cell table:style-name="Tabela1.E43" office:value-type="string">
            <text:p text:style-name="P4"><text:span text:style-name="T3">12.895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4</text:span></text:p>
          </table:table-cell>
          <table:table-cell table:style-name="Tabela1.B5" office:value-type="string">
            <text:p text:style-name="P3"><text:span text:style-name="T3">ALINE WILTSHIRE CARVALHO RODRIGUES MACHA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ISTRITAL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071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5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18,71</text:span></text:p>
          </table:table-cell>
          <table:table-cell table:style-name="Tabela1.E43" office:value-type="string">
            <text:p text:style-name="P4"><text:span text:style-name="T3">11.252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7</text:span></text:p>
          </table:table-cell>
          <table:table-cell table:style-name="Tabela1.B5" office:value-type="string">
            <text:p text:style-name="P3"><text:span text:style-name="T3">ALISSON SANTANA DOS SANTO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73</text:span></text:p>
          </table:table-cell>
          <table:table-cell table:style-name="Tabela1.B5" office:value-type="string">
            <text:p text:style-name="P3"><text:span text:style-name="T3">ALLAN DAVIS CARVALHO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4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9.470,52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850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4,64</text:span></text:p>
          </table:table-cell>
          <table:table-cell table:style-name="Tabela1.E43" office:value-type="string">
            <text:p text:style-name="P4"><text:span text:style-name="T3">7.885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7</text:span></text:p>
          </table:table-cell>
          <table:table-cell table:style-name="Tabela1.B5" office:value-type="string">
            <text:p text:style-name="P3"><text:span text:style-name="T3">ALLAN SILVEIRA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RQUIVO CENTRAL DO MINISTERIO PUBLICO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23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3,14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751,68</text:span></text:p>
          </table:table-cell>
          <table:table-cell table:style-name="Tabela1.E43" office:value-type="string">
            <text:p text:style-name="P4"><text:span text:style-name="T3">457,88</text:span></text:p>
          </table:table-cell>
          <table:table-cell table:style-name="Tabela1.E43" office:value-type="string">
            <text:p text:style-name="P4"><text:span text:style-name="T3">112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0,45</text:span></text:p>
          </table:table-cell>
          <table:table-cell table:style-name="Tabela1.E43" office:value-type="string">
            <text:p text:style-name="P4"><text:span text:style-name="T3">5.181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0</text:span></text:p>
          </table:table-cell>
          <table:table-cell table:style-name="Tabela1.B5" office:value-type="string">
            <text:p text:style-name="P3"><text:span text:style-name="T3">ALLANA BRUNA ANDRADE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ESPECIAL CIVEL E CRIMINAL - LAGARTO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90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6,62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14.988,05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2.086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99,67</text:span></text:p>
          </table:table-cell>
          <table:table-cell table:style-name="Tabela1.E43" office:value-type="string">
            <text:p text:style-name="P4"><text:span text:style-name="T3">11.688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1</text:span></text:p>
          </table:table-cell>
          <table:table-cell table:style-name="Tabela1.B5" office:value-type="string">
            <text:p text:style-name="P3"><text:span text:style-name="T3">ALLANA RACHEL MONTEIRO BATISTA SOARES COST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9.699,88</text:span></text:p>
          </table:table-cell>
          <table:table-cell table:style-name="Tabela1.E43" office:value-type="string">
            <text:p text:style-name="P4"><text:span text:style-name="T3">71.356,5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2.03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755,66</text:span></text:p>
          </table:table-cell>
          <table:table-cell table:style-name="Tabela1.E43" office:value-type="string">
            <text:p text:style-name="P4"><text:span text:style-name="T3">54.600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72</text:span></text:p>
          </table:table-cell>
          <table:table-cell table:style-name="Tabela1.B5" office:value-type="string">
            <text:p text:style-name="P3"><text:span text:style-name="T3">ALLIUSKA CAROLINE DA SILVA OLIVEIRA SOBRAL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537,31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1.438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16,27</text:span></text:p>
          </table:table-cell>
          <table:table-cell table:style-name="Tabela1.E43" office:value-type="string">
            <text:p text:style-name="P4"><text:span text:style-name="T3">9.321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1</text:span></text:p>
          </table:table-cell>
          <table:table-cell table:style-name="Tabela1.B5" office:value-type="string">
            <text:p text:style-name="P3"><text:span text:style-name="T3">ALONSO GOMES CAMPOS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0</text:span></text:p>
          </table:table-cell>
          <table:table-cell table:style-name="Tabela1.B5" office:value-type="string">
            <text:p text:style-name="P3"><text:span text:style-name="T3">ALVINO AQUINO SANTOS JUNIOR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4</text:span></text:p>
          </table:table-cell>
          <table:table-cell table:style-name="Tabela1.B5" office:value-type="string">
            <text:p text:style-name="P3"><text:span text:style-name="T3">AMANDA CARVALHO PAIVA DE ALMEIDA ANDRA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33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729,27</text:span></text:p>
          </table:table-cell>
          <table:table-cell table:style-name="Tabela1.E43" office:value-type="string">
            <text:p text:style-name="P4"><text:span text:style-name="T3">497,18</text:span></text:p>
          </table:table-cell>
          <table:table-cell table:style-name="Tabela1.E43" office:value-type="string">
            <text:p text:style-name="P4"><text:span text:style-name="T3">103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49</text:span></text:p>
          </table:table-cell>
          <table:table-cell table:style-name="Tabela1.E43" office:value-type="string">
            <text:p text:style-name="P4"><text:span text:style-name="T3">5.128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7</text:span></text:p>
          </table:table-cell>
          <table:table-cell table:style-name="Tabela1.B5" office:value-type="string">
            <text:p text:style-name="P3"><text:span text:style-name="T3">AMILTON NEVES BRITO FILH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INDIARO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6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48,45</text:span></text:p>
          </table:table-cell>
          <table:table-cell table:style-name="Tabela1.E43" office:value-type="string">
            <text:p text:style-name="P4"><text:span text:style-name="T3">26.837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9</text:span></text:p>
          </table:table-cell>
          <table:table-cell table:style-name="Tabela1.B5" office:value-type="string">
            <text:p text:style-name="P3"><text:span text:style-name="T3">ANA CARLA MORAIS DE SOUZA MEL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2.173,68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1.517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41,79</text:span></text:p>
          </table:table-cell>
          <table:table-cell table:style-name="Tabela1.E43" office:value-type="string">
            <text:p text:style-name="P4"><text:span text:style-name="T3">9.831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0</text:span></text:p>
          </table:table-cell>
          <table:table-cell table:style-name="Tabela1.B5" office:value-type="string">
            <text:p text:style-name="P3"><text:span text:style-name="T3">ANA CAROLINA OLIVEIRA D AVIL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194,12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210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73,07</text:span></text:p>
          </table:table-cell>
          <table:table-cell table:style-name="Tabela1.E43" office:value-type="string">
            <text:p text:style-name="P4"><text:span text:style-name="T3">8.721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0</text:span></text:p>
          </table:table-cell>
          <table:table-cell table:style-name="Tabela1.B5" office:value-type="string">
            <text:p text:style-name="P3"><text:span text:style-name="T3">ANA CELIA BARBOSA MATIA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90,0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603,71</text:span></text:p>
          </table:table-cell>
          <table:table-cell table:style-name="Tabela1.E43" office:value-type="string">
            <text:p text:style-name="P4"><text:span text:style-name="T3">722,41</text:span></text:p>
          </table:table-cell>
          <table:table-cell table:style-name="Tabela1.E43" office:value-type="string">
            <text:p text:style-name="P4"><text:span text:style-name="T3">1.061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3,86</text:span></text:p>
          </table:table-cell>
          <table:table-cell table:style-name="Tabela1.E43" office:value-type="string">
            <text:p text:style-name="P4"><text:span text:style-name="T3">8.819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3</text:span></text:p>
          </table:table-cell>
          <table:table-cell table:style-name="Tabela1.B5" office:value-type="string">
            <text:p text:style-name="P3"><text:span text:style-name="T3">ANA CELIA GUIMARAES PRADO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,31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476,54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806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75,07</text:span></text:p>
          </table:table-cell>
          <table:table-cell table:style-name="Tabela1.E43" office:value-type="string">
            <text:p text:style-name="P4"><text:span text:style-name="T3">10.101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</text:span></text:p>
          </table:table-cell>
          <table:table-cell table:style-name="Tabela1.B5" office:value-type="string">
            <text:p text:style-name="P3"><text:span text:style-name="T3">ANA CHRISTINA SOUZA BRANDI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3.546,22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7.281,15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857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822,67</text:span></text:p>
          </table:table-cell>
          <table:table-cell table:style-name="Tabela1.E43" office:value-type="string">
            <text:p text:style-name="P4"><text:span text:style-name="T3">32.458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6</text:span></text:p>
          </table:table-cell>
          <table:table-cell table:style-name="Tabela1.B5" office:value-type="string">
            <text:p text:style-name="P3"><text:span text:style-name="T3">ANA CLAUDIA MACHADO COSTA MOR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28.262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8</text:span></text:p>
          </table:table-cell>
          <table:table-cell table:style-name="Tabela1.B5" office:value-type="string">
            <text:p text:style-name="P3"><text:span text:style-name="T3">ANA CONCEICAO LIMA ALMEID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</text:span></text:p>
          </table:table-cell>
          <table:table-cell table:style-name="Tabela1.B5" office:value-type="string">
            <text:p text:style-name="P3"><text:span text:style-name="T3">ANA CRISTINA ARAGAO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6.766,9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784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01,30</text:span></text:p>
          </table:table-cell>
          <table:table-cell table:style-name="Tabela1.E43" office:value-type="string">
            <text:p text:style-name="P4"><text:span text:style-name="T3">32.265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39</text:span></text:p>
          </table:table-cell>
          <table:table-cell table:style-name="Tabela1.B5" office:value-type="string">
            <text:p text:style-name="P3"><text:span text:style-name="T3">ANA CRISTINA CARVALHO BARROS</text:span></text:p>
          </table:table-cell>
          <table:table-cell table:style-name="Tabela1.B5" office:value-type="string">
            <text:p text:style-name="P3"><text:span text:style-name="T3">ENFERMEIRA - requisitado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3.762,75</text:span></text:p>
          </table:table-cell>
          <table:table-cell table:style-name="Tabela1.E43" office:value-type="string">
            <text:p text:style-name="P4"><text:span text:style-name="T3">1.318,51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4,45</text:span></text:p>
          </table:table-cell>
          <table:table-cell table:style-name="Tabela1.E43" office:value-type="string">
            <text:p text:style-name="P4"><text:span text:style-name="T3">449,93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0.082,87</text:span></text:p>
          </table:table-cell>
          <table:table-cell table:style-name="Tabela1.E43" office:value-type="string">
            <text:p text:style-name="P4"><text:span text:style-name="T3">534,45</text:span></text:p>
          </table:table-cell>
          <table:table-cell table:style-name="Tabela1.E43" office:value-type="string">
            <text:p text:style-name="P4"><text:span text:style-name="T3">1.007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41,81</text:span></text:p>
          </table:table-cell>
          <table:table-cell table:style-name="Tabela1.E43" office:value-type="string">
            <text:p text:style-name="P4"><text:span text:style-name="T3">8.541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7</text:span></text:p>
          </table:table-cell>
          <table:table-cell table:style-name="Tabela1.B5" office:value-type="string">
            <text:p text:style-name="P3"><text:span text:style-name="T3">ANA GALGANE P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760,84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45.369,4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56,63</text:span></text:p>
          </table:table-cell>
          <table:table-cell table:style-name="Tabela1.E43" office:value-type="string">
            <text:p text:style-name="P4"><text:span text:style-name="T3">14.809,41</text:span></text:p>
          </table:table-cell>
          <table:table-cell table:style-name="Tabela1.E43" office:value-type="string">
            <text:p text:style-name="P4"><text:span text:style-name="T3">30.560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42</text:span></text:p>
          </table:table-cell>
          <table:table-cell table:style-name="Tabela1.B5" office:value-type="string">
            <text:p text:style-name="P3"><text:span text:style-name="T3">ANA KARLA LIMA SANTOS</text:span></text:p>
          </table:table-cell>
          <table:table-cell table:style-name="Tabela1.B5" office:value-type="string">
            <text:p text:style-name="P3"><text:span text:style-name="T3">ASSESSOR DE APOIO OPERACIONAL 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3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624,09</text:span></text:p>
          </table:table-cell>
          <table:table-cell table:style-name="Tabela1.E43" office:value-type="string">
            <text:p text:style-name="P4"><text:span text:style-name="T3">286,17</text:span></text:p>
          </table:table-cell>
          <table:table-cell table:style-name="Tabela1.E43" office:value-type="string">
            <text:p text:style-name="P4"><text:span text:style-name="T3">7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59,91</text:span></text:p>
          </table:table-cell>
          <table:table-cell table:style-name="Tabela1.E43" office:value-type="string">
            <text:p text:style-name="P4"><text:span text:style-name="T3">5.264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8</text:span></text:p>
          </table:table-cell>
          <table:table-cell table:style-name="Tabela1.B5" office:value-type="string">
            <text:p text:style-name="P3"><text:span text:style-name="T3">ANA LEILA COSTA GARCEZ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AUXILIAR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28.314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8</text:span></text:p>
          </table:table-cell>
          <table:table-cell table:style-name="Tabela1.B5" office:value-type="string">
            <text:p text:style-name="P3"><text:span text:style-name="T3">ANA LUIZA OLIVEIRA SOBRAL</text:span></text:p>
          </table:table-cell>
          <table:table-cell table:style-name="Tabela1.B5" office:value-type="string">
            <text:p text:style-name="P3"><text:span text:style-name="T3">PSICOLOGO-requisitad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6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903,30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473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1,41</text:span></text:p>
          </table:table-cell>
          <table:table-cell table:style-name="Tabela1.E43" office:value-type="string">
            <text:p text:style-name="P4"><text:span text:style-name="T3">9.601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3</text:span></text:p>
          </table:table-cell>
          <table:table-cell table:style-name="Tabela1.B5" office:value-type="string">
            <text:p text:style-name="P3"><text:span text:style-name="T3">ANA MARIA MENEZES SANTOS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58,53</text:span></text:p>
          </table:table-cell>
          <table:table-cell table:style-name="Tabela1.E43" office:value-type="string">
            <text:p text:style-name="P4"><text:span text:style-name="T3">8.728,17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3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5,34</text:span></text:p>
          </table:table-cell>
          <table:table-cell table:style-name="Tabela1.E43" office:value-type="string">
            <text:p text:style-name="P4"><text:span text:style-name="T3">7.582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0</text:span></text:p>
          </table:table-cell>
          <table:table-cell table:style-name="Tabela1.B5" office:value-type="string">
            <text:p text:style-name="P3"><text:span text:style-name="T3">ANA MARIA MENEZES TAPIO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8.193,64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424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89,96</text:span></text:p>
          </table:table-cell>
          <table:table-cell table:style-name="Tabela1.E43" office:value-type="string">
            <text:p text:style-name="P4"><text:span text:style-name="T3">7.003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1</text:span></text:p>
          </table:table-cell>
          <table:table-cell table:style-name="Tabela1.B5" office:value-type="string">
            <text:p text:style-name="P3"><text:span text:style-name="T3">ANA PATRICIA FONTES DA SILVA VILLACOR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071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1.200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3</text:span></text:p>
          </table:table-cell>
          <table:table-cell table:style-name="Tabela1.B5" office:value-type="string">
            <text:p text:style-name="P3"><text:span text:style-name="T3">ANA PAULA DE JESUS PASSOS LU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4,55</text:span></text:p>
          </table:table-cell>
          <table:table-cell table:style-name="Tabela1.E43" office:value-type="string">
            <text:p text:style-name="P4"><text:span text:style-name="T3">15.156,99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0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88,86</text:span></text:p>
          </table:table-cell>
          <table:table-cell table:style-name="Tabela1.E43" office:value-type="string">
            <text:p text:style-name="P4"><text:span text:style-name="T3">11.368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</text:span></text:p>
          </table:table-cell>
          <table:table-cell table:style-name="Tabela1.B5" office:value-type="string">
            <text:p text:style-name="P3"><text:span text:style-name="T3">ANA PAULA MACHADO COSTA MENES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28.262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5</text:span></text:p>
          </table:table-cell>
          <table:table-cell table:style-name="Tabela1.B5" office:value-type="string">
            <text:p text:style-name="P3"><text:span text:style-name="T3">ANA PAULA PEREIRA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541,56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926,18</text:span></text:p>
          </table:table-cell>
          <table:table-cell table:style-name="Tabela1.E43" office:value-type="string">
            <text:p text:style-name="P4"><text:span text:style-name="T3">581,27</text:span></text:p>
          </table:table-cell>
          <table:table-cell table:style-name="Tabela1.E43" office:value-type="string">
            <text:p text:style-name="P4"><text:span text:style-name="T3">41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7,35</text:span></text:p>
          </table:table-cell>
          <table:table-cell table:style-name="Tabela1.E43" office:value-type="string">
            <text:p text:style-name="P4"><text:span text:style-name="T3">6.928,83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3"/><text:span text:style-name="T3">637</text:span></text:p>
          </table:table-cell>
          <table:table-cell table:style-name="Tabela1.B5" office:value-type="string">
            <text:p text:style-name="P3"><text:span text:style-name="T3">ANA PAULA SOUZA VIAN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1.68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3.341,95</text:span></text:p>
          </table:table-cell>
          <table:table-cell table:style-name="Tabela1.E43" office:value-type="string">
            <text:p text:style-name="P4"><text:span text:style-name="T3">42.084,4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28.932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52</text:span></text:p>
          </table:table-cell>
          <table:table-cell table:style-name="Tabela1.B5" office:value-type="string">
            <text:p text:style-name="P3"><text:span text:style-name="T3">ANA SOARES DE SOUZA</text:span></text:p>
          </table:table-cell>
          <table:table-cell table:style-name="Tabela1.B5" office:value-type="string">
            <text:p text:style-name="P3"><text:span text:style-name="T3">SECRETÁRIA - requisitado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615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9</text:span></text:p>
          </table:table-cell>
          <table:table-cell table:style-name="Tabela1.B5" office:value-type="string">
            <text:p text:style-name="P3"><text:span text:style-name="T3">ANDERSON BARRETO DE JESUS</text:span></text:p>
          </table:table-cell>
          <table:table-cell table:style-name="Tabela1.B5" office:value-type="string">
            <text:p text:style-name="P3"><text:span text:style-name="T3">1º 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.160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,71</text:span></text:p>
          </table:table-cell>
          <table:table-cell table:style-name="Tabela1.E43" office:value-type="string">
            <text:p text:style-name="P4"><text:span text:style-name="T3">5.134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3</text:span></text:p>
          </table:table-cell>
          <table:table-cell table:style-name="Tabela1.B5" office:value-type="string">
            <text:p text:style-name="P3"><text:span text:style-name="T3">ANDERSON ESTEVAM DE SOUZA LEI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479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053,58</text:span></text:p>
          </table:table-cell>
          <table:table-cell table:style-name="Tabela1.E43" office:value-type="string">
            <text:p text:style-name="P4"><text:span text:style-name="T3">1.242,58</text:span></text:p>
          </table:table-cell>
          <table:table-cell table:style-name="Tabela1.E43" office:value-type="string">
            <text:p text:style-name="P4"><text:span text:style-name="T3">1.125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68,02</text:span></text:p>
          </table:table-cell>
          <table:table-cell table:style-name="Tabela1.E43" office:value-type="string">
            <text:p text:style-name="P4"><text:span text:style-name="T3">8.685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34</text:span></text:p>
          </table:table-cell>
          <table:table-cell table:style-name="Tabela1.B5" office:value-type="string">
            <text:p text:style-name="P3"><text:span text:style-name="T3">ANDERSON NASCIMENTO</text:span></text:p>
          </table:table-cell>
          <table:table-cell table:style-name="Tabela1.B5" office:value-type="string">
            <text:p text:style-name="P3"><text:span text:style-name="T3">ASSISTENTE DE ADMINISTRAÇÃO - requisitad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.440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372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9</text:span></text:p>
          </table:table-cell>
          <table:table-cell table:style-name="Tabela1.B5" office:value-type="string">
            <text:p text:style-name="P3"><text:span text:style-name="T3">ANDERSON OLIVEIRA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3</text:span></text:p>
          </table:table-cell>
          <table:table-cell table:style-name="Tabela1.B5" office:value-type="string">
            <text:p text:style-name="P3"><text:span text:style-name="T3">ANDERSON VIANA SOUZ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83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5.806,4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42.602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68</text:span></text:p>
          </table:table-cell>
          <table:table-cell table:style-name="Tabela1.B5" office:value-type="string">
            <text:p text:style-name="P3"><text:span text:style-name="T3">ANDRE ARAGAO DA FONSECA</text:span></text:p>
          </table:table-cell>
          <table:table-cell table:style-name="Tabela1.B5" office:value-type="string">
            <text:p text:style-name="P3"><text:span text:style-name="T3">Assessor Adjunto da Dir. Plan. Or. e P. Contábil</text:span></text:p>
          </table:table-cell>
          <table:table-cell table:style-name="Tabela1.B5" office:value-type="string">
            <text:p text:style-name="P3"><text:span text:style-name="T3">DIRETORIA DE PLANEJAMENTO ORCAMENTO E PERICIA CONTABI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418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41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91,51</text:span></text:p>
          </table:table-cell>
          <table:table-cell table:style-name="Tabela1.E43" office:value-type="string">
            <text:p text:style-name="P4"><text:span text:style-name="T3">8.226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15</text:span></text:p>
          </table:table-cell>
          <table:table-cell table:style-name="Tabela1.B5" office:value-type="string">
            <text:p text:style-name="P3"><text:span text:style-name="T3">ANDRE DOS SANTOS SOUZA</text:span></text:p>
          </table:table-cell>
          <table:table-cell table:style-name="Tabela1.B5" office:value-type="string">
            <text:p text:style-name="P3"><text:span text:style-name="T3">ASSESSOR DE APOIO OPERACIONAL </text:span></text:p>
          </table:table-cell>
          <table:table-cell table:style-name="Tabela1.B5" office:value-type="string">
            <text:p text:style-name="P3"><text:span text:style-name="T3">DIVISAO DE GESTAO DE PESSOAS - INSTITUCION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3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624,09</text:span></text:p>
          </table:table-cell>
          <table:table-cell table:style-name="Tabela1.E43" office:value-type="string">
            <text:p text:style-name="P4"><text:span text:style-name="T3">286,17</text:span></text:p>
          </table:table-cell>
          <table:table-cell table:style-name="Tabela1.E43" office:value-type="string">
            <text:p text:style-name="P4"><text:span text:style-name="T3">57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3,42</text:span></text:p>
          </table:table-cell>
          <table:table-cell table:style-name="Tabela1.E43" office:value-type="string">
            <text:p text:style-name="P4"><text:span text:style-name="T3">5.280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1</text:span></text:p>
          </table:table-cell>
          <table:table-cell table:style-name="Tabela1.B5" office:value-type="string">
            <text:p text:style-name="P3"><text:span text:style-name="T3">ANDRE LIMA FEITOZ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636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4.460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8</text:span></text:p>
          </table:table-cell>
          <table:table-cell table:style-name="Tabela1.B5" office:value-type="string">
            <text:p text:style-name="P3"><text:span text:style-name="T3">ANDRE LUCAS ALMADA MARINHO PONT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11.414,22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9.098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8</text:span></text:p>
          </table:table-cell>
          <table:table-cell table:style-name="Tabela1.B5" office:value-type="string">
            <text:p text:style-name="P3"><text:span text:style-name="T3">ANDRE LUIZ BARBOSA SANTO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614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,93</text:span></text:p>
          </table:table-cell>
          <table:table-cell table:style-name="Tabela1.E43" office:value-type="string">
            <text:p text:style-name="P4"><text:span text:style-name="T3">4.574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19</text:span></text:p>
          </table:table-cell>
          <table:table-cell table:style-name="Tabela1.B5" office:value-type="string">
            <text:p text:style-name="P3"><text:span text:style-name="T3">ANDRE LUIZ MENEZES GUIMARAES</text:span></text:p>
          </table:table-cell>
          <table:table-cell table:style-name="Tabela1.B5" office:value-type="string">
            <text:p text:style-name="P3"><text:span text:style-name="T3">Chefe do Núcleo de Empenho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918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216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4,23</text:span></text:p>
          </table:table-cell>
          <table:table-cell table:style-name="Tabela1.E43" office:value-type="string">
            <text:p text:style-name="P4"><text:span text:style-name="T3">6.244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7</text:span></text:p>
          </table:table-cell>
          <table:table-cell table:style-name="Tabela1.B5" office:value-type="string">
            <text:p text:style-name="P3"><text:span text:style-name="T3">ANDRE ROLLEMBERG MENDONCA</text:span></text:p>
          </table:table-cell>
          <table:table-cell table:style-name="Tabela1.B5" office:value-type="string">
            <text:p text:style-name="P3"><text:span text:style-name="T3">COORDENADOR DA CENTRAL DE DILIGÊNCIAS</text:span></text:p>
          </table:table-cell>
          <table:table-cell table:style-name="Tabela1.B5" office:value-type="string">
            <text:p text:style-name="P3"><text:span text:style-name="T3">CENTRAL DE NOTIFICACOES E INTIMACO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347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20,96</text:span></text:p>
          </table:table-cell>
          <table:table-cell table:style-name="Tabela1.E43" office:value-type="string">
            <text:p text:style-name="P4"><text:span text:style-name="T3">8.054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3</text:span></text:p>
          </table:table-cell>
          <table:table-cell table:style-name="Tabela1.B5" office:value-type="string">
            <text:p text:style-name="P3"><text:span text:style-name="T3">ANDREA DOS ANJOS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358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39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02,54</text:span></text:p>
          </table:table-cell>
          <table:table-cell table:style-name="Tabela1.E43" office:value-type="string">
            <text:p text:style-name="P4"><text:span text:style-name="T3">10.756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3</text:span></text:p>
          </table:table-cell>
          <table:table-cell table:style-name="Tabela1.B5" office:value-type="string">
            <text:p text:style-name="P3"><text:span text:style-name="T3">ANDREA LEITE TORR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11.666,32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1.302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88,71</text:span></text:p>
          </table:table-cell>
          <table:table-cell table:style-name="Tabela1.E43" office:value-type="string">
            <text:p text:style-name="P4"><text:span text:style-name="T3">9.077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96</text:span></text:p>
          </table:table-cell>
          <table:table-cell table:style-name="Tabela1.B5" office:value-type="string">
            <text:p text:style-name="P3"><text:span text:style-name="T3">ANDREA MARIA PRATA MARTIN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3.888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0.668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7</text:span></text:p>
          </table:table-cell>
          <table:table-cell table:style-name="Tabela1.B5" office:value-type="string">
            <text:p text:style-name="P3"><text:span text:style-name="T3">ANDRESSA PEDRAL DE SANTANA RODRIGU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975,81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501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3,51</text:span></text:p>
          </table:table-cell>
          <table:table-cell table:style-name="Tabela1.E43" office:value-type="string">
            <text:p text:style-name="P4"><text:span text:style-name="T3">6.662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1036</text:span></text:p>
          </table:table-cell>
          <table:table-cell table:style-name="Tabela1.B5" office:value-type="string">
            <text:p text:style-name="P3"><text:span text:style-name="T3">ANGELA RAQUEL RODRIGUES PAULA DOS SANTOS</text:span></text:p>
          </table:table-cell>
          <table:table-cell table:style-name="Tabela1.B5" office:value-type="string">
            <text:p text:style-name="P3"><text:span text:style-name="T3">ESTAGIÁRIOS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85</text:span></text:p>
          </table:table-cell>
          <table:table-cell table:style-name="Tabela1.B5" office:value-type="string">
            <text:p text:style-name="P3"><text:span text:style-name="T3">ANGELO MARCIO ARAGAO MACE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2.202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4,55</text:span></text:p>
          </table:table-cell>
          <table:table-cell table:style-name="Tabela1.E43" office:value-type="string">
            <text:p text:style-name="P4"><text:span text:style-name="T3">13.795,98</text:span></text:p>
          </table:table-cell>
          <table:table-cell table:style-name="Tabela1.E43" office:value-type="string">
            <text:p text:style-name="P4"><text:span text:style-name="T3">1.541,60</text:span></text:p>
          </table:table-cell>
          <table:table-cell table:style-name="Tabela1.E43" office:value-type="string">
            <text:p text:style-name="P4"><text:span text:style-name="T3">1.468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10,16</text:span></text:p>
          </table:table-cell>
          <table:table-cell table:style-name="Tabela1.E43" office:value-type="string">
            <text:p text:style-name="P4"><text:span text:style-name="T3">10.785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4</text:span></text:p>
          </table:table-cell>
          <table:table-cell table:style-name="Tabela1.B5" office:value-type="string">
            <text:p text:style-name="P3"><text:span text:style-name="T3">ANISIO ANDRADE AMARAL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3</text:span></text:p>
          </table:table-cell>
          <table:table-cell table:style-name="Tabela1.B5" office:value-type="string">
            <text:p text:style-name="P3"><text:span text:style-name="T3">ANNA CARLA ANDRADE DA SILVA</text:span></text:p>
          </table:table-cell>
          <table:table-cell table:style-name="Tabela1.B5" office:value-type="string">
            <text:p text:style-name="P3"><text:span text:style-name="T3">ASSESSOR DE GESTAO OPERACIONAL II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615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259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6,89</text:span></text:p>
          </table:table-cell>
          <table:table-cell table:style-name="Tabela1.E43" office:value-type="string">
            <text:p text:style-name="P4"><text:span text:style-name="T3">5.898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3</text:span></text:p>
          </table:table-cell>
          <table:table-cell table:style-name="Tabela1.B5" office:value-type="string">
            <text:p text:style-name="P3"><text:span text:style-name="T3">ANNA CAROLINA SANTOS NUN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77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077,21</text:span></text:p>
          </table:table-cell>
          <table:table-cell table:style-name="Tabela1.E43" office:value-type="string">
            <text:p text:style-name="P4"><text:span text:style-name="T3">1.144,42</text:span></text:p>
          </table:table-cell>
          <table:table-cell table:style-name="Tabela1.E43" office:value-type="string">
            <text:p text:style-name="P4"><text:span text:style-name="T3">1.813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7,63</text:span></text:p>
          </table:table-cell>
          <table:table-cell table:style-name="Tabela1.E43" office:value-type="string">
            <text:p text:style-name="P4"><text:span text:style-name="T3">10.119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4</text:span></text:p>
          </table:table-cell>
          <table:table-cell table:style-name="Tabela1.B5" office:value-type="string">
            <text:p text:style-name="P3"><text:span text:style-name="T3">ANNA KARINA ROLIM CARTAX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ARAUA 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55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29,05</text:span></text:p>
          </table:table-cell>
          <table:table-cell table:style-name="Tabela1.E43" office:value-type="string">
            <text:p text:style-name="P4"><text:span text:style-name="T3">10.857,24</text:span></text:p>
          </table:table-cell>
          <table:table-cell table:style-name="Tabela1.E43" office:value-type="string">
            <text:p text:style-name="P4"><text:span text:style-name="T3">1.053,95</text:span></text:p>
          </table:table-cell>
          <table:table-cell table:style-name="Tabela1.E43" office:value-type="string">
            <text:p text:style-name="P4"><text:span text:style-name="T3">911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65,01</text:span></text:p>
          </table:table-cell>
          <table:table-cell table:style-name="Tabela1.E43" office:value-type="string">
            <text:p text:style-name="P4"><text:span text:style-name="T3">8.892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5</text:span></text:p>
          </table:table-cell>
          <table:table-cell table:style-name="Tabela1.B5" office:value-type="string">
            <text:p text:style-name="P3"><text:span text:style-name="T3">ANNE CAROLYNE OLIVEIRA SANTOS</text:span></text:p>
          </table:table-cell>
          <table:table-cell table:style-name="Tabela1.B5" office:value-type="string">
            <text:p text:style-name="P3"><text:span text:style-name="T3">ASSESSOR INSTITUCIONAL OPERACIONAL</text:span></text:p>
          </table:table-cell>
          <table:table-cell table:style-name="Tabela1.B5" office:value-type="string">
            <text:p text:style-name="P3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7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33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8</text:span></text:p>
          </table:table-cell>
          <table:table-cell table:style-name="Tabela1.B5" office:value-type="string">
            <text:p text:style-name="P3"><text:span text:style-name="T3">ANTONIO ALMEIDA SANTAN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2</text:span></text:p>
          </table:table-cell>
          <table:table-cell table:style-name="Tabela1.B5" office:value-type="string">
            <text:p text:style-name="P3"><text:span text:style-name="T3">ANTONIO AUTRAN SANTOS ALVE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70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,72</text:span></text:p>
          </table:table-cell>
          <table:table-cell table:style-name="Tabela1.E43" office:value-type="string">
            <text:p text:style-name="P4"><text:span text:style-name="T3">4.694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3</text:span></text:p>
          </table:table-cell>
          <table:table-cell table:style-name="Tabela1.B5" office:value-type="string">
            <text:p text:style-name="P3"><text:span text:style-name="T3">ANTONIO CARLOS ANDRADE DE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339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7.120,85</text:span></text:p>
          </table:table-cell>
          <table:table-cell table:style-name="Tabela1.E43" office:value-type="string">
            <text:p text:style-name="P4"><text:span text:style-name="T3">649,50</text:span></text:p>
          </table:table-cell>
          <table:table-cell table:style-name="Tabela1.E43" office:value-type="string">
            <text:p text:style-name="P4"><text:span text:style-name="T3">261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11,08</text:span></text:p>
          </table:table-cell>
          <table:table-cell table:style-name="Tabela1.E43" office:value-type="string">
            <text:p text:style-name="P4"><text:span text:style-name="T3">6.209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</text:span></text:p>
          </table:table-cell>
          <table:table-cell table:style-name="Tabela1.B5" office:value-type="string">
            <text:p text:style-name="P3"><text:span text:style-name="T3">ANTONIO CARLOS NASCIMENTO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6.766,9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4.608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325,12</text:span></text:p>
          </table:table-cell>
          <table:table-cell table:style-name="Tabela1.E43" office:value-type="string">
            <text:p text:style-name="P4"><text:span text:style-name="T3">37.441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5</text:span></text:p>
          </table:table-cell>
          <table:table-cell table:style-name="Tabela1.B5" office:value-type="string">
            <text:p text:style-name="P3"><text:span text:style-name="T3">ANTONIO CARLOS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7</text:span></text:p>
          </table:table-cell>
          <table:table-cell table:style-name="Tabela1.B5" office:value-type="string">
            <text:p text:style-name="P3"><text:span text:style-name="T3">ANTONIO CESAR LEITE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05</text:span></text:p>
          </table:table-cell>
          <table:table-cell table:style-name="Tabela1.B5" office:value-type="string">
            <text:p text:style-name="P3"><text:span text:style-name="T3">ANTONIO DIEGO CARDOSO VIANA</text:span></text:p>
          </table:table-cell>
          <table:table-cell table:style-name="Tabela1.B5" office:value-type="string">
            <text:p text:style-name="P3"><text:span text:style-name="T3">Coordenador da Div. de C. e G. de Estagiários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3.545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417,66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602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5,79</text:span></text:p>
          </table:table-cell>
          <table:table-cell table:style-name="Tabela1.E43" office:value-type="string">
            <text:p text:style-name="P4"><text:span text:style-name="T3">11.041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3</text:span></text:p>
          </table:table-cell>
          <table:table-cell table:style-name="Tabela1.B5" office:value-type="string">
            <text:p text:style-name="P3"><text:span text:style-name="T3">ANTONIO FERNANDES DA SILVA JUNIO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GARARU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9.529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811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292,03</text:span></text:p>
          </table:table-cell>
          <table:table-cell table:style-name="Tabela1.E43" office:value-type="string">
            <text:p text:style-name="P4"><text:span text:style-name="T3">27.237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4</text:span></text:p>
          </table:table-cell>
          <table:table-cell table:style-name="Tabela1.B5" office:value-type="string">
            <text:p text:style-name="P3"><text:span text:style-name="T3">ANTONIO FERNANDES LIMA BRAZ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</text:span></text:p>
          </table:table-cell>
          <table:table-cell table:style-name="Tabela1.B5" office:value-type="string">
            <text:p text:style-name="P3"><text:span text:style-name="T3">ANTONIO RESENDE NETO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SETOR DE ALMOXARIFADO/DM//DA/SG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3.123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42,8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1.819,30</text:span></text:p>
          </table:table-cell>
          <table:table-cell table:style-name="Tabela1.E43" office:value-type="string">
            <text:p text:style-name="P4"><text:span text:style-name="T3">1.197,34</text:span></text:p>
          </table:table-cell>
          <table:table-cell table:style-name="Tabela1.E43" office:value-type="string">
            <text:p text:style-name="P4"><text:span text:style-name="T3">1.302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99,92</text:span></text:p>
          </table:table-cell>
          <table:table-cell table:style-name="Tabela1.E43" office:value-type="string">
            <text:p text:style-name="P4"><text:span text:style-name="T3">9.319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3</text:span></text:p>
          </table:table-cell>
          <table:table-cell table:style-name="Tabela1.B5" office:value-type="string">
            <text:p text:style-name="P3"><text:span text:style-name="T3">ANTONIO RICARDO MENDONCA DE ALMEID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1.315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952,34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5.770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1</text:span></text:p>
          </table:table-cell>
          <table:table-cell table:style-name="Tabela1.B5" office:value-type="string">
            <text:p text:style-name="P3"><text:span text:style-name="T3">ANTONIO SERGIO CARVALHO SOUZA FILH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735,09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1.390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8,88</text:span></text:p>
          </table:table-cell>
          <table:table-cell table:style-name="Tabela1.E43" office:value-type="string">
            <text:p text:style-name="P4"><text:span text:style-name="T3">9.006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6</text:span></text:p>
          </table:table-cell>
          <table:table-cell table:style-name="Tabela1.B5" office:value-type="string">
            <text:p text:style-name="P3"><text:span text:style-name="T3">ANTONIO TELES LEITE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13.156,56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422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0,50</text:span></text:p>
          </table:table-cell>
          <table:table-cell table:style-name="Tabela1.E43" office:value-type="string">
            <text:p text:style-name="P4"><text:span text:style-name="T3">10.316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</text:span></text:p>
          </table:table-cell>
          <table:table-cell table:style-name="Tabela1.B5" office:value-type="string">
            <text:p text:style-name="P3"><text:span text:style-name="T3">ANTONIO VIANA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6</text:span></text:p>
          </table:table-cell>
          <table:table-cell table:style-name="Tabela1.B5" office:value-type="string">
            <text:p text:style-name="P3"><text:span text:style-name="T3">ARACELE GUIMARAES DOS SANTOS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6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0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93</text:span></text:p>
          </table:table-cell>
          <table:table-cell table:style-name="Tabela1.E43" office:value-type="string">
            <text:p text:style-name="P4"><text:span text:style-name="T3">5.908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4</text:span></text:p>
          </table:table-cell>
          <table:table-cell table:style-name="Tabela1.B5" office:value-type="string">
            <text:p text:style-name="P3"><text:span text:style-name="T3">ARANDA GOMES DE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151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3.013,18</text:span></text:p>
          </table:table-cell>
          <table:table-cell table:style-name="Tabela1.E43" office:value-type="string">
            <text:p text:style-name="P4"><text:span text:style-name="T3">6.496,11</text:span></text:p>
          </table:table-cell>
          <table:table-cell table:style-name="Tabela1.E43" office:value-type="string">
            <text:p text:style-name="P4"><text:span text:style-name="T3">445,61</text:span></text:p>
          </table:table-cell>
          <table:table-cell table:style-name="Tabela1.E43" office:value-type="string">
            <text:p text:style-name="P4"><text:span text:style-name="T3">100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46,41</text:span></text:p>
          </table:table-cell>
          <table:table-cell table:style-name="Tabela1.E43" office:value-type="string">
            <text:p text:style-name="P4"><text:span text:style-name="T3">5.949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4</text:span></text:p>
          </table:table-cell>
          <table:table-cell table:style-name="Tabela1.B5" office:value-type="string">
            <text:p text:style-name="P3"><text:span text:style-name="T3">ARIELE ROCHA FELICIO CAVALCANTI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77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79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6,62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638,90</text:span></text:p>
          </table:table-cell>
          <table:table-cell table:style-name="Tabela1.E43" office:value-type="string">
            <text:p text:style-name="P4"><text:span text:style-name="T3">1.144,42</text:span></text:p>
          </table:table-cell>
          <table:table-cell table:style-name="Tabela1.E43" office:value-type="string">
            <text:p text:style-name="P4"><text:span text:style-name="T3">1.120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5,13</text:span></text:p>
          </table:table-cell>
          <table:table-cell table:style-name="Tabela1.E43" office:value-type="string">
            <text:p text:style-name="P4"><text:span text:style-name="T3">12.373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6</text:span></text:p>
          </table:table-cell>
          <table:table-cell table:style-name="Tabela1.B5" office:value-type="string">
            <text:p text:style-name="P3"><text:span text:style-name="T3">ARILMA VIANA DA FONSECA</text:span></text:p>
          </table:table-cell>
          <table:table-cell table:style-name="Tabela1.B5" office:value-type="string">
            <text:p text:style-name="P3"><text:span text:style-name="T3">ANALISTA DO MP - SERVIÇO SOCI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09,39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7.962,83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807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39,67</text:span></text:p>
          </table:table-cell>
          <table:table-cell table:style-name="Tabela1.E43" office:value-type="string">
            <text:p text:style-name="P4"><text:span text:style-name="T3">13.423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13</text:span></text:p>
          </table:table-cell>
          <table:table-cell table:style-name="Tabela1.B5" office:value-type="string">
            <text:p text:style-name="P3"><text:span text:style-name="T3">ARNALDO BARRETTO N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811,33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8.764,62</text:span></text:p>
          </table:table-cell>
          <table:table-cell table:style-name="Tabela1.E43" office:value-type="string">
            <text:p text:style-name="P4"><text:span text:style-name="T3">681,51</text:span></text:p>
          </table:table-cell>
          <table:table-cell table:style-name="Tabela1.E43" office:value-type="string">
            <text:p text:style-name="P4"><text:span text:style-name="T3">604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5,91</text:span></text:p>
          </table:table-cell>
          <table:table-cell table:style-name="Tabela1.E43" office:value-type="string">
            <text:p text:style-name="P4"><text:span text:style-name="T3">7.478,71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4"/><text:span text:style-name="T3">163</text:span></text:p>
          </table:table-cell>
          <table:table-cell table:style-name="Tabela1.B5" office:value-type="string">
            <text:p text:style-name="P3"><text:span text:style-name="T3">ARNALDO FIGUEIREDO SOBRAL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862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0.526,88</text:span></text:p>
          </table:table-cell>
          <table:table-cell table:style-name="Tabela1.E43" office:value-type="string">
            <text:p text:style-name="P4"><text:span text:style-name="T3">80.848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784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01,30</text:span></text:p>
          </table:table-cell>
          <table:table-cell table:style-name="Tabela1.E43" office:value-type="string">
            <text:p text:style-name="P4"><text:span text:style-name="T3">66.347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9</text:span></text:p>
          </table:table-cell>
          <table:table-cell table:style-name="Tabela1.B5" office:value-type="string">
            <text:p text:style-name="P3"><text:span text:style-name="T3">ARNALDO JOSE DE SANTAN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3</text:span></text:p>
          </table:table-cell>
          <table:table-cell table:style-name="Tabela1.B5" office:value-type="string">
            <text:p text:style-name="P3"><text:span text:style-name="T3">AROLDINA ARAGAO SOUZA DUART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</text:span></text:p>
          </table:table-cell>
          <table:table-cell table:style-name="Tabela1.B5" office:value-type="string">
            <text:p text:style-name="P3"><text:span text:style-name="T3">AROLDO LUIZ NOGUEIRA SOARES JUNIOR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5.612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23.765,41</text:span></text:p>
          </table:table-cell>
          <table:table-cell table:style-name="Tabela1.E43" office:value-type="string">
            <text:p text:style-name="P4"><text:span text:style-name="T3">2.945,80</text:span></text:p>
          </table:table-cell>
          <table:table-cell table:style-name="Tabela1.E43" office:value-type="string">
            <text:p text:style-name="P4"><text:span text:style-name="T3">4.054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000,60</text:span></text:p>
          </table:table-cell>
          <table:table-cell table:style-name="Tabela1.E43" office:value-type="string">
            <text:p text:style-name="P4"><text:span text:style-name="T3">16.764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7</text:span></text:p>
          </table:table-cell>
          <table:table-cell table:style-name="Tabela1.B5" office:value-type="string">
            <text:p text:style-name="P3"><text:span text:style-name="T3">AROLDO VIEIRA FREITAS</text:span></text:p>
          </table:table-cell>
          <table:table-cell table:style-name="Tabela1.B5" office:value-type="string">
            <text:p text:style-name="P3"><text:span text:style-name="T3">CAB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08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2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2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5</text:span></text:p>
          </table:table-cell>
          <table:table-cell table:style-name="Tabela1.B5" office:value-type="string">
            <text:p text:style-name="P3"><text:span text:style-name="T3">ARTUR LEANDRO DA COSTA OLIVEIR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736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252,43</text:span></text:p>
          </table:table-cell>
          <table:table-cell table:style-name="Tabela1.E43" office:value-type="string">
            <text:p text:style-name="P4"><text:span text:style-name="T3">1.410,42</text:span></text:p>
          </table:table-cell>
          <table:table-cell table:style-name="Tabela1.E43" office:value-type="string">
            <text:p text:style-name="P4"><text:span text:style-name="T3">1.513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23,66</text:span></text:p>
          </table:table-cell>
          <table:table-cell table:style-name="Tabela1.E43" office:value-type="string">
            <text:p text:style-name="P4"><text:span text:style-name="T3">9.328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3</text:span></text:p>
          </table:table-cell>
          <table:table-cell table:style-name="Tabela1.B5" office:value-type="string">
            <text:p text:style-name="P3"><text:span text:style-name="T3">ARTUR OSCAR NABUCO DAVIL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9</text:span></text:p>
          </table:table-cell>
          <table:table-cell table:style-name="Tabela1.B5" office:value-type="string">
            <text:p text:style-name="P3"><text:span text:style-name="T3">ARTUR PEREIRA DOS REIS BARB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GERAL / MP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253,52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447,83</text:span></text:p>
          </table:table-cell>
          <table:table-cell table:style-name="Tabela1.E43" office:value-type="string">
            <text:p text:style-name="P4"><text:span text:style-name="T3">485,35</text:span></text:p>
          </table:table-cell>
          <table:table-cell table:style-name="Tabela1.E43" office:value-type="string">
            <text:p text:style-name="P4"><text:span text:style-name="T3">996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1,72</text:span></text:p>
          </table:table-cell>
          <table:table-cell table:style-name="Tabela1.E43" office:value-type="string">
            <text:p text:style-name="P4"><text:span text:style-name="T3">7.966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8</text:span></text:p>
          </table:table-cell>
          <table:table-cell table:style-name="Tabela1.B5" office:value-type="string">
            <text:p text:style-name="P3"><text:span text:style-name="T3">ATHOS BRITO DO AM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13.526,50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30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61</text:span></text:p>
          </table:table-cell>
          <table:table-cell table:style-name="Tabela1.E43" office:value-type="string">
            <text:p text:style-name="P4"><text:span text:style-name="T3">10.415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8</text:span></text:p>
          </table:table-cell>
          <table:table-cell table:style-name="Tabela1.B5" office:value-type="string">
            <text:p text:style-name="P3"><text:span text:style-name="T3">AUGUSTO CESAR LEITE DE RESENDE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582,28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4.752,3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631,13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165,68</text:span></text:p>
          </table:table-cell>
          <table:table-cell table:style-name="Tabela1.E43" office:value-type="string">
            <text:p text:style-name="P4"><text:span text:style-name="T3">28.586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5</text:span></text:p>
          </table:table-cell>
          <table:table-cell table:style-name="Tabela1.B5" office:value-type="string">
            <text:p text:style-name="P3"><text:span text:style-name="T3">AUGUSTO CESAR LOBAO MOR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7</text:span></text:p>
          </table:table-cell>
          <table:table-cell table:style-name="Tabela1.B5" office:value-type="string">
            <text:p text:style-name="P3"><text:span text:style-name="T3">AYMIR RALIN PIRES DE ATHAY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3,28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899,51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839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08,06</text:span></text:p>
          </table:table-cell>
          <table:table-cell table:style-name="Tabela1.E43" office:value-type="string">
            <text:p text:style-name="P4"><text:span text:style-name="T3">10.491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1</text:span></text:p>
          </table:table-cell>
          <table:table-cell table:style-name="Tabela1.B5" office:value-type="string">
            <text:p text:style-name="P3"><text:span text:style-name="T3">AYRE ROCHA MESSIA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36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129,49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4.004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8</text:span></text:p>
          </table:table-cell>
          <table:table-cell table:style-name="Tabela1.B5" office:value-type="string">
            <text:p text:style-name="P3"><text:span text:style-name="T3">BARBARA FERREIRA DOS REI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3,3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11.899,62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1.367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52,87</text:span></text:p>
          </table:table-cell>
          <table:table-cell table:style-name="Tabela1.E43" office:value-type="string">
            <text:p text:style-name="P4"><text:span text:style-name="T3">9.246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9</text:span></text:p>
          </table:table-cell>
          <table:table-cell table:style-name="Tabela1.B5" office:value-type="string">
            <text:p text:style-name="P3"><text:span text:style-name="T3">BARBARA LIMA DE ARAUJ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8</text:span></text:p>
          </table:table-cell>
          <table:table-cell table:style-name="Tabela1.B5" office:value-type="string">
            <text:p text:style-name="P3"><text:span text:style-name="T3">BELARMINO ALVES DOS ANJOS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422,28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43.314,3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639,27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173,82</text:span></text:p>
          </table:table-cell>
          <table:table-cell table:style-name="Tabela1.E43" office:value-type="string">
            <text:p text:style-name="P4"><text:span text:style-name="T3">27.140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4</text:span></text:p>
          </table:table-cell>
          <table:table-cell table:style-name="Tabela1.B5" office:value-type="string">
            <text:p text:style-name="P3"><text:span text:style-name="T3">BERENICE ANDRADE DE MEL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5</text:span></text:p>
          </table:table-cell>
          <table:table-cell table:style-name="Tabela1.B5" office:value-type="string">
            <text:p text:style-name="P3"><text:span text:style-name="T3">BIANCA MACEDO DANTA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4</text:span></text:p>
          </table:table-cell>
          <table:table-cell table:style-name="Tabela1.B5" office:value-type="string">
            <text:p text:style-name="P3"><text:span text:style-name="T3">BILLY CARDOSO SOARES</text:span></text:p>
          </table:table-cell>
          <table:table-cell table:style-name="Tabela1.B5" office:value-type="string">
            <text:p text:style-name="P3"><text:span text:style-name="T3">ASSISTENTE TECNICO-ADMINISTRATIVO requisitado</text:span></text:p>
          </table:table-cell>
          <table:table-cell table:style-name="Tabela1.B5" office:value-type="string">
            <text:p text:style-name="P3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3.426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26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3</text:span></text:p>
          </table:table-cell>
          <table:table-cell table:style-name="Tabela1.B5" office:value-type="string">
            <text:p text:style-name="P3"><text:span text:style-name="T3">BRENO AMORIM DE BRI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9,93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9.718,91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662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8,09</text:span></text:p>
          </table:table-cell>
          <table:table-cell table:style-name="Tabela1.E43" office:value-type="string">
            <text:p text:style-name="P4"><text:span text:style-name="T3">8.350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0</text:span></text:p>
          </table:table-cell>
          <table:table-cell table:style-name="Tabela1.B5" office:value-type="string">
            <text:p text:style-name="P3"><text:span text:style-name="T3">BRUNA BARRETO NUNES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30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6,62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13,58</text:span></text:p>
          </table:table-cell>
          <table:table-cell table:style-name="Tabela1.E43" office:value-type="string">
            <text:p text:style-name="P4"><text:span text:style-name="T3">578,05</text:span></text:p>
          </table:table-cell>
          <table:table-cell table:style-name="Tabela1.E43" office:value-type="string">
            <text:p text:style-name="P4"><text:span text:style-name="T3">209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7,36</text:span></text:p>
          </table:table-cell>
          <table:table-cell table:style-name="Tabela1.E43" office:value-type="string">
            <text:p text:style-name="P4"><text:span text:style-name="T3">5.726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6</text:span></text:p>
          </table:table-cell>
          <table:table-cell table:style-name="Tabela1.B5" office:value-type="string">
            <text:p text:style-name="P3"><text:span text:style-name="T3">BRUNA KAROLINE ALVES RIBEI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77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11.200,46</text:span></text:p>
          </table:table-cell>
          <table:table-cell table:style-name="Tabela1.E43" office:value-type="string">
            <text:p text:style-name="P4"><text:span text:style-name="T3">1.144,42</text:span></text:p>
          </table:table-cell>
          <table:table-cell table:style-name="Tabela1.E43" office:value-type="string">
            <text:p text:style-name="P4"><text:span text:style-name="T3">1.063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08,31</text:span></text:p>
          </table:table-cell>
          <table:table-cell table:style-name="Tabela1.E43" office:value-type="string">
            <text:p text:style-name="P4"><text:span text:style-name="T3">8.992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1</text:span></text:p>
          </table:table-cell>
          <table:table-cell table:style-name="Tabela1.B5" office:value-type="string">
            <text:p text:style-name="P3"><text:span text:style-name="T3">BRUNA TAYNARA DA SILVA NASCIMEN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64,14</text:span></text:p>
          </table:table-cell>
          <table:table-cell table:style-name="Tabela1.E43" office:value-type="string">
            <text:p text:style-name="P4"><text:span text:style-name="T3">1.67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12.406,90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78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9,04</text:span></text:p>
          </table:table-cell>
          <table:table-cell table:style-name="Tabela1.E43" office:value-type="string">
            <text:p text:style-name="P4"><text:span text:style-name="T3">10.917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4</text:span></text:p>
          </table:table-cell>
          <table:table-cell table:style-name="Tabela1.B5" office:value-type="string">
            <text:p text:style-name="P3"><text:span text:style-name="T3">BRUNO CARVALHO DE ALENCA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268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7.116,77</text:span></text:p>
          </table:table-cell>
          <table:table-cell table:style-name="Tabela1.E43" office:value-type="string">
            <text:p text:style-name="P4"><text:span text:style-name="T3">514,47</text:span></text:p>
          </table:table-cell>
          <table:table-cell table:style-name="Tabela1.E43" office:value-type="string">
            <text:p text:style-name="P4"><text:span text:style-name="T3">11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33,71</text:span></text:p>
          </table:table-cell>
          <table:table-cell table:style-name="Tabela1.E43" office:value-type="string">
            <text:p text:style-name="P4"><text:span text:style-name="T3">6.483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6</text:span></text:p>
          </table:table-cell>
          <table:table-cell table:style-name="Tabela1.B5" office:value-type="string">
            <text:p text:style-name="P3"><text:span text:style-name="T3">BRUNO GARCIA CRUZ DE HOLANDA CAVALCAN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804,73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1.200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12,07</text:span></text:p>
          </table:table-cell>
          <table:table-cell table:style-name="Tabela1.E43" office:value-type="string">
            <text:p text:style-name="P4"><text:span text:style-name="T3">8.692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5</text:span></text:p>
          </table:table-cell>
          <table:table-cell table:style-name="Tabela1.B5" office:value-type="string">
            <text:p text:style-name="P3"><text:span text:style-name="T3">BRUNO GOMES FERREIR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8</text:span></text:p>
          </table:table-cell>
          <table:table-cell table:style-name="Tabela1.B5" office:value-type="string">
            <text:p text:style-name="P3"><text:span text:style-name="T3">BRUNO LEMOS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43" office:value-type="string">
            <text:p text:style-name="P4"><text:span text:style-name="T3">6.582,70</text:span></text:p>
          </table:table-cell>
          <table:table-cell table:style-name="Tabela1.E43" office:value-type="string">
            <text:p text:style-name="P4"><text:span text:style-name="T3">1.316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3.013,18</text:span></text:p>
          </table:table-cell>
          <table:table-cell table:style-name="Tabela1.E43" office:value-type="string">
            <text:p text:style-name="P4"><text:span text:style-name="T3">11.212,42</text:span></text:p>
          </table:table-cell>
          <table:table-cell table:style-name="Tabela1.E43" office:value-type="string">
            <text:p text:style-name="P4"><text:span text:style-name="T3">1.105,89</text:span></text:p>
          </table:table-cell>
          <table:table-cell table:style-name="Tabela1.E43" office:value-type="string">
            <text:p text:style-name="P4"><text:span text:style-name="T3">646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52,74</text:span></text:p>
          </table:table-cell>
          <table:table-cell table:style-name="Tabela1.E43" office:value-type="string">
            <text:p text:style-name="P4"><text:span text:style-name="T3">9.459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8</text:span></text:p>
          </table:table-cell>
          <table:table-cell table:style-name="Tabela1.B5" office:value-type="string">
            <text:p text:style-name="P3"><text:span text:style-name="T3">BRUNO MELO MOU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MALHADOR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56,85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342,50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83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63,89</text:span></text:p>
          </table:table-cell>
          <table:table-cell table:style-name="Tabela1.E43" office:value-type="string">
            <text:p text:style-name="P4"><text:span text:style-name="T3">26.878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0</text:span></text:p>
          </table:table-cell>
          <table:table-cell table:style-name="Tabela1.B5" office:value-type="string">
            <text:p text:style-name="P3"><text:span text:style-name="T3">BRUNO OLIVEIRA FALC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4.159,91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3.144,42</text:span></text:p>
          </table:table-cell>
          <table:table-cell table:style-name="Tabela1.E43" office:value-type="string">
            <text:p text:style-name="P4"><text:span text:style-name="T3">1.745,86</text:span></text:p>
          </table:table-cell>
          <table:table-cell table:style-name="Tabela1.E43" office:value-type="string">
            <text:p text:style-name="P4"><text:span text:style-name="T3">4.36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110,02</text:span></text:p>
          </table:table-cell>
          <table:table-cell table:style-name="Tabela1.E43" office:value-type="string">
            <text:p text:style-name="P4"><text:span text:style-name="T3">17.034,40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748</text:span></text:p>
          </table:table-cell>
          <table:table-cell table:style-name="Tabela1.B5" office:value-type="string">
            <text:p text:style-name="P3"><text:span text:style-name="T3">BRUNO RAMOS ELOY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4.855,69</text:span></text:p>
          </table:table-cell>
          <table:table-cell table:style-name="Tabela1.E43" office:value-type="string">
            <text:p text:style-name="P4"><text:span text:style-name="T3">10.156,88</text:span></text:p>
          </table:table-cell>
          <table:table-cell table:style-name="Tabela1.E43" office:value-type="string">
            <text:p text:style-name="P4"><text:span text:style-name="T3">4.140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1.633,63</text:span></text:p>
          </table:table-cell>
          <table:table-cell table:style-name="Tabela1.E43" office:value-type="string">
            <text:p text:style-name="P4"><text:span text:style-name="T3">1.924,84</text:span></text:p>
          </table:table-cell>
          <table:table-cell table:style-name="Tabela1.E43" office:value-type="string">
            <text:p text:style-name="P4"><text:span text:style-name="T3">3.868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93,12</text:span></text:p>
          </table:table-cell>
          <table:table-cell table:style-name="Tabela1.E43" office:value-type="string">
            <text:p text:style-name="P4"><text:span text:style-name="T3">15.840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9</text:span></text:p>
          </table:table-cell>
          <table:table-cell table:style-name="Tabela1.B5" office:value-type="string">
            <text:p text:style-name="P3"><text:span text:style-name="T3">CAIO NABUCO D AVILA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O MEIO AMBIENTE, URBANISMO, PATRIMONIO SOCIAL E CULTURAL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357,17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136,51</text:span></text:p>
          </table:table-cell>
          <table:table-cell table:style-name="Tabela1.E43" office:value-type="string">
            <text:p text:style-name="P4"><text:span text:style-name="T3">950,02</text:span></text:p>
          </table:table-cell>
          <table:table-cell table:style-name="Tabela1.E43" office:value-type="string">
            <text:p text:style-name="P4"><text:span text:style-name="T3">1.057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07,99</text:span></text:p>
          </table:table-cell>
          <table:table-cell table:style-name="Tabela1.E43" office:value-type="string">
            <text:p text:style-name="P4"><text:span text:style-name="T3">8.128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2</text:span></text:p>
          </table:table-cell>
          <table:table-cell table:style-name="Tabela1.B5" office:value-type="string">
            <text:p text:style-name="P3"><text:span text:style-name="T3">CAIQUE RABELO ALONSO GONZALEZ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639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3</text:span></text:p>
          </table:table-cell>
          <table:table-cell table:style-name="Tabela1.B5" office:value-type="string">
            <text:p text:style-name="P3"><text:span text:style-name="T3">CAMILA MEDEIROS DE SOUZA MELO VILA NO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027,47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748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6,06</text:span></text:p>
          </table:table-cell>
          <table:table-cell table:style-name="Tabela1.E43" office:value-type="string">
            <text:p text:style-name="P4"><text:span text:style-name="T3">7.501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7</text:span></text:p>
          </table:table-cell>
          <table:table-cell table:style-name="Tabela1.B5" office:value-type="string">
            <text:p text:style-name="P3"><text:span text:style-name="T3">CAMILA NUNES DE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768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0.897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4</text:span></text:p>
          </table:table-cell>
          <table:table-cell table:style-name="Tabela1.B5" office:value-type="string">
            <text:p text:style-name="P3"><text:span text:style-name="T3">CAMILLA CANUTO ALVE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639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4</text:span></text:p>
          </table:table-cell>
          <table:table-cell table:style-name="Tabela1.B5" office:value-type="string">
            <text:p text:style-name="P3"><text:span text:style-name="T3">CARINA ALVES DE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MALHADOR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142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1,95</text:span></text:p>
          </table:table-cell>
          <table:table-cell table:style-name="Tabela1.E43" office:value-type="string">
            <text:p text:style-name="P4"><text:span text:style-name="T3">2.710,18</text:span></text:p>
          </table:table-cell>
          <table:table-cell table:style-name="Tabela1.E43" office:value-type="string">
            <text:p text:style-name="P4"><text:span text:style-name="T3">6.284,89</text:span></text:p>
          </table:table-cell>
          <table:table-cell table:style-name="Tabela1.E43" office:value-type="string">
            <text:p text:style-name="P4"><text:span text:style-name="T3">420,39</text:span></text:p>
          </table:table-cell>
          <table:table-cell table:style-name="Tabela1.E43" office:value-type="string">
            <text:p text:style-name="P4"><text:span text:style-name="T3">118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38,74</text:span></text:p>
          </table:table-cell>
          <table:table-cell table:style-name="Tabela1.E43" office:value-type="string">
            <text:p text:style-name="P4"><text:span text:style-name="T3">5.746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4</text:span></text:p>
          </table:table-cell>
          <table:table-cell table:style-name="Tabela1.B5" office:value-type="string">
            <text:p text:style-name="P3"><text:span text:style-name="T3">CARLA ROCHA BARRETO HORA DE LIM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539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86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84,63</text:span></text:p>
          </table:table-cell>
          <table:table-cell table:style-name="Tabela1.E43" office:value-type="string">
            <text:p text:style-name="P4"><text:span text:style-name="T3">26.954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</text:span></text:p>
          </table:table-cell>
          <table:table-cell table:style-name="Tabela1.B5" office:value-type="string">
            <text:p text:style-name="P3"><text:span text:style-name="T3">CARLOS AUGUSTO ALCANTARA MACHAD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97,77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5.479,33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63.507,49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13.582,19</text:span></text:p>
          </table:table-cell>
          <table:table-cell table:style-name="Tabela1.E43" office:value-type="string">
            <text:p text:style-name="P4"><text:span text:style-name="T3">2.536,88</text:span></text:p>
          </table:table-cell>
          <table:table-cell table:style-name="Tabela1.E43" office:value-type="string">
            <text:p text:style-name="P4"><text:span text:style-name="T3">21.230,59</text:span></text:p>
          </table:table-cell>
          <table:table-cell table:style-name="Tabela1.E43" office:value-type="string">
            <text:p text:style-name="P4"><text:span text:style-name="T3">42.276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9</text:span></text:p>
          </table:table-cell>
          <table:table-cell table:style-name="Tabela1.B5" office:value-type="string">
            <text:p text:style-name="P3"><text:span text:style-name="T3">CARLOS AUGUSTO DOS SANTOS RAM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6</text:span></text:p>
          </table:table-cell>
          <table:table-cell table:style-name="Tabela1.B5" office:value-type="string">
            <text:p text:style-name="P3"><text:span text:style-name="T3">CARLOS CEZAR SOUZA SOAR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5</text:span></text:p>
          </table:table-cell>
          <table:table-cell table:style-name="Tabela1.B5" office:value-type="string">
            <text:p text:style-name="P3"><text:span text:style-name="T3">CARLOS FERNANDO AQUINO MOTA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55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706,19</text:span></text:p>
          </table:table-cell>
          <table:table-cell table:style-name="Tabela1.E43" office:value-type="string">
            <text:p text:style-name="P4"><text:span text:style-name="T3">1.053,95</text:span></text:p>
          </table:table-cell>
          <table:table-cell table:style-name="Tabela1.E43" office:value-type="string">
            <text:p text:style-name="P4"><text:span text:style-name="T3">858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12,87</text:span></text:p>
          </table:table-cell>
          <table:table-cell table:style-name="Tabela1.E43" office:value-type="string">
            <text:p text:style-name="P4"><text:span text:style-name="T3">7.793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8</text:span></text:p>
          </table:table-cell>
          <table:table-cell table:style-name="Tabela1.B5" office:value-type="string">
            <text:p text:style-name="P3"><text:span text:style-name="T3">CARLOS HENRIQUE DE MELO CONCEICAO</text:span></text:p>
          </table:table-cell>
          <table:table-cell table:style-name="Tabela1.B5" office:value-type="string">
            <text:p text:style-name="P3"><text:span text:style-name="T3">COORDENADOR DE ACOMP. DE ATIV. JUDICIAIS</text:span></text:p>
          </table:table-cell>
          <table:table-cell table:style-name="Tabela1.B5" office:value-type="string">
            <text:p text:style-name="P3"><text:span text:style-name="T3">CORREGEDORIA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642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9</text:span></text:p>
          </table:table-cell>
          <table:table-cell table:style-name="Tabela1.B5" office:value-type="string">
            <text:p text:style-name="P3"><text:span text:style-name="T3">CARLOS HENRIQUE SIQUEIRA RIBEIR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SIMAO DIAS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35,00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069,55</text:span></text:p>
          </table:table-cell>
          <table:table-cell table:style-name="Tabela1.E43" office:value-type="string">
            <text:p text:style-name="P4"><text:span text:style-name="T3">25.153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7</text:span></text:p>
          </table:table-cell>
          <table:table-cell table:style-name="Tabela1.B5" office:value-type="string">
            <text:p text:style-name="P3"><text:span text:style-name="T3">CARLOS ISSAC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225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6.527,42</text:span></text:p>
          </table:table-cell>
          <table:table-cell table:style-name="Tabela1.E43" office:value-type="string">
            <text:p text:style-name="P4"><text:span text:style-name="T3">431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31,96</text:span></text:p>
          </table:table-cell>
          <table:table-cell table:style-name="Tabela1.E43" office:value-type="string">
            <text:p text:style-name="P4"><text:span text:style-name="T3">6.095,46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5"/><text:span text:style-name="T3">2219</text:span></text:p>
          </table:table-cell>
          <table:table-cell table:style-name="Tabela1.B5" office:value-type="string">
            <text:p text:style-name="P3"><text:span text:style-name="T3">CARLOS KLEBER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0</text:span></text:p>
          </table:table-cell>
          <table:table-cell table:style-name="Tabela1.B5" office:value-type="string">
            <text:p text:style-name="P3"><text:span text:style-name="T3">CARLOS RONALD DE JESUS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</text:span></text:p>
          </table:table-cell>
          <table:table-cell table:style-name="Tabela1.B5" office:value-type="string">
            <text:p text:style-name="P3"><text:span text:style-name="T3">CARMEN LUCIA BUARQUE DE GUSM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7.962,42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9.884,17</text:span></text:p>
          </table:table-cell>
          <table:table-cell table:style-name="Tabela1.E43" office:value-type="string">
            <text:p text:style-name="P4"><text:span text:style-name="T3">497,81</text:span></text:p>
          </table:table-cell>
          <table:table-cell table:style-name="Tabela1.E43" office:value-type="string">
            <text:p text:style-name="P4"><text:span text:style-name="T3">15.245,27</text:span></text:p>
          </table:table-cell>
          <table:table-cell table:style-name="Tabela1.E43" office:value-type="string">
            <text:p text:style-name="P4"><text:span text:style-name="T3">32.717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5</text:span></text:p>
          </table:table-cell>
          <table:table-cell table:style-name="Tabela1.B5" office:value-type="string">
            <text:p text:style-name="P3"><text:span text:style-name="T3">CAROLINE BUENOS AIRES MONTEI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109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9.708,77</text:span></text:p>
          </table:table-cell>
          <table:table-cell table:style-name="Tabela1.E43" office:value-type="string">
            <text:p text:style-name="P4"><text:span text:style-name="T3">1.190,81</text:span></text:p>
          </table:table-cell>
          <table:table-cell table:style-name="Tabela1.E43" office:value-type="string">
            <text:p text:style-name="P4"><text:span text:style-name="T3">1.090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80,93</text:span></text:p>
          </table:table-cell>
          <table:table-cell table:style-name="Tabela1.E43" office:value-type="string">
            <text:p text:style-name="P4"><text:span text:style-name="T3">7.427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8</text:span></text:p>
          </table:table-cell>
          <table:table-cell table:style-name="Tabela1.B5" office:value-type="string">
            <text:p text:style-name="P3"><text:span text:style-name="T3">CAROLINE LEAO NOGUEIRA MEL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6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48,45</text:span></text:p>
          </table:table-cell>
          <table:table-cell table:style-name="Tabela1.E43" office:value-type="string">
            <text:p text:style-name="P4"><text:span text:style-name="T3">26.837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1</text:span></text:p>
          </table:table-cell>
          <table:table-cell table:style-name="Tabela1.B5" office:value-type="string">
            <text:p text:style-name="P3"><text:span text:style-name="T3">CAROLINE OLIVEIRA RIBEI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858,89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2.051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19,75</text:span></text:p>
          </table:table-cell>
          <table:table-cell table:style-name="Tabela1.E43" office:value-type="string">
            <text:p text:style-name="P4"><text:span text:style-name="T3">11.239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0947</text:span></text:p>
          </table:table-cell>
          <table:table-cell table:style-name="Tabela1.B5" office:value-type="string">
            <text:p text:style-name="P3"><text:span text:style-name="T3">CAROLINE SANTOS BARBOZA DE DEUS</text:span></text:p>
          </table:table-cell>
          <table:table-cell table:style-name="Tabela1.B5" office:value-type="string">
            <text:p text:style-name="P3"><text:span text:style-name="T3">ESTAGIÁRIOS</text:span></text:p>
          </table:table-cell>
          <table:table-cell table:style-name="Tabela1.B5" office:value-type="string">
            <text:p text:style-name="P3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1</text:span></text:p>
          </table:table-cell>
          <table:table-cell table:style-name="Tabela1.B5" office:value-type="string">
            <text:p text:style-name="P3"><text:span text:style-name="T3">CATIANE DOS SANTO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037,24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44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2,56</text:span></text:p>
          </table:table-cell>
          <table:table-cell table:style-name="Tabela1.E43" office:value-type="string">
            <text:p text:style-name="P4"><text:span text:style-name="T3">6.814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9</text:span></text:p>
          </table:table-cell>
          <table:table-cell table:style-name="Tabela1.B5" office:value-type="string">
            <text:p text:style-name="P3"><text:span text:style-name="T3">CAYO RUBENS CASTILHANO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207,88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020,46</text:span></text:p>
          </table:table-cell>
          <table:table-cell table:style-name="Tabela1.E43" office:value-type="string">
            <text:p text:style-name="P4"><text:span text:style-name="T3">845,51</text:span></text:p>
          </table:table-cell>
          <table:table-cell table:style-name="Tabela1.E43" office:value-type="string">
            <text:p text:style-name="P4"><text:span text:style-name="T3">1.604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50,31</text:span></text:p>
          </table:table-cell>
          <table:table-cell table:style-name="Tabela1.E43" office:value-type="string">
            <text:p text:style-name="P4"><text:span text:style-name="T3">9.570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8</text:span></text:p>
          </table:table-cell>
          <table:table-cell table:style-name="Tabela1.B5" office:value-type="string">
            <text:p text:style-name="P3"><text:span text:style-name="T3">CECILIA NOGUEIRA GUIMARAES BARR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522,28</text:span></text:p>
          </table:table-cell>
          <table:table-cell table:style-name="Tabela1.E43" office:value-type="string">
            <text:p text:style-name="P4"><text:span text:style-name="T3">4.001,26</text:span></text:p>
          </table:table-cell>
          <table:table-cell table:style-name="Tabela1.E43" office:value-type="string">
            <text:p text:style-name="P4"><text:span text:style-name="T3">46.212,65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614,63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149,18</text:span></text:p>
          </table:table-cell>
          <table:table-cell table:style-name="Tabela1.E43" office:value-type="string">
            <text:p text:style-name="P4"><text:span text:style-name="T3">30.063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1</text:span></text:p>
          </table:table-cell>
          <table:table-cell table:style-name="Tabela1.B5" office:value-type="string">
            <text:p text:style-name="P3"><text:span text:style-name="T3">CELENE SOCORRO DE MORAES OLIV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77</text:span></text:p>
          </table:table-cell>
          <table:table-cell table:style-name="Tabela1.B5" office:value-type="string">
            <text:p text:style-name="P3"><text:span text:style-name="T3">CELIA REGINA SANTOS ANDRADE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2.162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2.094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</text:span></text:p>
          </table:table-cell>
          <table:table-cell table:style-name="Tabela1.B5" office:value-type="string">
            <text:p text:style-name="P3"><text:span text:style-name="T3">CELSO LUIS DORIA LE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0.249,72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2.536,88</text:span></text:p>
          </table:table-cell>
          <table:table-cell table:style-name="Tabela1.E43" office:value-type="string">
            <text:p text:style-name="P4"><text:span text:style-name="T3">17.584,70</text:span></text:p>
          </table:table-cell>
          <table:table-cell table:style-name="Tabela1.E43" office:value-type="string">
            <text:p text:style-name="P4"><text:span text:style-name="T3">3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7</text:span></text:p>
          </table:table-cell>
          <table:table-cell table:style-name="Tabela1.B5" office:value-type="string">
            <text:p text:style-name="P3"><text:span text:style-name="T3">CIBELLE MACHADO DE SOUZA ENOMO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055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39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02,54</text:span></text:p>
          </table:table-cell>
          <table:table-cell table:style-name="Tabela1.E43" office:value-type="string">
            <text:p text:style-name="P4"><text:span text:style-name="T3">10.453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8</text:span></text:p>
          </table:table-cell>
          <table:table-cell table:style-name="Tabela1.B5" office:value-type="string">
            <text:p text:style-name="P3"><text:span text:style-name="T3">CICERO SANTOS DA SILVA</text:span></text:p>
          </table:table-cell>
          <table:table-cell table:style-name="Tabela1.B5" office:value-type="string">
            <text:p text:style-name="P3"><text:span text:style-name="T3">1º SARGENTO - requisi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9</text:span></text:p>
          </table:table-cell>
          <table:table-cell table:style-name="Tabela1.B5" office:value-type="string">
            <text:p text:style-name="P3"><text:span text:style-name="T3">CINTHIA CARDOZO ROZA DE ANDRA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35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321,55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1.729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2,03</text:span></text:p>
          </table:table-cell>
          <table:table-cell table:style-name="Tabela1.E43" office:value-type="string">
            <text:p text:style-name="P4"><text:span text:style-name="T3">9.899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8</text:span></text:p>
          </table:table-cell>
          <table:table-cell table:style-name="Tabela1.B5" office:value-type="string">
            <text:p text:style-name="P3"><text:span text:style-name="T3">CINTHIA MAGNO SANTOS LEA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3.358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3.176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0</text:span></text:p>
          </table:table-cell>
          <table:table-cell table:style-name="Tabela1.B5" office:value-type="string">
            <text:p text:style-name="P3"><text:span text:style-name="T3">CLAUDIA DANIELA DE FREITAS SILVEIRA FRANC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4.137,6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987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703,53</text:span></text:p>
          </table:table-cell>
          <table:table-cell table:style-name="Tabela1.E43" office:value-type="string">
            <text:p text:style-name="P4"><text:span text:style-name="T3">37.434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6</text:span></text:p>
          </table:table-cell>
          <table:table-cell table:style-name="Tabela1.B5" office:value-type="string">
            <text:p text:style-name="P3"><text:span text:style-name="T3">CLAUDIA DE OLIVEIRA MENDONCA BARROS</text:span></text:p>
          </table:table-cell>
          <table:table-cell table:style-name="Tabela1.B5" office:value-type="string">
            <text:p text:style-name="P3"><text:span text:style-name="T3">CAPITÃ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917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,71</text:span></text:p>
          </table:table-cell>
          <table:table-cell table:style-name="Tabela1.E43" office:value-type="string">
            <text:p text:style-name="P4"><text:span text:style-name="T3">4.891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4</text:span></text:p>
          </table:table-cell>
          <table:table-cell table:style-name="Tabela1.B5" office:value-type="string">
            <text:p text:style-name="P3"><text:span text:style-name="T3">CLAUDIA DO AMARAL CALMON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8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00,00</text:span></text:p>
          </table:table-cell>
          <table:table-cell table:style-name="Tabela1.E43" office:value-type="string">
            <text:p text:style-name="P4"><text:span text:style-name="T3">28.123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1</text:span></text:p>
          </table:table-cell>
          <table:table-cell table:style-name="Tabela1.B5" office:value-type="string">
            <text:p text:style-name="P3"><text:span text:style-name="T3">CLAUDIA ERNESTA DOS SANTOS</text:span></text:p>
          </table:table-cell>
          <table:table-cell table:style-name="Tabela1.B5" office:value-type="string">
            <text:p text:style-name="P3"><text:span text:style-name="T3">EXEC. DE SERV. BÁSICOS - requisitado</text:span></text:p>
          </table:table-cell>
          <table:table-cell table:style-name="Tabela1.B5" office:value-type="string">
            <text:p text:style-name="P3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1.041,86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443,04</text:span></text:p>
          </table:table-cell>
          <table:table-cell table:style-name="Tabela1.E43" office:value-type="string">
            <text:p text:style-name="P4"><text:span text:style-name="T3">145,86</text:span></text:p>
          </table:table-cell>
          <table:table-cell table:style-name="Tabela1.E43" office:value-type="string">
            <text:p text:style-name="P4"><text:span text:style-name="T3">113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8,94</text:span></text:p>
          </table:table-cell>
          <table:table-cell table:style-name="Tabela1.E43" office:value-type="string">
            <text:p text:style-name="P4"><text:span text:style-name="T3">5.184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5</text:span></text:p>
          </table:table-cell>
          <table:table-cell table:style-name="Tabela1.B5" office:value-type="string">
            <text:p text:style-name="P3"><text:span text:style-name="T3">CLAUDIA REGINA SANTOS LIMA GETIRAN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2.697,90</text:span></text:p>
          </table:table-cell>
          <table:table-cell table:style-name="Tabela1.E43" office:value-type="string">
            <text:p text:style-name="P4"><text:span text:style-name="T3">674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853,38</text:span></text:p>
          </table:table-cell>
          <table:table-cell table:style-name="Tabela1.E43" office:value-type="string">
            <text:p text:style-name="P4"><text:span text:style-name="T3">472,13</text:span></text:p>
          </table:table-cell>
          <table:table-cell table:style-name="Tabela1.E43" office:value-type="string">
            <text:p text:style-name="P4"><text:span text:style-name="T3">8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2,37</text:span></text:p>
          </table:table-cell>
          <table:table-cell table:style-name="Tabela1.E43" office:value-type="string">
            <text:p text:style-name="P4"><text:span text:style-name="T3">5.301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3</text:span></text:p>
          </table:table-cell>
          <table:table-cell table:style-name="Tabela1.B5" office:value-type="string">
            <text:p text:style-name="P3"><text:span text:style-name="T3">CLAUDIA VIRGINIA OLIVER DE 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28.019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4</text:span></text:p>
          </table:table-cell>
          <table:table-cell table:style-name="Tabela1.B5" office:value-type="string">
            <text:p text:style-name="P3"><text:span text:style-name="T3">CLAUDIO ROBERTO ALFREDO DE SOU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9.236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72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8,91</text:span></text:p>
          </table:table-cell>
          <table:table-cell table:style-name="Tabela1.E43" office:value-type="string">
            <text:p text:style-name="P4"><text:span text:style-name="T3">26.547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1</text:span></text:p>
          </table:table-cell>
          <table:table-cell table:style-name="Tabela1.B5" office:value-type="string">
            <text:p text:style-name="P3"><text:span text:style-name="T3">CLEANE OLIVEIRA CAVALCANT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3</text:span></text:p>
          </table:table-cell>
          <table:table-cell table:style-name="Tabela1.B5" office:value-type="string">
            <text:p text:style-name="P3"><text:span text:style-name="T3">CLEIDINALDO TAVAR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027,55</text:span></text:p>
          </table:table-cell>
          <table:table-cell table:style-name="Tabela1.E43" office:value-type="string">
            <text:p text:style-name="P4"><text:span text:style-name="T3">9.097,19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537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02,82</text:span></text:p>
          </table:table-cell>
          <table:table-cell table:style-name="Tabela1.E43" office:value-type="string">
            <text:p text:style-name="P4"><text:span text:style-name="T3">7.794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5</text:span></text:p>
          </table:table-cell>
          <table:table-cell table:style-name="Tabela1.B5" office:value-type="string">
            <text:p text:style-name="P3"><text:span text:style-name="T3">CLELIO MAIA SANTOS</text:span></text:p>
          </table:table-cell>
          <table:table-cell table:style-name="Tabela1.B5" office:value-type="string">
            <text:p text:style-name="P3"><text:span text:style-name="T3">ASSESSOR DE GESTAO DE PESSOAS II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918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128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5,73</text:span></text:p>
          </table:table-cell>
          <table:table-cell table:style-name="Tabela1.E43" office:value-type="string">
            <text:p text:style-name="P4"><text:span text:style-name="T3">6.332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4</text:span></text:p>
          </table:table-cell>
          <table:table-cell table:style-name="Tabela1.B5" office:value-type="string">
            <text:p text:style-name="P3"><text:span text:style-name="T3">CLESIA MARIA OLIVEIRA CAVALCANT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4</text:span></text:p>
          </table:table-cell>
          <table:table-cell table:style-name="Tabela1.B5" office:value-type="string">
            <text:p text:style-name="P3"><text:span text:style-name="T3">CONCEICAO FONTES FELIX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4.567,15</text:span></text:p>
          </table:table-cell>
          <table:table-cell table:style-name="Tabela1.E43" office:value-type="string">
            <text:p text:style-name="P4"><text:span text:style-name="T3">685,07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536,29</text:span></text:p>
          </table:table-cell>
          <table:table-cell table:style-name="Tabela1.E43" office:value-type="string">
            <text:p text:style-name="P4"><text:span text:style-name="T3">735,31</text:span></text:p>
          </table:table-cell>
          <table:table-cell table:style-name="Tabela1.E43" office:value-type="string">
            <text:p text:style-name="P4"><text:span text:style-name="T3">1.418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3,94</text:span></text:p>
          </table:table-cell>
          <table:table-cell table:style-name="Tabela1.E43" office:value-type="string">
            <text:p text:style-name="P4"><text:span text:style-name="T3">9.382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3</text:span></text:p>
          </table:table-cell>
          <table:table-cell table:style-name="Tabela1.B5" office:value-type="string">
            <text:p text:style-name="P3"><text:span text:style-name="T3">CRISTIANE BARRETO PAIVA</text:span></text:p>
          </table:table-cell>
          <table:table-cell table:style-name="Tabela1.B5" office:value-type="string">
            <text:p text:style-name="P3"><text:span text:style-name="T3">COORDENADOR DA DIVISÃO DE SERVIÇO SOCI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59,37</text:span></text:p>
          </table:table-cell>
          <table:table-cell table:style-name="Tabela1.E43" office:value-type="string">
            <text:p text:style-name="P4"><text:span text:style-name="T3">2.559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59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1</text:span></text:p>
          </table:table-cell>
          <table:table-cell table:style-name="Tabela1.B5" office:value-type="string">
            <text:p text:style-name="P3"><text:span text:style-name="T3">CRISTIANNE DELGADO CARVALHO PESSOA DE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321,60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1.367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3,11</text:span></text:p>
          </table:table-cell>
          <table:table-cell table:style-name="Tabela1.E43" office:value-type="string">
            <text:p text:style-name="P4"><text:span text:style-name="T3">9.248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5</text:span></text:p>
          </table:table-cell>
          <table:table-cell table:style-name="Tabela1.B5" office:value-type="string">
            <text:p text:style-name="P3"><text:span text:style-name="T3">DAIANE SILVA SAMPAIO LOB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OORDENADORIA RECURSAL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82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0.953,61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03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66,58</text:span></text:p>
          </table:table-cell>
          <table:table-cell table:style-name="Tabela1.E43" office:value-type="string">
            <text:p text:style-name="P4"><text:span text:style-name="T3">17.187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7</text:span></text:p>
          </table:table-cell>
          <table:table-cell table:style-name="Tabela1.B5" office:value-type="string">
            <text:p text:style-name="P3"><text:span text:style-name="T3">DANIEL ARAUJO RAM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4.612,19</text:span></text:p>
          </table:table-cell>
          <table:table-cell table:style-name="Tabela1.E43" office:value-type="string">
            <text:p text:style-name="P4"><text:span text:style-name="T3">20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8.257,03</text:span></text:p>
          </table:table-cell>
          <table:table-cell table:style-name="Tabela1.E43" office:value-type="string">
            <text:p text:style-name="P4"><text:span text:style-name="T3">674,10</text:span></text:p>
          </table:table-cell>
          <table:table-cell table:style-name="Tabela1.E43" office:value-type="string">
            <text:p text:style-name="P4"><text:span text:style-name="T3">295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9,68</text:span></text:p>
          </table:table-cell>
          <table:table-cell table:style-name="Tabela1.E43" office:value-type="string">
            <text:p text:style-name="P4"><text:span text:style-name="T3">7.287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7</text:span></text:p>
          </table:table-cell>
          <table:table-cell table:style-name="Tabela1.B5" office:value-type="string">
            <text:p text:style-name="P3"><text:span text:style-name="T3">DANIEL CARNEIRO DUARTE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1.68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28.071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6</text:span></text:p>
          </table:table-cell>
          <table:table-cell table:style-name="Tabela1.B5" office:value-type="string">
            <text:p text:style-name="P3"><text:span text:style-name="T3">DANIEL DE BARROS BRANCO CAJUEIR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3.542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6,99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396,71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933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1,15</text:span></text:p>
          </table:table-cell>
          <table:table-cell table:style-name="Tabela1.E43" office:value-type="string">
            <text:p text:style-name="P4"><text:span text:style-name="T3">11.835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2</text:span></text:p>
          </table:table-cell>
          <table:table-cell table:style-name="Tabela1.B5" office:value-type="string">
            <text:p text:style-name="P3"><text:span text:style-name="T3">DANIEL DIAS SANTA ROS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73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722,54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30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61</text:span></text:p>
          </table:table-cell>
          <table:table-cell table:style-name="Tabela1.E43" office:value-type="string">
            <text:p text:style-name="P4"><text:span text:style-name="T3">14.611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4</text:span></text:p>
          </table:table-cell>
          <table:table-cell table:style-name="Tabela1.B5" office:value-type="string">
            <text:p text:style-name="P3"><text:span text:style-name="T3">DANIEL FAGUNDES SILV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2</text:span></text:p>
          </table:table-cell>
          <table:table-cell table:style-name="Tabela1.B5" office:value-type="string">
            <text:p text:style-name="P3"><text:span text:style-name="T3">DANIEL RIBEIRO DA SILV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394</text:span></text:p>
          </table:table-cell>
          <table:table-cell table:style-name="Tabela1.B5" office:value-type="string">
            <text:p text:style-name="P3"><text:span text:style-name="T3">DANIELLE COSTA MENDONC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24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8.977,59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3.190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23,00</text:span></text:p>
          </table:table-cell>
          <table:table-cell table:style-name="Tabela1.E43" office:value-type="string">
            <text:p text:style-name="P4"><text:span text:style-name="T3">14.054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7</text:span></text:p>
          </table:table-cell>
          <table:table-cell table:style-name="Tabela1.B5" office:value-type="string">
            <text:p text:style-name="P3"><text:span text:style-name="T3">DANIELLE TAVARES DA SILVA DRAPAL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768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5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18,71</text:span></text:p>
          </table:table-cell>
          <table:table-cell table:style-name="Tabela1.E43" office:value-type="string">
            <text:p text:style-name="P4"><text:span text:style-name="T3">10.949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06</text:span></text:p>
          </table:table-cell>
          <table:table-cell table:style-name="Tabela1.B5" office:value-type="string">
            <text:p text:style-name="P3"><text:span text:style-name="T3">DANILO BUARQUE COU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950,64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3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5,34</text:span></text:p>
          </table:table-cell>
          <table:table-cell table:style-name="Tabela1.E43" office:value-type="string">
            <text:p text:style-name="P4"><text:span text:style-name="T3">6.805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73</text:span></text:p>
          </table:table-cell>
          <table:table-cell table:style-name="Tabela1.B5" office:value-type="string">
            <text:p text:style-name="P3"><text:span text:style-name="T3">DANILO JOSE AMARAL GOULART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1.36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8.406,99</text:span></text:p>
          </table:table-cell>
          <table:table-cell table:style-name="Tabela1.E43" office:value-type="string">
            <text:p text:style-name="P4"><text:span text:style-name="T3">829,56</text:span></text:p>
          </table:table-cell>
          <table:table-cell table:style-name="Tabela1.E43" office:value-type="string">
            <text:p text:style-name="P4"><text:span text:style-name="T3">532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1,57</text:span></text:p>
          </table:table-cell>
          <table:table-cell table:style-name="Tabela1.E43" office:value-type="string">
            <text:p text:style-name="P4"><text:span text:style-name="T3">7.045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</text:span></text:p>
          </table:table-cell>
          <table:table-cell table:style-name="Tabela1.B5" office:value-type="string">
            <text:p text:style-name="P3"><text:span text:style-name="T3">DARCILO MELO COST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47</text:span></text:p>
          </table:table-cell>
          <table:table-cell table:style-name="Tabela1.B5" office:value-type="string">
            <text:p text:style-name="P3"><text:span text:style-name="T3">DARLY GIULIA SANTOS ANDRA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765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0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8.604,76</text:span></text:p>
          </table:table-cell>
          <table:table-cell table:style-name="Tabela1.E43" office:value-type="string">
            <text:p text:style-name="P4"><text:span text:style-name="T3">642,94</text:span></text:p>
          </table:table-cell>
          <table:table-cell table:style-name="Tabela1.E43" office:value-type="string">
            <text:p text:style-name="P4"><text:span text:style-name="T3">585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8,52</text:span></text:p>
          </table:table-cell>
          <table:table-cell table:style-name="Tabela1.E43" office:value-type="string">
            <text:p text:style-name="P4"><text:span text:style-name="T3">7.376,24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6"/><text:span text:style-name="T3">1522</text:span></text:p>
          </table:table-cell>
          <table:table-cell table:style-name="Tabela1.B5" office:value-type="string">
            <text:p text:style-name="P3"><text:span text:style-name="T3">DAYSE MORAE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ITABAIANA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83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58,53</text:span></text:p>
          </table:table-cell>
          <table:table-cell table:style-name="Tabela1.E43" office:value-type="string">
            <text:p text:style-name="P4"><text:span text:style-name="T3">12.391,16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1.428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06,07</text:span></text:p>
          </table:table-cell>
          <table:table-cell table:style-name="Tabela1.E43" office:value-type="string">
            <text:p text:style-name="P4"><text:span text:style-name="T3">10.185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6</text:span></text:p>
          </table:table-cell>
          <table:table-cell table:style-name="Tabela1.B5" office:value-type="string">
            <text:p text:style-name="P3"><text:span text:style-name="T3">DEBORA CARDOSO CAVALHER REZEN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3.147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46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0.666,84</text:span></text:p>
          </table:table-cell>
          <table:table-cell table:style-name="Tabela1.E43" office:value-type="string">
            <text:p text:style-name="P4"><text:span text:style-name="T3">1.909,51</text:span></text:p>
          </table:table-cell>
          <table:table-cell table:style-name="Tabela1.E43" office:value-type="string">
            <text:p text:style-name="P4"><text:span text:style-name="T3">3.606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16,14</text:span></text:p>
          </table:table-cell>
          <table:table-cell table:style-name="Tabela1.E43" office:value-type="string">
            <text:p text:style-name="P4"><text:span text:style-name="T3">15.150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6</text:span></text:p>
          </table:table-cell>
          <table:table-cell table:style-name="Tabela1.B5" office:value-type="string">
            <text:p text:style-name="P3"><text:span text:style-name="T3">DEBORAH NATALIE FREITAS DE S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</text:span></text:p>
          </table:table-cell>
          <table:table-cell table:style-name="Tabela1.B5" office:value-type="string">
            <text:p text:style-name="P3"><text:span text:style-name="T3">DEIJANIRO JONAS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8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00,00</text:span></text:p>
          </table:table-cell>
          <table:table-cell table:style-name="Tabela1.E43" office:value-type="string">
            <text:p text:style-name="P4"><text:span text:style-name="T3">28.366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6</text:span></text:p>
          </table:table-cell>
          <table:table-cell table:style-name="Tabela1.B5" office:value-type="string">
            <text:p text:style-name="P3"><text:span text:style-name="T3">DEJAIR DA COSTA TAVARE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1.083,12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674,58</text:span></text:p>
          </table:table-cell>
          <table:table-cell table:style-name="Tabela1.E43" office:value-type="string">
            <text:p text:style-name="P4"><text:span text:style-name="T3">657,09</text:span></text:p>
          </table:table-cell>
          <table:table-cell table:style-name="Tabela1.E43" office:value-type="string">
            <text:p text:style-name="P4"><text:span text:style-name="T3">1.286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3,59</text:span></text:p>
          </table:table-cell>
          <table:table-cell table:style-name="Tabela1.E43" office:value-type="string">
            <text:p text:style-name="P4"><text:span text:style-name="T3">8.730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7</text:span></text:p>
          </table:table-cell>
          <table:table-cell table:style-name="Tabela1.B5" office:value-type="string">
            <text:p text:style-name="P3"><text:span text:style-name="T3">DENISE COELHO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168,08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993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5,80</text:span></text:p>
          </table:table-cell>
          <table:table-cell table:style-name="Tabela1.E43" office:value-type="string">
            <text:p text:style-name="P4"><text:span text:style-name="T3">8.262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6</text:span></text:p>
          </table:table-cell>
          <table:table-cell table:style-name="Tabela1.B5" office:value-type="string">
            <text:p text:style-name="P3"><text:span text:style-name="T3">DENISE DOS SANTOS COST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7</text:span></text:p>
          </table:table-cell>
          <table:table-cell table:style-name="Tabela1.B5" office:value-type="string">
            <text:p text:style-name="P3"><text:span text:style-name="T3">DENISE DOS SANTOS COSTA</text:span></text:p>
          </table:table-cell>
          <table:table-cell table:style-name="Tabela1.B5" office:value-type="string">
            <text:p text:style-name="P3"><text:span text:style-name="T3">Coordenador da Div. Ad. do Gab. do Proc. Geral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7.897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6.364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7</text:span></text:p>
          </table:table-cell>
          <table:table-cell table:style-name="Tabela1.B5" office:value-type="string">
            <text:p text:style-name="P3"><text:span text:style-name="T3">DENISE OLIVEIRA DE SANTAN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9</text:span></text:p>
          </table:table-cell>
          <table:table-cell table:style-name="Tabela1.B5" office:value-type="string">
            <text:p text:style-name="P3"><text:span text:style-name="T3">DENISSON SANTANA DOS SANTOS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103,74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066,80</text:span></text:p>
          </table:table-cell>
          <table:table-cell table:style-name="Tabela1.E43" office:value-type="string">
            <text:p text:style-name="P4"><text:span text:style-name="T3">1.623,38</text:span></text:p>
          </table:table-cell>
          <table:table-cell table:style-name="Tabela1.E43" office:value-type="string">
            <text:p text:style-name="P4"><text:span text:style-name="T3">2.176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99,87</text:span></text:p>
          </table:table-cell>
          <table:table-cell table:style-name="Tabela1.E43" office:value-type="string">
            <text:p text:style-name="P4"><text:span text:style-name="T3">11.266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9</text:span></text:p>
          </table:table-cell>
          <table:table-cell table:style-name="Tabela1.B5" office:value-type="string">
            <text:p text:style-name="P3"><text:span text:style-name="T3">DENISSON SOARES BEZER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CONTROLE INTERN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3.505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002,10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90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66,97</text:span></text:p>
          </table:table-cell>
          <table:table-cell table:style-name="Tabela1.E43" office:value-type="string">
            <text:p text:style-name="P4"><text:span text:style-name="T3">11.235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2</text:span></text:p>
          </table:table-cell>
          <table:table-cell table:style-name="Tabela1.B5" office:value-type="string">
            <text:p text:style-name="P3"><text:span text:style-name="T3">DENIVAL ANDRADE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801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30,98</text:span></text:p>
          </table:table-cell>
          <table:table-cell table:style-name="Tabela1.E43" office:value-type="string">
            <text:p text:style-name="P4"><text:span text:style-name="T3">16.169,98</text:span></text:p>
          </table:table-cell>
          <table:table-cell table:style-name="Tabela1.E43" office:value-type="string">
            <text:p text:style-name="P4"><text:span text:style-name="T3">1.699,46</text:span></text:p>
          </table:table-cell>
          <table:table-cell table:style-name="Tabela1.E43" office:value-type="string">
            <text:p text:style-name="P4"><text:span text:style-name="T3">1.949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48,84</text:span></text:p>
          </table:table-cell>
          <table:table-cell table:style-name="Tabela1.E43" office:value-type="string">
            <text:p text:style-name="P4"><text:span text:style-name="T3">12.521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80</text:span></text:p>
          </table:table-cell>
          <table:table-cell table:style-name="Tabela1.B5" office:value-type="string">
            <text:p text:style-name="P3"><text:span text:style-name="T3">DENIVAN RODRIGUES FREIRE</text:span></text:p>
          </table:table-cell>
          <table:table-cell table:style-name="Tabela1.B5" office:value-type="string">
            <text:p text:style-name="P3"><text:span text:style-name="T3">Assessor do Coord. da D. Adm. do Gab. do Proc. Geral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418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602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5,79</text:span></text:p>
          </table:table-cell>
          <table:table-cell table:style-name="Tabela1.E43" office:value-type="string">
            <text:p text:style-name="P4"><text:span text:style-name="T3">8.042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7</text:span></text:p>
          </table:table-cell>
          <table:table-cell table:style-name="Tabela1.B5" office:value-type="string">
            <text:p text:style-name="P3"><text:span text:style-name="T3">DENNIS CHRISTIAN NUNES DE FREIT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568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586,12</text:span></text:p>
          </table:table-cell>
          <table:table-cell table:style-name="Tabela1.E43" office:value-type="string">
            <text:p text:style-name="P4"><text:span text:style-name="T3">1.317,14</text:span></text:p>
          </table:table-cell>
          <table:table-cell table:style-name="Tabela1.E43" office:value-type="string">
            <text:p text:style-name="P4"><text:span text:style-name="T3">1.355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72,80</text:span></text:p>
          </table:table-cell>
          <table:table-cell table:style-name="Tabela1.E43" office:value-type="string">
            <text:p text:style-name="P4"><text:span text:style-name="T3">8.913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6</text:span></text:p>
          </table:table-cell>
          <table:table-cell table:style-name="Tabela1.B5" office:value-type="string">
            <text:p text:style-name="P3"><text:span text:style-name="T3">DHIOGO LIMA VELOZ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8.641,45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3.395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61,12</text:span></text:p>
          </table:table-cell>
          <table:table-cell table:style-name="Tabela1.E43" office:value-type="string">
            <text:p text:style-name="P4"><text:span text:style-name="T3">14.480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7</text:span></text:p>
          </table:table-cell>
          <table:table-cell table:style-name="Tabela1.B5" office:value-type="string">
            <text:p text:style-name="P3"><text:span text:style-name="T3">DIANA NATHALIE MELO PEREIRA DE OLIVEIR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4</text:span></text:p>
          </table:table-cell>
          <table:table-cell table:style-name="Tabela1.B5" office:value-type="string">
            <text:p text:style-name="P3"><text:span text:style-name="T3">DIEGO GARCIA CRUZ CARVALH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6.512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25,19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1.173,84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2.245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3,14</text:span></text:p>
          </table:table-cell>
          <table:table-cell table:style-name="Tabela1.E43" office:value-type="string">
            <text:p text:style-name="P4"><text:span text:style-name="T3">18.150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2</text:span></text:p>
          </table:table-cell>
          <table:table-cell table:style-name="Tabela1.B5" office:value-type="string">
            <text:p text:style-name="P3"><text:span text:style-name="T3">DIEGO GOUVEIA PESSOA DE LIM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15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96,31</text:span></text:p>
          </table:table-cell>
          <table:table-cell table:style-name="Tabela1.E43" office:value-type="string">
            <text:p text:style-name="P4"><text:span text:style-name="T3">26.890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6</text:span></text:p>
          </table:table-cell>
          <table:table-cell table:style-name="Tabela1.B5" office:value-type="string">
            <text:p text:style-name="P3"><text:span text:style-name="T3">DIEGO SOARES RIBEIRO</text:span></text:p>
          </table:table-cell>
          <table:table-cell table:style-name="Tabela1.B5" office:value-type="string">
            <text:p text:style-name="P3"><text:span text:style-name="T3">COORDENADOR DA DIVISÃO FINANCEIRA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7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33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5</text:span></text:p>
          </table:table-cell>
          <table:table-cell table:style-name="Tabela1.B5" office:value-type="string">
            <text:p text:style-name="P3"><text:span text:style-name="T3">DIOGO HENRIQUE PEREIRA MONTALV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5.526,96</text:span></text:p>
          </table:table-cell>
          <table:table-cell table:style-name="Tabela1.E43" office:value-type="string">
            <text:p text:style-name="P4"><text:span text:style-name="T3">1.658,09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0.659,86</text:span></text:p>
          </table:table-cell>
          <table:table-cell table:style-name="Tabela1.E43" office:value-type="string">
            <text:p text:style-name="P4"><text:span text:style-name="T3">1.005,91</text:span></text:p>
          </table:table-cell>
          <table:table-cell table:style-name="Tabela1.E43" office:value-type="string">
            <text:p text:style-name="P4"><text:span text:style-name="T3">3.748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54,84</text:span></text:p>
          </table:table-cell>
          <table:table-cell table:style-name="Tabela1.E43" office:value-type="string">
            <text:p text:style-name="P4"><text:span text:style-name="T3">15.90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8</text:span></text:p>
          </table:table-cell>
          <table:table-cell table:style-name="Tabela1.B5" office:value-type="string">
            <text:p text:style-name="P3"><text:span text:style-name="T3">DJHONE DO NASCIMENTO SIQUEIR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639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2</text:span></text:p>
          </table:table-cell>
          <table:table-cell table:style-name="Tabela1.B5" office:value-type="string">
            <text:p text:style-name="P3"><text:span text:style-name="T3">DORVALINA TELES DANT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3.95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6.338,13</text:span></text:p>
          </table:table-cell>
          <table:table-cell table:style-name="Tabela1.E43" office:value-type="string">
            <text:p text:style-name="P4"><text:span text:style-name="T3">1.940,00</text:span></text:p>
          </table:table-cell>
          <table:table-cell table:style-name="Tabela1.E43" office:value-type="string">
            <text:p text:style-name="P4"><text:span text:style-name="T3">2.303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43,58</text:span></text:p>
          </table:table-cell>
          <table:table-cell table:style-name="Tabela1.E43" office:value-type="string">
            <text:p text:style-name="P4"><text:span text:style-name="T3">12.094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8</text:span></text:p>
          </table:table-cell>
          <table:table-cell table:style-name="Tabela1.B5" office:value-type="string">
            <text:p text:style-name="P3"><text:span text:style-name="T3">DOUGLAS SOARES ARAUJ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33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6.993,28</text:span></text:p>
          </table:table-cell>
          <table:table-cell table:style-name="Tabela1.E43" office:value-type="string">
            <text:p text:style-name="P4"><text:span text:style-name="T3">497,18</text:span></text:p>
          </table:table-cell>
          <table:table-cell table:style-name="Tabela1.E43" office:value-type="string">
            <text:p text:style-name="P4"><text:span text:style-name="T3">103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49</text:span></text:p>
          </table:table-cell>
          <table:table-cell table:style-name="Tabela1.E43" office:value-type="string">
            <text:p text:style-name="P4"><text:span text:style-name="T3">6.392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02</text:span></text:p>
          </table:table-cell>
          <table:table-cell table:style-name="Tabela1.B5" office:value-type="string">
            <text:p text:style-name="P3"><text:span text:style-name="T3">EDILENILZA DA SILVA SOUZA MACEDO</text:span></text:p>
          </table:table-cell>
          <table:table-cell table:style-name="Tabela1.B5" office:value-type="string">
            <text:p text:style-name="P3"><text:span text:style-name="T3">PROFESSOR - requisitado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615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0</text:span></text:p>
          </table:table-cell>
          <table:table-cell table:style-name="Tabela1.B5" office:value-type="string">
            <text:p text:style-name="P3"><text:span text:style-name="T3">EDINALDO BARBOSA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8</text:span></text:p>
          </table:table-cell>
          <table:table-cell table:style-name="Tabela1.B5" office:value-type="string">
            <text:p text:style-name="P3"><text:span text:style-name="T3">EDJILDA RESENDE DE LIMA GUER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6.182,9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784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01,30</text:span></text:p>
          </table:table-cell>
          <table:table-cell table:style-name="Tabela1.E43" office:value-type="string">
            <text:p text:style-name="P4"><text:span text:style-name="T3">31.681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1</text:span></text:p>
          </table:table-cell>
          <table:table-cell table:style-name="Tabela1.B5" office:value-type="string">
            <text:p text:style-name="P3"><text:span text:style-name="T3">EDMILSON ARAUJO DO CARMO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0</text:span></text:p>
          </table:table-cell>
          <table:table-cell table:style-name="Tabela1.B5" office:value-type="string">
            <text:p text:style-name="P3"><text:span text:style-name="T3">EDMILSON DE SOUZA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8</text:span></text:p>
          </table:table-cell>
          <table:table-cell table:style-name="Tabela1.B5" office:value-type="string">
            <text:p text:style-name="P3"><text:span text:style-name="T3">EDMILSON PEREIRA DA SILV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7</text:span></text:p>
          </table:table-cell>
          <table:table-cell table:style-name="Tabela1.B5" office:value-type="string">
            <text:p text:style-name="P3"><text:span text:style-name="T3">EDNALDO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5</text:span></text:p>
          </table:table-cell>
          <table:table-cell table:style-name="Tabela1.B5" office:value-type="string">
            <text:p text:style-name="P3"><text:span text:style-name="T3">EDSON DOS SANTOS</text:span></text:p>
          </table:table-cell>
          <table:table-cell table:style-name="Tabela1.B5" office:value-type="string">
            <text:p text:style-name="P3"><text:span text:style-name="T3">Assessor do Núcleo de C. e D. Proc. do C. Superior</text:span></text:p>
          </table:table-cell>
          <table:table-cell table:style-name="Tabela1.B5" office:value-type="string">
            <text:p text:style-name="P3"><text:span text:style-name="T3">CONSELHO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6.244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123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5,02</text:span></text:p>
          </table:table-cell>
          <table:table-cell table:style-name="Tabela1.E43" office:value-type="string">
            <text:p text:style-name="P4"><text:span text:style-name="T3">5.789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3</text:span></text:p>
          </table:table-cell>
          <table:table-cell table:style-name="Tabela1.B5" office:value-type="string">
            <text:p text:style-name="P3"><text:span text:style-name="T3">EDUARDO ALBERTO FREIRE DE ALMEIDA SEAB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338,04</text:span></text:p>
          </table:table-cell>
          <table:table-cell table:style-name="Tabela1.E43" office:value-type="string">
            <text:p text:style-name="P4"><text:span text:style-name="T3">722,41</text:span></text:p>
          </table:table-cell>
          <table:table-cell table:style-name="Tabela1.E43" office:value-type="string">
            <text:p text:style-name="P4"><text:span text:style-name="T3">362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4,75</text:span></text:p>
          </table:table-cell>
          <table:table-cell table:style-name="Tabela1.E43" office:value-type="string">
            <text:p text:style-name="P4"><text:span text:style-name="T3">6.253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4</text:span></text:p>
          </table:table-cell>
          <table:table-cell table:style-name="Tabela1.B5" office:value-type="string">
            <text:p text:style-name="P3"><text:span text:style-name="T3">EDUARDO ANTONIO SEAB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</text:span></text:p>
          </table:table-cell>
          <table:table-cell table:style-name="Tabela1.B5" office:value-type="string">
            <text:p text:style-name="P3"><text:span text:style-name="T3">EDUARDO BARRETO DAVILA FONTES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7.816,91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2.747,3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5.034,46</text:span></text:p>
          </table:table-cell>
          <table:table-cell table:style-name="Tabela1.E43" office:value-type="string">
            <text:p text:style-name="P4"><text:span text:style-name="T3">20.082,28</text:span></text:p>
          </table:table-cell>
          <table:table-cell table:style-name="Tabela1.E43" office:value-type="string">
            <text:p text:style-name="P4"><text:span text:style-name="T3">3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20</text:span></text:p>
          </table:table-cell>
          <table:table-cell table:style-name="Tabela1.B5" office:value-type="string">
            <text:p text:style-name="P3"><text:span text:style-name="T3">EDUARDO DE CABRAL MENEZES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83</text:span></text:p>
          </table:table-cell>
          <table:table-cell table:style-name="Tabela1.B5" office:value-type="string">
            <text:p text:style-name="P3"><text:span text:style-name="T3">EDUARDO DE SOUSA CARVALHO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692,4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67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3,32</text:span></text:p>
          </table:table-cell>
          <table:table-cell table:style-name="Tabela1.E43" office:value-type="string">
            <text:p text:style-name="P4"><text:span text:style-name="T3">7.109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2</text:span></text:p>
          </table:table-cell>
          <table:table-cell table:style-name="Tabela1.B5" office:value-type="string">
            <text:p text:style-name="P3"><text:span text:style-name="T3">EDUARDO FARIAS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E DEFESA DO PATRIMONIO PUBLICO E DA ORDEM TRIBUTARI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651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6,6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0.216,45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44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07,22</text:span></text:p>
          </table:table-cell>
          <table:table-cell table:style-name="Tabela1.E43" office:value-type="string">
            <text:p text:style-name="P4"><text:span text:style-name="T3">16.609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6</text:span></text:p>
          </table:table-cell>
          <table:table-cell table:style-name="Tabela1.B5" office:value-type="string">
            <text:p text:style-name="P3"><text:span text:style-name="T3">EDUARDO FRANKLIN MIRANDA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5</text:span></text:p>
          </table:table-cell>
          <table:table-cell table:style-name="Tabela1.B5" office:value-type="string">
            <text:p text:style-name="P3"><text:span text:style-name="T3">EDUARDO LIMA DE MA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5.777,83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8.102,88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.222,27</text:span></text:p>
          </table:table-cell>
          <table:table-cell table:style-name="Tabela1.E43" office:value-type="string">
            <text:p text:style-name="P4"><text:span text:style-name="T3">16.021,86</text:span></text:p>
          </table:table-cell>
          <table:table-cell table:style-name="Tabela1.E43" office:value-type="string">
            <text:p text:style-name="P4"><text:span text:style-name="T3">32.081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8</text:span></text:p>
          </table:table-cell>
          <table:table-cell table:style-name="Tabela1.B5" office:value-type="string">
            <text:p text:style-name="P3"><text:span text:style-name="T3">EDUARDO VIEIRA DOS SANTOS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12.140,30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1.302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88,71</text:span></text:p>
          </table:table-cell>
          <table:table-cell table:style-name="Tabela1.E43" office:value-type="string">
            <text:p text:style-name="P4"><text:span text:style-name="T3">9.551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6</text:span></text:p>
          </table:table-cell>
          <table:table-cell table:style-name="Tabela1.B5" office:value-type="string">
            <text:p text:style-name="P3"><text:span text:style-name="T3">EDVALDO BEZER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</text:span></text:p>
          </table:table-cell>
          <table:table-cell table:style-name="Tabela1.B5" office:value-type="string">
            <text:p text:style-name="P3"><text:span text:style-name="T3">EDVALDO VIEIRA MESSIA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4</text:span></text:p>
          </table:table-cell>
          <table:table-cell table:style-name="Tabela1.B5" office:value-type="string">
            <text:p text:style-name="P3"><text:span text:style-name="T3">EDYLENO ITALO SANTOS SODRE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1.5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06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23,22</text:span></text:p>
          </table:table-cell>
          <table:table-cell table:style-name="Tabela1.E43" office:value-type="string">
            <text:p text:style-name="P4"><text:span text:style-name="T3">28.543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5</text:span></text:p>
          </table:table-cell>
          <table:table-cell table:style-name="Tabela1.B5" office:value-type="string">
            <text:p text:style-name="P3"><text:span text:style-name="T3">ELAINE PESSO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180,52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7.989,62</text:span></text:p>
          </table:table-cell>
          <table:table-cell table:style-name="Tabela1.E43" office:value-type="string">
            <text:p text:style-name="P4"><text:span text:style-name="T3">530,73</text:span></text:p>
          </table:table-cell>
          <table:table-cell table:style-name="Tabela1.E43" office:value-type="string">
            <text:p text:style-name="P4"><text:span text:style-name="T3">36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1,99</text:span></text:p>
          </table:table-cell>
          <table:table-cell table:style-name="Tabela1.E43" office:value-type="string">
            <text:p text:style-name="P4"><text:span text:style-name="T3">7.097,63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7"/><text:span text:style-name="T3">1712</text:span></text:p>
          </table:table-cell>
          <table:table-cell table:style-name="Tabela1.B5" office:value-type="string">
            <text:p text:style-name="P3"><text:span text:style-name="T3">ELBER GONCALVES DOS ANJ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722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238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72,61</text:span></text:p>
          </table:table-cell>
          <table:table-cell table:style-name="Tabela1.E43" office:value-type="string">
            <text:p text:style-name="P4"><text:span text:style-name="T3">6.750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2</text:span></text:p>
          </table:table-cell>
          <table:table-cell table:style-name="Tabela1.B5" office:value-type="string">
            <text:p text:style-name="P3"><text:span text:style-name="T3">ELDA MARIA GONCALVES MENEZES MACE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748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30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61</text:span></text:p>
          </table:table-cell>
          <table:table-cell table:style-name="Tabela1.E43" office:value-type="string">
            <text:p text:style-name="P4"><text:span text:style-name="T3">9.638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9</text:span></text:p>
          </table:table-cell>
          <table:table-cell table:style-name="Tabela1.B5" office:value-type="string">
            <text:p text:style-name="P3"><text:span text:style-name="T3">ELEN ROSE SOUZA SANTO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6.310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1.173,52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7.953,88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415</text:span></text:p>
          </table:table-cell>
          <table:table-cell table:style-name="Tabela1.B5" office:value-type="string">
            <text:p text:style-name="P3"><text:span text:style-name="T3">ELENICE PIRES DAMACEN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9.956,43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67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3,32</text:span></text:p>
          </table:table-cell>
          <table:table-cell table:style-name="Tabela1.E43" office:value-type="string">
            <text:p text:style-name="P4"><text:span text:style-name="T3">8.373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08</text:span></text:p>
          </table:table-cell>
          <table:table-cell table:style-name="Tabela1.B5" office:value-type="string">
            <text:p text:style-name="P3"><text:span text:style-name="T3">ELIANE CARNEIRO FRANCO</text:span></text:p>
          </table:table-cell>
          <table:table-cell table:style-name="Tabela1.B5" office:value-type="string">
            <text:p text:style-name="P3"><text:span text:style-name="T3">AUX.ADMINISTRATIVO - requisitado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615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</text:span></text:p>
          </table:table-cell>
          <table:table-cell table:style-name="Tabela1.B5" office:value-type="string">
            <text:p text:style-name="P3"><text:span text:style-name="T3">ELIANE GOES DA SILVA MONTE ALEGRE</text:span></text:p>
          </table:table-cell>
          <table:table-cell table:style-name="Tabela1.B5" office:value-type="string">
            <text:p text:style-name="P3"><text:span text:style-name="T3">* ADVOGAD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0</text:span></text:p>
          </table:table-cell>
          <table:table-cell table:style-name="Tabela1.B5" office:value-type="string">
            <text:p text:style-name="P3"><text:span text:style-name="T3">ELISGARDENIA RODRIGUES MACEN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10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0.775,77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29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26,67</text:span></text:p>
          </table:table-cell>
          <table:table-cell table:style-name="Tabela1.E43" office:value-type="string">
            <text:p text:style-name="P4"><text:span text:style-name="T3">9.749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4</text:span></text:p>
          </table:table-cell>
          <table:table-cell table:style-name="Tabela1.B5" office:value-type="string">
            <text:p text:style-name="P3"><text:span text:style-name="T3">ELIZALDO DIAS DOS SANTO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99</text:span></text:p>
          </table:table-cell>
          <table:table-cell table:style-name="Tabela1.B5" office:value-type="string">
            <text:p text:style-name="P3"><text:span text:style-name="T3">ELOANDERSON DANTAS BATI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87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979,8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67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3,32</text:span></text:p>
          </table:table-cell>
          <table:table-cell table:style-name="Tabela1.E43" office:value-type="string">
            <text:p text:style-name="P4"><text:span text:style-name="T3">10.396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5</text:span></text:p>
          </table:table-cell>
          <table:table-cell table:style-name="Tabela1.B5" office:value-type="string">
            <text:p text:style-name="P3"><text:span text:style-name="T3">ELZA CESPEDES RAMOS SIQUEIR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9</text:span></text:p>
          </table:table-cell>
          <table:table-cell table:style-name="Tabela1.B5" office:value-type="string">
            <text:p text:style-name="P3"><text:span text:style-name="T3">ELZA LORENZA QUARANTA LEITE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388,19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644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49,75</text:span></text:p>
          </table:table-cell>
          <table:table-cell table:style-name="Tabela1.E43" office:value-type="string">
            <text:p text:style-name="P4"><text:span text:style-name="T3">7.038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5</text:span></text:p>
          </table:table-cell>
          <table:table-cell table:style-name="Tabela1.B5" office:value-type="string">
            <text:p text:style-name="P3"><text:span text:style-name="T3">EMILLY VARJAO RIBEIR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3.358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3.176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4</text:span></text:p>
          </table:table-cell>
          <table:table-cell table:style-name="Tabela1.B5" office:value-type="string">
            <text:p text:style-name="P3"><text:span text:style-name="T3">EMILSON CHAGA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</text:span></text:p>
          </table:table-cell>
          <table:table-cell table:style-name="Tabela1.B5" office:value-type="string">
            <text:p text:style-name="P3"><text:span text:style-name="T3">ENID SANTOS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6</text:span></text:p>
          </table:table-cell>
          <table:table-cell table:style-name="Tabela1.B5" office:value-type="string">
            <text:p text:style-name="P3"><text:span text:style-name="T3">ENIO PEREIRA ANDRADE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0</text:span></text:p>
          </table:table-cell>
          <table:table-cell table:style-name="Tabela1.B5" office:value-type="string">
            <text:p text:style-name="P3"><text:span text:style-name="T3">ERIC VINICIUS MOURA DANTAS</text:span></text:p>
          </table:table-cell>
          <table:table-cell table:style-name="Tabela1.B5" office:value-type="string">
            <text:p text:style-name="P3"><text:span text:style-name="T3">CHEFE DO SETOR DE ALMOXARIFADO</text:span></text:p>
          </table:table-cell>
          <table:table-cell table:style-name="Tabela1.B5" office:value-type="string">
            <text:p text:style-name="P3"><text:span text:style-name="T3">SETOR DE ALMOXARIFADO/DM/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52,05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050,57</text:span></text:p>
          </table:table-cell>
          <table:table-cell table:style-name="Tabela1.E43" office:value-type="string">
            <text:p text:style-name="P4"><text:span text:style-name="T3">378,33</text:span></text:p>
          </table:table-cell>
          <table:table-cell table:style-name="Tabela1.E43" office:value-type="string">
            <text:p text:style-name="P4"><text:span text:style-name="T3">140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19,23</text:span></text:p>
          </table:table-cell>
          <table:table-cell table:style-name="Tabela1.E43" office:value-type="string">
            <text:p text:style-name="P4"><text:span text:style-name="T3">5.531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16</text:span></text:p>
          </table:table-cell>
          <table:table-cell table:style-name="Tabela1.B5" office:value-type="string">
            <text:p text:style-name="P3"><text:span text:style-name="T3">ERICA LUIZE LIM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748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57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8,48</text:span></text:p>
          </table:table-cell>
          <table:table-cell table:style-name="Tabela1.E43" office:value-type="string">
            <text:p text:style-name="P4"><text:span text:style-name="T3">9.690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6</text:span></text:p>
          </table:table-cell>
          <table:table-cell table:style-name="Tabela1.B5" office:value-type="string">
            <text:p text:style-name="P3"><text:span text:style-name="T3">ERIKA VALERIA CABRAL TAVARES REZEN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638,44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1.2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5,74</text:span></text:p>
          </table:table-cell>
          <table:table-cell table:style-name="Tabela1.E43" office:value-type="string">
            <text:p text:style-name="P4"><text:span text:style-name="T3">8.592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1</text:span></text:p>
          </table:table-cell>
          <table:table-cell table:style-name="Tabela1.B5" office:value-type="string">
            <text:p text:style-name="P3"><text:span text:style-name="T3">ERLON LEAL MARTIN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801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45,01</text:span></text:p>
          </table:table-cell>
          <table:table-cell table:style-name="Tabela1.E43" office:value-type="string">
            <text:p text:style-name="P4"><text:span text:style-name="T3">15.884,01</text:span></text:p>
          </table:table-cell>
          <table:table-cell table:style-name="Tabela1.E43" office:value-type="string">
            <text:p text:style-name="P4"><text:span text:style-name="T3">1.699,46</text:span></text:p>
          </table:table-cell>
          <table:table-cell table:style-name="Tabela1.E43" office:value-type="string">
            <text:p text:style-name="P4"><text:span text:style-name="T3">1.845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44,56</text:span></text:p>
          </table:table-cell>
          <table:table-cell table:style-name="Tabela1.E43" office:value-type="string">
            <text:p text:style-name="P4"><text:span text:style-name="T3">12.339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</text:span></text:p>
          </table:table-cell>
          <table:table-cell table:style-name="Tabela1.B5" office:value-type="string">
            <text:p text:style-name="P3"><text:span text:style-name="T3">ERNESTO ANIZIO AZEVEDO MEL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10.638,66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4.373,59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6.807,56</text:span></text:p>
          </table:table-cell>
          <table:table-cell table:style-name="Tabela1.E43" office:value-type="string">
            <text:p text:style-name="P4"><text:span text:style-name="T3">21.708,57</text:span></text:p>
          </table:table-cell>
          <table:table-cell table:style-name="Tabela1.E43" office:value-type="string">
            <text:p text:style-name="P4"><text:span text:style-name="T3">3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1</text:span></text:p>
          </table:table-cell>
          <table:table-cell table:style-name="Tabela1.B5" office:value-type="string">
            <text:p text:style-name="P3"><text:span text:style-name="T3">ESTACIO MOREIRA DE ARIMATE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5.409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553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2,30</text:span></text:p>
          </table:table-cell>
          <table:table-cell table:style-name="Tabela1.E43" office:value-type="string">
            <text:p text:style-name="P4"><text:span text:style-name="T3">13.026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0</text:span></text:p>
          </table:table-cell>
          <table:table-cell table:style-name="Tabela1.B5" office:value-type="string">
            <text:p text:style-name="P3"><text:span text:style-name="T3">ESTER ALVES RAMO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1.461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7</text:span></text:p>
          </table:table-cell>
          <table:table-cell table:style-name="Tabela1.B5" office:value-type="string">
            <text:p text:style-name="P3"><text:span text:style-name="T3">ETELIO DE CARVALHO PRADO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ÇA AUXILIAR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737,8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2.907,9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35,00</text:span></text:p>
          </table:table-cell>
          <table:table-cell table:style-name="Tabela1.E43" office:value-type="string">
            <text:p text:style-name="P4"><text:span text:style-name="T3">1.133,61</text:span></text:p>
          </table:table-cell>
          <table:table-cell table:style-name="Tabela1.E43" office:value-type="string">
            <text:p text:style-name="P4"><text:span text:style-name="T3">14.385,09</text:span></text:p>
          </table:table-cell>
          <table:table-cell table:style-name="Tabela1.E43" office:value-type="string">
            <text:p text:style-name="P4"><text:span text:style-name="T3">28.522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9</text:span></text:p>
          </table:table-cell>
          <table:table-cell table:style-name="Tabela1.B5" office:value-type="string">
            <text:p text:style-name="P3"><text:span text:style-name="T3">EUCLIDES OLEGARIO NETO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3</text:span></text:p>
          </table:table-cell>
          <table:table-cell table:style-name="Tabela1.B5" office:value-type="string">
            <text:p text:style-name="P3"><text:span text:style-name="T3">EUVALDO MENESES ALVE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</text:span></text:p>
          </table:table-cell>
          <table:table-cell table:style-name="Tabela1.B5" office:value-type="string">
            <text:p text:style-name="P3"><text:span text:style-name="T3">EUZA MARIA GENTIL MISSANO COST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572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3.039,45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8.526,58</text:span></text:p>
          </table:table-cell>
          <table:table-cell table:style-name="Tabela1.E43" office:value-type="string">
            <text:p text:style-name="P4"><text:span text:style-name="T3">1.022,13</text:span></text:p>
          </table:table-cell>
          <table:table-cell table:style-name="Tabela1.E43" office:value-type="string">
            <text:p text:style-name="P4"><text:span text:style-name="T3">14.485,40</text:span></text:p>
          </table:table-cell>
          <table:table-cell table:style-name="Tabela1.E43" office:value-type="string">
            <text:p text:style-name="P4"><text:span text:style-name="T3">28.554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00</text:span></text:p>
          </table:table-cell>
          <table:table-cell table:style-name="Tabela1.B5" office:value-type="string">
            <text:p text:style-name="P3"><text:span text:style-name="T3">EVA CECILIA TRINDADE SIQU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692,4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67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3,32</text:span></text:p>
          </table:table-cell>
          <table:table-cell table:style-name="Tabela1.E43" office:value-type="string">
            <text:p text:style-name="P4"><text:span text:style-name="T3">7.109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58</text:span></text:p>
          </table:table-cell>
          <table:table-cell table:style-name="Tabela1.B5" office:value-type="string">
            <text:p text:style-name="P3"><text:span text:style-name="T3">EVERALDO DA SILVA CERQUEIRA</text:span></text:p>
          </table:table-cell>
          <table:table-cell table:style-name="Tabela1.B5" office:value-type="string">
            <text:p text:style-name="P3"><text:span text:style-name="T3">PROGRAMADOR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9.26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56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9.469,43</text:span></text:p>
          </table:table-cell>
          <table:table-cell table:style-name="Tabela1.E43" office:value-type="string">
            <text:p text:style-name="P4"><text:span text:style-name="T3">2.056,46</text:span></text:p>
          </table:table-cell>
          <table:table-cell table:style-name="Tabela1.E43" office:value-type="string">
            <text:p text:style-name="P4"><text:span text:style-name="T3">3.117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74,43</text:span></text:p>
          </table:table-cell>
          <table:table-cell table:style-name="Tabela1.E43" office:value-type="string">
            <text:p text:style-name="P4"><text:span text:style-name="T3">14.29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6</text:span></text:p>
          </table:table-cell>
          <table:table-cell table:style-name="Tabela1.B5" office:value-type="string">
            <text:p text:style-name="P3"><text:span text:style-name="T3">EVERTON OLIVEIRA ANGELO DA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17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7.202,38</text:span></text:p>
          </table:table-cell>
          <table:table-cell table:style-name="Tabela1.E43" office:value-type="string">
            <text:p text:style-name="P4"><text:span text:style-name="T3">500,69</text:span></text:p>
          </table:table-cell>
          <table:table-cell table:style-name="Tabela1.E43" office:value-type="string">
            <text:p text:style-name="P4"><text:span text:style-name="T3">196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7,24</text:span></text:p>
          </table:table-cell>
          <table:table-cell table:style-name="Tabela1.E43" office:value-type="string">
            <text:p text:style-name="P4"><text:span text:style-name="T3">6.505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4</text:span></text:p>
          </table:table-cell>
          <table:table-cell table:style-name="Tabela1.B5" office:value-type="string">
            <text:p text:style-name="P3"><text:span text:style-name="T3">EVERTON REGO GO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7.233,94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283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8,79</text:span></text:p>
          </table:table-cell>
          <table:table-cell table:style-name="Tabela1.E43" office:value-type="string">
            <text:p text:style-name="P4"><text:span text:style-name="T3">6.285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7</text:span></text:p>
          </table:table-cell>
          <table:table-cell table:style-name="Tabela1.B5" office:value-type="string">
            <text:p text:style-name="P3"><text:span text:style-name="T3">EVERTON SOUZ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2.162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2.090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8</text:span></text:p>
          </table:table-cell>
          <table:table-cell table:style-name="Tabela1.B5" office:value-type="string">
            <text:p text:style-name="P3"><text:span text:style-name="T3">EVILIN OLIVEIRA SANTOS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0,18</text:span></text:p>
          </table:table-cell>
          <table:table-cell table:style-name="Tabela1.E43" office:value-type="string">
            <text:p text:style-name="P4"><text:span text:style-name="T3">12.267,27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1.390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8,88</text:span></text:p>
          </table:table-cell>
          <table:table-cell table:style-name="Tabela1.E43" office:value-type="string">
            <text:p text:style-name="P4"><text:span text:style-name="T3">9.538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91</text:span></text:p>
          </table:table-cell>
          <table:table-cell table:style-name="Tabela1.B5" office:value-type="string">
            <text:p text:style-name="P3"><text:span text:style-name="T3">EWERTON FARIAS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70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,72</text:span></text:p>
          </table:table-cell>
          <table:table-cell table:style-name="Tabela1.E43" office:value-type="string">
            <text:p text:style-name="P4"><text:span text:style-name="T3">4.694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0</text:span></text:p>
          </table:table-cell>
          <table:table-cell table:style-name="Tabela1.B5" office:value-type="string">
            <text:p text:style-name="P3"><text:span text:style-name="T3">FABIA PRISCILLA DE ARAUJO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14.231,28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881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5</text:span></text:p>
          </table:table-cell>
          <table:table-cell table:style-name="Tabela1.B5" office:value-type="string">
            <text:p text:style-name="P3"><text:span text:style-name="T3">FABIANA CARVALHO VIANA FRANC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28.262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0</text:span></text:p>
          </table:table-cell>
          <table:table-cell table:style-name="Tabela1.B5" office:value-type="string">
            <text:p text:style-name="P3"><text:span text:style-name="T3">FABIANA LIMA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ESPECIAL CIVEL E CRIMINAL - LAGARTO 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449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29,05</text:span></text:p>
          </table:table-cell>
          <table:table-cell table:style-name="Tabela1.E43" office:value-type="string">
            <text:p text:style-name="P4"><text:span text:style-name="T3">9.610,01</text:span></text:p>
          </table:table-cell>
          <table:table-cell table:style-name="Tabela1.E43" office:value-type="string">
            <text:p text:style-name="P4"><text:span text:style-name="T3">879,33</text:span></text:p>
          </table:table-cell>
          <table:table-cell table:style-name="Tabela1.E43" office:value-type="string">
            <text:p text:style-name="P4"><text:span text:style-name="T3">616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95,42</text:span></text:p>
          </table:table-cell>
          <table:table-cell table:style-name="Tabela1.E43" office:value-type="string">
            <text:p text:style-name="P4"><text:span text:style-name="T3">8.114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1</text:span></text:p>
          </table:table-cell>
          <table:table-cell table:style-name="Tabela1.B5" office:value-type="string">
            <text:p text:style-name="P3"><text:span text:style-name="T3">FABIO ANTONIO LEITE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330,47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748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6,06</text:span></text:p>
          </table:table-cell>
          <table:table-cell table:style-name="Tabela1.E43" office:value-type="string">
            <text:p text:style-name="P4"><text:span text:style-name="T3">7.804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79</text:span></text:p>
          </table:table-cell>
          <table:table-cell table:style-name="Tabela1.B5" office:value-type="string">
            <text:p text:style-name="P3"><text:span text:style-name="T3">FABIO AUGUSTO MENEZES SANTOS</text:span></text:p>
          </table:table-cell>
          <table:table-cell table:style-name="Tabela1.B5" office:value-type="string">
            <text:p text:style-name="P3"><text:span text:style-name="T3">Chefe do Setor de Estat. da Ouvidoria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001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5.670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8</text:span></text:p>
          </table:table-cell>
          <table:table-cell table:style-name="Tabela1.B5" office:value-type="string">
            <text:p text:style-name="P3"><text:span text:style-name="T3">FABIO COSTA DOS SANTO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142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180,76</text:span></text:p>
          </table:table-cell>
          <table:table-cell table:style-name="Tabela1.E43" office:value-type="string">
            <text:p text:style-name="P4"><text:span text:style-name="T3">420,39</text:span></text:p>
          </table:table-cell>
          <table:table-cell table:style-name="Tabela1.E43" office:value-type="string">
            <text:p text:style-name="P4"><text:span text:style-name="T3">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1,27</text:span></text:p>
          </table:table-cell>
          <table:table-cell table:style-name="Tabela1.E43" office:value-type="string">
            <text:p text:style-name="P4"><text:span text:style-name="T3">4.709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3</text:span></text:p>
          </table:table-cell>
          <table:table-cell table:style-name="Tabela1.B5" office:value-type="string">
            <text:p text:style-name="P3"><text:span text:style-name="T3">FABIO ERIK MONTE D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12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0.884,1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7.013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51</text:span></text:p>
          </table:table-cell>
          <table:table-cell table:style-name="Tabela1.B5" office:value-type="string">
            <text:p text:style-name="P3"><text:span text:style-name="T3">FABIO OLIVEIRA UCHOA</text:span></text:p>
          </table:table-cell>
          <table:table-cell table:style-name="Tabela1.B5" office:value-type="string">
            <text:p text:style-name="P3"><text:span text:style-name="T3">OFICIAL ADMINISTRATIVO - requisitado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1.667,14</text:span></text:p>
          </table:table-cell>
          <table:table-cell table:style-name="Tabela1.E43" office:value-type="string">
            <text:p text:style-name="P4"><text:span text:style-name="T3">5.362,29</text:span></text:p>
          </table:table-cell>
          <table:table-cell table:style-name="Tabela1.E43" office:value-type="string">
            <text:p text:style-name="P4"><text:span text:style-name="T3">6.895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6.648,69</text:span></text:p>
          </table:table-cell>
          <table:table-cell table:style-name="Tabela1.E43" office:value-type="string">
            <text:p text:style-name="P4"><text:span text:style-name="T3">807,20</text:span></text:p>
          </table:table-cell>
          <table:table-cell table:style-name="Tabela1.E43" office:value-type="string">
            <text:p text:style-name="P4"><text:span text:style-name="T3">2.403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0,23</text:span></text:p>
          </table:table-cell>
          <table:table-cell table:style-name="Tabela1.E43" office:value-type="string">
            <text:p text:style-name="P4"><text:span text:style-name="T3">13.438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6</text:span></text:p>
          </table:table-cell>
          <table:table-cell table:style-name="Tabela1.B5" office:value-type="string">
            <text:p text:style-name="P3"><text:span text:style-name="T3">FABIO PINHEIRO SILVA DE MENEZ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6.684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401,24</text:span></text:p>
          </table:table-cell>
          <table:table-cell table:style-name="Tabela1.E43" office:value-type="string">
            <text:p text:style-name="P4"><text:span text:style-name="T3">29.822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6</text:span></text:p>
          </table:table-cell>
          <table:table-cell table:style-name="Tabela1.B5" office:value-type="string">
            <text:p text:style-name="P3"><text:span text:style-name="T3">FABIO PUTUMUJU DE OLIVEI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641,26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3.126,91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651,99</text:span></text:p>
          </table:table-cell>
          <table:table-cell table:style-name="Tabela1.E43" office:value-type="string">
            <text:p text:style-name="P4"><text:span text:style-name="T3">1.352,59</text:span></text:p>
          </table:table-cell>
          <table:table-cell table:style-name="Tabela1.E43" office:value-type="string">
            <text:p text:style-name="P4"><text:span text:style-name="T3">14.485,23</text:span></text:p>
          </table:table-cell>
          <table:table-cell table:style-name="Tabela1.E43" office:value-type="string">
            <text:p text:style-name="P4"><text:span text:style-name="T3">28.641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5</text:span></text:p>
          </table:table-cell>
          <table:table-cell table:style-name="Tabela1.B5" office:value-type="string">
            <text:p text:style-name="P3"><text:span text:style-name="T3">FABIO SILVA TORRES</text:span></text:p>
          </table:table-cell>
          <table:table-cell table:style-name="Tabela1.B5" office:value-type="string">
            <text:p text:style-name="P3"><text:span text:style-name="T3">ASSESSOR DO DIRETOR ADMINISTRATIV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65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7,92</text:span></text:p>
          </table:table-cell>
          <table:table-cell table:style-name="Tabela1.E43" office:value-type="string">
            <text:p text:style-name="P4"><text:span text:style-name="T3">7.747,19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8"/><text:span text:style-name="T3">400</text:span></text:p>
          </table:table-cell>
          <table:table-cell table:style-name="Tabela1.B5" office:value-type="string">
            <text:p text:style-name="P3"><text:span text:style-name="T3">FABIO VIEGAS MENDONCA DE ARAUJ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97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373,63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7.933,16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8.494,62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175,98</text:span></text:p>
          </table:table-cell>
          <table:table-cell table:style-name="Tabela1.E43" office:value-type="string">
            <text:p text:style-name="P4"><text:span text:style-name="T3">41.757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1</text:span></text:p>
          </table:table-cell>
          <table:table-cell table:style-name="Tabela1.B5" office:value-type="string">
            <text:p text:style-name="P3"><text:span text:style-name="T3">FABRICIO EMMANUEL LIM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320,07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49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0,18</text:span></text:p>
          </table:table-cell>
          <table:table-cell table:style-name="Tabela1.E43" office:value-type="string">
            <text:p text:style-name="P4"><text:span text:style-name="T3">10.109,33</text:span></text:p>
          </table:table-cell>
          <table:table-cell table:style-name="Tabela1.E43" office:value-type="string">
            <text:p text:style-name="P4"><text:span text:style-name="T3">612,74</text:span></text:p>
          </table:table-cell>
          <table:table-cell table:style-name="Tabela1.E43" office:value-type="string">
            <text:p text:style-name="P4"><text:span text:style-name="T3">996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09,64</text:span></text:p>
          </table:table-cell>
          <table:table-cell table:style-name="Tabela1.E43" office:value-type="string">
            <text:p text:style-name="P4"><text:span text:style-name="T3">8.499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1</text:span></text:p>
          </table:table-cell>
          <table:table-cell table:style-name="Tabela1.B5" office:value-type="string">
            <text:p text:style-name="P3"><text:span text:style-name="T3">FELIPE AUGUSTO RIBEIRO VIA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778,09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1.346,22</text:span></text:p>
          </table:table-cell>
          <table:table-cell table:style-name="Tabela1.E43" office:value-type="string">
            <text:p text:style-name="P4"><text:span text:style-name="T3">1.144,42</text:span></text:p>
          </table:table-cell>
          <table:table-cell table:style-name="Tabela1.E43" office:value-type="string">
            <text:p text:style-name="P4"><text:span text:style-name="T3">4.087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31,61</text:span></text:p>
          </table:table-cell>
          <table:table-cell table:style-name="Tabela1.E43" office:value-type="string">
            <text:p text:style-name="P4"><text:span text:style-name="T3">16.114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0</text:span></text:p>
          </table:table-cell>
          <table:table-cell table:style-name="Tabela1.B5" office:value-type="string">
            <text:p text:style-name="P3"><text:span text:style-name="T3">FELIPE LEANDRO PODEROSO BISPO DA MO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64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75,00</text:span></text:p>
          </table:table-cell>
          <table:table-cell table:style-name="Tabela1.E43" office:value-type="string">
            <text:p text:style-name="P4"><text:span text:style-name="T3">8.676,67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38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3,88</text:span></text:p>
          </table:table-cell>
          <table:table-cell table:style-name="Tabela1.E43" office:value-type="string">
            <text:p text:style-name="P4"><text:span text:style-name="T3">7.632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3</text:span></text:p>
          </table:table-cell>
          <table:table-cell table:style-name="Tabela1.B5" office:value-type="string">
            <text:p text:style-name="P3"><text:span text:style-name="T3">FELIX CARBALLAL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539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72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8,91</text:span></text:p>
          </table:table-cell>
          <table:table-cell table:style-name="Tabela1.E43" office:value-type="string">
            <text:p text:style-name="P4"><text:span text:style-name="T3">26.850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8</text:span></text:p>
          </table:table-cell>
          <table:table-cell table:style-name="Tabela1.B5" office:value-type="string">
            <text:p text:style-name="P3"><text:span text:style-name="T3">FELLIPE BARROS CAVALCAN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6.210,09</text:span></text:p>
          </table:table-cell>
          <table:table-cell table:style-name="Tabela1.E43" office:value-type="string">
            <text:p text:style-name="P4"><text:span text:style-name="T3">653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0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12.849,10</text:span></text:p>
          </table:table-cell>
          <table:table-cell table:style-name="Tabela1.E43" office:value-type="string">
            <text:p text:style-name="P4"><text:span text:style-name="T3">960,87</text:span></text:p>
          </table:table-cell>
          <table:table-cell table:style-name="Tabela1.E43" office:value-type="string">
            <text:p text:style-name="P4"><text:span text:style-name="T3">64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0,43</text:span></text:p>
          </table:table-cell>
          <table:table-cell table:style-name="Tabela1.E43" office:value-type="string">
            <text:p text:style-name="P4"><text:span text:style-name="T3">11.238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1</text:span></text:p>
          </table:table-cell>
          <table:table-cell table:style-name="Tabela1.B5" office:value-type="string">
            <text:p text:style-name="P3"><text:span text:style-name="T3">FERNANDA CAMPO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734,24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44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2,56</text:span></text:p>
          </table:table-cell>
          <table:table-cell table:style-name="Tabela1.E43" office:value-type="string">
            <text:p text:style-name="P4"><text:span text:style-name="T3">6.511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9</text:span></text:p>
          </table:table-cell>
          <table:table-cell table:style-name="Tabela1.B5" office:value-type="string">
            <text:p text:style-name="P3"><text:span text:style-name="T3">FERNANDA RAMOS ARAUJO SOBRAL DE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8.294,83</text:span></text:p>
          </table:table-cell>
          <table:table-cell table:style-name="Tabela1.E43" office:value-type="string">
            <text:p text:style-name="P4"><text:span text:style-name="T3">1.658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131,80</text:span></text:p>
          </table:table-cell>
          <table:table-cell table:style-name="Tabela1.E43" office:value-type="string">
            <text:p text:style-name="P4"><text:span text:style-name="T3">1.393,53</text:span></text:p>
          </table:table-cell>
          <table:table-cell table:style-name="Tabela1.E43" office:value-type="string">
            <text:p text:style-name="P4"><text:span text:style-name="T3">1.380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73,97</text:span></text:p>
          </table:table-cell>
          <table:table-cell table:style-name="Tabela1.E43" office:value-type="string">
            <text:p text:style-name="P4"><text:span text:style-name="T3">9.357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7</text:span></text:p>
          </table:table-cell>
          <table:table-cell table:style-name="Tabela1.B5" office:value-type="string">
            <text:p text:style-name="P3"><text:span text:style-name="T3">FERNANDA SANTOS SOUS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614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,71</text:span></text:p>
          </table:table-cell>
          <table:table-cell table:style-name="Tabela1.E43" office:value-type="string">
            <text:p text:style-name="P4"><text:span text:style-name="T3">4.588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9</text:span></text:p>
          </table:table-cell>
          <table:table-cell table:style-name="Tabela1.B5" office:value-type="string">
            <text:p text:style-name="P3"><text:span text:style-name="T3">FERNANDA SILVA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719,41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2.71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19,47</text:span></text:p>
          </table:table-cell>
          <table:table-cell table:style-name="Tabela1.E43" office:value-type="string">
            <text:p text:style-name="P4"><text:span text:style-name="T3">12.499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7</text:span></text:p>
          </table:table-cell>
          <table:table-cell table:style-name="Tabela1.B5" office:value-type="string">
            <text:p text:style-name="P3"><text:span text:style-name="T3">FERNANDA TAGEANNE CORREIA GAM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153,11</text:span></text:p>
          </table:table-cell>
          <table:table-cell table:style-name="Tabela1.E43" office:value-type="string">
            <text:p text:style-name="P4"><text:span text:style-name="T3">1.634,10</text:span></text:p>
          </table:table-cell>
          <table:table-cell table:style-name="Tabela1.E43" office:value-type="string">
            <text:p text:style-name="P4"><text:span text:style-name="T3">1.838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73,06</text:span></text:p>
          </table:table-cell>
          <table:table-cell table:style-name="Tabela1.E43" office:value-type="string">
            <text:p text:style-name="P4"><text:span text:style-name="T3">10.680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0</text:span></text:p>
          </table:table-cell>
          <table:table-cell table:style-name="Tabela1.B5" office:value-type="string">
            <text:p text:style-name="P3"><text:span text:style-name="T3">FERNANDO HENRIQUE VIEIRA TRINDADE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636,69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8.321,35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24</text:span></text:p>
          </table:table-cell>
          <table:table-cell table:style-name="Tabela1.B5" office:value-type="string">
            <text:p text:style-name="P3"><text:span text:style-name="T3">FLAMARION D AVILA FONT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8</text:span></text:p>
          </table:table-cell>
          <table:table-cell table:style-name="Tabela1.B5" office:value-type="string">
            <text:p text:style-name="P3"><text:span text:style-name="T3">FLAVIA ARAUJO BARRET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722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813,47</text:span></text:p>
          </table:table-cell>
          <table:table-cell table:style-name="Tabela1.E43" office:value-type="string">
            <text:p text:style-name="P4"><text:span text:style-name="T3">606,55</text:span></text:p>
          </table:table-cell>
          <table:table-cell table:style-name="Tabela1.E43" office:value-type="string">
            <text:p text:style-name="P4"><text:span text:style-name="T3">204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10,64</text:span></text:p>
          </table:table-cell>
          <table:table-cell table:style-name="Tabela1.E43" office:value-type="string">
            <text:p text:style-name="P4"><text:span text:style-name="T3">6.002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49</text:span></text:p>
          </table:table-cell>
          <table:table-cell table:style-name="Tabela1.B5" office:value-type="string">
            <text:p text:style-name="P3"><text:span text:style-name="T3">FLAVIA FRANCO DO PRADO CARVALH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8.983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01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00,58</text:span></text:p>
          </table:table-cell>
          <table:table-cell table:style-name="Tabela1.E43" office:value-type="string">
            <text:p text:style-name="P4"><text:span text:style-name="T3">26.482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6</text:span></text:p>
          </table:table-cell>
          <table:table-cell table:style-name="Tabela1.B5" office:value-type="string">
            <text:p text:style-name="P3"><text:span text:style-name="T3">FLAVIA PATRICIA SANTOS BARR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0,0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888,70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873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5,40</text:span></text:p>
          </table:table-cell>
          <table:table-cell table:style-name="Tabela1.E43" office:value-type="string">
            <text:p text:style-name="P4"><text:span text:style-name="T3">8.323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0</text:span></text:p>
          </table:table-cell>
          <table:table-cell table:style-name="Tabela1.B5" office:value-type="string">
            <text:p text:style-name="P3"><text:span text:style-name="T3">FLAVIANO ALMEIDA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539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0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41,04</text:span></text:p>
          </table:table-cell>
          <table:table-cell table:style-name="Tabela1.E43" office:value-type="string">
            <text:p text:style-name="P4"><text:span text:style-name="T3">26.797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0</text:span></text:p>
          </table:table-cell>
          <table:table-cell table:style-name="Tabela1.B5" office:value-type="string">
            <text:p text:style-name="P3"><text:span text:style-name="T3">FLAVIO FONSEC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ESTANCIA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357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58,53</text:span></text:p>
          </table:table-cell>
          <table:table-cell table:style-name="Tabela1.E43" office:value-type="string">
            <text:p text:style-name="P4"><text:span text:style-name="T3">12.306,33</text:span></text:p>
          </table:table-cell>
          <table:table-cell table:style-name="Tabela1.E43" office:value-type="string">
            <text:p text:style-name="P4"><text:span text:style-name="T3">950,02</text:span></text:p>
          </table:table-cell>
          <table:table-cell table:style-name="Tabela1.E43" office:value-type="string">
            <text:p text:style-name="P4"><text:span text:style-name="T3">1.357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7,55</text:span></text:p>
          </table:table-cell>
          <table:table-cell table:style-name="Tabela1.E43" office:value-type="string">
            <text:p text:style-name="P4"><text:span text:style-name="T3">9.998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2</text:span></text:p>
          </table:table-cell>
          <table:table-cell table:style-name="Tabela1.B5" office:value-type="string">
            <text:p text:style-name="P3"><text:span text:style-name="T3">FLAVIO FONSECA SILVA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4,55</text:span></text:p>
          </table:table-cell>
          <table:table-cell table:style-name="Tabela1.E43" office:value-type="string">
            <text:p text:style-name="P4"><text:span text:style-name="T3">8.930,23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3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92,35</text:span></text:p>
          </table:table-cell>
          <table:table-cell table:style-name="Tabela1.E43" office:value-type="string">
            <text:p text:style-name="P4"><text:span text:style-name="T3">7.53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9</text:span></text:p>
          </table:table-cell>
          <table:table-cell table:style-name="Tabela1.B5" office:value-type="string">
            <text:p text:style-name="P3"><text:span text:style-name="T3">FLAVIO PRADO FONSEC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10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15.037,58</text:span></text:p>
          </table:table-cell>
          <table:table-cell table:style-name="Tabela1.E43" office:value-type="string">
            <text:p text:style-name="P4"><text:span text:style-name="T3">1.623,38</text:span></text:p>
          </table:table-cell>
          <table:table-cell table:style-name="Tabela1.E43" office:value-type="string">
            <text:p text:style-name="P4"><text:span text:style-name="T3">1.768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92,10</text:span></text:p>
          </table:table-cell>
          <table:table-cell table:style-name="Tabela1.E43" office:value-type="string">
            <text:p text:style-name="P4"><text:span text:style-name="T3">11.645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4</text:span></text:p>
          </table:table-cell>
          <table:table-cell table:style-name="Tabela1.B5" office:value-type="string">
            <text:p text:style-name="P3"><text:span text:style-name="T3">FLAVIO SILVA VASCONCEL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8.109,43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366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4,07</text:span></text:p>
          </table:table-cell>
          <table:table-cell table:style-name="Tabela1.E43" office:value-type="string">
            <text:p text:style-name="P4"><text:span text:style-name="T3">7.115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8</text:span></text:p>
          </table:table-cell>
          <table:table-cell table:style-name="Tabela1.B5" office:value-type="string">
            <text:p text:style-name="P3"><text:span text:style-name="T3">FLAVIO WALLACE SANTOS FREIRE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08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2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2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2</text:span></text:p>
          </table:table-cell>
          <table:table-cell table:style-name="Tabela1.B5" office:value-type="string">
            <text:p text:style-name="P3"><text:span text:style-name="T3">FRANCIS CARDOSO ARAGAO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7</text:span></text:p>
          </table:table-cell>
          <table:table-cell table:style-name="Tabela1.B5" office:value-type="string">
            <text:p text:style-name="P3"><text:span text:style-name="T3">FRANCISCO FERREIRA DE LIMA JUNIO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01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00,58</text:span></text:p>
          </table:table-cell>
          <table:table-cell table:style-name="Tabela1.E43" office:value-type="string">
            <text:p text:style-name="P4"><text:span text:style-name="T3">26.785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2</text:span></text:p>
          </table:table-cell>
          <table:table-cell table:style-name="Tabela1.B5" office:value-type="string">
            <text:p text:style-name="P3"><text:span text:style-name="T3">FRANCISCO JOSE DE OLIVEIRA GO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737,83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3.150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87,13</text:span></text:p>
          </table:table-cell>
          <table:table-cell table:style-name="Tabela1.E43" office:value-type="string">
            <text:p text:style-name="P4"><text:span text:style-name="T3">1.133,62</text:span></text:p>
          </table:table-cell>
          <table:table-cell table:style-name="Tabela1.E43" office:value-type="string">
            <text:p text:style-name="P4"><text:span text:style-name="T3">14.437,23</text:span></text:p>
          </table:table-cell>
          <table:table-cell table:style-name="Tabela1.E43" office:value-type="string">
            <text:p text:style-name="P4"><text:span text:style-name="T3">28.713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6</text:span></text:p>
          </table:table-cell>
          <table:table-cell table:style-name="Tabela1.B5" office:value-type="string">
            <text:p text:style-name="P3"><text:span text:style-name="T3">FRANCISCO MODESTO DOS PASSOS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ESPECIAL CÍVEL E CRIMINAL DE NOSSA SENHORA DO SOCORR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3.147,5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17.293,59</text:span></text:p>
          </table:table-cell>
          <table:table-cell table:style-name="Tabela1.E43" office:value-type="string">
            <text:p text:style-name="P4"><text:span text:style-name="T3">1.909,51</text:span></text:p>
          </table:table-cell>
          <table:table-cell table:style-name="Tabela1.E43" office:value-type="string">
            <text:p text:style-name="P4"><text:span text:style-name="T3">2.061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71,04</text:span></text:p>
          </table:table-cell>
          <table:table-cell table:style-name="Tabela1.E43" office:value-type="string">
            <text:p text:style-name="P4"><text:span text:style-name="T3">13.322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1</text:span></text:p>
          </table:table-cell>
          <table:table-cell table:style-name="Tabela1.B5" office:value-type="string">
            <text:p text:style-name="P3"><text:span text:style-name="T3">FRANCISCO OLIVEIR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3</text:span></text:p>
          </table:table-cell>
          <table:table-cell table:style-name="Tabela1.B5" office:value-type="string">
            <text:p text:style-name="P3"><text:span text:style-name="T3">FRANCISLENE FISCINA GARCEZ</text:span></text:p>
          </table:table-cell>
          <table:table-cell table:style-name="Tabela1.B5" office:value-type="string">
            <text:p text:style-name="P3"><text:span text:style-name="T3">FISCAL DE TRIBUTOS - requisitado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137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069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7</text:span></text:p>
          </table:table-cell>
          <table:table-cell table:style-name="Tabela1.B5" office:value-type="string">
            <text:p text:style-name="P3"><text:span text:style-name="T3">GABRIELA ANDRADE ROC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GARARU 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339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3.727,98</text:span></text:p>
          </table:table-cell>
          <table:table-cell table:style-name="Tabela1.E43" office:value-type="string">
            <text:p text:style-name="P4"><text:span text:style-name="T3">8.667,28</text:span></text:p>
          </table:table-cell>
          <table:table-cell table:style-name="Tabela1.E43" office:value-type="string">
            <text:p text:style-name="P4"><text:span text:style-name="T3">649,50</text:span></text:p>
          </table:table-cell>
          <table:table-cell table:style-name="Tabela1.E43" office:value-type="string">
            <text:p text:style-name="P4"><text:span text:style-name="T3">329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78,58</text:span></text:p>
          </table:table-cell>
          <table:table-cell table:style-name="Tabela1.E43" office:value-type="string">
            <text:p text:style-name="P4"><text:span text:style-name="T3">7.688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3</text:span></text:p>
          </table:table-cell>
          <table:table-cell table:style-name="Tabela1.B5" office:value-type="string">
            <text:p text:style-name="P3"><text:span text:style-name="T3">GENIVALDO DE MENEZE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9</text:span></text:p>
          </table:table-cell>
          <table:table-cell table:style-name="Tabela1.B5" office:value-type="string">
            <text:p text:style-name="P3"><text:span text:style-name="T3">GEORGE VICTOR FREIRE DUAR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27,98</text:span></text:p>
          </table:table-cell>
          <table:table-cell table:style-name="Tabela1.E43" office:value-type="string">
            <text:p text:style-name="P4"><text:span text:style-name="T3">12.186,67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9.871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4</text:span></text:p>
          </table:table-cell>
          <table:table-cell table:style-name="Tabela1.B5" office:value-type="string">
            <text:p text:style-name="P3"><text:span text:style-name="T3">GERALDO CEZAR BARROS DE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916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70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63</text:span></text:p>
          </table:table-cell>
          <table:table-cell table:style-name="Tabela1.E43" office:value-type="string">
            <text:p text:style-name="P4"><text:span text:style-name="T3">9.742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5</text:span></text:p>
          </table:table-cell>
          <table:table-cell table:style-name="Tabela1.B5" office:value-type="string">
            <text:p text:style-name="P3"><text:span text:style-name="T3">GERALDO MELO DE OLIVEIRA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0,18</text:span></text:p>
          </table:table-cell>
          <table:table-cell table:style-name="Tabela1.E43" office:value-type="string">
            <text:p text:style-name="P4"><text:span text:style-name="T3">7.951,91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37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11,99</text:span></text:p>
          </table:table-cell>
          <table:table-cell table:style-name="Tabela1.E43" office:value-type="string">
            <text:p text:style-name="P4"><text:span text:style-name="T3">6.839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2</text:span></text:p>
          </table:table-cell>
          <table:table-cell table:style-name="Tabela1.B5" office:value-type="string">
            <text:p text:style-name="P3"><text:span text:style-name="T3">GERINALDO DOS SANTOS BARBOS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8</text:span></text:p>
          </table:table-cell>
          <table:table-cell table:style-name="Tabela1.B5" office:value-type="string">
            <text:p text:style-name="P3"><text:span text:style-name="T3">GERSICA DAYANE SOUZA SANTOS</text:span></text:p>
          </table:table-cell>
          <table:table-cell table:style-name="Tabela1.B5" office:value-type="string">
            <text:p text:style-name="P3"><text:span text:style-name="T3">ASSESSOR DO NUCLEO DE LIQUIDAÇAO E PAGAMENTO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4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02,54</text:span></text:p>
          </table:table-cell>
          <table:table-cell table:style-name="Tabela1.E43" office:value-type="string">
            <text:p text:style-name="P4"><text:span text:style-name="T3">119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9,02</text:span></text:p>
          </table:table-cell>
          <table:table-cell table:style-name="Tabela1.E43" office:value-type="string">
            <text:p text:style-name="P4"><text:span text:style-name="T3">3.583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2</text:span></text:p>
          </table:table-cell>
          <table:table-cell table:style-name="Tabela1.B5" office:value-type="string">
            <text:p text:style-name="P3"><text:span text:style-name="T3">GESSICA SANTOS SOUZA CABRAL</text:span></text:p>
          </table:table-cell>
          <table:table-cell table:style-name="Tabela1.B5" office:value-type="string">
            <text:p text:style-name="P3"><text:span text:style-name="T3">Chefe do Núcleo de Comunicação</text:span></text:p>
          </table:table-cell>
          <table:table-cell table:style-name="Tabela1.B5" office:value-type="string">
            <text:p text:style-name="P3"><text:span text:style-name="T3">DIVISAO DE COMUNICACAO CERIMONIAL E EVENTOS/GPGJ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815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304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61,89</text:span></text:p>
          </table:table-cell>
          <table:table-cell table:style-name="Tabela1.E43" office:value-type="string">
            <text:p text:style-name="P4"><text:span text:style-name="T3">6.053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6</text:span></text:p>
          </table:table-cell>
          <table:table-cell table:style-name="Tabela1.B5" office:value-type="string">
            <text:p text:style-name="P3"><text:span text:style-name="T3">GICELE MARA CAVALCANTE DAVILA FONT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37.161,76</text:span></text:p>
          </table:table-cell>
          <table:table-cell table:style-name="Tabela1.E43" office:value-type="string">
            <text:p text:style-name="P4"><text:span text:style-name="T3">80.620,7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784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01,30</text:span></text:p>
          </table:table-cell>
          <table:table-cell table:style-name="Tabela1.E43" office:value-type="string">
            <text:p text:style-name="P4"><text:span text:style-name="T3">66.119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07</text:span></text:p>
          </table:table-cell>
          <table:table-cell table:style-name="Tabela1.B5" office:value-type="string">
            <text:p text:style-name="P3"><text:span text:style-name="T3">GILBERTO DORIA DANTAS JUNIOR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.352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25,82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9.130,68</text:span></text:p>
          </table:table-cell>
          <table:table-cell table:style-name="Tabela1.E43" office:value-type="string">
            <text:p text:style-name="P4"><text:span text:style-name="T3">1.929,32</text:span></text:p>
          </table:table-cell>
          <table:table-cell table:style-name="Tabela1.E43" office:value-type="string">
            <text:p text:style-name="P4"><text:span text:style-name="T3">2.486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16,13</text:span></text:p>
          </table:table-cell>
          <table:table-cell table:style-name="Tabela1.E43" office:value-type="string">
            <text:p text:style-name="P4"><text:span text:style-name="T3">14.714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14</text:span></text:p>
          </table:table-cell>
          <table:table-cell table:style-name="Tabela1.B5" office:value-type="string">
            <text:p text:style-name="P3"><text:span text:style-name="T3">GILDETE XAVIER ALMEID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2.171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4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1.388,17</text:span></text:p>
          </table:table-cell>
          <table:table-cell table:style-name="Tabela1.E43" office:value-type="string">
            <text:p text:style-name="P4"><text:span text:style-name="T3">1.064,02</text:span></text:p>
          </table:table-cell>
          <table:table-cell table:style-name="Tabela1.E43" office:value-type="string">
            <text:p text:style-name="P4"><text:span text:style-name="T3">1.22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84,70</text:span></text:p>
          </table:table-cell>
          <table:table-cell table:style-name="Tabela1.E43" office:value-type="string">
            <text:p text:style-name="P4"><text:span text:style-name="T3">9.103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0</text:span></text:p>
          </table:table-cell>
          <table:table-cell table:style-name="Tabela1.B5" office:value-type="string">
            <text:p text:style-name="P3"><text:span text:style-name="T3">GILENO ALVES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08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2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2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</text:span></text:p>
          </table:table-cell>
          <table:table-cell table:style-name="Tabela1.B5" office:value-type="string">
            <text:p text:style-name="P3"><text:span text:style-name="T3">GILTON FEITOSA CONCEIC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6.766,9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784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01,30</text:span></text:p>
          </table:table-cell>
          <table:table-cell table:style-name="Tabela1.E43" office:value-type="string">
            <text:p text:style-name="P4"><text:span text:style-name="T3">32.265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86</text:span></text:p>
          </table:table-cell>
          <table:table-cell table:style-name="Tabela1.B5" office:value-type="string">
            <text:p text:style-name="P3"><text:span text:style-name="T3">GILVAN DE OLIVEIRA FIEL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917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,49</text:span></text:p>
          </table:table-cell>
          <table:table-cell table:style-name="Tabela1.E43" office:value-type="string">
            <text:p text:style-name="P4"><text:span text:style-name="T3">4.905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7</text:span></text:p>
          </table:table-cell>
          <table:table-cell table:style-name="Tabela1.B5" office:value-type="string">
            <text:p text:style-name="P3"><text:span text:style-name="T3">GILVAN OLIVEIRA DE REZENDE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811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292,03</text:span></text:p>
          </table:table-cell>
          <table:table-cell table:style-name="Tabela1.E43" office:value-type="string">
            <text:p text:style-name="P4"><text:span text:style-name="T3">26.994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59</text:span></text:p>
          </table:table-cell>
          <table:table-cell table:style-name="Tabela1.B5" office:value-type="string">
            <text:p text:style-name="P3"><text:span text:style-name="T3">GILVANIA ANDRADE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615,28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9"/><text:span text:style-name="T3">465</text:span></text:p>
          </table:table-cell>
          <table:table-cell table:style-name="Tabela1.B5" office:value-type="string">
            <text:p text:style-name="P3"><text:span text:style-name="T3">GILZA ALMEIDA ROSARIO</text:span></text:p>
          </table:table-cell>
          <table:table-cell table:style-name="Tabela1.B5" office:value-type="string">
            <text:p text:style-name="P3"><text:span text:style-name="T3">AGENTE ADMINISTRATIVO - requisitad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2.724,32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81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8.052,90</text:span></text:p>
          </table:table-cell>
          <table:table-cell table:style-name="Tabela1.E43" office:value-type="string">
            <text:p text:style-name="P4"><text:span text:style-name="T3">381,40</text:span></text:p>
          </table:table-cell>
          <table:table-cell table:style-name="Tabela1.E43" office:value-type="string">
            <text:p text:style-name="P4"><text:span text:style-name="T3">439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20,47</text:span></text:p>
          </table:table-cell>
          <table:table-cell table:style-name="Tabela1.E43" office:value-type="string">
            <text:p text:style-name="P4"><text:span text:style-name="T3">7.232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3</text:span></text:p>
          </table:table-cell>
          <table:table-cell table:style-name="Tabela1.B5" office:value-type="string">
            <text:p text:style-name="P3"><text:span text:style-name="T3">GISELLE IMBASSAHY MESSIAS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479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4,55</text:span></text:p>
          </table:table-cell>
          <table:table-cell table:style-name="Tabela1.E43" office:value-type="string">
            <text:p text:style-name="P4"><text:span text:style-name="T3">11.660,13</text:span></text:p>
          </table:table-cell>
          <table:table-cell table:style-name="Tabela1.E43" office:value-type="string">
            <text:p text:style-name="P4"><text:span text:style-name="T3">1.242,58</text:span></text:p>
          </table:table-cell>
          <table:table-cell table:style-name="Tabela1.E43" office:value-type="string">
            <text:p text:style-name="P4"><text:span text:style-name="T3">1.229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72,30</text:span></text:p>
          </table:table-cell>
          <table:table-cell table:style-name="Tabela1.E43" office:value-type="string">
            <text:p text:style-name="P4"><text:span text:style-name="T3">9.187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2</text:span></text:p>
          </table:table-cell>
          <table:table-cell table:style-name="Tabela1.B5" office:value-type="string">
            <text:p text:style-name="P3"><text:span text:style-name="T3">GISLAINE FELIX DE CARVALHO CASTRO</text:span></text:p>
          </table:table-cell>
          <table:table-cell table:style-name="Tabela1.B5" office:value-type="string">
            <text:p text:style-name="P3"><text:span text:style-name="T3">ASSESSOR DE GESTAO OPERACIONAL III</text:span></text:p>
          </table:table-cell>
          <table:table-cell table:style-name="Tabela1.B5" office:value-type="string">
            <text:p text:style-name="P3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001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95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6,58</text:span></text:p>
          </table:table-cell>
          <table:table-cell table:style-name="Tabela1.E43" office:value-type="string">
            <text:p text:style-name="P4"><text:span text:style-name="T3">5.57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5</text:span></text:p>
          </table:table-cell>
          <table:table-cell table:style-name="Tabela1.B5" office:value-type="string">
            <text:p text:style-name="P3"><text:span text:style-name="T3">GIULLIANO LEMOS ALVES DOS REI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071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1.200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5</text:span></text:p>
          </table:table-cell>
          <table:table-cell table:style-name="Tabela1.B5" office:value-type="string">
            <text:p text:style-name="P3"><text:span text:style-name="T3">GIVANILSON SANTOS DE JESUS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AO DE ACOMPANHAMENTO ORCAMENTARIO E ANALISE ECONOMIC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4.287,50</text:span></text:p>
          </table:table-cell>
          <table:table-cell table:style-name="Tabela1.E43" office:value-type="string">
            <text:p text:style-name="P4"><text:span text:style-name="T3">7.552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99,80</text:span></text:p>
          </table:table-cell>
          <table:table-cell table:style-name="Tabela1.E43" office:value-type="string">
            <text:p text:style-name="P4"><text:span text:style-name="T3">25.837,51</text:span></text:p>
          </table:table-cell>
          <table:table-cell table:style-name="Tabela1.E43" office:value-type="string">
            <text:p text:style-name="P4"><text:span text:style-name="T3">1.985,96</text:span></text:p>
          </table:table-cell>
          <table:table-cell table:style-name="Tabela1.E43" office:value-type="string">
            <text:p text:style-name="P4"><text:span text:style-name="T3">4.562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548,33</text:span></text:p>
          </table:table-cell>
          <table:table-cell table:style-name="Tabela1.E43" office:value-type="string">
            <text:p text:style-name="P4"><text:span text:style-name="T3">19.289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7</text:span></text:p>
          </table:table-cell>
          <table:table-cell table:style-name="Tabela1.B5" office:value-type="string">
            <text:p text:style-name="P3"><text:span text:style-name="T3">GLADEMIR GONCALVES DE FRANCA FI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7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889,71</text:span></text:p>
          </table:table-cell>
          <table:table-cell table:style-name="Tabela1.E43" office:value-type="string">
            <text:p text:style-name="P4"><text:span text:style-name="T3">1.079,64</text:span></text:p>
          </table:table-cell>
          <table:table-cell table:style-name="Tabela1.E43" office:value-type="string">
            <text:p text:style-name="P4"><text:span text:style-name="T3">95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34,10</text:span></text:p>
          </table:table-cell>
          <table:table-cell table:style-name="Tabela1.E43" office:value-type="string">
            <text:p text:style-name="P4"><text:span text:style-name="T3">7.855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6</text:span></text:p>
          </table:table-cell>
          <table:table-cell table:style-name="Tabela1.B5" office:value-type="string">
            <text:p text:style-name="P3"><text:span text:style-name="T3">GLAU MARCEL DE MENEZES ROCH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42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6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6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16</text:span></text:p>
          </table:table-cell>
          <table:table-cell table:style-name="Tabela1.B5" office:value-type="string">
            <text:p text:style-name="P3"><text:span text:style-name="T3">GLAUCIA DE ALBUQUERQUE GARCI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166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946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8</text:span></text:p>
          </table:table-cell>
          <table:table-cell table:style-name="Tabela1.B5" office:value-type="string">
            <text:p text:style-name="P3"><text:span text:style-name="T3">GLAUCIA QUEIROZ DE MORA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5</text:span></text:p>
          </table:table-cell>
          <table:table-cell table:style-name="Tabela1.B5" office:value-type="string">
            <text:p text:style-name="P3"><text:span text:style-name="T3">GLAUCIA QUEIROZ DE MORA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7</text:span></text:p>
          </table:table-cell>
          <table:table-cell table:style-name="Tabela1.B5" office:value-type="string">
            <text:p text:style-name="P3"><text:span text:style-name="T3">GLAUCIA TELES DE SOUSA</text:span></text:p>
          </table:table-cell>
          <table:table-cell table:style-name="Tabela1.B5" office:value-type="string">
            <text:p text:style-name="P3"><text:span text:style-name="T3">RECEPCIONISTA-requisitado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591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29,1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3.657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6</text:span></text:p>
          </table:table-cell>
          <table:table-cell table:style-name="Tabela1.B5" office:value-type="string">
            <text:p text:style-name="P3"><text:span text:style-name="T3">GLAUCIO RICARDO SANTO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6</text:span></text:p>
          </table:table-cell>
          <table:table-cell table:style-name="Tabela1.B5" office:value-type="string">
            <text:p text:style-name="P3"><text:span text:style-name="T3">GLAUCO LUIZ REZENDE DE CARVALH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103,74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7.879,64</text:span></text:p>
          </table:table-cell>
          <table:table-cell table:style-name="Tabela1.E43" office:value-type="string">
            <text:p text:style-name="P4"><text:span text:style-name="T3">1.623,38</text:span></text:p>
          </table:table-cell>
          <table:table-cell table:style-name="Tabela1.E43" office:value-type="string">
            <text:p text:style-name="P4"><text:span text:style-name="T3">2.266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90,11</text:span></text:p>
          </table:table-cell>
          <table:table-cell table:style-name="Tabela1.E43" office:value-type="string">
            <text:p text:style-name="P4"><text:span text:style-name="T3">13.989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1</text:span></text:p>
          </table:table-cell>
          <table:table-cell table:style-name="Tabela1.B5" office:value-type="string">
            <text:p text:style-name="P3"><text:span text:style-name="T3">GLEBERTON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647,64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424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89,96</text:span></text:p>
          </table:table-cell>
          <table:table-cell table:style-name="Tabela1.E43" office:value-type="string">
            <text:p text:style-name="P4"><text:span text:style-name="T3">6.457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6</text:span></text:p>
          </table:table-cell>
          <table:table-cell table:style-name="Tabela1.B5" office:value-type="string">
            <text:p text:style-name="P3"><text:span text:style-name="T3">GLEIDE PAULA DE ANDRADE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6</text:span></text:p>
          </table:table-cell>
          <table:table-cell table:style-name="Tabela1.B5" office:value-type="string">
            <text:p text:style-name="P3"><text:span text:style-name="T3">GLEISE CHRISTINE NUNES DE FREITAS</text:span></text:p>
          </table:table-cell>
          <table:table-cell table:style-name="Tabela1.B5" office:value-type="string">
            <text:p text:style-name="P3"><text:span text:style-name="T3">ANALISTA DO MP - ADMINISTRADOR</text:span></text:p>
          </table:table-cell>
          <table:table-cell table:style-name="Tabela1.B5" office:value-type="string">
            <text:p text:style-name="P3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80,91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301,73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2.297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15,77</text:span></text:p>
          </table:table-cell>
          <table:table-cell table:style-name="Tabela1.E43" office:value-type="string">
            <text:p text:style-name="P4"><text:span text:style-name="T3">11.585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3</text:span></text:p>
          </table:table-cell>
          <table:table-cell table:style-name="Tabela1.B5" office:value-type="string">
            <text:p text:style-name="P3"><text:span text:style-name="T3">GONCALO RIBEIRO DE MELO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5.762,01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4.103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866,20</text:span></text:p>
          </table:table-cell>
          <table:table-cell table:style-name="Tabela1.E43" office:value-type="string">
            <text:p text:style-name="P4"><text:span text:style-name="T3">19.895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9</text:span></text:p>
          </table:table-cell>
          <table:table-cell table:style-name="Tabela1.B5" office:value-type="string">
            <text:p text:style-name="P3"><text:span text:style-name="T3">GRACE DE OLIVEIRA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DAS PROMOTORIAS DE JUSTICA DO TRIBUNAL DO JURI DE ARACAJU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292,4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83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48,32</text:span></text:p>
          </table:table-cell>
          <table:table-cell table:style-name="Tabela1.E43" office:value-type="string">
            <text:p text:style-name="P4"><text:span text:style-name="T3">7.544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6</text:span></text:p>
          </table:table-cell>
          <table:table-cell table:style-name="Tabela1.B5" office:value-type="string">
            <text:p text:style-name="P3"><text:span text:style-name="T3">GRASIELE ROSARIO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OS DIREITOS A SAUDE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308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26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4,78</text:span></text:p>
          </table:table-cell>
          <table:table-cell table:style-name="Tabela1.E43" office:value-type="string">
            <text:p text:style-name="P4"><text:span text:style-name="T3">9.363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1</text:span></text:p>
          </table:table-cell>
          <table:table-cell table:style-name="Tabela1.B5" office:value-type="string">
            <text:p text:style-name="P3"><text:span text:style-name="T3">GREYCE MENDONCA BELEM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186,30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2.722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90,98</text:span></text:p>
          </table:table-cell>
          <table:table-cell table:style-name="Tabela1.E43" office:value-type="string">
            <text:p text:style-name="P4"><text:span text:style-name="T3">12.895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9</text:span></text:p>
          </table:table-cell>
          <table:table-cell table:style-name="Tabela1.B5" office:value-type="string">
            <text:p text:style-name="P3"><text:span text:style-name="T3">GREZIELE LIM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7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9.672,24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78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9,04</text:span></text:p>
          </table:table-cell>
          <table:table-cell table:style-name="Tabela1.E43" office:value-type="string">
            <text:p text:style-name="P4"><text:span text:style-name="T3">8.183,20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234</text:span></text:p>
          </table:table-cell>
          <table:table-cell table:style-name="Tabela1.B5" office:value-type="string">
            <text:p text:style-name="P3"><text:span text:style-name="T3">GUSTAVO MENDONCA RODRIGU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58,53</text:span></text:p>
          </table:table-cell>
          <table:table-cell table:style-name="Tabela1.E43" office:value-type="string">
            <text:p text:style-name="P4"><text:span text:style-name="T3">15.848,73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1.628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91,29</text:span></text:p>
          </table:table-cell>
          <table:table-cell table:style-name="Tabela1.E43" office:value-type="string">
            <text:p text:style-name="P4"><text:span text:style-name="T3">12.457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2</text:span></text:p>
          </table:table-cell>
          <table:table-cell table:style-name="Tabela1.B5" office:value-type="string">
            <text:p text:style-name="P3"><text:span text:style-name="T3">HEBERT DA SILVA FERR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2.697,90</text:span></text:p>
          </table:table-cell>
          <table:table-cell table:style-name="Tabela1.E43" office:value-type="string">
            <text:p text:style-name="P4"><text:span text:style-name="T3">40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583,59</text:span></text:p>
          </table:table-cell>
          <table:table-cell table:style-name="Tabela1.E43" office:value-type="string">
            <text:p text:style-name="P4"><text:span text:style-name="T3">434,36</text:span></text:p>
          </table:table-cell>
          <table:table-cell table:style-name="Tabela1.E43" office:value-type="string">
            <text:p text:style-name="P4"><text:span text:style-name="T3">43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7,46</text:span></text:p>
          </table:table-cell>
          <table:table-cell table:style-name="Tabela1.E43" office:value-type="string">
            <text:p text:style-name="P4"><text:span text:style-name="T3">5.106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4</text:span></text:p>
          </table:table-cell>
          <table:table-cell table:style-name="Tabela1.B5" office:value-type="string">
            <text:p text:style-name="P3"><text:span text:style-name="T3">HELEN MARTHA DIAS SALVIAN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CRIMINAL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622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292,79</text:span></text:p>
          </table:table-cell>
          <table:table-cell table:style-name="Tabela1.E43" office:value-type="string">
            <text:p text:style-name="P4"><text:span text:style-name="T3">1.836,07</text:span></text:p>
          </table:table-cell>
          <table:table-cell table:style-name="Tabela1.E43" office:value-type="string">
            <text:p text:style-name="P4"><text:span text:style-name="T3">2.180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16,22</text:span></text:p>
          </table:table-cell>
          <table:table-cell table:style-name="Tabela1.E43" office:value-type="string">
            <text:p text:style-name="P4"><text:span text:style-name="T3">11.276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8</text:span></text:p>
          </table:table-cell>
          <table:table-cell table:style-name="Tabela1.B5" office:value-type="string">
            <text:p text:style-name="P3"><text:span text:style-name="T3">HELENA CHRISTINA DE ALMEIDA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7,55</text:span></text:p>
          </table:table-cell>
          <table:table-cell table:style-name="Tabela1.E43" office:value-type="string">
            <text:p text:style-name="P4"><text:span text:style-name="T3">15.617,75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1.746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9</text:span></text:p>
          </table:table-cell>
          <table:table-cell table:style-name="Tabela1.B5" office:value-type="string">
            <text:p text:style-name="P3"><text:span text:style-name="T3">HELENO AVILA DOS SANTOS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0</text:span></text:p>
          </table:table-cell>
          <table:table-cell table:style-name="Tabela1.B5" office:value-type="string">
            <text:p text:style-name="P3"><text:span text:style-name="T3">HELIO LIMA FEITOSA</text:span></text:p>
          </table:table-cell>
          <table:table-cell table:style-name="Tabela1.B5" office:value-type="string">
            <text:p text:style-name="P3"><text:span text:style-name="T3">1º TENENTE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789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21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21,46</text:span></text:p>
          </table:table-cell>
          <table:table-cell table:style-name="Tabela1.E43" office:value-type="string">
            <text:p text:style-name="P4"><text:span text:style-name="T3">8.767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1</text:span></text:p>
          </table:table-cell>
          <table:table-cell table:style-name="Tabela1.B5" office:value-type="string">
            <text:p text:style-name="P3"><text:span text:style-name="T3">HELIO SANTOS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2</text:span></text:p>
          </table:table-cell>
          <table:table-cell table:style-name="Tabela1.B5" office:value-type="string">
            <text:p text:style-name="P3"><text:span text:style-name="T3">HELOISA GAMA DE SAL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GARARU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27,98</text:span></text:p>
          </table:table-cell>
          <table:table-cell table:style-name="Tabela1.E43" office:value-type="string">
            <text:p text:style-name="P4"><text:span text:style-name="T3">12.744,10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262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25,21</text:span></text:p>
          </table:table-cell>
          <table:table-cell table:style-name="Tabela1.E43" office:value-type="string">
            <text:p text:style-name="P4"><text:span text:style-name="T3">10.218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1</text:span></text:p>
          </table:table-cell>
          <table:table-cell table:style-name="Tabela1.B5" office:value-type="string">
            <text:p text:style-name="P3"><text:span text:style-name="T3">HENRIQUE RIBEIRO CARDOS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622,28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5.035,3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6.588,85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4.123,40</text:span></text:p>
          </table:table-cell>
          <table:table-cell table:style-name="Tabela1.E43" office:value-type="string">
            <text:p text:style-name="P4"><text:span text:style-name="T3">30.911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7</text:span></text:p>
          </table:table-cell>
          <table:table-cell table:style-name="Tabela1.B5" office:value-type="string">
            <text:p text:style-name="P3"><text:span text:style-name="T3">HERCULES MATHEUS SANTOS SILV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TRIAGEM TECNICA DAS 1ª E 2ª PROMOTORIAS DE JUSTIÇA DE NOSSA SENHORA DA GLOR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6,00</text:span></text:p>
          </table:table-cell>
          <table:table-cell table:style-name="Tabela1.E43" office:value-type="string">
            <text:p text:style-name="P4"><text:span text:style-name="T3">3.992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867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9</text:span></text:p>
          </table:table-cell>
          <table:table-cell table:style-name="Tabela1.B5" office:value-type="string">
            <text:p text:style-name="P3"><text:span text:style-name="T3">HONORINA JAMILLY ALMEIDA NOVA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722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37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11,99</text:span></text:p>
          </table:table-cell>
          <table:table-cell table:style-name="Tabela1.E43" office:value-type="string">
            <text:p text:style-name="P4"><text:span text:style-name="T3">6.610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1</text:span></text:p>
          </table:table-cell>
          <table:table-cell table:style-name="Tabela1.B5" office:value-type="string">
            <text:p text:style-name="P3"><text:span text:style-name="T3">HUDSON DE JESUS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3.221,00</text:span></text:p>
          </table:table-cell>
          <table:table-cell table:style-name="Tabela1.E43" office:value-type="string">
            <text:p text:style-name="P4"><text:span text:style-name="T3">31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3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6.558,64</text:span></text:p>
          </table:table-cell>
          <table:table-cell table:style-name="Tabela1.E43" office:value-type="string">
            <text:p text:style-name="P4"><text:span text:style-name="T3">495,59</text:span></text:p>
          </table:table-cell>
          <table:table-cell table:style-name="Tabela1.E43" office:value-type="string">
            <text:p text:style-name="P4"><text:span text:style-name="T3">111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6,92</text:span></text:p>
          </table:table-cell>
          <table:table-cell table:style-name="Tabela1.E43" office:value-type="string">
            <text:p text:style-name="P4"><text:span text:style-name="T3">5.951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0</text:span></text:p>
          </table:table-cell>
          <table:table-cell table:style-name="Tabela1.B5" office:value-type="string">
            <text:p text:style-name="P3"><text:span text:style-name="T3">HUGO SILVINO DOS SANTOS NASCIMENT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8</text:span></text:p>
          </table:table-cell>
          <table:table-cell table:style-name="Tabela1.B5" office:value-type="string">
            <text:p text:style-name="P3"><text:span text:style-name="T3">IAN EMILIO SCHLINGMANN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8</text:span></text:p>
          </table:table-cell>
          <table:table-cell table:style-name="Tabela1.B5" office:value-type="string">
            <text:p text:style-name="P3"><text:span text:style-name="T3">IANNY CAROLINY ALMEIDA SIL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7.185,14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90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2,97</text:span></text:p>
          </table:table-cell>
          <table:table-cell table:style-name="Tabela1.E43" office:value-type="string">
            <text:p text:style-name="P4"><text:span text:style-name="T3">6.402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5</text:span></text:p>
          </table:table-cell>
          <table:table-cell table:style-name="Tabela1.B5" office:value-type="string">
            <text:p text:style-name="P3"><text:span text:style-name="T3">IARA PINHEIRO DE JESU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3</text:span></text:p>
          </table:table-cell>
          <table:table-cell table:style-name="Tabela1.B5" office:value-type="string">
            <text:p text:style-name="P3"><text:span text:style-name="T3">ICARO PRADO NOVAE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DIVISAO DE COMUNICACAO CERIMONIAL E EVENTOS/GPGJ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964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839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5</text:span></text:p>
          </table:table-cell>
          <table:table-cell table:style-name="Tabela1.B5" office:value-type="string">
            <text:p text:style-name="P3"><text:span text:style-name="T3">IGOR PEREIRA TEL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2,87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315,29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84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54,61</text:span></text:p>
          </table:table-cell>
          <table:table-cell table:style-name="Tabela1.E43" office:value-type="string">
            <text:p text:style-name="P4"><text:span text:style-name="T3">7.560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1</text:span></text:p>
          </table:table-cell>
          <table:table-cell table:style-name="Tabela1.B5" office:value-type="string">
            <text:p text:style-name="P3"><text:span text:style-name="T3">ILANA CHAGAS FERRO COELHO DA PAZ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850,11</text:span></text:p>
          </table:table-cell>
          <table:table-cell table:style-name="Tabela1.E43" office:value-type="string">
            <text:p text:style-name="P4"><text:span text:style-name="T3">1.634,10</text:span></text:p>
          </table:table-cell>
          <table:table-cell table:style-name="Tabela1.E43" office:value-type="string">
            <text:p text:style-name="P4"><text:span text:style-name="T3">1.891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5,19</text:span></text:p>
          </table:table-cell>
          <table:table-cell table:style-name="Tabela1.E43" office:value-type="string">
            <text:p text:style-name="P4"><text:span text:style-name="T3">10.32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8</text:span></text:p>
          </table:table-cell>
          <table:table-cell table:style-name="Tabela1.B5" office:value-type="string">
            <text:p text:style-name="P3"><text:span text:style-name="T3">IOLANDO VIEIRA SANTOS FILH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0</text:span></text:p>
          </table:table-cell>
          <table:table-cell table:style-name="Tabela1.B5" office:value-type="string">
            <text:p text:style-name="P3"><text:span text:style-name="T3">IRINALDO JOSE DOS SANTO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8</text:span></text:p>
          </table:table-cell>
          <table:table-cell table:style-name="Tabela1.B5" office:value-type="string">
            <text:p text:style-name="P3"><text:span text:style-name="T3">ISABEL CHRISTINA PRAZERES RODRIGU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571,1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10.614,45</text:span></text:p>
          </table:table-cell>
          <table:table-cell table:style-name="Tabela1.E43" office:value-type="string">
            <text:p text:style-name="P4"><text:span text:style-name="T3">839,97</text:span></text:p>
          </table:table-cell>
          <table:table-cell table:style-name="Tabela1.E43" office:value-type="string">
            <text:p text:style-name="P4"><text:span text:style-name="T3">872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12,04</text:span></text:p>
          </table:table-cell>
          <table:table-cell table:style-name="Tabela1.E43" office:value-type="string">
            <text:p text:style-name="P4"><text:span text:style-name="T3">8.902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1</text:span></text:p>
          </table:table-cell>
          <table:table-cell table:style-name="Tabela1.B5" office:value-type="string">
            <text:p text:style-name="P3"><text:span text:style-name="T3">ISABELA DE ARAGAO DOR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7.433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5.149,05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3.02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91,62</text:span></text:p>
          </table:table-cell>
          <table:table-cell table:style-name="Tabela1.E43" office:value-type="string">
            <text:p text:style-name="P4"><text:span text:style-name="T3">20.757,43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0"/><text:span text:style-name="T3">1836</text:span></text:p>
          </table:table-cell>
          <table:table-cell table:style-name="Tabela1.B5" office:value-type="string">
            <text:p text:style-name="P3"><text:span text:style-name="T3">ISABELLE CRISTINE DA SILVA FRAZ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7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70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0,18</text:span></text:p>
          </table:table-cell>
          <table:table-cell table:style-name="Tabela1.E43" office:value-type="string">
            <text:p text:style-name="P4"><text:span text:style-name="T3">12.992,46</text:span></text:p>
          </table:table-cell>
          <table:table-cell table:style-name="Tabela1.E43" office:value-type="string">
            <text:p text:style-name="P4"><text:span text:style-name="T3">1.079,64</text:span></text:p>
          </table:table-cell>
          <table:table-cell table:style-name="Tabela1.E43" office:value-type="string">
            <text:p text:style-name="P4"><text:span text:style-name="T3">1.66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41,01</text:span></text:p>
          </table:table-cell>
          <table:table-cell table:style-name="Tabela1.E43" office:value-type="string">
            <text:p text:style-name="P4"><text:span text:style-name="T3">10.251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6</text:span></text:p>
          </table:table-cell>
          <table:table-cell table:style-name="Tabela1.B5" office:value-type="string">
            <text:p text:style-name="P3"><text:span text:style-name="T3">ITALO PEREIRA TELES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103,74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576,64</text:span></text:p>
          </table:table-cell>
          <table:table-cell table:style-name="Tabela1.E43" office:value-type="string">
            <text:p text:style-name="P4"><text:span text:style-name="T3">1.623,38</text:span></text:p>
          </table:table-cell>
          <table:table-cell table:style-name="Tabela1.E43" office:value-type="string">
            <text:p text:style-name="P4"><text:span text:style-name="T3">2.918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42,22</text:span></text:p>
          </table:table-cell>
          <table:table-cell table:style-name="Tabela1.E43" office:value-type="string">
            <text:p text:style-name="P4"><text:span text:style-name="T3">13.034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5</text:span></text:p>
          </table:table-cell>
          <table:table-cell table:style-name="Tabela1.B5" office:value-type="string">
            <text:p text:style-name="P3"><text:span text:style-name="T3">IURI MARCEL MENEZES BORG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28.071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1</text:span></text:p>
          </table:table-cell>
          <table:table-cell table:style-name="Tabela1.B5" office:value-type="string">
            <text:p text:style-name="P3"><text:span text:style-name="T3">IVALDO VENANCIO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0</text:span></text:p>
          </table:table-cell>
          <table:table-cell table:style-name="Tabela1.B5" office:value-type="string">
            <text:p text:style-name="P3"><text:span text:style-name="T3">IVAN FERNANDES LEAL DE MEL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4.832,23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5.146,92</text:span></text:p>
          </table:table-cell>
          <table:table-cell table:style-name="Tabela1.E43" office:value-type="string">
            <text:p text:style-name="P4"><text:span text:style-name="T3">1.983,79</text:span></text:p>
          </table:table-cell>
          <table:table-cell table:style-name="Tabela1.E43" office:value-type="string">
            <text:p text:style-name="P4"><text:span text:style-name="T3">4.766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749,88</text:span></text:p>
          </table:table-cell>
          <table:table-cell table:style-name="Tabela1.E43" office:value-type="string">
            <text:p text:style-name="P4"><text:span text:style-name="T3">18.397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9</text:span></text:p>
          </table:table-cell>
          <table:table-cell table:style-name="Tabela1.B5" office:value-type="string">
            <text:p text:style-name="P3"><text:span text:style-name="T3">IVAN JOSE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2</text:span></text:p>
          </table:table-cell>
          <table:table-cell table:style-name="Tabela1.B5" office:value-type="string">
            <text:p text:style-name="P3"><text:span text:style-name="T3">IVAN VIEIRA DE ARAUJ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9.101,21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84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4,49</text:span></text:p>
          </table:table-cell>
          <table:table-cell table:style-name="Tabela1.E43" office:value-type="string">
            <text:p text:style-name="P4"><text:span text:style-name="T3">7.656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7</text:span></text:p>
          </table:table-cell>
          <table:table-cell table:style-name="Tabela1.B5" office:value-type="string">
            <text:p text:style-name="P3"><text:span text:style-name="T3">IVANDILSON DE MOURA F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1.148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29,05</text:span></text:p>
          </table:table-cell>
          <table:table-cell table:style-name="Tabela1.E43" office:value-type="string">
            <text:p text:style-name="P4"><text:span text:style-name="T3">8.304,16</text:span></text:p>
          </table:table-cell>
          <table:table-cell table:style-name="Tabela1.E43" office:value-type="string">
            <text:p text:style-name="P4"><text:span text:style-name="T3">696,52</text:span></text:p>
          </table:table-cell>
          <table:table-cell table:style-name="Tabela1.E43" office:value-type="string">
            <text:p text:style-name="P4"><text:span text:style-name="T3">283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0,42</text:span></text:p>
          </table:table-cell>
          <table:table-cell table:style-name="Tabela1.E43" office:value-type="string">
            <text:p text:style-name="P4"><text:span text:style-name="T3">7.32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7</text:span></text:p>
          </table:table-cell>
          <table:table-cell table:style-name="Tabela1.B5" office:value-type="string">
            <text:p text:style-name="P3"><text:span text:style-name="T3">IVES ROC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575,81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666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78,51</text:span></text:p>
          </table:table-cell>
          <table:table-cell table:style-name="Tabela1.E43" office:value-type="string">
            <text:p text:style-name="P4"><text:span text:style-name="T3">7.097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7</text:span></text:p>
          </table:table-cell>
          <table:table-cell table:style-name="Tabela1.B5" office:value-type="string">
            <text:p text:style-name="P3"><text:span text:style-name="T3">IVONALDO MATIAS DOS SANTOS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3</text:span></text:p>
          </table:table-cell>
          <table:table-cell table:style-name="Tabela1.B5" office:value-type="string">
            <text:p text:style-name="P3"><text:span text:style-name="T3">IZABELA ROSA VI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0.569,76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3.703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466,28</text:span></text:p>
          </table:table-cell>
          <table:table-cell table:style-name="Tabela1.E43" office:value-type="string">
            <text:p text:style-name="P4"><text:span text:style-name="T3">15.103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4</text:span></text:p>
          </table:table-cell>
          <table:table-cell table:style-name="Tabela1.B5" office:value-type="string">
            <text:p text:style-name="P3"><text:span text:style-name="T3">IZAC SILVA DE JESU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109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15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15.102,46</text:span></text:p>
          </table:table-cell>
          <table:table-cell table:style-name="Tabela1.E43" office:value-type="string">
            <text:p text:style-name="P4"><text:span text:style-name="T3">1.190,81</text:span></text:p>
          </table:table-cell>
          <table:table-cell table:style-name="Tabela1.E43" office:value-type="string">
            <text:p text:style-name="P4"><text:span text:style-name="T3">1.142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3,06</text:span></text:p>
          </table:table-cell>
          <table:table-cell table:style-name="Tabela1.E43" office:value-type="string">
            <text:p text:style-name="P4"><text:span text:style-name="T3">12.769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7</text:span></text:p>
          </table:table-cell>
          <table:table-cell table:style-name="Tabela1.B5" office:value-type="string">
            <text:p text:style-name="P3"><text:span text:style-name="T3">JACQUELINE ALMEIDA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078,81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669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1,38</text:span></text:p>
          </table:table-cell>
          <table:table-cell table:style-name="Tabela1.E43" office:value-type="string">
            <text:p text:style-name="P4"><text:span text:style-name="T3">7.597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7</text:span></text:p>
          </table:table-cell>
          <table:table-cell table:style-name="Tabela1.B5" office:value-type="string">
            <text:p text:style-name="P3"><text:span text:style-name="T3">JACQUELINE CARVALHO NABUCO D AVILA CESPEDES</text:span></text:p>
          </table:table-cell>
          <table:table-cell table:style-name="Tabela1.B5" office:value-type="string">
            <text:p text:style-name="P3"><text:span text:style-name="T3">PEDAGOG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8</text:span></text:p>
          </table:table-cell>
          <table:table-cell table:style-name="Tabela1.B5" office:value-type="string">
            <text:p text:style-name="P3"><text:span text:style-name="T3">JACQUELINE DE LIM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6ª PROMOTORIA DE JUSTICA CRIMINAL - ARACAJU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8,5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922,1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298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9,08</text:span></text:p>
          </table:table-cell>
          <table:table-cell table:style-name="Tabela1.E43" office:value-type="string">
            <text:p text:style-name="P4"><text:span text:style-name="T3">8.763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57</text:span></text:p>
          </table:table-cell>
          <table:table-cell table:style-name="Tabela1.B5" office:value-type="string">
            <text:p text:style-name="P3"><text:span text:style-name="T3">JACQUELINE MONTE DE HOLLAN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96,4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595,76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348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08,85</text:span></text:p>
          </table:table-cell>
          <table:table-cell table:style-name="Tabela1.E43" office:value-type="string">
            <text:p text:style-name="P4"><text:span text:style-name="T3">9.386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</text:span></text:p>
          </table:table-cell>
          <table:table-cell table:style-name="Tabela1.B5" office:value-type="string">
            <text:p text:style-name="P3"><text:span text:style-name="T3">JAMISSON CARLOS DE JESUS FERREIRA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7</text:span></text:p>
          </table:table-cell>
          <table:table-cell table:style-name="Tabela1.B5" office:value-type="string">
            <text:p text:style-name="P3"><text:span text:style-name="T3">JAMISSON RODRIGUES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2</text:span></text:p>
          </table:table-cell>
          <table:table-cell table:style-name="Tabela1.B5" office:value-type="string">
            <text:p text:style-name="P3"><text:span text:style-name="T3">JANETE LARISSA SILVA BATIST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85</text:span></text:p>
          </table:table-cell>
          <table:table-cell table:style-name="Tabela1.E43" office:value-type="string">
            <text:p text:style-name="P4"><text:span text:style-name="T3">1.257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2,50</text:span></text:p>
          </table:table-cell>
          <table:table-cell table:style-name="Tabela1.E43" office:value-type="string">
            <text:p text:style-name="P4"><text:span text:style-name="T3">1.361,62</text:span></text:p>
          </table:table-cell>
          <table:table-cell table:style-name="Tabela1.E43" office:value-type="string">
            <text:p text:style-name="P4"><text:span text:style-name="T3">100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0,35</text:span></text:p>
          </table:table-cell>
          <table:table-cell table:style-name="Tabela1.E43" office:value-type="string">
            <text:p text:style-name="P4"><text:span text:style-name="T3">1.261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5</text:span></text:p>
          </table:table-cell>
          <table:table-cell table:style-name="Tabela1.B5" office:value-type="string">
            <text:p text:style-name="P3"><text:span text:style-name="T3">JANIO DA SILVA CRUZ</text:span></text:p>
          </table:table-cell>
          <table:table-cell table:style-name="Tabela1.B5" office:value-type="string">
            <text:p text:style-name="P3"><text:span text:style-name="T3">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7</text:span></text:p>
          </table:table-cell>
          <table:table-cell table:style-name="Tabela1.B5" office:value-type="string">
            <text:p text:style-name="P3"><text:span text:style-name="T3">JAQUELINE BAPTISTA DE ALMEIDA</text:span></text:p>
          </table:table-cell>
          <table:table-cell table:style-name="Tabela1.B5" office:value-type="string">
            <text:p text:style-name="P3"><text:span text:style-name="T3">Assessor do C. Adm. e Pedagógico da E.S.MP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6.244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95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6,58</text:span></text:p>
          </table:table-cell>
          <table:table-cell table:style-name="Tabela1.E43" office:value-type="string">
            <text:p text:style-name="P4"><text:span text:style-name="T3">5.817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1</text:span></text:p>
          </table:table-cell>
          <table:table-cell table:style-name="Tabela1.B5" office:value-type="string">
            <text:p text:style-name="P3"><text:span text:style-name="T3">JARBAS ADELINO SANTOS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8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00,00</text:span></text:p>
          </table:table-cell>
          <table:table-cell table:style-name="Tabela1.E43" office:value-type="string">
            <text:p text:style-name="P4"><text:span text:style-name="T3">28.366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0951</text:span></text:p>
          </table:table-cell>
          <table:table-cell table:style-name="Tabela1.B5" office:value-type="string">
            <text:p text:style-name="P3"><text:span text:style-name="T3">JAYANE SANTANA BARBOSA</text:span></text:p>
          </table:table-cell>
          <table:table-cell table:style-name="Tabela1.B5" office:value-type="string">
            <text:p text:style-name="P3"><text:span text:style-name="T3">ESTAGIÁRIOS</text:span></text:p>
          </table:table-cell>
          <table:table-cell table:style-name="Tabela1.B5" office:value-type="string">
            <text:p text:style-name="P3"><text:span text:style-name="T3">1ª PROMOTORIA DE JUSTICA DO TRIBUNAL DO JURI - ARACAJU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9</text:span></text:p>
          </table:table-cell>
          <table:table-cell table:style-name="Tabela1.B5" office:value-type="string">
            <text:p text:style-name="P3"><text:span text:style-name="T3">JEAN CARLOS DE ANDRADE TINTILIAN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268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852,76</text:span></text:p>
          </table:table-cell>
          <table:table-cell table:style-name="Tabela1.E43" office:value-type="string">
            <text:p text:style-name="P4"><text:span text:style-name="T3">514,47</text:span></text:p>
          </table:table-cell>
          <table:table-cell table:style-name="Tabela1.E43" office:value-type="string">
            <text:p text:style-name="P4"><text:span text:style-name="T3">90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5,28</text:span></text:p>
          </table:table-cell>
          <table:table-cell table:style-name="Tabela1.E43" office:value-type="string">
            <text:p text:style-name="P4"><text:span text:style-name="T3">5.247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8</text:span></text:p>
          </table:table-cell>
          <table:table-cell table:style-name="Tabela1.B5" office:value-type="string">
            <text:p text:style-name="P3"><text:span text:style-name="T3">JEAN DE JESUS PIR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UMBA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48,94</text:span></text:p>
          </table:table-cell>
          <table:table-cell table:style-name="Tabela1.E43" office:value-type="string">
            <text:p text:style-name="P4"><text:span text:style-name="T3">1.748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48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39</text:span></text:p>
          </table:table-cell>
          <table:table-cell table:style-name="Tabela1.B5" office:value-type="string">
            <text:p text:style-name="P3"><text:span text:style-name="T3">JEANE SANTOS NASCIMENT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4.986,79</text:span></text:p>
          </table:table-cell>
          <table:table-cell table:style-name="Tabela1.E43" office:value-type="string">
            <text:p text:style-name="P4"><text:span text:style-name="T3">17.49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028,75</text:span></text:p>
          </table:table-cell>
          <table:table-cell table:style-name="Tabela1.E43" office:value-type="string">
            <text:p text:style-name="P4"><text:span text:style-name="T3">7.492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2.480,62</text:span></text:p>
          </table:table-cell>
          <table:table-cell table:style-name="Tabela1.E43" office:value-type="string">
            <text:p text:style-name="P4"><text:span text:style-name="T3">2.928,13</text:span></text:p>
          </table:table-cell>
          <table:table-cell table:style-name="Tabela1.E43" office:value-type="string">
            <text:p text:style-name="P4"><text:span text:style-name="T3">6.567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495,52</text:span></text:p>
          </table:table-cell>
          <table:table-cell table:style-name="Tabela1.E43" office:value-type="string">
            <text:p text:style-name="P4"><text:span text:style-name="T3">32.985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7</text:span></text:p>
          </table:table-cell>
          <table:table-cell table:style-name="Tabela1.B5" office:value-type="string">
            <text:p text:style-name="P3"><text:span text:style-name="T3">JESSICA MATOS CORRE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8.611,57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513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1,11</text:span></text:p>
          </table:table-cell>
          <table:table-cell table:style-name="Tabela1.E43" office:value-type="string">
            <text:p text:style-name="P4"><text:span text:style-name="T3">7.470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5</text:span></text:p>
          </table:table-cell>
          <table:table-cell table:style-name="Tabela1.B5" office:value-type="string">
            <text:p text:style-name="P3"><text:span text:style-name="T3">JESSICA TAVARES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28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073,25</text:span></text:p>
          </table:table-cell>
          <table:table-cell table:style-name="Tabela1.E43" office:value-type="string">
            <text:p text:style-name="P4"><text:span text:style-name="T3">545,34</text:span></text:p>
          </table:table-cell>
          <table:table-cell table:style-name="Tabela1.E43" office:value-type="string">
            <text:p text:style-name="P4"><text:span text:style-name="T3">147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3,03</text:span></text:p>
          </table:table-cell>
          <table:table-cell table:style-name="Tabela1.E43" office:value-type="string">
            <text:p text:style-name="P4"><text:span text:style-name="T3">5.380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0</text:span></text:p>
          </table:table-cell>
          <table:table-cell table:style-name="Tabela1.B5" office:value-type="string">
            <text:p text:style-name="P3"><text:span text:style-name="T3">JESSYCA KAROLINE SOUZA ALVE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9</text:span></text:p>
          </table:table-cell>
          <table:table-cell table:style-name="Tabela1.B5" office:value-type="string">
            <text:p text:style-name="P3"><text:span text:style-name="T3">JOANA ADNA DOS SANTOS CORREI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6,00</text:span></text:p>
          </table:table-cell>
          <table:table-cell table:style-name="Tabela1.E43" office:value-type="string">
            <text:p text:style-name="P4"><text:span text:style-name="T3">3.992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867,5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923</text:span></text:p>
          </table:table-cell>
          <table:table-cell table:style-name="Tabela1.B5" office:value-type="string">
            <text:p text:style-name="P3"><text:span text:style-name="T3">JOANA ANGELICA CARREGOS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745,01</text:span></text:p>
          </table:table-cell>
          <table:table-cell table:style-name="Tabela1.E43" office:value-type="string">
            <text:p text:style-name="P4"><text:span text:style-name="T3">13.529,78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1.467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3,71</text:span></text:p>
          </table:table-cell>
          <table:table-cell table:style-name="Tabela1.E43" office:value-type="string">
            <text:p text:style-name="P4"><text:span text:style-name="T3">10.776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15</text:span></text:p>
          </table:table-cell>
          <table:table-cell table:style-name="Tabela1.B5" office:value-type="string">
            <text:p text:style-name="P3"><text:span text:style-name="T3">JOANA WIRTI ROCH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O TRIBUNAL DO JURI - ARACAJU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622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292,79</text:span></text:p>
          </table:table-cell>
          <table:table-cell table:style-name="Tabela1.E43" office:value-type="string">
            <text:p text:style-name="P4"><text:span text:style-name="T3">1.836,07</text:span></text:p>
          </table:table-cell>
          <table:table-cell table:style-name="Tabela1.E43" office:value-type="string">
            <text:p text:style-name="P4"><text:span text:style-name="T3">2.180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16,22</text:span></text:p>
          </table:table-cell>
          <table:table-cell table:style-name="Tabela1.E43" office:value-type="string">
            <text:p text:style-name="P4"><text:span text:style-name="T3">11.276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3</text:span></text:p>
          </table:table-cell>
          <table:table-cell table:style-name="Tabela1.B5" office:value-type="string">
            <text:p text:style-name="P3"><text:span text:style-name="T3">JOAO ALBERTO LEONARDO CLEMENT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NOSSA SENHORA DA GLORIA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12.458,13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262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25,21</text:span></text:p>
          </table:table-cell>
          <table:table-cell table:style-name="Tabela1.E43" office:value-type="string">
            <text:p text:style-name="P4"><text:span text:style-name="T3">9.932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0</text:span></text:p>
          </table:table-cell>
          <table:table-cell table:style-name="Tabela1.B5" office:value-type="string">
            <text:p text:style-name="P3"><text:span text:style-name="T3">JOAO CARLOS NOGUEIRA ARAUJ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1.595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45,01</text:span></text:p>
          </table:table-cell>
          <table:table-cell table:style-name="Tabela1.E43" office:value-type="string">
            <text:p text:style-name="P4"><text:span text:style-name="T3">9.898,35</text:span></text:p>
          </table:table-cell>
          <table:table-cell table:style-name="Tabela1.E43" office:value-type="string">
            <text:p text:style-name="P4"><text:span text:style-name="T3">861,47</text:span></text:p>
          </table:table-cell>
          <table:table-cell table:style-name="Tabela1.E43" office:value-type="string">
            <text:p text:style-name="P4"><text:span text:style-name="T3">585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7,37</text:span></text:p>
          </table:table-cell>
          <table:table-cell table:style-name="Tabela1.E43" office:value-type="string">
            <text:p text:style-name="P4"><text:span text:style-name="T3">8.450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92</text:span></text:p>
          </table:table-cell>
          <table:table-cell table:style-name="Tabela1.B5" office:value-type="string">
            <text:p text:style-name="P3"><text:span text:style-name="T3">JOAO COSTA DOS SANTOS</text:span></text:p>
          </table:table-cell>
          <table:table-cell table:style-name="Tabela1.B5" office:value-type="string">
            <text:p text:style-name="P3"><text:span text:style-name="T3">GARÇON - requisitado</text:span></text:p>
          </table:table-cell>
          <table:table-cell table:style-name="Tabela1.B5" office:value-type="string">
            <text:p text:style-name="P3"><text:span text:style-name="T3">COPA 4º ANDAR/DAA/DA</text:span></text:p>
          </table:table-cell>
          <table:table-cell table:style-name="Tabela1.E43" office:value-type="string">
            <text:p text:style-name="P4"><text:span text:style-name="T3">1.877,11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2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671,09</text:span></text:p>
          </table:table-cell>
          <table:table-cell table:style-name="Tabela1.E43" office:value-type="string">
            <text:p text:style-name="P4"><text:span text:style-name="T3">262,80</text:span></text:p>
          </table:table-cell>
          <table:table-cell table:style-name="Tabela1.E43" office:value-type="string">
            <text:p text:style-name="P4"><text:span text:style-name="T3">286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49,24</text:span></text:p>
          </table:table-cell>
          <table:table-cell table:style-name="Tabela1.E43" office:value-type="string">
            <text:p text:style-name="P4"><text:span text:style-name="T3">7.121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6</text:span></text:p>
          </table:table-cell>
          <table:table-cell table:style-name="Tabela1.B5" office:value-type="string">
            <text:p text:style-name="P3"><text:span text:style-name="T3">JOAO CRUZ LEANDRO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5</text:span></text:p>
          </table:table-cell>
          <table:table-cell table:style-name="Tabela1.B5" office:value-type="string">
            <text:p text:style-name="P3"><text:span text:style-name="T3">JOAO FRANCISCO GAGNO CAMPAGNA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4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16.381,03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831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17,09</text:span></text:p>
          </table:table-cell>
          <table:table-cell table:style-name="Tabela1.E43" office:value-type="string">
            <text:p text:style-name="P4"><text:span text:style-name="T3">14.263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7</text:span></text:p>
          </table:table-cell>
          <table:table-cell table:style-name="Tabela1.B5" office:value-type="string">
            <text:p text:style-name="P3"><text:span text:style-name="T3">JOAO HENRIQUE DE MELO ELI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UMBAUBA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29,05</text:span></text:p>
          </table:table-cell>
          <table:table-cell table:style-name="Tabela1.E43" office:value-type="string">
            <text:p text:style-name="P4"><text:span text:style-name="T3">12.886,14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1.390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8,88</text:span></text:p>
          </table:table-cell>
          <table:table-cell table:style-name="Tabela1.E43" office:value-type="string">
            <text:p text:style-name="P4"><text:span text:style-name="T3">10.157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7</text:span></text:p>
          </table:table-cell>
          <table:table-cell table:style-name="Tabela1.B5" office:value-type="string">
            <text:p text:style-name="P3"><text:span text:style-name="T3">JOAO LEOPOLDO DE ALBUQUERQUE MISSIAS</text:span></text:p>
          </table:table-cell>
          <table:table-cell table:style-name="Tabela1.B5" office:value-type="string">
            <text:p text:style-name="P3"><text:span text:style-name="T3">AGENTE ADMINISTRATIVO - requisitado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137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3.065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0966</text:span></text:p>
          </table:table-cell>
          <table:table-cell table:style-name="Tabela1.B5" office:value-type="string">
            <text:p text:style-name="P3"><text:span text:style-name="T3">JOAO PAULO COUTO DOS SANTOS</text:span></text:p>
          </table:table-cell>
          <table:table-cell table:style-name="Tabela1.B5" office:value-type="string">
            <text:p text:style-name="P3"><text:span text:style-name="T3">ESTAGIÁRIOS</text:span></text:p>
          </table:table-cell>
          <table:table-cell table:style-name="Tabela1.B5" office:value-type="string">
            <text:p text:style-name="P3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7</text:span></text:p>
          </table:table-cell>
          <table:table-cell table:style-name="Tabela1.B5" office:value-type="string">
            <text:p text:style-name="P3"><text:span text:style-name="T3">JOAO PAULO SANTOS BISP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642,65</text:span></text:p>
          </table:table-cell>
          <table:table-cell table:style-name="Tabela1.E43" office:value-type="string">
            <text:p text:style-name="P4"><text:span text:style-name="T3">927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8.225,36</text:span></text:p>
          </table:table-cell>
          <table:table-cell table:style-name="Tabela1.E43" office:value-type="string">
            <text:p text:style-name="P4"><text:span text:style-name="T3">539,82</text:span></text:p>
          </table:table-cell>
          <table:table-cell table:style-name="Tabela1.E43" office:value-type="string">
            <text:p text:style-name="P4"><text:span text:style-name="T3">318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58,48</text:span></text:p>
          </table:table-cell>
          <table:table-cell table:style-name="Tabela1.E43" office:value-type="string">
            <text:p text:style-name="P4"><text:span text:style-name="T3">7.366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8</text:span></text:p>
          </table:table-cell>
          <table:table-cell table:style-name="Tabela1.B5" office:value-type="string">
            <text:p text:style-name="P3"><text:span text:style-name="T3">JOAO RAIMUNDO MOREIRA GUIMAR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9</text:span></text:p>
          </table:table-cell>
          <table:table-cell table:style-name="Tabela1.B5" office:value-type="string">
            <text:p text:style-name="P3"><text:span text:style-name="T3">JOAO RIBEIRO DE ALMEIDA NET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736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252,43</text:span></text:p>
          </table:table-cell>
          <table:table-cell table:style-name="Tabela1.E43" office:value-type="string">
            <text:p text:style-name="P4"><text:span text:style-name="T3">1.410,42</text:span></text:p>
          </table:table-cell>
          <table:table-cell table:style-name="Tabela1.E43" office:value-type="string">
            <text:p text:style-name="P4"><text:span text:style-name="T3">1.513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23,66</text:span></text:p>
          </table:table-cell>
          <table:table-cell table:style-name="Tabela1.E43" office:value-type="string">
            <text:p text:style-name="P4"><text:span text:style-name="T3">9.328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8</text:span></text:p>
          </table:table-cell>
          <table:table-cell table:style-name="Tabela1.B5" office:value-type="string">
            <text:p text:style-name="P3"><text:span text:style-name="T3">JOAO RICARDO ANDRADE CORT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1.885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5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2.288,32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1.564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0,68</text:span></text:p>
          </table:table-cell>
          <table:table-cell table:style-name="Tabela1.E43" office:value-type="string">
            <text:p text:style-name="P4"><text:span text:style-name="T3">9.957,64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1"/><text:span text:style-name="T3">2257</text:span></text:p>
          </table:table-cell>
          <table:table-cell table:style-name="Tabela1.B5" office:value-type="string">
            <text:p text:style-name="P3"><text:span text:style-name="T3">JOAO RICARDO CORREA DE OLIVEIRA E SILVA</text:span></text:p>
          </table:table-cell>
          <table:table-cell table:style-name="Tabela1.B5" office:value-type="string">
            <text:p text:style-name="P3"><text:span text:style-name="T3">Coordenador da Div. de Acomp. Orç. e Estatistica</text:span></text:p>
          </table:table-cell>
          <table:table-cell table:style-name="Tabela1.B5" office:value-type="string">
            <text:p text:style-name="P3"><text:span text:style-name="T3">DIRETORIA DE PLANEJAMENTO ORCAMENTO E PERICIA CONTABI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418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65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7,92</text:span></text:p>
          </table:table-cell>
          <table:table-cell table:style-name="Tabela1.E43" office:value-type="string">
            <text:p text:style-name="P4"><text:span text:style-name="T3">7.990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00</text:span></text:p>
          </table:table-cell>
          <table:table-cell table:style-name="Tabela1.B5" office:value-type="string">
            <text:p text:style-name="P3"><text:span text:style-name="T3">JOAO RODRIGUES DOS SANTO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4</text:span></text:p>
          </table:table-cell>
          <table:table-cell table:style-name="Tabela1.B5" office:value-type="string">
            <text:p text:style-name="P3"><text:span text:style-name="T3">JOAO RODRIGUES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918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422,28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9.754,1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35,00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069,55</text:span></text:p>
          </table:table-cell>
          <table:table-cell table:style-name="Tabela1.E43" office:value-type="string">
            <text:p text:style-name="P4"><text:span text:style-name="T3">43.684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1040</text:span></text:p>
          </table:table-cell>
          <table:table-cell table:style-name="Tabela1.B5" office:value-type="string">
            <text:p text:style-name="P3"><text:span text:style-name="T3">JOAO VICTOR REIS MORAIS</text:span></text:p>
          </table:table-cell>
          <table:table-cell table:style-name="Tabela1.B5" office:value-type="string">
            <text:p text:style-name="P3"><text:span text:style-name="T3">ESTAGIÁRIOS</text:span></text:p>
          </table:table-cell>
          <table:table-cell table:style-name="Tabela1.B5" office:value-type="string">
            <text:p text:style-name="P3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0</text:span></text:p>
          </table:table-cell>
          <table:table-cell table:style-name="Tabela1.B5" office:value-type="string">
            <text:p text:style-name="P3"><text:span text:style-name="T3">JOAQUIM DANTAS CARDOSO NET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614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,93</text:span></text:p>
          </table:table-cell>
          <table:table-cell table:style-name="Tabela1.E43" office:value-type="string">
            <text:p text:style-name="P4"><text:span text:style-name="T3">4.574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7</text:span></text:p>
          </table:table-cell>
          <table:table-cell table:style-name="Tabela1.B5" office:value-type="string">
            <text:p text:style-name="P3"><text:span text:style-name="T3">JOELMA LOPES CUSTODIO CRUZ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9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458,84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549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77,47</text:span></text:p>
          </table:table-cell>
          <table:table-cell table:style-name="Tabela1.E43" office:value-type="string">
            <text:p text:style-name="P4"><text:span text:style-name="T3">7.281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4</text:span></text:p>
          </table:table-cell>
          <table:table-cell table:style-name="Tabela1.B5" office:value-type="string">
            <text:p text:style-name="P3"><text:span text:style-name="T3">JOELMA SOARES MACEDO DE SANTAN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467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947,93</text:span></text:p>
          </table:table-cell>
          <table:table-cell table:style-name="Tabela1.E43" office:value-type="string">
            <text:p text:style-name="P4"><text:span text:style-name="T3">28.338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4</text:span></text:p>
          </table:table-cell>
          <table:table-cell table:style-name="Tabela1.B5" office:value-type="string">
            <text:p text:style-name="P3"><text:span text:style-name="T3">JOLIVIO ALVES SANTOS FILH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1</text:span></text:p>
          </table:table-cell>
          <table:table-cell table:style-name="Tabela1.B5" office:value-type="string">
            <text:p text:style-name="P3"><text:span text:style-name="T3">JORGE MURILO SEIXAS DE SANTAN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97,77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7.816,90</text:span></text:p>
          </table:table-cell>
          <table:table-cell table:style-name="Tabela1.E43" office:value-type="string">
            <text:p text:style-name="P4"><text:span text:style-name="T3">20.187,70</text:span></text:p>
          </table:table-cell>
          <table:table-cell table:style-name="Tabela1.E43" office:value-type="string">
            <text:p text:style-name="P4"><text:span text:style-name="T3">82.724,76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13.486,05</text:span></text:p>
          </table:table-cell>
          <table:table-cell table:style-name="Tabela1.E43" office:value-type="string">
            <text:p text:style-name="P4"><text:span text:style-name="T3">5.034,45</text:span></text:p>
          </table:table-cell>
          <table:table-cell table:style-name="Tabela1.E43" office:value-type="string">
            <text:p text:style-name="P4"><text:span text:style-name="T3">23.632,02</text:span></text:p>
          </table:table-cell>
          <table:table-cell table:style-name="Tabela1.E43" office:value-type="string">
            <text:p text:style-name="P4"><text:span text:style-name="T3">59.092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1</text:span></text:p>
          </table:table-cell>
          <table:table-cell table:style-name="Tabela1.B5" office:value-type="string">
            <text:p text:style-name="P3"><text:span text:style-name="T3">JORGIVALDO SILVA FEITOS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2</text:span></text:p>
          </table:table-cell>
          <table:table-cell table:style-name="Tabela1.B5" office:value-type="string">
            <text:p text:style-name="P3"><text:span text:style-name="T3">JOSE AGNALDO DOS SANTOS</text:span></text:p>
          </table:table-cell>
          <table:table-cell table:style-name="Tabela1.B5" office:value-type="string">
            <text:p text:style-name="P3"><text:span text:style-name="T3">AGENTE DE APOIO OPERACIONAL - requisitado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.003,25</text:span></text:p>
          </table:table-cell>
          <table:table-cell table:style-name="Tabela1.E43" office:value-type="string">
            <text:p text:style-name="P4"><text:span text:style-name="T3">96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,95</text:span></text:p>
          </table:table-cell>
          <table:table-cell table:style-name="Tabela1.E43" office:value-type="string">
            <text:p text:style-name="P4"><text:span text:style-name="T3">3.906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4</text:span></text:p>
          </table:table-cell>
          <table:table-cell table:style-name="Tabela1.B5" office:value-type="string">
            <text:p text:style-name="P3"><text:span text:style-name="T3">JOSE AILTON NUNES DA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541,5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1.032,61</text:span></text:p>
          </table:table-cell>
          <table:table-cell table:style-name="Tabela1.E43" office:value-type="string">
            <text:p text:style-name="P4"><text:span text:style-name="T3">581,27</text:span></text:p>
          </table:table-cell>
          <table:table-cell table:style-name="Tabela1.E43" office:value-type="string">
            <text:p text:style-name="P4"><text:span text:style-name="T3">1.042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24,19</text:span></text:p>
          </table:table-cell>
          <table:table-cell table:style-name="Tabela1.E43" office:value-type="string">
            <text:p text:style-name="P4"><text:span text:style-name="T3">9.408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1</text:span></text:p>
          </table:table-cell>
          <table:table-cell table:style-name="Tabela1.B5" office:value-type="string">
            <text:p text:style-name="P3"><text:span text:style-name="T3">JOSE ANCELMO DOS SANTO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6</text:span></text:p>
          </table:table-cell>
          <table:table-cell table:style-name="Tabela1.B5" office:value-type="string">
            <text:p text:style-name="P3"><text:span text:style-name="T3">JOSE ANCELMO OLIVEIR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5.08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42,87</text:span></text:p>
          </table:table-cell>
          <table:table-cell table:style-name="Tabela1.E43" office:value-type="string">
            <text:p text:style-name="P4"><text:span text:style-name="T3">2.905,33</text:span></text:p>
          </table:table-cell>
          <table:table-cell table:style-name="Tabela1.E43" office:value-type="string">
            <text:p text:style-name="P4"><text:span text:style-name="T3">13.958,38</text:span></text:p>
          </table:table-cell>
          <table:table-cell table:style-name="Tabela1.E43" office:value-type="string">
            <text:p text:style-name="P4"><text:span text:style-name="T3">1.471,43</text:span></text:p>
          </table:table-cell>
          <table:table-cell table:style-name="Tabela1.E43" office:value-type="string">
            <text:p text:style-name="P4"><text:span text:style-name="T3">1.765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7,02</text:span></text:p>
          </table:table-cell>
          <table:table-cell table:style-name="Tabela1.E43" office:value-type="string">
            <text:p text:style-name="P4"><text:span text:style-name="T3">10.721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8</text:span></text:p>
          </table:table-cell>
          <table:table-cell table:style-name="Tabela1.B5" office:value-type="string">
            <text:p text:style-name="P3"><text:span text:style-name="T3">JOSE ANDRADE JUNIOR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4.165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22.318,00</text:span></text:p>
          </table:table-cell>
          <table:table-cell table:style-name="Tabela1.E43" office:value-type="string">
            <text:p text:style-name="P4"><text:span text:style-name="T3">2.743,16</text:span></text:p>
          </table:table-cell>
          <table:table-cell table:style-name="Tabela1.E43" office:value-type="string">
            <text:p text:style-name="P4"><text:span text:style-name="T3">3.660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03,51</text:span></text:p>
          </table:table-cell>
          <table:table-cell table:style-name="Tabela1.E43" office:value-type="string">
            <text:p text:style-name="P4"><text:span text:style-name="T3">15.914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9</text:span></text:p>
          </table:table-cell>
          <table:table-cell table:style-name="Tabela1.B5" office:value-type="string">
            <text:p text:style-name="P3"><text:span text:style-name="T3">JOSE APARECIDO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08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2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2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7</text:span></text:p>
          </table:table-cell>
          <table:table-cell table:style-name="Tabela1.B5" office:value-type="string">
            <text:p text:style-name="P3"><text:span text:style-name="T3">JOSE AUGUSTO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3</text:span></text:p>
          </table:table-cell>
          <table:table-cell table:style-name="Tabela1.B5" office:value-type="string">
            <text:p text:style-name="P3"><text:span text:style-name="T3">JOSE AUGUSTO RAMOS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4</text:span></text:p>
          </table:table-cell>
          <table:table-cell table:style-name="Tabela1.B5" office:value-type="string">
            <text:p text:style-name="P3"><text:span text:style-name="T3">JOSE AVELAR PEREIRA MATTOS SEGUN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CONSELHEIRO - DOUTOR EDUARDO BARRETO DAVILA FONTES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362,77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1.302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88,71</text:span></text:p>
          </table:table-cell>
          <table:table-cell table:style-name="Tabela1.E43" office:value-type="string">
            <text:p text:style-name="P4"><text:span text:style-name="T3">8.774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1</text:span></text:p>
          </table:table-cell>
          <table:table-cell table:style-name="Tabela1.B5" office:value-type="string">
            <text:p text:style-name="P3"><text:span text:style-name="T3">JOSE BIZERRA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8</text:span></text:p>
          </table:table-cell>
          <table:table-cell table:style-name="Tabela1.B5" office:value-type="string">
            <text:p text:style-name="P3"><text:span text:style-name="T3">JOSE BONIFACIO DA SILVA JUNIOR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656,00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1.65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4,35</text:span></text:p>
          </table:table-cell>
          <table:table-cell table:style-name="Tabela1.E43" office:value-type="string">
            <text:p text:style-name="P4"><text:span text:style-name="T3">9.711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9</text:span></text:p>
          </table:table-cell>
          <table:table-cell table:style-name="Tabela1.B5" office:value-type="string">
            <text:p text:style-name="P3"><text:span text:style-name="T3">JOSE CARLOS ALVES SANTOS</text:span></text:p>
          </table:table-cell>
          <table:table-cell table:style-name="Tabela1.B5" office:value-type="string">
            <text:p text:style-name="P3"><text:span text:style-name="T3">SUBTENENTE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</text:span></text:p>
          </table:table-cell>
          <table:table-cell table:style-name="Tabela1.B5" office:value-type="string">
            <text:p text:style-name="P3"><text:span text:style-name="T3">JOSE CARLOS DE OLIVEIRA FILH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4.107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8.304,55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6.683,05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8.580,67</text:span></text:p>
          </table:table-cell>
          <table:table-cell table:style-name="Tabela1.E43" office:value-type="string">
            <text:p text:style-name="P4"><text:span text:style-name="T3">24.018,03</text:span></text:p>
          </table:table-cell>
          <table:table-cell table:style-name="Tabela1.E43" office:value-type="string">
            <text:p text:style-name="P4"><text:span text:style-name="T3">3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1</text:span></text:p>
          </table:table-cell>
          <table:table-cell table:style-name="Tabela1.B5" office:value-type="string">
            <text:p text:style-name="P3"><text:span text:style-name="T3">JOSE CARLOS DOS SANTOS</text:span></text:p>
          </table:table-cell>
          <table:table-cell table:style-name="Tabela1.B5" office:value-type="string">
            <text:p text:style-name="P3"><text:span text:style-name="T3">MOTORISTA - requisitado</text:span></text:p>
          </table:table-cell>
          <table:table-cell table:style-name="Tabela1.B5" office:value-type="string">
            <text:p text:style-name="P3"><text:span text:style-name="T3">SETOR DE TRANSPORTES/DAA/DA/SG</text:span></text:p>
          </table:table-cell>
          <table:table-cell table:style-name="Tabela1.E43" office:value-type="string">
            <text:p text:style-name="P4"><text:span text:style-name="T3">1.877,11</text:span></text:p>
          </table:table-cell>
          <table:table-cell table:style-name="Tabela1.E43" office:value-type="string">
            <text:p text:style-name="P4"><text:span text:style-name="T3">1.745,66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0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8.220,47</text:span></text:p>
          </table:table-cell>
          <table:table-cell table:style-name="Tabela1.E43" office:value-type="string">
            <text:p text:style-name="P4"><text:span text:style-name="T3">330,26</text:span></text:p>
          </table:table-cell>
          <table:table-cell table:style-name="Tabela1.E43" office:value-type="string">
            <text:p text:style-name="P4"><text:span text:style-name="T3">352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2,47</text:span></text:p>
          </table:table-cell>
          <table:table-cell table:style-name="Tabela1.E43" office:value-type="string">
            <text:p text:style-name="P4"><text:span text:style-name="T3">7.538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8</text:span></text:p>
          </table:table-cell>
          <table:table-cell table:style-name="Tabela1.B5" office:value-type="string">
            <text:p text:style-name="P3"><text:span text:style-name="T3">JOSE CARLOS MELO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941,44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1.2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5,74</text:span></text:p>
          </table:table-cell>
          <table:table-cell table:style-name="Tabela1.E43" office:value-type="string">
            <text:p text:style-name="P4"><text:span text:style-name="T3">8.895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6</text:span></text:p>
          </table:table-cell>
          <table:table-cell table:style-name="Tabela1.B5" office:value-type="string">
            <text:p text:style-name="P3"><text:span text:style-name="T3">JOSE CESAR NOBREGA CAVALCANTE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6.582,70</text:span></text:p>
          </table:table-cell>
          <table:table-cell table:style-name="Tabela1.E43" office:value-type="string">
            <text:p text:style-name="P4"><text:span text:style-name="T3">98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29,05</text:span></text:p>
          </table:table-cell>
          <table:table-cell table:style-name="Tabela1.E43" office:value-type="string">
            <text:p text:style-name="P4"><text:span text:style-name="T3">10.899,16</text:span></text:p>
          </table:table-cell>
          <table:table-cell table:style-name="Tabela1.E43" office:value-type="string">
            <text:p text:style-name="P4"><text:span text:style-name="T3">1.059,82</text:span></text:p>
          </table:table-cell>
          <table:table-cell table:style-name="Tabela1.E43" office:value-type="string">
            <text:p text:style-name="P4"><text:span text:style-name="T3">868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28,65</text:span></text:p>
          </table:table-cell>
          <table:table-cell table:style-name="Tabela1.E43" office:value-type="string">
            <text:p text:style-name="P4"><text:span text:style-name="T3">8.970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4</text:span></text:p>
          </table:table-cell>
          <table:table-cell table:style-name="Tabela1.B5" office:value-type="string">
            <text:p text:style-name="P3"><text:span text:style-name="T3">JOSE CLAUDINO DA ROCHA SALES</text:span></text:p>
          </table:table-cell>
          <table:table-cell table:style-name="Tabela1.B5" office:value-type="string">
            <text:p text:style-name="P3"><text:span text:style-name="T3">MOTORISTA - requisitad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1.787,71</text:span></text:p>
          </table:table-cell>
          <table:table-cell table:style-name="Tabela1.E43" office:value-type="string">
            <text:p text:style-name="P4"><text:span text:style-name="T3">2.027,69</text:span></text:p>
          </table:table-cell>
          <table:table-cell table:style-name="Tabela1.E43" office:value-type="string">
            <text:p text:style-name="P4"><text:span text:style-name="T3">220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343,61</text:span></text:p>
          </table:table-cell>
          <table:table-cell table:style-name="Tabela1.E43" office:value-type="string">
            <text:p text:style-name="P4"><text:span text:style-name="T3">357,23</text:span></text:p>
          </table:table-cell>
          <table:table-cell table:style-name="Tabela1.E43" office:value-type="string">
            <text:p text:style-name="P4"><text:span text:style-name="T3">196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4,19</text:span></text:p>
          </table:table-cell>
          <table:table-cell table:style-name="Tabela1.E43" office:value-type="string">
            <text:p text:style-name="P4"><text:span text:style-name="T3">6.789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62</text:span></text:p>
          </table:table-cell>
          <table:table-cell table:style-name="Tabela1.B5" office:value-type="string">
            <text:p text:style-name="P3"><text:span text:style-name="T3">JOSE CLAUDIO CARDOSO DOS SANTOS</text:span></text:p>
          </table:table-cell>
          <table:table-cell table:style-name="Tabela1.B5" office:value-type="string">
            <text:p text:style-name="P3"><text:span text:style-name="T3">MOTORISTA - requisitado</text:span></text:p>
          </table:table-cell>
          <table:table-cell table:style-name="Tabela1.B5" office:value-type="string">
            <text:p text:style-name="P3"><text:span text:style-name="T3">SETOR DE TRANSPORTES/DAA/DA/SG</text:span></text:p>
          </table:table-cell>
          <table:table-cell table:style-name="Tabela1.E43" office:value-type="string">
            <text:p text:style-name="P4"><text:span text:style-name="T3">1.970,96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5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778,07</text:span></text:p>
          </table:table-cell>
          <table:table-cell table:style-name="Tabela1.E43" office:value-type="string">
            <text:p text:style-name="P4"><text:span text:style-name="T3">275,93</text:span></text:p>
          </table:table-cell>
          <table:table-cell table:style-name="Tabela1.E43" office:value-type="string">
            <text:p text:style-name="P4"><text:span text:style-name="T3">307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3,48</text:span></text:p>
          </table:table-cell>
          <table:table-cell table:style-name="Tabela1.E43" office:value-type="string">
            <text:p text:style-name="P4"><text:span text:style-name="T3">7.194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9</text:span></text:p>
          </table:table-cell>
          <table:table-cell table:style-name="Tabela1.B5" office:value-type="string">
            <text:p text:style-name="P3"><text:span text:style-name="T3">JOSE CLAUDIO DE MATOS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27,98</text:span></text:p>
          </table:table-cell>
          <table:table-cell table:style-name="Tabela1.E43" office:value-type="string">
            <text:p text:style-name="P4"><text:span text:style-name="T3">9.197,62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33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02,68</text:span></text:p>
          </table:table-cell>
          <table:table-cell table:style-name="Tabela1.E43" office:value-type="string">
            <text:p text:style-name="P4"><text:span text:style-name="T3">8.09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9</text:span></text:p>
          </table:table-cell>
          <table:table-cell table:style-name="Tabela1.B5" office:value-type="string">
            <text:p text:style-name="P3"><text:span text:style-name="T3">JOSE COSTA CAVALCANTE JUNIOR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0.894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9.046,71</text:span></text:p>
          </table:table-cell>
          <table:table-cell table:style-name="Tabela1.E43" office:value-type="string">
            <text:p text:style-name="P4"><text:span text:style-name="T3">2.285,18</text:span></text:p>
          </table:table-cell>
          <table:table-cell table:style-name="Tabela1.E43" office:value-type="string">
            <text:p text:style-name="P4"><text:span text:style-name="T3">2.535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20,47</text:span></text:p>
          </table:table-cell>
          <table:table-cell table:style-name="Tabela1.E43" office:value-type="string">
            <text:p text:style-name="P4"><text:span text:style-name="T3">14.226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1</text:span></text:p>
          </table:table-cell>
          <table:table-cell table:style-name="Tabela1.B5" office:value-type="string">
            <text:p text:style-name="P3"><text:span text:style-name="T3">JOSE DE FARO MENEZES NETO</text:span></text:p>
          </table:table-cell>
          <table:table-cell table:style-name="Tabela1.B5" office:value-type="string">
            <text:p text:style-name="P3"><text:span text:style-name="T3">ADMINISTRADOR</text:span></text:p>
          </table:table-cell>
          <table:table-cell table:style-name="Tabela1.B5" office:value-type="string">
            <text:p text:style-name="P3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9.631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2.846,84</text:span></text:p>
          </table:table-cell>
          <table:table-cell table:style-name="Tabela1.E43" office:value-type="string">
            <text:p text:style-name="P4"><text:span text:style-name="T3">4.217,20</text:span></text:p>
          </table:table-cell>
          <table:table-cell table:style-name="Tabela1.E43" office:value-type="string">
            <text:p text:style-name="P4"><text:span text:style-name="T3">6.202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419,75</text:span></text:p>
          </table:table-cell>
          <table:table-cell table:style-name="Tabela1.E43" office:value-type="string">
            <text:p text:style-name="P4"><text:span text:style-name="T3">22.427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6</text:span></text:p>
          </table:table-cell>
          <table:table-cell table:style-name="Tabela1.B5" office:value-type="string">
            <text:p text:style-name="P3"><text:span text:style-name="T3">JOSE DE OLIVEIRA FREITA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36</text:span></text:p>
          </table:table-cell>
          <table:table-cell table:style-name="Tabela1.B5" office:value-type="string">
            <text:p text:style-name="P3"><text:span text:style-name="T3">JOSE DE OLIVEIRA FREITAS JUNIOR</text:span></text:p>
          </table:table-cell>
          <table:table-cell table:style-name="Tabela1.B5" office:value-type="string">
            <text:p text:style-name="P3"><text:span text:style-name="T3">ASSESSOR DO GAB. DO PROC. G. DE JUSTIÇA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918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216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4,23</text:span></text:p>
          </table:table-cell>
          <table:table-cell table:style-name="Tabela1.E43" office:value-type="string">
            <text:p text:style-name="P4"><text:span text:style-name="T3">6.244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7</text:span></text:p>
          </table:table-cell>
          <table:table-cell table:style-name="Tabela1.B5" office:value-type="string">
            <text:p text:style-name="P3"><text:span text:style-name="T3">JOSE DENILTON NASCIMENTO DE JESU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.947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,94</text:span></text:p>
          </table:table-cell>
          <table:table-cell table:style-name="Tabela1.E43" office:value-type="string">
            <text:p text:style-name="P4"><text:span text:style-name="T3">4.923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4</text:span></text:p>
          </table:table-cell>
          <table:table-cell table:style-name="Tabela1.B5" office:value-type="string">
            <text:p text:style-name="P3"><text:span text:style-name="T3">JOSE DERNIVAL DA SILVA SANTOS FILHO</text:span></text:p>
          </table:table-cell>
          <table:table-cell table:style-name="Tabela1.B5" office:value-type="string">
            <text:p text:style-name="P3"><text:span text:style-name="T3">ASSESSOR DO COORDENADOR DA DIVISAO DE PATRIMONI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6.244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95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6,58</text:span></text:p>
          </table:table-cell>
          <table:table-cell table:style-name="Tabela1.E43" office:value-type="string">
            <text:p text:style-name="P4"><text:span text:style-name="T3">5.817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2</text:span></text:p>
          </table:table-cell>
          <table:table-cell table:style-name="Tabela1.B5" office:value-type="string">
            <text:p text:style-name="P3"><text:span text:style-name="T3">JOSE EDSON CARDOSO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9</text:span></text:p>
          </table:table-cell>
          <table:table-cell table:style-name="Tabela1.B5" office:value-type="string">
            <text:p text:style-name="P3"><text:span text:style-name="T3">JOSE ELIAS PINHO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7</text:span></text:p>
          </table:table-cell>
          <table:table-cell table:style-name="Tabela1.B5" office:value-type="string">
            <text:p text:style-name="P3"><text:span text:style-name="T3">JOSE ELIAS PINHO DE OLIVEIRA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GABINETE DO SUBPROCURADOR-GERAL DE JUSTIÇ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5.591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4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36</text:span></text:p>
          </table:table-cell>
          <table:table-cell table:style-name="Tabela1.E43" office:value-type="string">
            <text:p text:style-name="P4"><text:span text:style-name="T3">4.890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7</text:span></text:p>
          </table:table-cell>
          <table:table-cell table:style-name="Tabela1.B5" office:value-type="string">
            <text:p text:style-name="P3"><text:span text:style-name="T3">JOSE FERNANDO DOS SANTO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2.083,31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1.438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16,27</text:span></text:p>
          </table:table-cell>
          <table:table-cell table:style-name="Tabela1.E43" office:value-type="string">
            <text:p text:style-name="P4"><text:span text:style-name="T3">9.867,0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675</text:span></text:p>
          </table:table-cell>
          <table:table-cell table:style-name="Tabela1.B5" office:value-type="string">
            <text:p text:style-name="P3"><text:span text:style-name="T3">JOSE ISAU DE LIMA FRANCA</text:span></text:p>
          </table:table-cell>
          <table:table-cell table:style-name="Tabela1.B5" office:value-type="string">
            <text:p text:style-name="P3"><text:span text:style-name="T3">COORDENADOR DA DIVISÃO DE ENG. E MANUTENÇÃO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418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885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6</text:span></text:p>
          </table:table-cell>
          <table:table-cell table:style-name="Tabela1.B5" office:value-type="string">
            <text:p text:style-name="P3"><text:span text:style-name="T3">JOSE LUCAS CARVALHO RIBEIRO</text:span></text:p>
          </table:table-cell>
          <table:table-cell table:style-name="Tabela1.B5" office:value-type="string">
            <text:p text:style-name="P3"><text:span text:style-name="T3">MOTORISTA - requisitado</text:span></text:p>
          </table:table-cell>
          <table:table-cell table:style-name="Tabela1.B5" office:value-type="string">
            <text:p text:style-name="P3"><text:span text:style-name="T3">SETOR DE TRANSPORTES/DAA/DA/SG</text:span></text:p>
          </table:table-cell>
          <table:table-cell table:style-name="Tabela1.E43" office:value-type="string">
            <text:p text:style-name="P4"><text:span text:style-name="T3">1.877,11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6,76</text:span></text:p>
          </table:table-cell>
          <table:table-cell table:style-name="Tabela1.E43" office:value-type="string">
            <text:p text:style-name="P4"><text:span text:style-name="T3">262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9.037,85</text:span></text:p>
          </table:table-cell>
          <table:table-cell table:style-name="Tabela1.E43" office:value-type="string">
            <text:p text:style-name="P4"><text:span text:style-name="T3">262,80</text:span></text:p>
          </table:table-cell>
          <table:table-cell table:style-name="Tabela1.E43" office:value-type="string">
            <text:p text:style-name="P4"><text:span text:style-name="T3">581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44,74</text:span></text:p>
          </table:table-cell>
          <table:table-cell table:style-name="Tabela1.E43" office:value-type="string">
            <text:p text:style-name="P4"><text:span text:style-name="T3">8.193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6</text:span></text:p>
          </table:table-cell>
          <table:table-cell table:style-name="Tabela1.B5" office:value-type="string">
            <text:p text:style-name="P3"><text:span text:style-name="T3">JOSE LUCAS DA SILVA GO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28.019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7</text:span></text:p>
          </table:table-cell>
          <table:table-cell table:style-name="Tabela1.B5" office:value-type="string">
            <text:p text:style-name="P3"><text:span text:style-name="T3">JOSE LUCAS SANTOS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982,33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301,09</text:span></text:p>
          </table:table-cell>
          <table:table-cell table:style-name="Tabela1.E43" office:value-type="string">
            <text:p text:style-name="P4"><text:span text:style-name="T3">1.444,80</text:span></text:p>
          </table:table-cell>
          <table:table-cell table:style-name="Tabela1.E43" office:value-type="string">
            <text:p text:style-name="P4"><text:span text:style-name="T3">2.512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57,70</text:span></text:p>
          </table:table-cell>
          <table:table-cell table:style-name="Tabela1.E43" office:value-type="string">
            <text:p text:style-name="P4"><text:span text:style-name="T3">12.343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2</text:span></text:p>
          </table:table-cell>
          <table:table-cell table:style-name="Tabela1.B5" office:value-type="string">
            <text:p text:style-name="P3"><text:span text:style-name="T3">JOSE MAGALHAES DE SANT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2"/><text:span text:style-name="T3">2122</text:span></text:p>
          </table:table-cell>
          <table:table-cell table:style-name="Tabela1.B5" office:value-type="string">
            <text:p text:style-name="P3"><text:span text:style-name="T3">JOSE MARCOS SANTOS CHAGA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8</text:span></text:p>
          </table:table-cell>
          <table:table-cell table:style-name="Tabela1.B5" office:value-type="string">
            <text:p text:style-name="P3"><text:span text:style-name="T3">JOSE MARIO DA CRUZ COSTA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841,16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2.436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74,73</text:span></text:p>
          </table:table-cell>
          <table:table-cell table:style-name="Tabela1.E43" office:value-type="string">
            <text:p text:style-name="P4"><text:span text:style-name="T3">12.066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2</text:span></text:p>
          </table:table-cell>
          <table:table-cell table:style-name="Tabela1.B5" office:value-type="string">
            <text:p text:style-name="P3"><text:span text:style-name="T3">JOSE MARLUCIO MONTEIRO FERREIRA</text:span></text:p>
          </table:table-cell>
          <table:table-cell table:style-name="Tabela1.B5" office:value-type="string">
            <text:p text:style-name="P3"><text:span text:style-name="T3">Coordenador da Div. Perícia Contábil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0.00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8.46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0</text:span></text:p>
          </table:table-cell>
          <table:table-cell table:style-name="Tabela1.B5" office:value-type="string">
            <text:p text:style-name="P3"><text:span text:style-name="T3">JOSE MICAEL BISPO RODRIGU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7.671,62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62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54,53</text:span></text:p>
          </table:table-cell>
          <table:table-cell table:style-name="Tabela1.E43" office:value-type="string">
            <text:p text:style-name="P4"><text:span text:style-name="T3">6.917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</text:span></text:p>
          </table:table-cell>
          <table:table-cell table:style-name="Tabela1.B5" office:value-type="string">
            <text:p text:style-name="P3"><text:span text:style-name="T3">JOSE MIRANDA SOUZA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9</text:span></text:p>
          </table:table-cell>
          <table:table-cell table:style-name="Tabela1.B5" office:value-type="string">
            <text:p text:style-name="P3"><text:span text:style-name="T3">JOSE NUNES SANTOS</text:span></text:p>
          </table:table-cell>
          <table:table-cell table:style-name="Tabela1.B5" office:value-type="string">
            <text:p text:style-name="P3"><text:span text:style-name="T3">SOLDADO - requis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</text:span></text:p>
          </table:table-cell>
          <table:table-cell table:style-name="Tabela1.B5" office:value-type="string">
            <text:p text:style-name="P3"><text:span text:style-name="T3">JOSE RENATO LIMA SAMPAI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4</text:span></text:p>
          </table:table-cell>
          <table:table-cell table:style-name="Tabela1.B5" office:value-type="string">
            <text:p text:style-name="P3"><text:span text:style-name="T3">JOSE RICARDO ALVES DE JESU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4</text:span></text:p>
          </table:table-cell>
          <table:table-cell table:style-name="Tabela1.B5" office:value-type="string">
            <text:p text:style-name="P3"><text:span text:style-name="T3">JOSE ROBERTO NASCIMENT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0</text:span></text:p>
          </table:table-cell>
          <table:table-cell table:style-name="Tabela1.B5" office:value-type="string">
            <text:p text:style-name="P3"><text:span text:style-name="T3">JOSE RONALDO DE JESU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8.425,17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3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5,34</text:span></text:p>
          </table:table-cell>
          <table:table-cell table:style-name="Tabela1.E43" office:value-type="string">
            <text:p text:style-name="P4"><text:span text:style-name="T3">7.279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</text:span></text:p>
          </table:table-cell>
          <table:table-cell table:style-name="Tabela1.B5" office:value-type="string">
            <text:p text:style-name="P3"><text:span text:style-name="T3">JOSE RONY SILVA ALMEID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.090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60.556,9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5.840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4</text:span></text:p>
          </table:table-cell>
          <table:table-cell table:style-name="Tabela1.B5" office:value-type="string">
            <text:p text:style-name="P3"><text:span text:style-name="T3">JOSE SACRAMENTO DOS SANTO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</text:span></text:p>
          </table:table-cell>
          <table:table-cell table:style-name="Tabela1.B5" office:value-type="string">
            <text:p text:style-name="P3"><text:span text:style-name="T3">JOSENIAS FRANCA DO NASCIMENT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9.054,26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6.389,24</text:span></text:p>
          </table:table-cell>
          <table:table-cell table:style-name="Tabela1.E43" office:value-type="string">
            <text:p text:style-name="P4"><text:span text:style-name="T3">3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5</text:span></text:p>
          </table:table-cell>
          <table:table-cell table:style-name="Tabela1.B5" office:value-type="string">
            <text:p text:style-name="P3"><text:span text:style-name="T3">JOUBERTO UCHOA DE MENDONCA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ORREGEDORIA GERAL</text:span></text:p>
          </table:table-cell>
          <table:table-cell table:style-name="Tabela1.E43" office:value-type="string">
            <text:p text:style-name="P4"><text:span text:style-name="T3">6.582,70</text:span></text:p>
          </table:table-cell>
          <table:table-cell table:style-name="Tabela1.E43" office:value-type="string">
            <text:p text:style-name="P4"><text:span text:style-name="T3">519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34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014,80</text:span></text:p>
          </table:table-cell>
          <table:table-cell table:style-name="Tabela1.E43" office:value-type="string">
            <text:p text:style-name="P4"><text:span text:style-name="T3">1.657,15</text:span></text:p>
          </table:table-cell>
          <table:table-cell table:style-name="Tabela1.E43" office:value-type="string">
            <text:p text:style-name="P4"><text:span text:style-name="T3">1.090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47,47</text:span></text:p>
          </table:table-cell>
          <table:table-cell table:style-name="Tabela1.E43" office:value-type="string">
            <text:p text:style-name="P4"><text:span text:style-name="T3">11.267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6</text:span></text:p>
          </table:table-cell>
          <table:table-cell table:style-name="Tabela1.B5" office:value-type="string">
            <text:p text:style-name="P3"><text:span text:style-name="T3">JUCIARA REI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INDIAROBA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142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6.028,81</text:span></text:p>
          </table:table-cell>
          <table:table-cell table:style-name="Tabela1.E43" office:value-type="string">
            <text:p text:style-name="P4"><text:span text:style-name="T3">420,39</text:span></text:p>
          </table:table-cell>
          <table:table-cell table:style-name="Tabela1.E43" office:value-type="string">
            <text:p text:style-name="P4"><text:span text:style-name="T3">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1,27</text:span></text:p>
          </table:table-cell>
          <table:table-cell table:style-name="Tabela1.E43" office:value-type="string">
            <text:p text:style-name="P4"><text:span text:style-name="T3">5.557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1137</text:span></text:p>
          </table:table-cell>
          <table:table-cell table:style-name="Tabela1.B5" office:value-type="string">
            <text:p text:style-name="P3"><text:span text:style-name="T3">JULIA MIRELLA PEREIRA DA SILVA</text:span></text:p>
          </table:table-cell>
          <table:table-cell table:style-name="Tabela1.B5" office:value-type="string">
            <text:p text:style-name="P3"><text:span text:style-name="T3">ESTAGIÁRIOS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2</text:span></text:p>
          </table:table-cell>
          <table:table-cell table:style-name="Tabela1.B5" office:value-type="string">
            <text:p text:style-name="P3"><text:span text:style-name="T3">JULIANA CHECCUCCI CARBALLAL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28.071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1</text:span></text:p>
          </table:table-cell>
          <table:table-cell table:style-name="Tabela1.B5" office:value-type="string">
            <text:p text:style-name="P3"><text:span text:style-name="T3">JULIANA COUTO VASCONCEL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3.778,16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98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5.675,08</text:span></text:p>
          </table:table-cell>
          <table:table-cell table:style-name="Tabela1.E43" office:value-type="string">
            <text:p text:style-name="P4"><text:span text:style-name="T3">1.245,94</text:span></text:p>
          </table:table-cell>
          <table:table-cell table:style-name="Tabela1.E43" office:value-type="string">
            <text:p text:style-name="P4"><text:span text:style-name="T3">5.062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308,04</text:span></text:p>
          </table:table-cell>
          <table:table-cell table:style-name="Tabela1.E43" office:value-type="string">
            <text:p text:style-name="P4"><text:span text:style-name="T3">19.367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7</text:span></text:p>
          </table:table-cell>
          <table:table-cell table:style-name="Tabela1.B5" office:value-type="string">
            <text:p text:style-name="P3"><text:span text:style-name="T3">JULIANA DA COSTA MACIEL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985,65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92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34,68</text:span></text:p>
          </table:table-cell>
          <table:table-cell table:style-name="Tabela1.E43" office:value-type="string">
            <text:p text:style-name="P4"><text:span text:style-name="T3">8.150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9</text:span></text:p>
          </table:table-cell>
          <table:table-cell table:style-name="Tabela1.B5" office:value-type="string">
            <text:p text:style-name="P3"><text:span text:style-name="T3">JULIANA DAYSE FREITAS DO SACRAMENTO AQUIN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1.075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6,62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059,66</text:span></text:p>
          </table:table-cell>
          <table:table-cell table:style-name="Tabela1.E43" office:value-type="string">
            <text:p text:style-name="P4"><text:span text:style-name="T3">752,51</text:span></text:p>
          </table:table-cell>
          <table:table-cell table:style-name="Tabela1.E43" office:value-type="string">
            <text:p text:style-name="P4"><text:span text:style-name="T3">541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3,67</text:span></text:p>
          </table:table-cell>
          <table:table-cell table:style-name="Tabela1.E43" office:value-type="string">
            <text:p text:style-name="P4"><text:span text:style-name="T3">6.765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9</text:span></text:p>
          </table:table-cell>
          <table:table-cell table:style-name="Tabela1.B5" office:value-type="string">
            <text:p text:style-name="P3"><text:span text:style-name="T3">JULIANA DE BRITTO AMORIM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3.464,11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8.969,62</text:span></text:p>
          </table:table-cell>
          <table:table-cell table:style-name="Tabela1.E43" office:value-type="string">
            <text:p text:style-name="P4"><text:span text:style-name="T3">1.161,39</text:span></text:p>
          </table:table-cell>
          <table:table-cell table:style-name="Tabela1.E43" office:value-type="string">
            <text:p text:style-name="P4"><text:span text:style-name="T3">3.376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38,21</text:span></text:p>
          </table:table-cell>
          <table:table-cell table:style-name="Tabela1.E43" office:value-type="string">
            <text:p text:style-name="P4"><text:span text:style-name="T3">14.431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8</text:span></text:p>
          </table:table-cell>
          <table:table-cell table:style-name="Tabela1.B5" office:value-type="string">
            <text:p text:style-name="P3"><text:span text:style-name="T3">JULIANA GOMES REZENDE DORI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37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8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6,62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8.997,00</text:span></text:p>
          </table:table-cell>
          <table:table-cell table:style-name="Tabela1.E43" office:value-type="string">
            <text:p text:style-name="P4"><text:span text:style-name="T3">558,63</text:span></text:p>
          </table:table-cell>
          <table:table-cell table:style-name="Tabela1.E43" office:value-type="string">
            <text:p text:style-name="P4"><text:span text:style-name="T3">162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21,12</text:span></text:p>
          </table:table-cell>
          <table:table-cell table:style-name="Tabela1.E43" office:value-type="string">
            <text:p text:style-name="P4"><text:span text:style-name="T3">8.275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1</text:span></text:p>
          </table:table-cell>
          <table:table-cell table:style-name="Tabela1.B5" office:value-type="string">
            <text:p text:style-name="P3"><text:span text:style-name="T3">JULIANA LUSTOSA DE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16,29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847,61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1.888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26,50</text:span></text:p>
          </table:table-cell>
          <table:table-cell table:style-name="Tabela1.E43" office:value-type="string">
            <text:p text:style-name="P4"><text:span text:style-name="T3">10.621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5</text:span></text:p>
          </table:table-cell>
          <table:table-cell table:style-name="Tabela1.B5" office:value-type="string">
            <text:p text:style-name="P3"><text:span text:style-name="T3">JULIANA PRADO VIEIRA RI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722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37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11,99</text:span></text:p>
          </table:table-cell>
          <table:table-cell table:style-name="Tabela1.E43" office:value-type="string">
            <text:p text:style-name="P4"><text:span text:style-name="T3">6.610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8</text:span></text:p>
          </table:table-cell>
          <table:table-cell table:style-name="Tabela1.B5" office:value-type="string">
            <text:p text:style-name="P3"><text:span text:style-name="T3">JULIANA SOARES ALVE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7</text:span></text:p>
          </table:table-cell>
          <table:table-cell table:style-name="Tabela1.B5" office:value-type="string">
            <text:p text:style-name="P3"><text:span text:style-name="T3">JULIANA SOBRINHO BORG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3</text:span></text:p>
          </table:table-cell>
          <table:table-cell table:style-name="Tabela1.B5" office:value-type="string">
            <text:p text:style-name="P3"><text:span text:style-name="T3">JULIANA SORAIA DOS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735,09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1.390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8,88</text:span></text:p>
          </table:table-cell>
          <table:table-cell table:style-name="Tabela1.E43" office:value-type="string">
            <text:p text:style-name="P4"><text:span text:style-name="T3">9.006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5</text:span></text:p>
          </table:table-cell>
          <table:table-cell table:style-name="Tabela1.B5" office:value-type="string">
            <text:p text:style-name="P3"><text:span text:style-name="T3">JULIANA VASCONCELOS DE OLIVEIRA FREIT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658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0.144,87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94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17,27</text:span></text:p>
          </table:table-cell>
          <table:table-cell table:style-name="Tabela1.E43" office:value-type="string">
            <text:p text:style-name="P4"><text:span text:style-name="T3">16.627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8</text:span></text:p>
          </table:table-cell>
          <table:table-cell table:style-name="Tabela1.B5" office:value-type="string">
            <text:p text:style-name="P3"><text:span text:style-name="T3">JULIANE MENDONCA NORONHA MARTIN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339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46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8.667,28</text:span></text:p>
          </table:table-cell>
          <table:table-cell table:style-name="Tabela1.E43" office:value-type="string">
            <text:p text:style-name="P4"><text:span text:style-name="T3">649,50</text:span></text:p>
          </table:table-cell>
          <table:table-cell table:style-name="Tabela1.E43" office:value-type="string">
            <text:p text:style-name="P4"><text:span text:style-name="T3">600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50,47</text:span></text:p>
          </table:table-cell>
          <table:table-cell table:style-name="Tabela1.E43" office:value-type="string">
            <text:p text:style-name="P4"><text:span text:style-name="T3">7.416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5</text:span></text:p>
          </table:table-cell>
          <table:table-cell table:style-name="Tabela1.B5" office:value-type="string">
            <text:p text:style-name="P3"><text:span text:style-name="T3">JULIANE RIBEIRO DANTAS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13.686,78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337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5</text:span></text:p>
          </table:table-cell>
          <table:table-cell table:style-name="Tabela1.B5" office:value-type="string">
            <text:p text:style-name="P3"><text:span text:style-name="T3">JULIANE SOARES MARTINS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GESTAO DE ESTAGIARIOS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107,73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1.200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12,07</text:span></text:p>
          </table:table-cell>
          <table:table-cell table:style-name="Tabela1.E43" office:value-type="string">
            <text:p text:style-name="P4"><text:span text:style-name="T3">8.995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0</text:span></text:p>
          </table:table-cell>
          <table:table-cell table:style-name="Tabela1.B5" office:value-type="string">
            <text:p text:style-name="P3"><text:span text:style-name="T3">JULIANO CAVALCANTE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449,45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4.806,52</text:span></text:p>
          </table:table-cell>
          <table:table-cell table:style-name="Tabela1.E43" office:value-type="string">
            <text:p text:style-name="P4"><text:span text:style-name="T3">879,33</text:span></text:p>
          </table:table-cell>
          <table:table-cell table:style-name="Tabela1.E43" office:value-type="string">
            <text:p text:style-name="P4"><text:span text:style-name="T3">2.21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90,85</text:span></text:p>
          </table:table-cell>
          <table:table-cell table:style-name="Tabela1.E43" office:value-type="string">
            <text:p text:style-name="P4"><text:span text:style-name="T3">11.715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9</text:span></text:p>
          </table:table-cell>
          <table:table-cell table:style-name="Tabela1.B5" office:value-type="string">
            <text:p text:style-name="P3"><text:span text:style-name="T3">JULIANY CRISTINA DOS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RETORIA DE PLANEJAMENTO ORCAMENTO E PERICIA CONTABI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6</text:span></text:p>
          </table:table-cell>
          <table:table-cell table:style-name="Tabela1.B5" office:value-type="string">
            <text:p text:style-name="P3"><text:span text:style-name="T3">JULIVAL PIRES REBOUCAS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28.314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5</text:span></text:p>
          </table:table-cell>
          <table:table-cell table:style-name="Tabela1.B5" office:value-type="string">
            <text:p text:style-name="P3"><text:span text:style-name="T3">JUSSARA OLIVEIRA DE MAT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8.864,24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44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2,56</text:span></text:p>
          </table:table-cell>
          <table:table-cell table:style-name="Tabela1.E43" office:value-type="string">
            <text:p text:style-name="P4"><text:span text:style-name="T3">7.641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9</text:span></text:p>
          </table:table-cell>
          <table:table-cell table:style-name="Tabela1.B5" office:value-type="string">
            <text:p text:style-name="P3"><text:span text:style-name="T3">KARLA CHRISTIANY CRUZ LEITE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422,28</text:span></text:p>
          </table:table-cell>
          <table:table-cell table:style-name="Tabela1.E43" office:value-type="string">
            <text:p text:style-name="P4"><text:span text:style-name="T3">1.278,00</text:span></text:p>
          </table:table-cell>
          <table:table-cell table:style-name="Tabela1.E43" office:value-type="string">
            <text:p text:style-name="P4"><text:span text:style-name="T3">43.389,3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35,00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069,55</text:span></text:p>
          </table:table-cell>
          <table:table-cell table:style-name="Tabela1.E43" office:value-type="string">
            <text:p text:style-name="P4"><text:span text:style-name="T3">27.319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0</text:span></text:p>
          </table:table-cell>
          <table:table-cell table:style-name="Tabela1.B5" office:value-type="string">
            <text:p text:style-name="P3"><text:span text:style-name="T3">KARLA LIMA DE ALMEID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327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4.202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0</text:span></text:p>
          </table:table-cell>
          <table:table-cell table:style-name="Tabela1.B5" office:value-type="string">
            <text:p text:style-name="P3"><text:span text:style-name="T3">KARLA PATRICIA DE ANDRADE MOUR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DESIGN E MIDI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383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033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8</text:span></text:p>
          </table:table-cell>
          <table:table-cell table:style-name="Tabela1.B5" office:value-type="string">
            <text:p text:style-name="P3"><text:span text:style-name="T3">KATHARINA RESENDE DE LIMA GUER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DAS 1ª E 3ª PROMOTORIAS DE JUSTICA DAS EXECUCOES CRIMINAIS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358,31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745,41</text:span></text:p>
          </table:table-cell>
          <table:table-cell table:style-name="Tabela1.E43" office:value-type="string">
            <text:p text:style-name="P4"><text:span text:style-name="T3">527,01</text:span></text:p>
          </table:table-cell>
          <table:table-cell table:style-name="Tabela1.E43" office:value-type="string">
            <text:p text:style-name="P4"><text:span text:style-name="T3">1.06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93,76</text:span></text:p>
          </table:table-cell>
          <table:table-cell table:style-name="Tabela1.E43" office:value-type="string">
            <text:p text:style-name="P4"><text:span text:style-name="T3">8.151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4</text:span></text:p>
          </table:table-cell>
          <table:table-cell table:style-name="Tabela1.B5" office:value-type="string">
            <text:p text:style-name="P3"><text:span text:style-name="T3">KEILA LIMA FEIT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510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094,93</text:span></text:p>
          </table:table-cell>
          <table:table-cell table:style-name="Tabela1.E43" office:value-type="string">
            <text:p text:style-name="P4"><text:span text:style-name="T3">548,37</text:span></text:p>
          </table:table-cell>
          <table:table-cell table:style-name="Tabela1.E43" office:value-type="string">
            <text:p text:style-name="P4"><text:span text:style-name="T3">12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0,42</text:span></text:p>
          </table:table-cell>
          <table:table-cell table:style-name="Tabela1.E43" office:value-type="string">
            <text:p text:style-name="P4"><text:span text:style-name="T3">5.424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6</text:span></text:p>
          </table:table-cell>
          <table:table-cell table:style-name="Tabela1.B5" office:value-type="string">
            <text:p text:style-name="P3"><text:span text:style-name="T3">KELFRENN TEIXEIRA RODRIGUES DE MENEZE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ARAU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641,26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41.848,91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651,99</text:span></text:p>
          </table:table-cell>
          <table:table-cell table:style-name="Tabela1.E43" office:value-type="string">
            <text:p text:style-name="P4"><text:span text:style-name="T3">1.352,59</text:span></text:p>
          </table:table-cell>
          <table:table-cell table:style-name="Tabela1.E43" office:value-type="string">
            <text:p text:style-name="P4"><text:span text:style-name="T3">14.485,23</text:span></text:p>
          </table:table-cell>
          <table:table-cell table:style-name="Tabela1.E43" office:value-type="string">
            <text:p text:style-name="P4"><text:span text:style-name="T3">27.363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7</text:span></text:p>
          </table:table-cell>
          <table:table-cell table:style-name="Tabela1.B5" office:value-type="string">
            <text:p text:style-name="P3"><text:span text:style-name="T3">KELLI SOBRAL NASCIMEN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20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437,46</text:span></text:p>
          </table:table-cell>
          <table:table-cell table:style-name="Tabela1.E43" office:value-type="string">
            <text:p text:style-name="P4"><text:span text:style-name="T3">596,32</text:span></text:p>
          </table:table-cell>
          <table:table-cell table:style-name="Tabela1.E43" office:value-type="string">
            <text:p text:style-name="P4"><text:span text:style-name="T3">166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62,55</text:span></text:p>
          </table:table-cell>
          <table:table-cell table:style-name="Tabela1.E43" office:value-type="string">
            <text:p text:style-name="P4"><text:span text:style-name="T3">5.674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3</text:span></text:p>
          </table:table-cell>
          <table:table-cell table:style-name="Tabela1.B5" office:value-type="string">
            <text:p text:style-name="P3"><text:span text:style-name="T3">KELLY CRISTINE PEREIRA TEL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17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057,33</text:span></text:p>
          </table:table-cell>
          <table:table-cell table:style-name="Tabela1.E43" office:value-type="string">
            <text:p text:style-name="P4"><text:span text:style-name="T3">500,69</text:span></text:p>
          </table:table-cell>
          <table:table-cell table:style-name="Tabela1.E43" office:value-type="string">
            <text:p text:style-name="P4"><text:span text:style-name="T3">7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8,80</text:span></text:p>
          </table:table-cell>
          <table:table-cell table:style-name="Tabela1.E43" office:value-type="string">
            <text:p text:style-name="P4"><text:span text:style-name="T3">5.478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8</text:span></text:p>
          </table:table-cell>
          <table:table-cell table:style-name="Tabela1.B5" office:value-type="string">
            <text:p text:style-name="P3"><text:span text:style-name="T3">KELLY SANTOS PIEDADE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207,88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4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794,07</text:span></text:p>
          </table:table-cell>
          <table:table-cell table:style-name="Tabela1.E43" office:value-type="string">
            <text:p text:style-name="P4"><text:span text:style-name="T3">845,51</text:span></text:p>
          </table:table-cell>
          <table:table-cell table:style-name="Tabela1.E43" office:value-type="string">
            <text:p text:style-name="P4"><text:span text:style-name="T3">1.542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8,05</text:span></text:p>
          </table:table-cell>
          <table:table-cell table:style-name="Tabela1.E43" office:value-type="string">
            <text:p text:style-name="P4"><text:span text:style-name="T3">9.406,02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3"/><text:span text:style-name="T3">1885</text:span></text:p>
          </table:table-cell>
          <table:table-cell table:style-name="Tabela1.B5" office:value-type="string">
            <text:p text:style-name="P3"><text:span text:style-name="T3">KENIA LIMA FEIT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358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0,18</text:span></text:p>
          </table:table-cell>
          <table:table-cell table:style-name="Tabela1.E43" office:value-type="string">
            <text:p text:style-name="P4"><text:span text:style-name="T3">6.474,52</text:span></text:p>
          </table:table-cell>
          <table:table-cell table:style-name="Tabela1.E43" office:value-type="string">
            <text:p text:style-name="P4"><text:span text:style-name="T3">527,01</text:span></text:p>
          </table:table-cell>
          <table:table-cell table:style-name="Tabela1.E43" office:value-type="string">
            <text:p text:style-name="P4"><text:span text:style-name="T3">10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9,37</text:span></text:p>
          </table:table-cell>
          <table:table-cell table:style-name="Tabela1.E43" office:value-type="string">
            <text:p text:style-name="P4"><text:span text:style-name="T3">5.845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0</text:span></text:p>
          </table:table-cell>
          <table:table-cell table:style-name="Tabela1.B5" office:value-type="string">
            <text:p text:style-name="P3"><text:span text:style-name="T3">KETLYN DE SANTANA NASCIMEN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194,12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262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25,21</text:span></text:p>
          </table:table-cell>
          <table:table-cell table:style-name="Tabela1.E43" office:value-type="string">
            <text:p text:style-name="P4"><text:span text:style-name="T3">8.668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1</text:span></text:p>
          </table:table-cell>
          <table:table-cell table:style-name="Tabela1.B5" office:value-type="string">
            <text:p text:style-name="P3"><text:span text:style-name="T3">KEVEN MATHEUS GOIS SANTAN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3</text:span></text:p>
          </table:table-cell>
          <table:table-cell table:style-name="Tabela1.B5" office:value-type="string">
            <text:p text:style-name="P3"><text:span text:style-name="T3">KEYLLA TEIXEIRA SANTANA ANDRADE FRANC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2.899,81</text:span></text:p>
          </table:table-cell>
          <table:table-cell table:style-name="Tabela1.E43" office:value-type="string">
            <text:p text:style-name="P4"><text:span text:style-name="T3">1.640,71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6.737,33</text:span></text:p>
          </table:table-cell>
          <table:table-cell table:style-name="Tabela1.E43" office:value-type="string">
            <text:p text:style-name="P4"><text:span text:style-name="T3">458,75</text:span></text:p>
          </table:table-cell>
          <table:table-cell table:style-name="Tabela1.E43" office:value-type="string">
            <text:p text:style-name="P4"><text:span text:style-name="T3">3.224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83,04</text:span></text:p>
          </table:table-cell>
          <table:table-cell table:style-name="Tabela1.E43" office:value-type="string">
            <text:p text:style-name="P4"><text:span text:style-name="T3">13.054,29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297</text:span></text:p>
          </table:table-cell>
          <table:table-cell table:style-name="Tabela1.B5" office:value-type="string">
            <text:p text:style-name="P3"><text:span text:style-name="T3">KRISTIANE FERREIRA DA SILVA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995,4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567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79,05</text:span></text:p>
          </table:table-cell>
          <table:table-cell table:style-name="Tabela1.E43" office:value-type="string">
            <text:p text:style-name="P4"><text:span text:style-name="T3">7.516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0</text:span></text:p>
          </table:table-cell>
          <table:table-cell table:style-name="Tabela1.B5" office:value-type="string">
            <text:p text:style-name="P3"><text:span text:style-name="T3">LAELSON ALCANTARA DE PONTES FILH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1.68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0.920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8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00,00</text:span></text:p>
          </table:table-cell>
          <table:table-cell table:style-name="Tabela1.E43" office:value-type="string">
            <text:p text:style-name="P4"><text:span text:style-name="T3">27.820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5</text:span></text:p>
          </table:table-cell>
          <table:table-cell table:style-name="Tabela1.B5" office:value-type="string">
            <text:p text:style-name="P3"><text:span text:style-name="T3">LAIS GOMES VASCONCEL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SETOR DE ALMOXARIFADO/DM//DA/SG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5,8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671,3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447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52,61</text:span></text:p>
          </table:table-cell>
          <table:table-cell table:style-name="Tabela1.E43" office:value-type="string">
            <text:p text:style-name="P4"><text:span text:style-name="T3">6.518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0</text:span></text:p>
          </table:table-cell>
          <table:table-cell table:style-name="Tabela1.B5" office:value-type="string">
            <text:p text:style-name="P3"><text:span text:style-name="T3">LARA FREIRE DE ALMEIDA DOS ANJOS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6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4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36</text:span></text:p>
          </table:table-cell>
          <table:table-cell table:style-name="Tabela1.E43" office:value-type="string">
            <text:p text:style-name="P4"><text:span text:style-name="T3">5.865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5</text:span></text:p>
          </table:table-cell>
          <table:table-cell table:style-name="Tabela1.B5" office:value-type="string">
            <text:p text:style-name="P3"><text:span text:style-name="T3">LARISSA CAROLAINE MENEZES DE OLIV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3</text:span></text:p>
          </table:table-cell>
          <table:table-cell table:style-name="Tabela1.B5" office:value-type="string">
            <text:p text:style-name="P3"><text:span text:style-name="T3">LARISSA DIAS FEITOS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9</text:span></text:p>
          </table:table-cell>
          <table:table-cell table:style-name="Tabela1.B5" office:value-type="string">
            <text:p text:style-name="P3"><text:span text:style-name="T3">LARISSA DOS SANTOS SANTANA MAI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26,61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13.920,48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80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83,81</text:span></text:p>
          </table:table-cell>
          <table:table-cell table:style-name="Tabela1.E43" office:value-type="string">
            <text:p text:style-name="P4"><text:span text:style-name="T3">10.736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8</text:span></text:p>
          </table:table-cell>
          <table:table-cell table:style-name="Tabela1.B5" office:value-type="string">
            <text:p text:style-name="P3"><text:span text:style-name="T3">LARISSA SILVA TAVAR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3</text:span></text:p>
          </table:table-cell>
          <table:table-cell table:style-name="Tabela1.B5" office:value-type="string">
            <text:p text:style-name="P3"><text:span text:style-name="T3">LARISSA SOARES GUIMARAES PRADO DE OLIVEIR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3.888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39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7,51</text:span></text:p>
          </table:table-cell>
          <table:table-cell table:style-name="Tabela1.E43" office:value-type="string">
            <text:p text:style-name="P4"><text:span text:style-name="T3">10.720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9</text:span></text:p>
          </table:table-cell>
          <table:table-cell table:style-name="Tabela1.B5" office:value-type="string">
            <text:p text:style-name="P3"><text:span text:style-name="T3">LAURA ELISA MENGEL SIMO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34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760,81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84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4,49</text:span></text:p>
          </table:table-cell>
          <table:table-cell table:style-name="Tabela1.E43" office:value-type="string">
            <text:p text:style-name="P4"><text:span text:style-name="T3">10.316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4</text:span></text:p>
          </table:table-cell>
          <table:table-cell table:style-name="Tabela1.B5" office:value-type="string">
            <text:p text:style-name="P3"><text:span text:style-name="T3">LAURA IMPERATRIZ BATALHA MOREIRA NERY MOU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8.983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15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96,31</text:span></text:p>
          </table:table-cell>
          <table:table-cell table:style-name="Tabela1.E43" office:value-type="string">
            <text:p text:style-name="P4"><text:span text:style-name="T3">26.587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6</text:span></text:p>
          </table:table-cell>
          <table:table-cell table:style-name="Tabela1.B5" office:value-type="string">
            <text:p text:style-name="P3"><text:span text:style-name="T3">LAURO DE JESUS</text:span></text:p>
          </table:table-cell>
          <table:table-cell table:style-name="Tabela1.B5" office:value-type="string">
            <text:p text:style-name="P3"><text:span text:style-name="T3">1º SARGENTO - requisi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1</text:span></text:p>
          </table:table-cell>
          <table:table-cell table:style-name="Tabela1.B5" office:value-type="string">
            <text:p text:style-name="P3"><text:span text:style-name="T3">LAZARO NICOLAU FERREIRA</text:span></text:p>
          </table:table-cell>
          <table:table-cell table:style-name="Tabela1.B5" office:value-type="string">
            <text:p text:style-name="P3"><text:span text:style-name="T3">ASSISTENTE DE ADMINISTRAÇÃO - requisitado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.760,25</text:span></text:p>
          </table:table-cell>
          <table:table-cell table:style-name="Tabela1.E43" office:value-type="string">
            <text:p text:style-name="P4"><text:span text:style-name="T3">96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,95</text:span></text:p>
          </table:table-cell>
          <table:table-cell table:style-name="Tabela1.E43" office:value-type="string">
            <text:p text:style-name="P4"><text:span text:style-name="T3">3.663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9</text:span></text:p>
          </table:table-cell>
          <table:table-cell table:style-name="Tabela1.B5" office:value-type="string">
            <text:p text:style-name="P3"><text:span text:style-name="T3">LEA ALVES SCHLINGMANN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2.697,90</text:span></text:p>
          </table:table-cell>
          <table:table-cell table:style-name="Tabela1.E43" office:value-type="string">
            <text:p text:style-name="P4"><text:span text:style-name="T3">212,8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082,58</text:span></text:p>
          </table:table-cell>
          <table:table-cell table:style-name="Tabela1.E43" office:value-type="string">
            <text:p text:style-name="P4"><text:span text:style-name="T3">407,51</text:span></text:p>
          </table:table-cell>
          <table:table-cell table:style-name="Tabela1.E43" office:value-type="string">
            <text:p text:style-name="P4"><text:span text:style-name="T3">2.842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49,84</text:span></text:p>
          </table:table-cell>
          <table:table-cell table:style-name="Tabela1.E43" office:value-type="string">
            <text:p text:style-name="P4"><text:span text:style-name="T3">12.832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98</text:span></text:p>
          </table:table-cell>
          <table:table-cell table:style-name="Tabela1.B5" office:value-type="string">
            <text:p text:style-name="P3"><text:span text:style-name="T3">LEA GOMES DE ANDRADE</text:span></text:p>
          </table:table-cell>
          <table:table-cell table:style-name="Tabela1.B5" office:value-type="string">
            <text:p text:style-name="P3"><text:span text:style-name="T3">OFICIAL ADMINISTRATIVO - requisitado</text:span></text:p>
          </table:table-cell>
          <table:table-cell table:style-name="Tabela1.B5" office:value-type="string">
            <text:p text:style-name="P3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2.860,54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3.634,32</text:span></text:p>
          </table:table-cell>
          <table:table-cell table:style-name="Tabela1.E43" office:value-type="string">
            <text:p text:style-name="P4"><text:span text:style-name="T3">400,48</text:span></text:p>
          </table:table-cell>
          <table:table-cell table:style-name="Tabela1.E43" office:value-type="string">
            <text:p text:style-name="P4"><text:span text:style-name="T3">1.860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0,73</text:span></text:p>
          </table:table-cell>
          <table:table-cell table:style-name="Tabela1.E43" office:value-type="string">
            <text:p text:style-name="P4"><text:span text:style-name="T3">11.373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5</text:span></text:p>
          </table:table-cell>
          <table:table-cell table:style-name="Tabela1.B5" office:value-type="string">
            <text:p text:style-name="P3"><text:span text:style-name="T3">LEA MARIA SOBRAL DA CRUZ</text:span></text:p>
          </table:table-cell>
          <table:table-cell table:style-name="Tabela1.B5" office:value-type="string">
            <text:p text:style-name="P3"><text:span text:style-name="T3">DIRETOR ADMINISTRATIVO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3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1.438,04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717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45,86</text:span></text:p>
          </table:table-cell>
          <table:table-cell table:style-name="Tabela1.E43" office:value-type="string">
            <text:p text:style-name="P4"><text:span text:style-name="T3">8.892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6</text:span></text:p>
          </table:table-cell>
          <table:table-cell table:style-name="Tabela1.B5" office:value-type="string">
            <text:p text:style-name="P3"><text:span text:style-name="T3">LEA MARIA SOBRAL DA CRUZ</text:span></text:p>
          </table:table-cell>
          <table:table-cell table:style-name="Tabela1.B5" office:value-type="string">
            <text:p text:style-name="P3"><text:span text:style-name="T3">* TEC. ASSUNTOS HISTORIOGRÁFIC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8</text:span></text:p>
          </table:table-cell>
          <table:table-cell table:style-name="Tabela1.B5" office:value-type="string">
            <text:p text:style-name="P3"><text:span text:style-name="T3">LEALDO NUNES LIMA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7</text:span></text:p>
          </table:table-cell>
          <table:table-cell table:style-name="Tabela1.B5" office:value-type="string">
            <text:p text:style-name="P3"><text:span text:style-name="T3">LEILAINE SOUZA SANTANA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DEFESA DOS DIREITOS HUMANOS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535,80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2.040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17,99</text:span></text:p>
          </table:table-cell>
          <table:table-cell table:style-name="Tabela1.E43" office:value-type="string">
            <text:p text:style-name="P4"><text:span text:style-name="T3">10.717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6</text:span></text:p>
          </table:table-cell>
          <table:table-cell table:style-name="Tabela1.B5" office:value-type="string">
            <text:p text:style-name="P3"><text:span text:style-name="T3">LEMUEL SANTOS BOMFIM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42,8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538,29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768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0,47</text:span></text:p>
          </table:table-cell>
          <table:table-cell table:style-name="Tabela1.E43" office:value-type="string">
            <text:p text:style-name="P4"><text:span text:style-name="T3">7.857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8</text:span></text:p>
          </table:table-cell>
          <table:table-cell table:style-name="Tabela1.B5" office:value-type="string">
            <text:p text:style-name="P3"><text:span text:style-name="T3">LENILDE NASCIMENTO ARAUJ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31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47,86</text:span></text:p>
          </table:table-cell>
          <table:table-cell table:style-name="Tabela1.E43" office:value-type="string">
            <text:p text:style-name="P4"><text:span text:style-name="T3">28.418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5</text:span></text:p>
          </table:table-cell>
          <table:table-cell table:style-name="Tabela1.B5" office:value-type="string">
            <text:p text:style-name="P3"><text:span text:style-name="T3">LEOGENEFFER ARAUJO DOS SANTOS</text:span></text:p>
          </table:table-cell>
          <table:table-cell table:style-name="Tabela1.B5" office:value-type="string">
            <text:p text:style-name="P3"><text:span text:style-name="T3">Assessor do Arq. Setorial do RH</text:span></text:p>
          </table:table-cell>
          <table:table-cell table:style-name="Tabela1.B5" office:value-type="string">
            <text:p text:style-name="P3"><text:span text:style-name="T3">ARQUIVO SETORIAL DO 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5,54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548,93</text:span></text:p>
          </table:table-cell>
          <table:table-cell table:style-name="Tabela1.E43" office:value-type="string">
            <text:p text:style-name="P4"><text:span text:style-name="T3">195,20</text:span></text:p>
          </table:table-cell>
          <table:table-cell table:style-name="Tabela1.E43" office:value-type="string">
            <text:p text:style-name="P4"><text:span text:style-name="T3">20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5,58</text:span></text:p>
          </table:table-cell>
          <table:table-cell table:style-name="Tabela1.E43" office:value-type="string">
            <text:p text:style-name="P4"><text:span text:style-name="T3">4.333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8</text:span></text:p>
          </table:table-cell>
          <table:table-cell table:style-name="Tabela1.B5" office:value-type="string">
            <text:p text:style-name="P3"><text:span text:style-name="T3">LEONARDO FRAGA CARDOSO JUNIOR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121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6,00</text:span></text:p>
          </table:table-cell>
          <table:table-cell table:style-name="Tabela1.E43" office:value-type="string">
            <text:p text:style-name="P4"><text:span text:style-name="T3">4.113,9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989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96</text:span></text:p>
          </table:table-cell>
          <table:table-cell table:style-name="Tabela1.B5" office:value-type="string">
            <text:p text:style-name="P3"><text:span text:style-name="T3">LEONARDO JOSE CAMPOS MAIA DE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2,77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689,07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2.860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29,24</text:span></text:p>
          </table:table-cell>
          <table:table-cell table:style-name="Tabela1.E43" office:value-type="string">
            <text:p text:style-name="P4"><text:span text:style-name="T3">13.259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33</text:span></text:p>
          </table:table-cell>
          <table:table-cell table:style-name="Tabela1.B5" office:value-type="string">
            <text:p text:style-name="P3"><text:span text:style-name="T3">LEONEL RODRIGUES CHAGAS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.947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47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1044</text:span></text:p>
          </table:table-cell>
          <table:table-cell table:style-name="Tabela1.B5" office:value-type="string">
            <text:p text:style-name="P3"><text:span text:style-name="T3">LETICIA CAMPOS DE OLIVEIRA</text:span></text:p>
          </table:table-cell>
          <table:table-cell table:style-name="Tabela1.B5" office:value-type="string">
            <text:p text:style-name="P3"><text:span text:style-name="T3">ESTAGIÁRIOS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9</text:span></text:p>
          </table:table-cell>
          <table:table-cell table:style-name="Tabela1.B5" office:value-type="string">
            <text:p text:style-name="P3"><text:span text:style-name="T3">LETICIA RAQUEL COSTA ROCH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2</text:span></text:p>
          </table:table-cell>
          <table:table-cell table:style-name="Tabela1.B5" office:value-type="string">
            <text:p text:style-name="P3"><text:span text:style-name="T3">LEYDSON GADELHA MOREI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001,17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2.183,82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651,99</text:span></text:p>
          </table:table-cell>
          <table:table-cell table:style-name="Tabela1.E43" office:value-type="string">
            <text:p text:style-name="P4"><text:span text:style-name="T3">712,50</text:span></text:p>
          </table:table-cell>
          <table:table-cell table:style-name="Tabela1.E43" office:value-type="string">
            <text:p text:style-name="P4"><text:span text:style-name="T3">13.845,14</text:span></text:p>
          </table:table-cell>
          <table:table-cell table:style-name="Tabela1.E43" office:value-type="string">
            <text:p text:style-name="P4"><text:span text:style-name="T3">28.338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9</text:span></text:p>
          </table:table-cell>
          <table:table-cell table:style-name="Tabela1.B5" office:value-type="string">
            <text:p text:style-name="P3"><text:span text:style-name="T3">LHAIS SAMARA MESSIA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17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6.531,86</text:span></text:p>
          </table:table-cell>
          <table:table-cell table:style-name="Tabela1.E43" office:value-type="string">
            <text:p text:style-name="P4"><text:span text:style-name="T3">500,69</text:span></text:p>
          </table:table-cell>
          <table:table-cell table:style-name="Tabela1.E43" office:value-type="string">
            <text:p text:style-name="P4"><text:span text:style-name="T3">106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7,24</text:span></text:p>
          </table:table-cell>
          <table:table-cell table:style-name="Tabela1.E43" office:value-type="string">
            <text:p text:style-name="P4"><text:span text:style-name="T3">5.924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4</text:span></text:p>
          </table:table-cell>
          <table:table-cell table:style-name="Tabela1.B5" office:value-type="string">
            <text:p text:style-name="P3"><text:span text:style-name="T3">LICIA REGIA DOS SANTOS DIAS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383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033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9</text:span></text:p>
          </table:table-cell>
          <table:table-cell table:style-name="Tabela1.B5" office:value-type="string">
            <text:p text:style-name="P3"><text:span text:style-name="T3">LICIA VANESSA DE ANDRADE SANTA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358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88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50,40</text:span></text:p>
          </table:table-cell>
          <table:table-cell table:style-name="Tabela1.E43" office:value-type="string">
            <text:p text:style-name="P4"><text:span text:style-name="T3">10.808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9</text:span></text:p>
          </table:table-cell>
          <table:table-cell table:style-name="Tabela1.B5" office:value-type="string">
            <text:p text:style-name="P3"><text:span text:style-name="T3">LIDGIA MARIA DANTAS DE ANDRADE LIM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5</text:span></text:p>
          </table:table-cell>
          <table:table-cell table:style-name="Tabela1.B5" office:value-type="string">
            <text:p text:style-name="P3"><text:span text:style-name="T3">LIDIANE MEDEIROS MAT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1.139,51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3.331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2.682,63</text:span></text:p>
          </table:table-cell>
          <table:table-cell table:style-name="Tabela1.E43" office:value-type="string">
            <text:p text:style-name="P4"><text:span text:style-name="T3">797,66</text:span></text:p>
          </table:table-cell>
          <table:table-cell table:style-name="Tabela1.E43" office:value-type="string">
            <text:p text:style-name="P4"><text:span text:style-name="T3">800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98,25</text:span></text:p>
          </table:table-cell>
          <table:table-cell table:style-name="Tabela1.E43" office:value-type="string">
            <text:p text:style-name="P4"><text:span text:style-name="T3">11.084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8</text:span></text:p>
          </table:table-cell>
          <table:table-cell table:style-name="Tabela1.B5" office:value-type="string">
            <text:p text:style-name="P3"><text:span text:style-name="T3">LIGIA MARIA MONTEIRO DE FIGUEIREDO</text:span></text:p>
          </table:table-cell>
          <table:table-cell table:style-name="Tabela1.B5" office:value-type="string">
            <text:p text:style-name="P3"><text:span text:style-name="T3">DIRETOR FINANCEIRO</text:span></text:p>
          </table:table-cell>
          <table:table-cell table:style-name="Tabela1.B5" office:value-type="string">
            <text:p text:style-name="P3"><text:span text:style-name="T3">DIRETORIA FINANCE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3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3.543,04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717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45,86</text:span></text:p>
          </table:table-cell>
          <table:table-cell table:style-name="Tabela1.E43" office:value-type="string">
            <text:p text:style-name="P4"><text:span text:style-name="T3">10.997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3</text:span></text:p>
          </table:table-cell>
          <table:table-cell table:style-name="Tabela1.B5" office:value-type="string">
            <text:p text:style-name="P3"><text:span text:style-name="T3">LILIAN DOS SANTOS MACIEL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7</text:span></text:p>
          </table:table-cell>
          <table:table-cell table:style-name="Tabela1.B5" office:value-type="string">
            <text:p text:style-name="P3"><text:span text:style-name="T3">LISSANDRO PATRICIUS GOIS SANTOS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995,68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2.858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20,64</text:span></text:p>
          </table:table-cell>
          <table:table-cell table:style-name="Tabela1.E43" office:value-type="string">
            <text:p text:style-name="P4"><text:span text:style-name="T3">12.875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5</text:span></text:p>
          </table:table-cell>
          <table:table-cell table:style-name="Tabela1.B5" office:value-type="string">
            <text:p text:style-name="P3"><text:span text:style-name="T3">LIZANDRA GARDENIA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637,24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557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5,42</text:span></text:p>
          </table:table-cell>
          <table:table-cell table:style-name="Tabela1.E43" office:value-type="string">
            <text:p text:style-name="P4"><text:span text:style-name="T3">7.301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4</text:span></text:p>
          </table:table-cell>
          <table:table-cell table:style-name="Tabela1.B5" office:value-type="string">
            <text:p text:style-name="P3"><text:span text:style-name="T3">LORENA DA ROCHA SILVA RIBEIRO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6.232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1.984,53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2.40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84,20</text:span></text:p>
          </table:table-cell>
          <table:table-cell table:style-name="Tabela1.E43" office:value-type="string">
            <text:p text:style-name="P4"><text:span text:style-name="T3">18.100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6</text:span></text:p>
          </table:table-cell>
          <table:table-cell table:style-name="Tabela1.B5" office:value-type="string">
            <text:p text:style-name="P3"><text:span text:style-name="T3">LOUYSE MARCELLY MELO NERI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3</text:span></text:p>
          </table:table-cell>
          <table:table-cell table:style-name="Tabela1.B5" office:value-type="string">
            <text:p text:style-name="P3"><text:span text:style-name="T3">LUA SILVA SANTOS VASCONCEL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0.769,76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3.75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21,28</text:span></text:p>
          </table:table-cell>
          <table:table-cell table:style-name="Tabela1.E43" office:value-type="string">
            <text:p text:style-name="P4"><text:span text:style-name="T3">15.248,48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4"/><text:span text:style-name="T3">2064</text:span></text:p>
          </table:table-cell>
          <table:table-cell table:style-name="Tabela1.B5" office:value-type="string">
            <text:p text:style-name="P3"><text:span text:style-name="T3">LUAN BRUNO BARBOSA DE SOUZA COST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55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706,19</text:span></text:p>
          </table:table-cell>
          <table:table-cell table:style-name="Tabela1.E43" office:value-type="string">
            <text:p text:style-name="P4"><text:span text:style-name="T3">1.053,95</text:span></text:p>
          </table:table-cell>
          <table:table-cell table:style-name="Tabela1.E43" office:value-type="string">
            <text:p text:style-name="P4"><text:span text:style-name="T3">911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65,01</text:span></text:p>
          </table:table-cell>
          <table:table-cell table:style-name="Tabela1.E43" office:value-type="string">
            <text:p text:style-name="P4"><text:span text:style-name="T3">7.741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5</text:span></text:p>
          </table:table-cell>
          <table:table-cell table:style-name="Tabela1.B5" office:value-type="string">
            <text:p text:style-name="P3"><text:span text:style-name="T3">LUANA DIAS SOARES GARCI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636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45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6</text:span></text:p>
          </table:table-cell>
          <table:table-cell table:style-name="Tabela1.B5" office:value-type="string">
            <text:p text:style-name="P3"><text:span text:style-name="T3">LUANA FRANCA DE CARVALHO MACHA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15.814,45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0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88,86</text:span></text:p>
          </table:table-cell>
          <table:table-cell table:style-name="Tabela1.E43" office:value-type="string">
            <text:p text:style-name="P4"><text:span text:style-name="T3">12.025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72</text:span></text:p>
          </table:table-cell>
          <table:table-cell table:style-name="Tabela1.B5" office:value-type="string">
            <text:p text:style-name="P3"><text:span text:style-name="T3">LUANA PRATA MONTEIR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592,39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64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4,49</text:span></text:p>
          </table:table-cell>
          <table:table-cell table:style-name="Tabela1.E43" office:value-type="string">
            <text:p text:style-name="P4"><text:span text:style-name="T3">7.217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2</text:span></text:p>
          </table:table-cell>
          <table:table-cell table:style-name="Tabela1.B5" office:value-type="string">
            <text:p text:style-name="P3"><text:span text:style-name="T3">LUANA ROCHA PR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DEFESA DO PATRIMONIO PUBLICO E DA ORDEM TRIBUTARIA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17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6,62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240,95</text:span></text:p>
          </table:table-cell>
          <table:table-cell table:style-name="Tabela1.E43" office:value-type="string">
            <text:p text:style-name="P4"><text:span text:style-name="T3">500,69</text:span></text:p>
          </table:table-cell>
          <table:table-cell table:style-name="Tabela1.E43" office:value-type="string">
            <text:p text:style-name="P4"><text:span text:style-name="T3">179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0,23</text:span></text:p>
          </table:table-cell>
          <table:table-cell table:style-name="Tabela1.E43" office:value-type="string">
            <text:p text:style-name="P4"><text:span text:style-name="T3">5.560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6</text:span></text:p>
          </table:table-cell>
          <table:table-cell table:style-name="Tabela1.B5" office:value-type="string">
            <text:p text:style-name="P3"><text:span text:style-name="T3">LUCAS LEITE MEDEIROS MASCARENHAS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6.582,70</text:span></text:p>
          </table:table-cell>
          <table:table-cell table:style-name="Tabela1.E43" office:value-type="string">
            <text:p text:style-name="P4"><text:span text:style-name="T3">692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10.301,25</text:span></text:p>
          </table:table-cell>
          <table:table-cell table:style-name="Tabela1.E43" office:value-type="string">
            <text:p text:style-name="P4"><text:span text:style-name="T3">1.018,53</text:span></text:p>
          </table:table-cell>
          <table:table-cell table:style-name="Tabela1.E43" office:value-type="string">
            <text:p text:style-name="P4"><text:span text:style-name="T3">799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17,62</text:span></text:p>
          </table:table-cell>
          <table:table-cell table:style-name="Tabela1.E43" office:value-type="string">
            <text:p text:style-name="P4"><text:span text:style-name="T3">8.483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0</text:span></text:p>
          </table:table-cell>
          <table:table-cell table:style-name="Tabela1.B5" office:value-type="string">
            <text:p text:style-name="P3"><text:span text:style-name="T3">LUCIANA BASTOS CRUZ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784,55</text:span></text:p>
          </table:table-cell>
          <table:table-cell table:style-name="Tabela1.E43" office:value-type="string">
            <text:p text:style-name="P4"><text:span text:style-name="T3">9.898,97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83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48,32</text:span></text:p>
          </table:table-cell>
          <table:table-cell table:style-name="Tabela1.E43" office:value-type="string">
            <text:p text:style-name="P4"><text:span text:style-name="T3">8.150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99</text:span></text:p>
          </table:table-cell>
          <table:table-cell table:style-name="Tabela1.B5" office:value-type="string">
            <text:p text:style-name="P3"><text:span text:style-name="T3">LUCIANA CAVALCANTI NOBREG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5.762,01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5.13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894,15</text:span></text:p>
          </table:table-cell>
          <table:table-cell table:style-name="Tabela1.E43" office:value-type="string">
            <text:p text:style-name="P4"><text:span text:style-name="T3">18.867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3</text:span></text:p>
          </table:table-cell>
          <table:table-cell table:style-name="Tabela1.B5" office:value-type="string">
            <text:p text:style-name="P3"><text:span text:style-name="T3">LUCIANA DIAS SOUZA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6.153,08</text:span></text:p>
          </table:table-cell>
          <table:table-cell table:style-name="Tabela1.E43" office:value-type="string">
            <text:p text:style-name="P4"><text:span text:style-name="T3">2.593,5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097,24</text:span></text:p>
          </table:table-cell>
          <table:table-cell table:style-name="Tabela1.E43" office:value-type="string">
            <text:p text:style-name="P4"><text:span text:style-name="T3">1.047,60</text:span></text:p>
          </table:table-cell>
          <table:table-cell table:style-name="Tabela1.E43" office:value-type="string">
            <text:p text:style-name="P4"><text:span text:style-name="T3">1.466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3,67</text:span></text:p>
          </table:table-cell>
          <table:table-cell table:style-name="Tabela1.E43" office:value-type="string">
            <text:p text:style-name="P4"><text:span text:style-name="T3">9.583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3</text:span></text:p>
          </table:table-cell>
          <table:table-cell table:style-name="Tabela1.B5" office:value-type="string">
            <text:p text:style-name="P3"><text:span text:style-name="T3">LUCIANA DUARTE SOBRAL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0.920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27.716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4</text:span></text:p>
          </table:table-cell>
          <table:table-cell table:style-name="Tabela1.B5" office:value-type="string">
            <text:p text:style-name="P3"><text:span text:style-name="T3">LUCIANA LEONARDO RIBEIRO SILVA DE ARAUJ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061,43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463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26,49</text:span></text:p>
          </table:table-cell>
          <table:table-cell table:style-name="Tabela1.E43" office:value-type="string">
            <text:p text:style-name="P4"><text:span text:style-name="T3">11.83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2</text:span></text:p>
          </table:table-cell>
          <table:table-cell table:style-name="Tabela1.B5" office:value-type="string">
            <text:p text:style-name="P3"><text:span text:style-name="T3">LUCIANA YASMIM SANTOS PASS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5</text:span></text:p>
          </table:table-cell>
          <table:table-cell table:style-name="Tabela1.B5" office:value-type="string">
            <text:p text:style-name="P3"><text:span text:style-name="T3">LUCIO JOSE CARDOSO BARRETO LIM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28.019,21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56</text:span></text:p>
          </table:table-cell>
          <table:table-cell table:style-name="Tabela1.B5" office:value-type="string">
            <text:p text:style-name="P3"><text:span text:style-name="T3">LUIS CLAUDIO ALMEIDA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22,28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48.030,8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7.470,85</text:span></text:p>
          </table:table-cell>
          <table:table-cell table:style-name="Tabela1.E43" office:value-type="string">
            <text:p text:style-name="P4"><text:span text:style-name="T3">30.560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10</text:span></text:p>
          </table:table-cell>
          <table:table-cell table:style-name="Tabela1.B5" office:value-type="string">
            <text:p text:style-name="P3"><text:span text:style-name="T3">LUIS FAUSTO DIAS DE VALOIS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373,63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4.835,39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7.553,42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5.234,78</text:span></text:p>
          </table:table-cell>
          <table:table-cell table:style-name="Tabela1.E43" office:value-type="string">
            <text:p text:style-name="P4"><text:span text:style-name="T3">29.600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8</text:span></text:p>
          </table:table-cell>
          <table:table-cell table:style-name="Tabela1.B5" office:value-type="string">
            <text:p text:style-name="P3"><text:span text:style-name="T3">LUIS FELIPE JORDAO WANDERLEY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15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96,31</text:span></text:p>
          </table:table-cell>
          <table:table-cell table:style-name="Tabela1.E43" office:value-type="string">
            <text:p text:style-name="P4"><text:span text:style-name="T3">26.890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</text:span></text:p>
          </table:table-cell>
          <table:table-cell table:style-name="Tabela1.B5" office:value-type="string">
            <text:p text:style-name="P3"><text:span text:style-name="T3">LUIZ ALBERTO MOURA ARAUJ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9.054,26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8.321,67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4.774,61</text:span></text:p>
          </table:table-cell>
          <table:table-cell table:style-name="Tabela1.E43" office:value-type="string">
            <text:p text:style-name="P4"><text:span text:style-name="T3">34.279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5</text:span></text:p>
          </table:table-cell>
          <table:table-cell table:style-name="Tabela1.B5" office:value-type="string">
            <text:p text:style-name="P3"><text:span text:style-name="T3">LUIZ CARLOS ARAGAO DE ALMEID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77</text:span></text:p>
          </table:table-cell>
          <table:table-cell table:style-name="Tabela1.B5" office:value-type="string">
            <text:p text:style-name="P3"><text:span text:style-name="T3">LUIZ CARLOS DA SILVA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SETOR DE TRANSPORTES/DAA/DA/SG</text:span></text:p>
          </table:table-cell>
          <table:table-cell table:style-name="Tabela1.E43" office:value-type="string">
            <text:p text:style-name="P4"><text:span text:style-name="T3">3.938,17</text:span></text:p>
          </table:table-cell>
          <table:table-cell table:style-name="Tabela1.E43" office:value-type="string">
            <text:p text:style-name="P4"><text:span text:style-name="T3">2.227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6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0.336,37</text:span></text:p>
          </table:table-cell>
          <table:table-cell table:style-name="Tabela1.E43" office:value-type="string">
            <text:p text:style-name="P4"><text:span text:style-name="T3">863,13</text:span></text:p>
          </table:table-cell>
          <table:table-cell table:style-name="Tabela1.E43" office:value-type="string">
            <text:p text:style-name="P4"><text:span text:style-name="T3">82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9,21</text:span></text:p>
          </table:table-cell>
          <table:table-cell table:style-name="Tabela1.E43" office:value-type="string">
            <text:p text:style-name="P4"><text:span text:style-name="T3">8.647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7</text:span></text:p>
          </table:table-cell>
          <table:table-cell table:style-name="Tabela1.B5" office:value-type="string">
            <text:p text:style-name="P3"><text:span text:style-name="T3">LUIZ CARLOS DOS SANTOS LOPE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56</text:span></text:p>
          </table:table-cell>
          <table:table-cell table:style-name="Tabela1.B5" office:value-type="string">
            <text:p text:style-name="P3"><text:span text:style-name="T3">LUIZ CARLOS PAIXAO JUNIOR</text:span></text:p>
          </table:table-cell>
          <table:table-cell table:style-name="Tabela1.B5" office:value-type="string">
            <text:p text:style-name="P3"><text:span text:style-name="T3">ASSESSOR DE TECNOLOGIA DA INFORMAÇÃO E COMUNICAÇÃO 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6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0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93</text:span></text:p>
          </table:table-cell>
          <table:table-cell table:style-name="Tabela1.E43" office:value-type="string">
            <text:p text:style-name="P4"><text:span text:style-name="T3">5.908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3</text:span></text:p>
          </table:table-cell>
          <table:table-cell table:style-name="Tabela1.B5" office:value-type="string">
            <text:p text:style-name="P3"><text:span text:style-name="T3">LUIZ DE AZEVEDO COSTA NETO</text:span></text:p>
          </table:table-cell>
          <table:table-cell table:style-name="Tabela1.B5" office:value-type="string">
            <text:p text:style-name="P3"><text:span text:style-name="T3">CORONEL - requisitado-BESP</text:span></text:p>
          </table:table-cell>
          <table:table-cell table:style-name="Tabela1.B5" office:value-type="string">
            <text:p text:style-name="P3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0.681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9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9,05</text:span></text:p>
          </table:table-cell>
          <table:table-cell table:style-name="Tabela1.E43" office:value-type="string">
            <text:p text:style-name="P4"><text:span text:style-name="T3">9.362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5</text:span></text:p>
          </table:table-cell>
          <table:table-cell table:style-name="Tabela1.B5" office:value-type="string">
            <text:p text:style-name="P3"><text:span text:style-name="T3">LUIZ FELLIPE SILVEIRA DE OLIV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2</text:span></text:p>
          </table:table-cell>
          <table:table-cell table:style-name="Tabela1.B5" office:value-type="string">
            <text:p text:style-name="P3"><text:span text:style-name="T3">LUIZ GONZAGA NETO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50</text:span></text:p>
          </table:table-cell>
          <table:table-cell table:style-name="Tabela1.B5" office:value-type="string">
            <text:p text:style-name="P3"><text:span text:style-name="T3">LUIZ GUSTAVO LIMA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19,06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571,10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2.956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6,70</text:span></text:p>
          </table:table-cell>
          <table:table-cell table:style-name="Tabela1.E43" office:value-type="string">
            <text:p text:style-name="P4"><text:span text:style-name="T3">13.134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</text:span></text:p>
          </table:table-cell>
          <table:table-cell table:style-name="Tabela1.B5" office:value-type="string">
            <text:p text:style-name="P3"><text:span text:style-name="T3">LUIZ PEDRO DA COSTA TAVARE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0</text:span></text:p>
          </table:table-cell>
          <table:table-cell table:style-name="Tabela1.B5" office:value-type="string">
            <text:p text:style-name="P3"><text:span text:style-name="T3">LUIZ TADEU COSTA MAYNARD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8</text:span></text:p>
          </table:table-cell>
          <table:table-cell table:style-name="Tabela1.B5" office:value-type="string">
            <text:p text:style-name="P3"><text:span text:style-name="T3">LUIZ URQUIZA DA NOBREGA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583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11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14.846,43</text:span></text:p>
          </table:table-cell>
          <table:table-cell table:style-name="Tabela1.E43" office:value-type="string">
            <text:p text:style-name="P4"><text:span text:style-name="T3">1.117,18</text:span></text:p>
          </table:table-cell>
          <table:table-cell table:style-name="Tabela1.E43" office:value-type="string">
            <text:p text:style-name="P4"><text:span text:style-name="T3">1.017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5,07</text:span></text:p>
          </table:table-cell>
          <table:table-cell table:style-name="Tabela1.E43" office:value-type="string">
            <text:p text:style-name="P4"><text:span text:style-name="T3">12.711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</text:span></text:p>
          </table:table-cell>
          <table:table-cell table:style-name="Tabela1.B5" office:value-type="string">
            <text:p text:style-name="P3"><text:span text:style-name="T3">LUIZ VALTER RIBEIRO ROSARI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4.718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4.309,54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9.884,17</text:span></text:p>
          </table:table-cell>
          <table:table-cell table:style-name="Tabela1.E43" office:value-type="string">
            <text:p text:style-name="P4"><text:span text:style-name="T3">6.207,16</text:span></text:p>
          </table:table-cell>
          <table:table-cell table:style-name="Tabela1.E43" office:value-type="string">
            <text:p text:style-name="P4"><text:span text:style-name="T3">21.592,39</text:span></text:p>
          </table:table-cell>
          <table:table-cell table:style-name="Tabela1.E43" office:value-type="string">
            <text:p text:style-name="P4"><text:span text:style-name="T3">32.717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8</text:span></text:p>
          </table:table-cell>
          <table:table-cell table:style-name="Tabela1.B5" office:value-type="string">
            <text:p text:style-name="P3"><text:span text:style-name="T3">LUZINETE APARECID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1.595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58,53</text:span></text:p>
          </table:table-cell>
          <table:table-cell table:style-name="Tabela1.E43" office:value-type="string">
            <text:p text:style-name="P4"><text:span text:style-name="T3">9.411,87</text:span></text:p>
          </table:table-cell>
          <table:table-cell table:style-name="Tabela1.E43" office:value-type="string">
            <text:p text:style-name="P4"><text:span text:style-name="T3">861,47</text:span></text:p>
          </table:table-cell>
          <table:table-cell table:style-name="Tabela1.E43" office:value-type="string">
            <text:p text:style-name="P4"><text:span text:style-name="T3">585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7,37</text:span></text:p>
          </table:table-cell>
          <table:table-cell table:style-name="Tabela1.E43" office:value-type="string">
            <text:p text:style-name="P4"><text:span text:style-name="T3">7.964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9</text:span></text:p>
          </table:table-cell>
          <table:table-cell table:style-name="Tabela1.B5" office:value-type="string">
            <text:p text:style-name="P3"><text:span text:style-name="T3">MACIRLEY SANTOS SILVA DE CARVALHO</text:span></text:p>
          </table:table-cell>
          <table:table-cell table:style-name="Tabela1.B5" office:value-type="string">
            <text:p text:style-name="P3"><text:span text:style-name="T3">TECNICO EXECUTIVO-requisitado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2.162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2.090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</text:span></text:p>
          </table:table-cell>
          <table:table-cell table:style-name="Tabela1.B5" office:value-type="string">
            <text:p text:style-name="P3"><text:span text:style-name="T3">MAGALI LIMA DE MATOS SOARE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4.66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2.570,36</text:span></text:p>
          </table:table-cell>
          <table:table-cell table:style-name="Tabela1.E43" office:value-type="string">
            <text:p text:style-name="P4"><text:span text:style-name="T3">2.812,51</text:span></text:p>
          </table:table-cell>
          <table:table-cell table:style-name="Tabela1.E43" office:value-type="string">
            <text:p text:style-name="P4"><text:span text:style-name="T3">3.881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28</text:span></text:p>
          </table:table-cell>
          <table:table-cell table:style-name="Tabela1.E43" office:value-type="string">
            <text:p text:style-name="P4"><text:span text:style-name="T3">15.87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7</text:span></text:p>
          </table:table-cell>
          <table:table-cell table:style-name="Tabela1.B5" office:value-type="string">
            <text:p text:style-name="P3"><text:span text:style-name="T3">MAISA OLIVEIRA BOMFIM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8</text:span></text:p>
          </table:table-cell>
          <table:table-cell table:style-name="Tabela1.B5" office:value-type="string">
            <text:p text:style-name="P3"><text:span text:style-name="T3">MANOEL CABRAL MACHADO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97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058,08</text:span></text:p>
          </table:table-cell>
          <table:table-cell table:style-name="Tabela1.E43" office:value-type="string">
            <text:p text:style-name="P4"><text:span text:style-name="T3">19.944,70</text:span></text:p>
          </table:table-cell>
          <table:table-cell table:style-name="Tabela1.E43" office:value-type="string">
            <text:p text:style-name="P4"><text:span text:style-name="T3">76.838,31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12.096,51</text:span></text:p>
          </table:table-cell>
          <table:table-cell table:style-name="Tabela1.E43" office:value-type="string">
            <text:p text:style-name="P4"><text:span text:style-name="T3">4.502,52</text:span></text:p>
          </table:table-cell>
          <table:table-cell table:style-name="Tabela1.E43" office:value-type="string">
            <text:p text:style-name="P4"><text:span text:style-name="T3">21.462,32</text:span></text:p>
          </table:table-cell>
          <table:table-cell table:style-name="Tabela1.E43" office:value-type="string">
            <text:p text:style-name="P4"><text:span text:style-name="T3">55.375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2</text:span></text:p>
          </table:table-cell>
          <table:table-cell table:style-name="Tabela1.B5" office:value-type="string">
            <text:p text:style-name="P3"><text:span text:style-name="T3">MANOEL MESSIAS RODRIGUE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45</text:span></text:p>
          </table:table-cell>
          <table:table-cell table:style-name="Tabela1.B5" office:value-type="string">
            <text:p text:style-name="P3"><text:span text:style-name="T3">MANOELA COSTA MENEZES VALOIS MACE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3.419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050,28</text:span></text:p>
          </table:table-cell>
          <table:table-cell table:style-name="Tabela1.E43" office:value-type="string">
            <text:p text:style-name="P4"><text:span text:style-name="T3">722,41</text:span></text:p>
          </table:table-cell>
          <table:table-cell table:style-name="Tabela1.E43" office:value-type="string">
            <text:p text:style-name="P4"><text:span text:style-name="T3">602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24,76</text:span></text:p>
          </table:table-cell>
          <table:table-cell table:style-name="Tabela1.E43" office:value-type="string">
            <text:p text:style-name="P4"><text:span text:style-name="T3">10.725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6</text:span></text:p>
          </table:table-cell>
          <table:table-cell table:style-name="Tabela1.B5" office:value-type="string">
            <text:p text:style-name="P3"><text:span text:style-name="T3">MANUELLA SOUZA MATO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70,09</text:span></text:p>
          </table:table-cell>
          <table:table-cell table:style-name="Tabela1.E43" office:value-type="string">
            <text:p text:style-name="P4"><text:span text:style-name="T3">264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27,50</text:span></text:p>
          </table:table-cell>
          <table:table-cell table:style-name="Tabela1.E43" office:value-type="string">
            <text:p text:style-name="P4"><text:span text:style-name="T3">861,93</text:span></text:p>
          </table:table-cell>
          <table:table-cell table:style-name="Tabela1.E43" office:value-type="string">
            <text:p text:style-name="P4"><text:span text:style-name="T3">47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,57</text:span></text:p>
          </table:table-cell>
          <table:table-cell table:style-name="Tabela1.E43" office:value-type="string">
            <text:p text:style-name="P4"><text:span text:style-name="T3">814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8</text:span></text:p>
          </table:table-cell>
          <table:table-cell table:style-name="Tabela1.B5" office:value-type="string">
            <text:p text:style-name="P3"><text:span text:style-name="T3">MARA ALICE BARBOSA PASSO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6.310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1.173,52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7.953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92</text:span></text:p>
          </table:table-cell>
          <table:table-cell table:style-name="Tabela1.B5" office:value-type="string">
            <text:p text:style-name="P3"><text:span text:style-name="T3">MARA CAMILA DE SANTAN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8.279,36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501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3,51</text:span></text:p>
          </table:table-cell>
          <table:table-cell table:style-name="Tabela1.E43" office:value-type="string">
            <text:p text:style-name="P4"><text:span text:style-name="T3">6.965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3</text:span></text:p>
          </table:table-cell>
          <table:table-cell table:style-name="Tabela1.B5" office:value-type="string">
            <text:p text:style-name="P3"><text:span text:style-name="T3">MARA RUBIA SANTOS MACE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PLANEJAMENTO ORCAMENTO E PERICIA CONTABIL</text:span></text:p>
          </table:table-cell>
          <table:table-cell table:style-name="Tabela1.E43" office:value-type="string">
            <text:p text:style-name="P4"><text:span text:style-name="T3">4.064,74</text:span></text:p>
          </table:table-cell>
          <table:table-cell table:style-name="Tabela1.E43" office:value-type="string">
            <text:p text:style-name="P4"><text:span text:style-name="T3">609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01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899,55</text:span></text:p>
          </table:table-cell>
          <table:table-cell table:style-name="Tabela1.E43" office:value-type="string">
            <text:p text:style-name="P4"><text:span text:style-name="T3">654,42</text:span></text:p>
          </table:table-cell>
          <table:table-cell table:style-name="Tabela1.E43" office:value-type="string">
            <text:p text:style-name="P4"><text:span text:style-name="T3">268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22,80</text:span></text:p>
          </table:table-cell>
          <table:table-cell table:style-name="Tabela1.E43" office:value-type="string">
            <text:p text:style-name="P4"><text:span text:style-name="T3">8.976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8</text:span></text:p>
          </table:table-cell>
          <table:table-cell table:style-name="Tabela1.B5" office:value-type="string">
            <text:p text:style-name="P3"><text:span text:style-name="T3">MARCELA AYRES BRITTO SANTOS BRAG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30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306,96</text:span></text:p>
          </table:table-cell>
          <table:table-cell table:style-name="Tabela1.E43" office:value-type="string">
            <text:p text:style-name="P4"><text:span text:style-name="T3">578,05</text:span></text:p>
          </table:table-cell>
          <table:table-cell table:style-name="Tabela1.E43" office:value-type="string">
            <text:p text:style-name="P4"><text:span text:style-name="T3">177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55,89</text:span></text:p>
          </table:table-cell>
          <table:table-cell table:style-name="Tabela1.E43" office:value-type="string">
            <text:p text:style-name="P4"><text:span text:style-name="T3">5.551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0</text:span></text:p>
          </table:table-cell>
          <table:table-cell table:style-name="Tabela1.B5" office:value-type="string">
            <text:p text:style-name="P3"><text:span text:style-name="T3">MARCELA GAMA DE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3.080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39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02,54</text:span></text:p>
          </table:table-cell>
          <table:table-cell table:style-name="Tabela1.E43" office:value-type="string">
            <text:p text:style-name="P4"><text:span text:style-name="T3">9.478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6</text:span></text:p>
          </table:table-cell>
          <table:table-cell table:style-name="Tabela1.B5" office:value-type="string">
            <text:p text:style-name="P3"><text:span text:style-name="T3">MARCELA LINS MOURA DE FIGUEIRE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2.081,88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1.547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59,36</text:span></text:p>
          </table:table-cell>
          <table:table-cell table:style-name="Tabela1.E43" office:value-type="string">
            <text:p text:style-name="P4"><text:span text:style-name="T3">9.722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9</text:span></text:p>
          </table:table-cell>
          <table:table-cell table:style-name="Tabela1.B5" office:value-type="string">
            <text:p text:style-name="P3"><text:span text:style-name="T3">MARCELA MAXIMO BARB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215,5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29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1,23</text:span></text:p>
          </table:table-cell>
          <table:table-cell table:style-name="Tabela1.E43" office:value-type="string">
            <text:p text:style-name="P4"><text:span text:style-name="T3">6.214,3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5"/><text:span text:style-name="T3">1594</text:span></text:p>
          </table:table-cell>
          <table:table-cell table:style-name="Tabela1.B5" office:value-type="string">
            <text:p text:style-name="P3"><text:span text:style-name="T3">MARCELLA BATISTA GUIMARA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686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336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2</text:span></text:p>
          </table:table-cell>
          <table:table-cell table:style-name="Tabela1.B5" office:value-type="string">
            <text:p text:style-name="P3"><text:span text:style-name="T3">MARCELO CARDOSO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568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11.889,67</text:span></text:p>
          </table:table-cell>
          <table:table-cell table:style-name="Tabela1.E43" office:value-type="string">
            <text:p text:style-name="P4"><text:span text:style-name="T3">1.317,14</text:span></text:p>
          </table:table-cell>
          <table:table-cell table:style-name="Tabela1.E43" office:value-type="string">
            <text:p text:style-name="P4"><text:span text:style-name="T3">1.30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20,66</text:span></text:p>
          </table:table-cell>
          <table:table-cell table:style-name="Tabela1.E43" office:value-type="string">
            <text:p text:style-name="P4"><text:span text:style-name="T3">9.269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2</text:span></text:p>
          </table:table-cell>
          <table:table-cell table:style-name="Tabela1.B5" office:value-type="string">
            <text:p text:style-name="P3"><text:span text:style-name="T3">MARCELO TORRES DE ARRUDA RAPOS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510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397,93</text:span></text:p>
          </table:table-cell>
          <table:table-cell table:style-name="Tabela1.E43" office:value-type="string">
            <text:p text:style-name="P4"><text:span text:style-name="T3">548,37</text:span></text:p>
          </table:table-cell>
          <table:table-cell table:style-name="Tabela1.E43" office:value-type="string">
            <text:p text:style-name="P4"><text:span text:style-name="T3">15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8,85</text:span></text:p>
          </table:table-cell>
          <table:table-cell table:style-name="Tabela1.E43" office:value-type="string">
            <text:p text:style-name="P4"><text:span text:style-name="T3">5.699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9</text:span></text:p>
          </table:table-cell>
          <table:table-cell table:style-name="Tabela1.B5" office:value-type="string">
            <text:p text:style-name="P3"><text:span text:style-name="T3">MARCIA JAQUELINE OLIVEIRA SANTAN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6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48,45</text:span></text:p>
          </table:table-cell>
          <table:table-cell table:style-name="Tabela1.E43" office:value-type="string">
            <text:p text:style-name="P4"><text:span text:style-name="T3">26.837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6</text:span></text:p>
          </table:table-cell>
          <table:table-cell table:style-name="Tabela1.B5" office:value-type="string">
            <text:p text:style-name="P3"><text:span text:style-name="T3">MARCIA MENDES UNGA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074,7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3.244,8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35,00</text:span></text:p>
          </table:table-cell>
          <table:table-cell table:style-name="Tabela1.E43" office:value-type="string">
            <text:p text:style-name="P4"><text:span text:style-name="T3">1.470,51</text:span></text:p>
          </table:table-cell>
          <table:table-cell table:style-name="Tabela1.E43" office:value-type="string">
            <text:p text:style-name="P4"><text:span text:style-name="T3">14.721,99</text:span></text:p>
          </table:table-cell>
          <table:table-cell table:style-name="Tabela1.E43" office:value-type="string">
            <text:p text:style-name="P4"><text:span text:style-name="T3">28.522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92</text:span></text:p>
          </table:table-cell>
          <table:table-cell table:style-name="Tabela1.B5" office:value-type="string">
            <text:p text:style-name="P3"><text:span text:style-name="T3">MARCIA RAFAELLA FREIRE ROCH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3.147,55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9.923,45</text:span></text:p>
          </table:table-cell>
          <table:table-cell table:style-name="Tabela1.E43" office:value-type="string">
            <text:p text:style-name="P4"><text:span text:style-name="T3">1.909,51</text:span></text:p>
          </table:table-cell>
          <table:table-cell table:style-name="Tabela1.E43" office:value-type="string">
            <text:p text:style-name="P4"><text:span text:style-name="T3">3.350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59,57</text:span></text:p>
          </table:table-cell>
          <table:table-cell table:style-name="Tabela1.E43" office:value-type="string">
            <text:p text:style-name="P4"><text:span text:style-name="T3">14.663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10</text:span></text:p>
          </table:table-cell>
          <table:table-cell table:style-name="Tabela1.B5" office:value-type="string">
            <text:p text:style-name="P3"><text:span text:style-name="T3">MARCIA VALNICE RODRIGUES LIM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137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069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5</text:span></text:p>
          </table:table-cell>
          <table:table-cell table:style-name="Tabela1.B5" office:value-type="string">
            <text:p text:style-name="P3"><text:span text:style-name="T3">MARCILIO DE SIQUEIRA PIN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57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46.455,15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.022,14</text:span></text:p>
          </table:table-cell>
          <table:table-cell table:style-name="Tabela1.E43" office:value-type="string">
            <text:p text:style-name="P4"><text:span text:style-name="T3">15.895,13</text:span></text:p>
          </table:table-cell>
          <table:table-cell table:style-name="Tabela1.E43" office:value-type="string">
            <text:p text:style-name="P4"><text:span text:style-name="T3">30.560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5</text:span></text:p>
          </table:table-cell>
          <table:table-cell table:style-name="Tabela1.B5" office:value-type="string">
            <text:p text:style-name="P3"><text:span text:style-name="T3">MARCIO DOS SANTOS DORI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801,31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8.429,44</text:span></text:p>
          </table:table-cell>
          <table:table-cell table:style-name="Tabela1.E43" office:value-type="string">
            <text:p text:style-name="P4"><text:span text:style-name="T3">5.980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4.831,19</text:span></text:p>
          </table:table-cell>
          <table:table-cell table:style-name="Tabela1.E43" office:value-type="string">
            <text:p text:style-name="P4"><text:span text:style-name="T3">1.699,46</text:span></text:p>
          </table:table-cell>
          <table:table-cell table:style-name="Tabela1.E43" office:value-type="string">
            <text:p text:style-name="P4"><text:span text:style-name="T3">5.241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940,95</text:span></text:p>
          </table:table-cell>
          <table:table-cell table:style-name="Tabela1.E43" office:value-type="string">
            <text:p text:style-name="P4"><text:span text:style-name="T3">27.890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5</text:span></text:p>
          </table:table-cell>
          <table:table-cell table:style-name="Tabela1.B5" office:value-type="string">
            <text:p text:style-name="P3"><text:span text:style-name="T3">MARCIO MATOS LIMA BARRET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JUSTIÇA FEDERAL DE 1º GRAU DA 5ª REGIÃ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608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65,12</text:span></text:p>
          </table:table-cell>
          <table:table-cell table:style-name="Tabela1.E43" office:value-type="string">
            <text:p text:style-name="P4"><text:span text:style-name="T3">653,12</text:span></text:p>
          </table:table-cell>
          <table:table-cell table:style-name="Tabela1.E43" office:value-type="string">
            <text:p text:style-name="P4"><text:span text:style-name="T3">223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77,03</text:span></text:p>
          </table:table-cell>
          <table:table-cell table:style-name="Tabela1.E43" office:value-type="string">
            <text:p text:style-name="P4"><text:span text:style-name="T3">3.788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1</text:span></text:p>
          </table:table-cell>
          <table:table-cell table:style-name="Tabela1.B5" office:value-type="string">
            <text:p text:style-name="P3"><text:span text:style-name="T3">MARCIO SILVA SIQU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12.500,70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296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0,34</text:span></text:p>
          </table:table-cell>
          <table:table-cell table:style-name="Tabela1.E43" office:value-type="string">
            <text:p text:style-name="P4"><text:span text:style-name="T3">10.020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7</text:span></text:p>
          </table:table-cell>
          <table:table-cell table:style-name="Tabela1.B5" office:value-type="string">
            <text:p text:style-name="P3"><text:span text:style-name="T3">MARCO TULIO CARVALHO MACHAD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166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946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1</text:span></text:p>
          </table:table-cell>
          <table:table-cell table:style-name="Tabela1.B5" office:value-type="string">
            <text:p text:style-name="P3"><text:span text:style-name="T3">MARCO TULIO SANTOS DA CONCEIC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11.620,41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179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92,97</text:span></text:p>
          </table:table-cell>
          <table:table-cell table:style-name="Tabela1.E43" office:value-type="string">
            <text:p text:style-name="P4"><text:span text:style-name="T3">9.227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9</text:span></text:p>
          </table:table-cell>
          <table:table-cell table:style-name="Tabela1.B5" office:value-type="string">
            <text:p text:style-name="P3"><text:span text:style-name="T3">MARCONI ALVES VASCONCELOS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1.148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30,98</text:span></text:p>
          </table:table-cell>
          <table:table-cell table:style-name="Tabela1.E43" office:value-type="string">
            <text:p text:style-name="P4"><text:span text:style-name="T3">9.006,09</text:span></text:p>
          </table:table-cell>
          <table:table-cell table:style-name="Tabela1.E43" office:value-type="string">
            <text:p text:style-name="P4"><text:span text:style-name="T3">696,52</text:span></text:p>
          </table:table-cell>
          <table:table-cell table:style-name="Tabela1.E43" office:value-type="string">
            <text:p text:style-name="P4"><text:span text:style-name="T3">283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80,42</text:span></text:p>
          </table:table-cell>
          <table:table-cell table:style-name="Tabela1.E43" office:value-type="string">
            <text:p text:style-name="P4"><text:span text:style-name="T3">8.025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4</text:span></text:p>
          </table:table-cell>
          <table:table-cell table:style-name="Tabela1.B5" office:value-type="string">
            <text:p text:style-name="P3"><text:span text:style-name="T3">MARCOS ANDRADE ROCHA</text:span></text:p>
          </table:table-cell>
          <table:table-cell table:style-name="Tabela1.B5" office:value-type="string">
            <text:p text:style-name="P3"><text:span text:style-name="T3">MAJOR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70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04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1</text:span></text:p>
          </table:table-cell>
          <table:table-cell table:style-name="Tabela1.B5" office:value-type="string">
            <text:p text:style-name="P3"><text:span text:style-name="T3">MARCOS ANTONIO BASTOS FILH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479,26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7.158,14</text:span></text:p>
          </table:table-cell>
          <table:table-cell table:style-name="Tabela1.E43" office:value-type="string">
            <text:p text:style-name="P4"><text:span text:style-name="T3">1.242,58</text:span></text:p>
          </table:table-cell>
          <table:table-cell table:style-name="Tabela1.E43" office:value-type="string">
            <text:p text:style-name="P4"><text:span text:style-name="T3">2.825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67,72</text:span></text:p>
          </table:table-cell>
          <table:table-cell table:style-name="Tabela1.E43" office:value-type="string">
            <text:p text:style-name="P4"><text:span text:style-name="T3">13.090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1</text:span></text:p>
          </table:table-cell>
          <table:table-cell table:style-name="Tabela1.B5" office:value-type="string">
            <text:p text:style-name="P3"><text:span text:style-name="T3">MARCOS ANTONIO DOS SANTOS SOUZA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.947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47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5</text:span></text:p>
          </table:table-cell>
          <table:table-cell table:style-name="Tabela1.B5" office:value-type="string">
            <text:p text:style-name="P3"><text:span text:style-name="T3">MARCOS ANTONIO FARIAS NOGUEI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1</text:span></text:p>
          </table:table-cell>
          <table:table-cell table:style-name="Tabela1.B5" office:value-type="string">
            <text:p text:style-name="P3"><text:span text:style-name="T3">MARCOS CELIO OLIVEIRA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7.509,43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138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65,91</text:span></text:p>
          </table:table-cell>
          <table:table-cell table:style-name="Tabela1.E43" office:value-type="string">
            <text:p text:style-name="P4"><text:span text:style-name="T3">6.743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9</text:span></text:p>
          </table:table-cell>
          <table:table-cell table:style-name="Tabela1.B5" office:value-type="string">
            <text:p text:style-name="P3"><text:span text:style-name="T3">MARCOS MATHEUS DANTAS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37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8.620,44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5.271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2</text:span></text:p>
          </table:table-cell>
          <table:table-cell table:style-name="Tabela1.B5" office:value-type="string">
            <text:p text:style-name="P3"><text:span text:style-name="T3">MARCOS MATTHEUS DOS SANTOS SOUZ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4.157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6</text:span></text:p>
          </table:table-cell>
          <table:table-cell table:style-name="Tabela1.B5" office:value-type="string">
            <text:p text:style-name="P3"><text:span text:style-name="T3">MARCOS VINICIUS VIEIRA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140</text:span></text:p>
          </table:table-cell>
          <table:table-cell table:style-name="Tabela1.B5" office:value-type="string">
            <text:p text:style-name="P3"><text:span text:style-name="T3">MARCUS VINICIUS MORAIS DE ANDRADE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4.603,73</text:span></text:p>
          </table:table-cell>
          <table:table-cell table:style-name="Tabela1.E43" office:value-type="string">
            <text:p text:style-name="P4"><text:span text:style-name="T3">6.579,8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10.62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5.285,82</text:span></text:p>
          </table:table-cell>
          <table:table-cell table:style-name="Tabela1.E43" office:value-type="string">
            <text:p text:style-name="P4"><text:span text:style-name="T3">1.388,78</text:span></text:p>
          </table:table-cell>
          <table:table-cell table:style-name="Tabela1.E43" office:value-type="string">
            <text:p text:style-name="P4"><text:span text:style-name="T3">4.847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236,29</text:span></text:p>
          </table:table-cell>
          <table:table-cell table:style-name="Tabela1.E43" office:value-type="string">
            <text:p text:style-name="P4"><text:span text:style-name="T3">29.049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0</text:span></text:p>
          </table:table-cell>
          <table:table-cell table:style-name="Tabela1.B5" office:value-type="string">
            <text:p text:style-name="P3"><text:span text:style-name="T3">MARGARIDA ALVES BRANDA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16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24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7.222,53</text:span></text:p>
          </table:table-cell>
          <table:table-cell table:style-name="Tabela1.E43" office:value-type="string">
            <text:p text:style-name="P4"><text:span text:style-name="T3">472,35</text:span></text:p>
          </table:table-cell>
          <table:table-cell table:style-name="Tabela1.E43" office:value-type="string">
            <text:p text:style-name="P4"><text:span text:style-name="T3">269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42,11</text:span></text:p>
          </table:table-cell>
          <table:table-cell table:style-name="Tabela1.E43" office:value-type="string">
            <text:p text:style-name="P4"><text:span text:style-name="T3">6.480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0</text:span></text:p>
          </table:table-cell>
          <table:table-cell table:style-name="Tabela1.B5" office:value-type="string">
            <text:p text:style-name="P3"><text:span text:style-name="T3">MARIA APARECIDA OLIVEIRA CORREIA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2</text:span></text:p>
          </table:table-cell>
          <table:table-cell table:style-name="Tabela1.B5" office:value-type="string">
            <text:p text:style-name="P3"><text:span text:style-name="T3">MARIA APARECIDA SANTOS ROLINO SANTAN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320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7.402,75</text:span></text:p>
          </table:table-cell>
          <table:table-cell table:style-name="Tabela1.E43" office:value-type="string">
            <text:p text:style-name="P4"><text:span text:style-name="T3">612,74</text:span></text:p>
          </table:table-cell>
          <table:table-cell table:style-name="Tabela1.E43" office:value-type="string">
            <text:p text:style-name="P4"><text:span text:style-name="T3">210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23,50</text:span></text:p>
          </table:table-cell>
          <table:table-cell table:style-name="Tabela1.E43" office:value-type="string">
            <text:p text:style-name="P4"><text:span text:style-name="T3">6.579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7</text:span></text:p>
          </table:table-cell>
          <table:table-cell table:style-name="Tabela1.B5" office:value-type="string">
            <text:p text:style-name="P3"><text:span text:style-name="T3">MARIA AUXILIADORA DOS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50</text:span></text:p>
          </table:table-cell>
          <table:table-cell table:style-name="Tabela1.B5" office:value-type="string">
            <text:p text:style-name="P3"><text:span text:style-name="T3">MARIA AUXILIADORA R DE OLIVEIRA</text:span></text:p>
          </table:table-cell>
          <table:table-cell table:style-name="Tabela1.B5" office:value-type="string">
            <text:p text:style-name="P3"><text:span text:style-name="T3">* PROFESSOR 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35</text:span></text:p>
          </table:table-cell>
          <table:table-cell table:style-name="Tabela1.B5" office:value-type="string">
            <text:p text:style-name="P3"><text:span text:style-name="T3">MARIA AUXILIADORA S DE CARVALHO</text:span></text:p>
          </table:table-cell>
          <table:table-cell table:style-name="Tabela1.B5" office:value-type="string">
            <text:p text:style-name="P3"><text:span text:style-name="T3">* PROFESSOR 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1</text:span></text:p>
          </table:table-cell>
          <table:table-cell table:style-name="Tabela1.B5" office:value-type="string">
            <text:p text:style-name="P3"><text:span text:style-name="T3">MARIA BENILDA BENTO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ROJETOS E BANCO DE DADOS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20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740,46</text:span></text:p>
          </table:table-cell>
          <table:table-cell table:style-name="Tabela1.E43" office:value-type="string">
            <text:p text:style-name="P4"><text:span text:style-name="T3">596,32</text:span></text:p>
          </table:table-cell>
          <table:table-cell table:style-name="Tabela1.E43" office:value-type="string">
            <text:p text:style-name="P4"><text:span text:style-name="T3">194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90,99</text:span></text:p>
          </table:table-cell>
          <table:table-cell table:style-name="Tabela1.E43" office:value-type="string">
            <text:p text:style-name="P4"><text:span text:style-name="T3">5.949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5</text:span></text:p>
          </table:table-cell>
          <table:table-cell table:style-name="Tabela1.B5" office:value-type="string">
            <text:p text:style-name="P3"><text:span text:style-name="T3">MARIA CONCEICAO DE FIGUEIREDO ROLEMBERG MENDONC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9.054,26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6.389,24</text:span></text:p>
          </table:table-cell>
          <table:table-cell table:style-name="Tabela1.E43" office:value-type="string">
            <text:p text:style-name="P4"><text:span text:style-name="T3">3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1</text:span></text:p>
          </table:table-cell>
          <table:table-cell table:style-name="Tabela1.B5" office:value-type="string">
            <text:p text:style-name="P3"><text:span text:style-name="T3">MARIA CRISLANE SILVA TORR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7</text:span></text:p>
          </table:table-cell>
          <table:table-cell table:style-name="Tabela1.B5" office:value-type="string">
            <text:p text:style-name="P3"><text:span text:style-name="T3">MARIA CRISTINA DA GAMA E SILVA FOZ MENDONC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57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97,77</text:span></text:p>
          </table:table-cell>
          <table:table-cell table:style-name="Tabela1.E43" office:value-type="string">
            <text:p text:style-name="P4"><text:span text:style-name="T3">5.184,93</text:span></text:p>
          </table:table-cell>
          <table:table-cell table:style-name="Tabela1.E43" office:value-type="string">
            <text:p text:style-name="P4"><text:span text:style-name="T3">3.746,35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62.372,25</text:span></text:p>
          </table:table-cell>
          <table:table-cell table:style-name="Tabela1.E43" office:value-type="string">
            <text:p text:style-name="P4"><text:span text:style-name="T3">5.184,93</text:span></text:p>
          </table:table-cell>
          <table:table-cell table:style-name="Tabela1.E43" office:value-type="string">
            <text:p text:style-name="P4"><text:span text:style-name="T3">13.538,19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20.211,35</text:span></text:p>
          </table:table-cell>
          <table:table-cell table:style-name="Tabela1.E43" office:value-type="string">
            <text:p text:style-name="P4"><text:span text:style-name="T3">42.160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0</text:span></text:p>
          </table:table-cell>
          <table:table-cell table:style-name="Tabela1.B5" office:value-type="string">
            <text:p text:style-name="P3"><text:span text:style-name="T3">MARIA DA CONCEICAO PAIXAO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5</text:span></text:p>
          </table:table-cell>
          <table:table-cell table:style-name="Tabela1.B5" office:value-type="string">
            <text:p text:style-name="P3"><text:span text:style-name="T3">MARIA DA CONCEICAO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64</text:span></text:p>
          </table:table-cell>
          <table:table-cell table:style-name="Tabela1.B5" office:value-type="string">
            <text:p text:style-name="P3"><text:span text:style-name="T3">MARIA DE LOURDES COSTA</text:span></text:p>
          </table:table-cell>
          <table:table-cell table:style-name="Tabela1.B5" office:value-type="string">
            <text:p text:style-name="P3"><text:span text:style-name="T3">OFICIAL ADMINISTRATIVO - requisitado</text:span></text:p>
          </table:table-cell>
          <table:table-cell table:style-name="Tabela1.B5" office:value-type="string">
            <text:p text:style-name="P3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2.724,32</text:span></text:p>
          </table:table-cell>
          <table:table-cell table:style-name="Tabela1.E43" office:value-type="string">
            <text:p text:style-name="P4"><text:span text:style-name="T3">4.952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97,82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3.698,57</text:span></text:p>
          </table:table-cell>
          <table:table-cell table:style-name="Tabela1.E43" office:value-type="string">
            <text:p text:style-name="P4"><text:span text:style-name="T3">897,82</text:span></text:p>
          </table:table-cell>
          <table:table-cell table:style-name="Tabela1.E43" office:value-type="string">
            <text:p text:style-name="P4"><text:span text:style-name="T3">1.901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99,57</text:span></text:p>
          </table:table-cell>
          <table:table-cell table:style-name="Tabela1.E43" office:value-type="string">
            <text:p text:style-name="P4"><text:span text:style-name="T3">10.899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7</text:span></text:p>
          </table:table-cell>
          <table:table-cell table:style-name="Tabela1.B5" office:value-type="string">
            <text:p text:style-name="P3"><text:span text:style-name="T3">MARIA DO NASCIMENTO MENEZE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1</text:span></text:p>
          </table:table-cell>
          <table:table-cell table:style-name="Tabela1.B5" office:value-type="string">
            <text:p text:style-name="P3"><text:span text:style-name="T3">MARIA DOS ANJOS PEREIRA DOS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OORDENADORIA PERMANENTE DE AUTOCOMPOSIÇÃO E PAZ COAPAZ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1.315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6.779,34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6.597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1</text:span></text:p>
          </table:table-cell>
          <table:table-cell table:style-name="Tabela1.B5" office:value-type="string">
            <text:p text:style-name="P3"><text:span text:style-name="T3">MARIA EDILEIDE REIS DOS SANTOS MOU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ARAUA 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43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72,05</text:span></text:p>
          </table:table-cell>
          <table:table-cell table:style-name="Tabela1.E43" office:value-type="string">
            <text:p text:style-name="P4"><text:span text:style-name="T3">10.045,09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05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7,65</text:span></text:p>
          </table:table-cell>
          <table:table-cell table:style-name="Tabela1.E43" office:value-type="string">
            <text:p text:style-name="P4"><text:span text:style-name="T3">9.347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</text:span></text:p>
          </table:table-cell>
          <table:table-cell table:style-name="Tabela1.B5" office:value-type="string">
            <text:p text:style-name="P3"><text:span text:style-name="T3">MARIA ESTER LIMA DE AZEVEDO ANDRADE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9</text:span></text:p>
          </table:table-cell>
          <table:table-cell table:style-name="Tabela1.B5" office:value-type="string">
            <text:p text:style-name="P3"><text:span text:style-name="T3">MARIA EUGENIA DA SILVA RIBEIR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2</text:span></text:p>
          </table:table-cell>
          <table:table-cell table:style-name="Tabela1.B5" office:value-type="string">
            <text:p text:style-name="P3"><text:span text:style-name="T3">MARIA EUGENIA DED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4</text:span></text:p>
          </table:table-cell>
          <table:table-cell table:style-name="Tabela1.B5" office:value-type="string">
            <text:p text:style-name="P3"><text:span text:style-name="T3">MARIA FERNANDA BARBOSA DE SANTANA FERR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849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12.200,93</text:span></text:p>
          </table:table-cell>
          <table:table-cell table:style-name="Tabela1.E43" office:value-type="string">
            <text:p text:style-name="P4"><text:span text:style-name="T3">1.294,36</text:span></text:p>
          </table:table-cell>
          <table:table-cell table:style-name="Tabela1.E43" office:value-type="string">
            <text:p text:style-name="P4"><text:span text:style-name="T3">1.212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07,26</text:span></text:p>
          </table:table-cell>
          <table:table-cell table:style-name="Tabela1.E43" office:value-type="string">
            <text:p text:style-name="P4"><text:span text:style-name="T3">9.693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0</text:span></text:p>
          </table:table-cell>
          <table:table-cell table:style-name="Tabela1.B5" office:value-type="string">
            <text:p text:style-name="P3"><text:span text:style-name="T3">MARIA FERNANDA SOUZA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916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18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9</text:span></text:p>
          </table:table-cell>
          <table:table-cell table:style-name="Tabela1.E43" office:value-type="string">
            <text:p text:style-name="P4"><text:span text:style-name="T3">9.794,85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6"/><text:span text:style-name="T3">1871</text:span></text:p>
          </table:table-cell>
          <table:table-cell table:style-name="Tabela1.B5" office:value-type="string">
            <text:p text:style-name="P3"><text:span text:style-name="T3">MARIA GORETE CARDOS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</text:span></text:p>
          </table:table-cell>
          <table:table-cell table:style-name="Tabela1.B5" office:value-type="string">
            <text:p text:style-name="P3"><text:span text:style-name="T3">MARIA HELENA MOREIRA SANCHES LISBO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6.182,9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732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449,16</text:span></text:p>
          </table:table-cell>
          <table:table-cell table:style-name="Tabela1.E43" office:value-type="string">
            <text:p text:style-name="P4"><text:span text:style-name="T3">31.733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3</text:span></text:p>
          </table:table-cell>
          <table:table-cell table:style-name="Tabela1.B5" office:value-type="string">
            <text:p text:style-name="P3"><text:span text:style-name="T3">MARIA IZABEL SANTANA DE ABREU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</text:span></text:p>
          </table:table-cell>
          <table:table-cell table:style-name="Tabela1.B5" office:value-type="string">
            <text:p text:style-name="P3"><text:span text:style-name="T3">MARIA LILIAN MENDES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1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9.097,1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3.336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052,70</text:span></text:p>
          </table:table-cell>
          <table:table-cell table:style-name="Tabela1.E43" office:value-type="string">
            <text:p text:style-name="P4"><text:span text:style-name="T3">41.044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</text:span></text:p>
          </table:table-cell>
          <table:table-cell table:style-name="Tabela1.B5" office:value-type="string">
            <text:p text:style-name="P3"><text:span text:style-name="T3">MARIA MACEDO CHAGAS MOU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0</text:span></text:p>
          </table:table-cell>
          <table:table-cell table:style-name="Tabela1.B5" office:value-type="string">
            <text:p text:style-name="P3"><text:span text:style-name="T3">MARIA NAZARE DE ANDRADE FRANCO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94</text:span></text:p>
          </table:table-cell>
          <table:table-cell table:style-name="Tabela1.B5" office:value-type="string">
            <text:p text:style-name="P3"><text:span text:style-name="T3">MARIA NEILDE DOS SANTOS</text:span></text:p>
          </table:table-cell>
          <table:table-cell table:style-name="Tabela1.B5" office:value-type="string">
            <text:p text:style-name="P3"><text:span text:style-name="T3">EXEC. DE SERV. BÁSICOS - requisitado</text:span></text:p>
          </table:table-cell>
          <table:table-cell table:style-name="Tabela1.B5" office:value-type="string">
            <text:p text:style-name="P3"><text:span text:style-name="T3">COPA 4º ANDAR/DAA/DA</text:span></text:p>
          </table:table-cell>
          <table:table-cell table:style-name="Tabela1.E43" office:value-type="string">
            <text:p text:style-name="P4"><text:span text:style-name="T3">1.877,11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2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671,09</text:span></text:p>
          </table:table-cell>
          <table:table-cell table:style-name="Tabela1.E43" office:value-type="string">
            <text:p text:style-name="P4"><text:span text:style-name="T3">262,80</text:span></text:p>
          </table:table-cell>
          <table:table-cell table:style-name="Tabela1.E43" office:value-type="string">
            <text:p text:style-name="P4"><text:span text:style-name="T3">243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6,58</text:span></text:p>
          </table:table-cell>
          <table:table-cell table:style-name="Tabela1.E43" office:value-type="string">
            <text:p text:style-name="P4"><text:span text:style-name="T3">7.164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5</text:span></text:p>
          </table:table-cell>
          <table:table-cell table:style-name="Tabela1.B5" office:value-type="string">
            <text:p text:style-name="P3"><text:span text:style-name="T3">MARIA RITA MACHADO FIGUEIRED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737,83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3.150,9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639,27</text:span></text:p>
          </table:table-cell>
          <table:table-cell table:style-name="Tabela1.E43" office:value-type="string">
            <text:p text:style-name="P4"><text:span text:style-name="T3">1.133,62</text:span></text:p>
          </table:table-cell>
          <table:table-cell table:style-name="Tabela1.E43" office:value-type="string">
            <text:p text:style-name="P4"><text:span text:style-name="T3">14.489,37</text:span></text:p>
          </table:table-cell>
          <table:table-cell table:style-name="Tabela1.E43" office:value-type="string">
            <text:p text:style-name="P4"><text:span text:style-name="T3">28.661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3</text:span></text:p>
          </table:table-cell>
          <table:table-cell table:style-name="Tabela1.B5" office:value-type="string">
            <text:p text:style-name="P3"><text:span text:style-name="T3">MARIA SELMA SIQUEIRA DE CARVALH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3.358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3.176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2</text:span></text:p>
          </table:table-cell>
          <table:table-cell table:style-name="Tabela1.B5" office:value-type="string">
            <text:p text:style-name="P3"><text:span text:style-name="T3">MARIA SUZANA AMADO REIS ANDRADE</text:span></text:p>
          </table:table-cell>
          <table:table-cell table:style-name="Tabela1.B5" office:value-type="string">
            <text:p text:style-name="P3"><text:span text:style-name="T3">SECRETÁRIA - requisitado</text:span></text:p>
          </table:table-cell>
          <table:table-cell table:style-name="Tabela1.B5" office:value-type="string">
            <text:p text:style-name="P3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615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2</text:span></text:p>
          </table:table-cell>
          <table:table-cell table:style-name="Tabela1.B5" office:value-type="string">
            <text:p text:style-name="P3"><text:span text:style-name="T3">MARIA TEREZA DE ARAGAO ANDRAD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0</text:span></text:p>
          </table:table-cell>
          <table:table-cell table:style-name="Tabela1.B5" office:value-type="string">
            <text:p text:style-name="P3"><text:span text:style-name="T3">MARIANA CARDOSO BARRETO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6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4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36</text:span></text:p>
          </table:table-cell>
          <table:table-cell table:style-name="Tabela1.E43" office:value-type="string">
            <text:p text:style-name="P4"><text:span text:style-name="T3">5.865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5</text:span></text:p>
          </table:table-cell>
          <table:table-cell table:style-name="Tabela1.B5" office:value-type="string">
            <text:p text:style-name="P3"><text:span text:style-name="T3">MARIANA MELO GOIS LEBRE HARDMAN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655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744,21</text:span></text:p>
          </table:table-cell>
          <table:table-cell table:style-name="Tabela1.E43" office:value-type="string">
            <text:p text:style-name="P4"><text:span text:style-name="T3">1.255,27</text:span></text:p>
          </table:table-cell>
          <table:table-cell table:style-name="Tabela1.E43" office:value-type="string">
            <text:p text:style-name="P4"><text:span text:style-name="T3">1.416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71,42</text:span></text:p>
          </table:table-cell>
          <table:table-cell table:style-name="Tabela1.E43" office:value-type="string">
            <text:p text:style-name="P4"><text:span text:style-name="T3">9.072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6</text:span></text:p>
          </table:table-cell>
          <table:table-cell table:style-name="Tabela1.B5" office:value-type="string">
            <text:p text:style-name="P3"><text:span text:style-name="T3">MARIANA MELO SOUTO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622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16.070,32</text:span></text:p>
          </table:table-cell>
          <table:table-cell table:style-name="Tabela1.E43" office:value-type="string">
            <text:p text:style-name="P4"><text:span text:style-name="T3">1.836,07</text:span></text:p>
          </table:table-cell>
          <table:table-cell table:style-name="Tabela1.E43" office:value-type="string">
            <text:p text:style-name="P4"><text:span text:style-name="T3">2.232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68,36</text:span></text:p>
          </table:table-cell>
          <table:table-cell table:style-name="Tabela1.E43" office:value-type="string">
            <text:p text:style-name="P4"><text:span text:style-name="T3">12.001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86</text:span></text:p>
          </table:table-cell>
          <table:table-cell table:style-name="Tabela1.B5" office:value-type="string">
            <text:p text:style-name="P3"><text:span text:style-name="T3">MARIANA MOURA ROCH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383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033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2</text:span></text:p>
          </table:table-cell>
          <table:table-cell table:style-name="Tabela1.B5" office:value-type="string">
            <text:p text:style-name="P3"><text:span text:style-name="T3">MARIANA OLIVEIRA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3.617,61</text:span></text:p>
          </table:table-cell>
          <table:table-cell table:style-name="Tabela1.E43" office:value-type="string">
            <text:p text:style-name="P4"><text:span text:style-name="T3">542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6.641,80</text:span></text:p>
          </table:table-cell>
          <table:table-cell table:style-name="Tabela1.E43" office:value-type="string">
            <text:p text:style-name="P4"><text:span text:style-name="T3">582,44</text:span></text:p>
          </table:table-cell>
          <table:table-cell table:style-name="Tabela1.E43" office:value-type="string">
            <text:p text:style-name="P4"><text:span text:style-name="T3">181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64,31</text:span></text:p>
          </table:table-cell>
          <table:table-cell table:style-name="Tabela1.E43" office:value-type="string">
            <text:p text:style-name="P4"><text:span text:style-name="T3">5.877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8</text:span></text:p>
          </table:table-cell>
          <table:table-cell table:style-name="Tabela1.B5" office:value-type="string">
            <text:p text:style-name="P3"><text:span text:style-name="T3">MARIANA SMITH DANTAS SOBRAL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5.049,35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4.910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573,70</text:span></text:p>
          </table:table-cell>
          <table:table-cell table:style-name="Tabela1.E43" office:value-type="string">
            <text:p text:style-name="P4"><text:span text:style-name="T3">18.475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7</text:span></text:p>
          </table:table-cell>
          <table:table-cell table:style-name="Tabela1.B5" office:value-type="string">
            <text:p text:style-name="P3"><text:span text:style-name="T3">MARIANA TEIXEIRA CARDOSO DOS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8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051,85</text:span></text:p>
          </table:table-cell>
          <table:table-cell table:style-name="Tabela1.E43" office:value-type="string">
            <text:p text:style-name="P4"><text:span text:style-name="T3">253,86</text:span></text:p>
          </table:table-cell>
          <table:table-cell table:style-name="Tabela1.E43" office:value-type="string">
            <text:p text:style-name="P4"><text:span text:style-name="T3">5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7,56</text:span></text:p>
          </table:table-cell>
          <table:table-cell table:style-name="Tabela1.E43" office:value-type="string">
            <text:p text:style-name="P4"><text:span text:style-name="T3">4.744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6</text:span></text:p>
          </table:table-cell>
          <table:table-cell table:style-name="Tabela1.B5" office:value-type="string">
            <text:p text:style-name="P3"><text:span text:style-name="T3">MARIANNE MATOS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301,9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8.327,67</text:span></text:p>
          </table:table-cell>
          <table:table-cell table:style-name="Tabela1.E43" office:value-type="string">
            <text:p text:style-name="P4"><text:span text:style-name="T3">578,05</text:span></text:p>
          </table:table-cell>
          <table:table-cell table:style-name="Tabela1.E43" office:value-type="string">
            <text:p text:style-name="P4"><text:span text:style-name="T3">429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7,67</text:span></text:p>
          </table:table-cell>
          <table:table-cell table:style-name="Tabela1.E43" office:value-type="string">
            <text:p text:style-name="P4"><text:span text:style-name="T3">7.320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</text:span></text:p>
          </table:table-cell>
          <table:table-cell table:style-name="Tabela1.B5" office:value-type="string">
            <text:p text:style-name="P3"><text:span text:style-name="T3">MARILEIDE BATISTA DE MELO BARR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9</text:span></text:p>
          </table:table-cell>
          <table:table-cell table:style-name="Tabela1.B5" office:value-type="string">
            <text:p text:style-name="P3"><text:span text:style-name="T3">MARILENE PAES BARRETO DE FIGUEIRED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4</text:span></text:p>
          </table:table-cell>
          <table:table-cell table:style-name="Tabela1.B5" office:value-type="string">
            <text:p text:style-name="P3"><text:span text:style-name="T3">MARILIA MELO BEZER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2.202,29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6.177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1.782,35</text:span></text:p>
          </table:table-cell>
          <table:table-cell table:style-name="Tabela1.E43" office:value-type="string">
            <text:p text:style-name="P4"><text:span text:style-name="T3">1.541,60</text:span></text:p>
          </table:table-cell>
          <table:table-cell table:style-name="Tabela1.E43" office:value-type="string">
            <text:p text:style-name="P4"><text:span text:style-name="T3">2.315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57,33</text:span></text:p>
          </table:table-cell>
          <table:table-cell table:style-name="Tabela1.E43" office:value-type="string">
            <text:p text:style-name="P4"><text:span text:style-name="T3">17.92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0</text:span></text:p>
          </table:table-cell>
          <table:table-cell table:style-name="Tabela1.B5" office:value-type="string">
            <text:p text:style-name="P3"><text:span text:style-name="T3">MARILIA OLIVEIRA DA SILVA MURAD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SIMAO DIAS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14.012,98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57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8,48</text:span></text:p>
          </table:table-cell>
          <table:table-cell table:style-name="Tabela1.E43" office:value-type="string">
            <text:p text:style-name="P4"><text:span text:style-name="T3">10.954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4</text:span></text:p>
          </table:table-cell>
          <table:table-cell table:style-name="Tabela1.B5" office:value-type="string">
            <text:p text:style-name="P3"><text:span text:style-name="T3">MARIO GUILHERME PEREIRA RAM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428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29,05</text:span></text:p>
          </table:table-cell>
          <table:table-cell table:style-name="Tabela1.E43" office:value-type="string">
            <text:p text:style-name="P4"><text:span text:style-name="T3">6.617,79</text:span></text:p>
          </table:table-cell>
          <table:table-cell table:style-name="Tabela1.E43" office:value-type="string">
            <text:p text:style-name="P4"><text:span text:style-name="T3">460,42</text:span></text:p>
          </table:table-cell>
          <table:table-cell table:style-name="Tabela1.E43" office:value-type="string">
            <text:p text:style-name="P4"><text:span text:style-name="T3">69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9,87</text:span></text:p>
          </table:table-cell>
          <table:table-cell table:style-name="Tabela1.E43" office:value-type="string">
            <text:p text:style-name="P4"><text:span text:style-name="T3">6.087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3</text:span></text:p>
          </table:table-cell>
          <table:table-cell table:style-name="Tabela1.B5" office:value-type="string">
            <text:p text:style-name="P3"><text:span text:style-name="T3">MARIO VICTOR LINHARES BARBOS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913,86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33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96,19</text:span></text:p>
          </table:table-cell>
          <table:table-cell table:style-name="Tabela1.E43" office:value-type="string">
            <text:p text:style-name="P4"><text:span text:style-name="T3">9.117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1</text:span></text:p>
          </table:table-cell>
          <table:table-cell table:style-name="Tabela1.B5" office:value-type="string">
            <text:p text:style-name="P3"><text:span text:style-name="T3">MARKUS WANDERS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636,69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07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3,20</text:span></text:p>
          </table:table-cell>
          <table:table-cell table:style-name="Tabela1.E43" office:value-type="string">
            <text:p text:style-name="P4"><text:span text:style-name="T3">8.373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3</text:span></text:p>
          </table:table-cell>
          <table:table-cell table:style-name="Tabela1.B5" office:value-type="string">
            <text:p text:style-name="P3"><text:span text:style-name="T3">MARTHA RAQUELL DE PAULA E SILVA GOIS GONZAGA</text:span></text:p>
          </table:table-cell>
          <table:table-cell table:style-name="Tabela1.B5" office:value-type="string">
            <text:p text:style-name="P3"><text:span text:style-name="T3">ASSESSOR DO DIRETOR DE RECURSOS HUMANOS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7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33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4</text:span></text:p>
          </table:table-cell>
          <table:table-cell table:style-name="Tabela1.B5" office:value-type="string">
            <text:p text:style-name="P3"><text:span text:style-name="T3">MATHEUS CARDOSO TEIXEIR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225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263,41</text:span></text:p>
          </table:table-cell>
          <table:table-cell table:style-name="Tabela1.E43" office:value-type="string">
            <text:p text:style-name="P4"><text:span text:style-name="T3">431,96</text:span></text:p>
          </table:table-cell>
          <table:table-cell table:style-name="Tabela1.E43" office:value-type="string">
            <text:p text:style-name="P4"><text:span text:style-name="T3">56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8,17</text:span></text:p>
          </table:table-cell>
          <table:table-cell table:style-name="Tabela1.E43" office:value-type="string">
            <text:p text:style-name="P4"><text:span text:style-name="T3">4.775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1</text:span></text:p>
          </table:table-cell>
          <table:table-cell table:style-name="Tabela1.B5" office:value-type="string">
            <text:p text:style-name="P3"><text:span text:style-name="T3">MATHEUS MORAIS DE OLIVEIRA MEL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029,56</text:span></text:p>
          </table:table-cell>
          <table:table-cell table:style-name="Tabela1.E43" office:value-type="string">
            <text:p text:style-name="P4"><text:span text:style-name="T3">2.271,13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074,92</text:span></text:p>
          </table:table-cell>
          <table:table-cell table:style-name="Tabela1.E43" office:value-type="string">
            <text:p text:style-name="P4"><text:span text:style-name="T3">705,17</text:span></text:p>
          </table:table-cell>
          <table:table-cell table:style-name="Tabela1.E43" office:value-type="string">
            <text:p text:style-name="P4"><text:span text:style-name="T3">829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4,71</text:span></text:p>
          </table:table-cell>
          <table:table-cell table:style-name="Tabela1.E43" office:value-type="string">
            <text:p text:style-name="P4"><text:span text:style-name="T3">8.540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5</text:span></text:p>
          </table:table-cell>
          <table:table-cell table:style-name="Tabela1.B5" office:value-type="string">
            <text:p text:style-name="P3"><text:span text:style-name="T3">MATHEUS NASCIMENTO DOS SANTO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2</text:span></text:p>
          </table:table-cell>
          <table:table-cell table:style-name="Tabela1.B5" office:value-type="string">
            <text:p text:style-name="P3"><text:span text:style-name="T3">MATHEUS SILV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419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37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11,99</text:span></text:p>
          </table:table-cell>
          <table:table-cell table:style-name="Tabela1.E43" office:value-type="string">
            <text:p text:style-name="P4"><text:span text:style-name="T3">6.307,7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363</text:span></text:p>
          </table:table-cell>
          <table:table-cell table:style-name="Tabela1.B5" office:value-type="string">
            <text:p text:style-name="P3"><text:span text:style-name="T3">MAURA SILVA DE AQUIN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5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1.891,6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0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41,04</text:span></text:p>
          </table:table-cell>
          <table:table-cell table:style-name="Tabela1.E43" office:value-type="string">
            <text:p text:style-name="P4"><text:span text:style-name="T3">39.150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4</text:span></text:p>
          </table:table-cell>
          <table:table-cell table:style-name="Tabela1.B5" office:value-type="string">
            <text:p text:style-name="P3"><text:span text:style-name="T3">MAURICIO GUSMAO MAGALH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8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00,00</text:span></text:p>
          </table:table-cell>
          <table:table-cell table:style-name="Tabela1.E43" office:value-type="string">
            <text:p text:style-name="P4"><text:span text:style-name="T3">28.123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2</text:span></text:p>
          </table:table-cell>
          <table:table-cell table:style-name="Tabela1.B5" office:value-type="string">
            <text:p text:style-name="P3"><text:span text:style-name="T3">MAX ANIBAL NUNES ALV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14.180,35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70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63</text:span></text:p>
          </table:table-cell>
          <table:table-cell table:style-name="Tabela1.E43" office:value-type="string">
            <text:p text:style-name="P4"><text:span text:style-name="T3">11.006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3</text:span></text:p>
          </table:table-cell>
          <table:table-cell table:style-name="Tabela1.B5" office:value-type="string">
            <text:p text:style-name="P3"><text:span text:style-name="T3">MAX DIEGO SIQUEIRA SILVA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COORDENADORIA RECURSAL</text:span></text:p>
          </table:table-cell>
          <table:table-cell table:style-name="Tabela1.E43" office:value-type="string">
            <text:p text:style-name="P4"><text:span text:style-name="T3">4.250,10</text:span></text:p>
          </table:table-cell>
          <table:table-cell table:style-name="Tabela1.E43" office:value-type="string">
            <text:p text:style-name="P4"><text:span text:style-name="T3">5.364,92</text:span></text:p>
          </table:table-cell>
          <table:table-cell table:style-name="Tabela1.E43" office:value-type="string">
            <text:p text:style-name="P4"><text:span text:style-name="T3">8.2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970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36,70</text:span></text:p>
          </table:table-cell>
          <table:table-cell table:style-name="Tabela1.E43" office:value-type="string">
            <text:p text:style-name="P4"><text:span text:style-name="T3">26.616,93</text:span></text:p>
          </table:table-cell>
          <table:table-cell table:style-name="Tabela1.E43" office:value-type="string">
            <text:p text:style-name="P4"><text:span text:style-name="T3">1.169,18</text:span></text:p>
          </table:table-cell>
          <table:table-cell table:style-name="Tabela1.E43" office:value-type="string">
            <text:p text:style-name="P4"><text:span text:style-name="T3">5.376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545,36</text:span></text:p>
          </table:table-cell>
          <table:table-cell table:style-name="Tabela1.E43" office:value-type="string">
            <text:p text:style-name="P4"><text:span text:style-name="T3">20.071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0</text:span></text:p>
          </table:table-cell>
          <table:table-cell table:style-name="Tabela1.B5" office:value-type="string">
            <text:p text:style-name="P3"><text:span text:style-name="T3">MAX JEAN VIEIRA DE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510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6.942,98</text:span></text:p>
          </table:table-cell>
          <table:table-cell table:style-name="Tabela1.E43" office:value-type="string">
            <text:p text:style-name="P4"><text:span text:style-name="T3">548,37</text:span></text:p>
          </table:table-cell>
          <table:table-cell table:style-name="Tabela1.E43" office:value-type="string">
            <text:p text:style-name="P4"><text:span text:style-name="T3">122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0,42</text:span></text:p>
          </table:table-cell>
          <table:table-cell table:style-name="Tabela1.E43" office:value-type="string">
            <text:p text:style-name="P4"><text:span text:style-name="T3">6.272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1</text:span></text:p>
          </table:table-cell>
          <table:table-cell table:style-name="Tabela1.B5" office:value-type="string">
            <text:p text:style-name="P3"><text:span text:style-name="T3">MAYARA CARVALHO MELLO FONT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7.905,29</text:span></text:p>
          </table:table-cell>
          <table:table-cell table:style-name="Tabela1.E43" office:value-type="string">
            <text:p text:style-name="P4"><text:span text:style-name="T3">77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11.638,91</text:span></text:p>
          </table:table-cell>
          <table:table-cell table:style-name="Tabela1.E43" office:value-type="string">
            <text:p text:style-name="P4"><text:span text:style-name="T3">1.215,67</text:span></text:p>
          </table:table-cell>
          <table:table-cell table:style-name="Tabela1.E43" office:value-type="string">
            <text:p text:style-name="P4"><text:span text:style-name="T3">1.18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99,93</text:span></text:p>
          </table:table-cell>
          <table:table-cell table:style-name="Tabela1.E43" office:value-type="string">
            <text:p text:style-name="P4"><text:span text:style-name="T3">9.238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3</text:span></text:p>
          </table:table-cell>
          <table:table-cell table:style-name="Tabela1.B5" office:value-type="string">
            <text:p text:style-name="P3"><text:span text:style-name="T3">MAYLANE LIMA OLIVEIRA FIGUEIRED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1.216,99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556,18</text:span></text:p>
          </table:table-cell>
          <table:table-cell table:style-name="Tabela1.E43" office:value-type="string">
            <text:p text:style-name="P4"><text:span text:style-name="T3">738,31</text:span></text:p>
          </table:table-cell>
          <table:table-cell table:style-name="Tabela1.E43" office:value-type="string">
            <text:p text:style-name="P4"><text:span text:style-name="T3">1.973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1,59</text:span></text:p>
          </table:table-cell>
          <table:table-cell table:style-name="Tabela1.E43" office:value-type="string">
            <text:p text:style-name="P4"><text:span text:style-name="T3">10.844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4</text:span></text:p>
          </table:table-cell>
          <table:table-cell table:style-name="Tabela1.B5" office:value-type="string">
            <text:p text:style-name="P3"><text:span text:style-name="T3">MICHELANGELO CARVALHO NABUCO D AVIL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188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1.234,04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6.526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006,41</text:span></text:p>
          </table:table-cell>
          <table:table-cell table:style-name="Tabela1.E43" office:value-type="string">
            <text:p text:style-name="P4"><text:span text:style-name="T3">23.227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1</text:span></text:p>
          </table:table-cell>
          <table:table-cell table:style-name="Tabela1.B5" office:value-type="string">
            <text:p text:style-name="P3"><text:span text:style-name="T3">MICHELINE SILVEIRA DE FARIA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636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4.460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3</text:span></text:p>
          </table:table-cell>
          <table:table-cell table:style-name="Tabela1.B5" office:value-type="string">
            <text:p text:style-name="P3"><text:span text:style-name="T3">MICHELLI DE OLIVEIRA BARBOS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472,49</text:span></text:p>
          </table:table-cell>
          <table:table-cell table:style-name="Tabela1.E43" office:value-type="string">
            <text:p text:style-name="P4"><text:span text:style-name="T3">2.057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19,06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064,92</text:span></text:p>
          </table:table-cell>
          <table:table-cell table:style-name="Tabela1.E43" office:value-type="string">
            <text:p text:style-name="P4"><text:span text:style-name="T3">1.653,43</text:span></text:p>
          </table:table-cell>
          <table:table-cell table:style-name="Tabela1.E43" office:value-type="string">
            <text:p text:style-name="P4"><text:span text:style-name="T3">2.769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23,28</text:span></text:p>
          </table:table-cell>
          <table:table-cell table:style-name="Tabela1.E43" office:value-type="string">
            <text:p text:style-name="P4"><text:span text:style-name="T3">12.641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02</text:span></text:p>
          </table:table-cell>
          <table:table-cell table:style-name="Tabela1.B5" office:value-type="string">
            <text:p text:style-name="P3"><text:span text:style-name="T3">MIGUEL ANGELO FONTES DOS SANTOS</text:span></text:p>
          </table:table-cell>
          <table:table-cell table:style-name="Tabela1.B5" office:value-type="string">
            <text:p text:style-name="P3"><text:span text:style-name="T3">COORDENADOR DE PERÍCIA TÉCNICA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6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844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7,56</text:span></text:p>
          </table:table-cell>
          <table:table-cell table:style-name="Tabela1.E43" office:value-type="string">
            <text:p text:style-name="P4"><text:span text:style-name="T3">8.057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5</text:span></text:p>
          </table:table-cell>
          <table:table-cell table:style-name="Tabela1.B5" office:value-type="string">
            <text:p text:style-name="P3"><text:span text:style-name="T3">MILENA ROCHA CHAGA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379,81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340,86</text:span></text:p>
          </table:table-cell>
          <table:table-cell table:style-name="Tabela1.E43" office:value-type="string">
            <text:p text:style-name="P4"><text:span text:style-name="T3">558,63</text:span></text:p>
          </table:table-cell>
          <table:table-cell table:style-name="Tabela1.E43" office:value-type="string">
            <text:p text:style-name="P4"><text:span text:style-name="T3">399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8,45</text:span></text:p>
          </table:table-cell>
          <table:table-cell table:style-name="Tabela1.E43" office:value-type="string">
            <text:p text:style-name="P4"><text:span text:style-name="T3">6.382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9</text:span></text:p>
          </table:table-cell>
          <table:table-cell table:style-name="Tabela1.B5" office:value-type="string">
            <text:p text:style-name="P3"><text:span text:style-name="T3">MILLA CASTRO BOAVENTU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7"/><text:span text:style-name="T3">1361</text:span></text:p>
          </table:table-cell>
          <table:table-cell table:style-name="Tabela1.B5" office:value-type="string">
            <text:p text:style-name="P3"><text:span text:style-name="T3">MILTON BARRETO FREITAS FI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092,4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624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6,91</text:span></text:p>
          </table:table-cell>
          <table:table-cell table:style-name="Tabela1.E43" office:value-type="string">
            <text:p text:style-name="P4"><text:span text:style-name="T3">7.555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3</text:span></text:p>
          </table:table-cell>
          <table:table-cell table:style-name="Tabela1.B5" office:value-type="string">
            <text:p text:style-name="P3"><text:span text:style-name="T3">MILTON RABELO BARRETO</text:span></text:p>
          </table:table-cell>
          <table:table-cell table:style-name="Tabela1.B5" office:value-type="string">
            <text:p text:style-name="P3"><text:span text:style-name="T3">COORDENADOR DO CENTRO MÉDICO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8,82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1.340,93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111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0,28</text:span></text:p>
          </table:table-cell>
          <table:table-cell table:style-name="Tabela1.E43" office:value-type="string">
            <text:p text:style-name="P4"><text:span text:style-name="T3">9.400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0</text:span></text:p>
          </table:table-cell>
          <table:table-cell table:style-name="Tabela1.B5" office:value-type="string">
            <text:p text:style-name="P3"><text:span text:style-name="T3">MIRAILTON SILVA OLIV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.879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4.703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5</text:span></text:p>
          </table:table-cell>
          <table:table-cell table:style-name="Tabela1.B5" office:value-type="string">
            <text:p text:style-name="P3"><text:span text:style-name="T3">MIRELLA PRATA DE BRITTO CHAV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32</text:span></text:p>
          </table:table-cell>
          <table:table-cell table:style-name="Tabela1.B5" office:value-type="string">
            <text:p text:style-name="P3"><text:span text:style-name="T3">MIRELLE MENDONCA OLIVEIRA</text:span></text:p>
          </table:table-cell>
          <table:table-cell table:style-name="Tabela1.B5" office:value-type="string">
            <text:p text:style-name="P3"><text:span text:style-name="T3">CHEFE DO NUCLEO DE CONSIGNAÇOES, CUSTOS E GRATIFICAÇOES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615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216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4,23</text:span></text:p>
          </table:table-cell>
          <table:table-cell table:style-name="Tabela1.E43" office:value-type="string">
            <text:p text:style-name="P4"><text:span text:style-name="T3">5.941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2</text:span></text:p>
          </table:table-cell>
          <table:table-cell table:style-name="Tabela1.B5" office:value-type="string">
            <text:p text:style-name="P3"><text:span text:style-name="T3">MIRENA OLIVEIRA FERREIRA LIN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840,31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1.490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8,41</text:span></text:p>
          </table:table-cell>
          <table:table-cell table:style-name="Tabela1.E43" office:value-type="string">
            <text:p text:style-name="P4"><text:span text:style-name="T3">9.571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2</text:span></text:p>
          </table:table-cell>
          <table:table-cell table:style-name="Tabela1.B5" office:value-type="string">
            <text:p text:style-name="P3"><text:span text:style-name="T3">MIRIAM TERESA CARDOSO MACHAD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3</text:span></text:p>
          </table:table-cell>
          <table:table-cell table:style-name="Tabela1.B5" office:value-type="string">
            <text:p text:style-name="P3"><text:span text:style-name="T3">MOACIR NABUCO DAVILA MENESE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2</text:span></text:p>
          </table:table-cell>
          <table:table-cell table:style-name="Tabela1.B5" office:value-type="string">
            <text:p text:style-name="P3"><text:span text:style-name="T3">MOACYR SOARES DA MOTT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94,66</text:span></text:p>
          </table:table-cell>
          <table:table-cell table:style-name="Tabela1.E43" office:value-type="string">
            <text:p text:style-name="P4"><text:span text:style-name="T3">14.594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94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7</text:span></text:p>
          </table:table-cell>
          <table:table-cell table:style-name="Tabela1.B5" office:value-type="string">
            <text:p text:style-name="P3"><text:span text:style-name="T3">MOACYR SOARES DA MOTT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6</text:span></text:p>
          </table:table-cell>
          <table:table-cell table:style-name="Tabela1.B5" office:value-type="string">
            <text:p text:style-name="P3"><text:span text:style-name="T3">MOANA JAMILLE SANTOS DE JESU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614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,93</text:span></text:p>
          </table:table-cell>
          <table:table-cell table:style-name="Tabela1.E43" office:value-type="string">
            <text:p text:style-name="P4"><text:span text:style-name="T3">4.574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2</text:span></text:p>
          </table:table-cell>
          <table:table-cell table:style-name="Tabela1.B5" office:value-type="string">
            <text:p text:style-name="P3"><text:span text:style-name="T3">MONICA ANTUNES ROCHA RIGO D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28.071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8</text:span></text:p>
          </table:table-cell>
          <table:table-cell table:style-name="Tabela1.B5" office:value-type="string">
            <text:p text:style-name="P3"><text:span text:style-name="T3">MONICA MARIA HARDMAN DANTAS BERNARD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6.170,1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407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1</text:span></text:p>
          </table:table-cell>
          <table:table-cell table:style-name="Tabela1.B5" office:value-type="string">
            <text:p text:style-name="P3"><text:span text:style-name="T3">MONICA OLIVEIRA NUNES DORI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15.545,73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5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18,71</text:span></text:p>
          </table:table-cell>
          <table:table-cell table:style-name="Tabela1.E43" office:value-type="string">
            <text:p text:style-name="P4"><text:span text:style-name="T3">11.727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8</text:span></text:p>
          </table:table-cell>
          <table:table-cell table:style-name="Tabela1.B5" office:value-type="string">
            <text:p text:style-name="P3"><text:span text:style-name="T3">MORGANA BOTO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1.075,01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8.849,85</text:span></text:p>
          </table:table-cell>
          <table:table-cell table:style-name="Tabela1.E43" office:value-type="string">
            <text:p text:style-name="P4"><text:span text:style-name="T3">752,51</text:span></text:p>
          </table:table-cell>
          <table:table-cell table:style-name="Tabela1.E43" office:value-type="string">
            <text:p text:style-name="P4"><text:span text:style-name="T3">3.373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25,51</text:span></text:p>
          </table:table-cell>
          <table:table-cell table:style-name="Tabela1.E43" office:value-type="string">
            <text:p text:style-name="P4"><text:span text:style-name="T3">14.724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0</text:span></text:p>
          </table:table-cell>
          <table:table-cell table:style-name="Tabela1.B5" office:value-type="string">
            <text:p text:style-name="P3"><text:span text:style-name="T3">MURIEL GUIMARAES LIM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30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306,96</text:span></text:p>
          </table:table-cell>
          <table:table-cell table:style-name="Tabela1.E43" office:value-type="string">
            <text:p text:style-name="P4"><text:span text:style-name="T3">578,05</text:span></text:p>
          </table:table-cell>
          <table:table-cell table:style-name="Tabela1.E43" office:value-type="string">
            <text:p text:style-name="P4"><text:span text:style-name="T3">177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55,89</text:span></text:p>
          </table:table-cell>
          <table:table-cell table:style-name="Tabela1.E43" office:value-type="string">
            <text:p text:style-name="P4"><text:span text:style-name="T3">5.551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2</text:span></text:p>
          </table:table-cell>
          <table:table-cell table:style-name="Tabela1.B5" office:value-type="string">
            <text:p text:style-name="P3"><text:span text:style-name="T3">MURILO ALVES DOS SANTOS FILH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9</text:span></text:p>
          </table:table-cell>
          <table:table-cell table:style-name="Tabela1.B5" office:value-type="string">
            <text:p text:style-name="P3"><text:span text:style-name="T3">MURILO DA CRUZ LIM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3</text:span></text:p>
          </table:table-cell>
          <table:table-cell table:style-name="Tabela1.B5" office:value-type="string">
            <text:p text:style-name="P3"><text:span text:style-name="T3">MYRELLE MARTINS MOTA SANTIAG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230,39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350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16,29</text:span></text:p>
          </table:table-cell>
          <table:table-cell table:style-name="Tabela1.E43" office:value-type="string">
            <text:p text:style-name="P4"><text:span text:style-name="T3">6.214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2</text:span></text:p>
          </table:table-cell>
          <table:table-cell table:style-name="Tabela1.B5" office:value-type="string">
            <text:p text:style-name="P3"><text:span text:style-name="T3">MYRNA GLYNNIS MENDONCA CRUZ</text:span></text:p>
          </table:table-cell>
          <table:table-cell table:style-name="Tabela1.B5" office:value-type="string">
            <text:p text:style-name="P3"><text:span text:style-name="T3">ASSESSOR DO GAB. DO PROC. G. DE JUSTIÇA</text:span></text:p>
          </table:table-cell>
          <table:table-cell table:style-name="Tabela1.B5" office:value-type="string">
            <text:p text:style-name="P3"><text:span text:style-name="T3">COORDENADORIA RECURS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615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185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2,82</text:span></text:p>
          </table:table-cell>
          <table:table-cell table:style-name="Tabela1.E43" office:value-type="string">
            <text:p text:style-name="P4"><text:span text:style-name="T3">5.972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3</text:span></text:p>
          </table:table-cell>
          <table:table-cell table:style-name="Tabela1.B5" office:value-type="string">
            <text:p text:style-name="P3"><text:span text:style-name="T3">NARCISO BATIST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2</text:span></text:p>
          </table:table-cell>
          <table:table-cell table:style-name="Tabela1.B5" office:value-type="string">
            <text:p text:style-name="P3"><text:span text:style-name="T3">NATALIA PRATA FREITAS CAVALCAN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70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213,58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399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12,97</text:span></text:p>
          </table:table-cell>
          <table:table-cell table:style-name="Tabela1.E43" office:value-type="string">
            <text:p text:style-name="P4"><text:span text:style-name="T3">13.600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7</text:span></text:p>
          </table:table-cell>
          <table:table-cell table:style-name="Tabela1.B5" office:value-type="string">
            <text:p text:style-name="P3"><text:span text:style-name="T3">NATHALIA XAVIER FEITOZA PASS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14.153,66</text:span></text:p>
          </table:table-cell>
          <table:table-cell table:style-name="Tabela1.E43" office:value-type="string">
            <text:p text:style-name="P4"><text:span text:style-name="T3">1.634,10</text:span></text:p>
          </table:table-cell>
          <table:table-cell table:style-name="Tabela1.E43" office:value-type="string">
            <text:p text:style-name="P4"><text:span text:style-name="T3">1.891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5,19</text:span></text:p>
          </table:table-cell>
          <table:table-cell table:style-name="Tabela1.E43" office:value-type="string">
            <text:p text:style-name="P4"><text:span text:style-name="T3">10.628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3</text:span></text:p>
          </table:table-cell>
          <table:table-cell table:style-name="Tabela1.B5" office:value-type="string">
            <text:p text:style-name="P3"><text:span text:style-name="T3">NATHAZIA DE ALMEIDA REI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8.845,14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471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5,94</text:span></text:p>
          </table:table-cell>
          <table:table-cell table:style-name="Tabela1.E43" office:value-type="string">
            <text:p text:style-name="P4"><text:span text:style-name="T3">7.549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8</text:span></text:p>
          </table:table-cell>
          <table:table-cell table:style-name="Tabela1.B5" office:value-type="string">
            <text:p text:style-name="P3"><text:span text:style-name="T3">NAYRA MOURA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662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12.998,66</text:span></text:p>
          </table:table-cell>
          <table:table-cell table:style-name="Tabela1.E43" office:value-type="string">
            <text:p text:style-name="P4"><text:span text:style-name="T3">1.396,17</text:span></text:p>
          </table:table-cell>
          <table:table-cell table:style-name="Tabela1.E43" office:value-type="string">
            <text:p text:style-name="P4"><text:span text:style-name="T3">1.489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5,33</text:span></text:p>
          </table:table-cell>
          <table:table-cell table:style-name="Tabela1.E43" office:value-type="string">
            <text:p text:style-name="P4"><text:span text:style-name="T3">10.113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0</text:span></text:p>
          </table:table-cell>
          <table:table-cell table:style-name="Tabela1.B5" office:value-type="string">
            <text:p text:style-name="P3"><text:span text:style-name="T3">NELMA MARIA LIMA CANUTO SANTIAGO</text:span></text:p>
          </table:table-cell>
          <table:table-cell table:style-name="Tabela1.B5" office:value-type="string">
            <text:p text:style-name="P3"><text:span text:style-name="T3">Chefe de Gab. da Ouvidoria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69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4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36</text:span></text:p>
          </table:table-cell>
          <table:table-cell table:style-name="Tabela1.E43" office:value-type="string">
            <text:p text:style-name="P4"><text:span text:style-name="T3">6.995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2</text:span></text:p>
          </table:table-cell>
          <table:table-cell table:style-name="Tabela1.B5" office:value-type="string">
            <text:p text:style-name="P3"><text:span text:style-name="T3">NEWTON SILVEIRA DIAS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33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1.74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64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81,27</text:span></text:p>
          </table:table-cell>
          <table:table-cell table:style-name="Tabela1.E43" office:value-type="string">
            <text:p text:style-name="P4"><text:span text:style-name="T3">28.465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5</text:span></text:p>
          </table:table-cell>
          <table:table-cell table:style-name="Tabela1.B5" office:value-type="string">
            <text:p text:style-name="P3"><text:span text:style-name="T3">NILZA MOTTA ALMEIDA FREITAS</text:span></text:p>
          </table:table-cell>
          <table:table-cell table:style-name="Tabela1.B5" office:value-type="string">
            <text:p text:style-name="P3"><text:span text:style-name="T3">ASSESSOR INSTITUCIONAL OPERACIONAL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7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33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2</text:span></text:p>
          </table:table-cell>
          <table:table-cell table:style-name="Tabela1.B5" office:value-type="string">
            <text:p text:style-name="P3"><text:span text:style-name="T3">NILZIR SOARES VIEIRA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268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984,80</text:span></text:p>
          </table:table-cell>
          <table:table-cell table:style-name="Tabela1.E43" office:value-type="string">
            <text:p text:style-name="P4"><text:span text:style-name="T3">29.238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8</text:span></text:p>
          </table:table-cell>
          <table:table-cell table:style-name="Tabela1.B5" office:value-type="string">
            <text:p text:style-name="P3"><text:span text:style-name="T3">NIVEA HELENA AGUIAR D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853,44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0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88,86</text:span></text:p>
          </table:table-cell>
          <table:table-cell table:style-name="Tabela1.E43" office:value-type="string">
            <text:p text:style-name="P4"><text:span text:style-name="T3">11.064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7</text:span></text:p>
          </table:table-cell>
          <table:table-cell table:style-name="Tabela1.B5" office:value-type="string">
            <text:p text:style-name="P3"><text:span text:style-name="T3">ODIL SILVA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57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8.560,15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9.510,52</text:span></text:p>
          </table:table-cell>
          <table:table-cell table:style-name="Tabela1.E43" office:value-type="string">
            <text:p text:style-name="P4"><text:span text:style-name="T3">1.022,14</text:span></text:p>
          </table:table-cell>
          <table:table-cell table:style-name="Tabela1.E43" office:value-type="string">
            <text:p text:style-name="P4"><text:span text:style-name="T3">15.469,35</text:span></text:p>
          </table:table-cell>
          <table:table-cell table:style-name="Tabela1.E43" office:value-type="string">
            <text:p text:style-name="P4"><text:span text:style-name="T3">33.090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0</text:span></text:p>
          </table:table-cell>
          <table:table-cell table:style-name="Tabela1.B5" office:value-type="string">
            <text:p text:style-name="P3"><text:span text:style-name="T3">ODILON CABRAL MACHADO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5.120,77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6.589,60</text:span></text:p>
          </table:table-cell>
          <table:table-cell table:style-name="Tabela1.E43" office:value-type="string">
            <text:p text:style-name="P4"><text:span text:style-name="T3">2.185,76</text:span></text:p>
          </table:table-cell>
          <table:table-cell table:style-name="Tabela1.E43" office:value-type="string">
            <text:p text:style-name="P4"><text:span text:style-name="T3">5.05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240,91</text:span></text:p>
          </table:table-cell>
          <table:table-cell table:style-name="Tabela1.E43" office:value-type="string">
            <text:p text:style-name="P4"><text:span text:style-name="T3">19.348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8</text:span></text:p>
          </table:table-cell>
          <table:table-cell table:style-name="Tabela1.B5" office:value-type="string">
            <text:p text:style-name="P3"><text:span text:style-name="T3">ODILON TERTULIANO DE MENEZES</text:span></text:p>
          </table:table-cell>
          <table:table-cell table:style-name="Tabela1.B5" office:value-type="string">
            <text:p text:style-name="P3"><text:span text:style-name="T3">CAB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6</text:span></text:p>
          </table:table-cell>
          <table:table-cell table:style-name="Tabela1.B5" office:value-type="string">
            <text:p text:style-name="P3"><text:span text:style-name="T3">OLEANIA MENEZES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BIBLIOTECA/ESCOLA SUPERIOR DO MP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278,81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501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3,51</text:span></text:p>
          </table:table-cell>
          <table:table-cell table:style-name="Tabela1.E43" office:value-type="string">
            <text:p text:style-name="P4"><text:span text:style-name="T3">6.965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80</text:span></text:p>
          </table:table-cell>
          <table:table-cell table:style-name="Tabela1.B5" office:value-type="string">
            <text:p text:style-name="P3"><text:span text:style-name="T3">OLIVIA FERNANDES LEAL DE MEL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5.762,01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5.079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842,01</text:span></text:p>
          </table:table-cell>
          <table:table-cell table:style-name="Tabela1.E43" office:value-type="string">
            <text:p text:style-name="P4"><text:span text:style-name="T3">18.920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64</text:span></text:p>
          </table:table-cell>
          <table:table-cell table:style-name="Tabela1.B5" office:value-type="string">
            <text:p text:style-name="P3"><text:span text:style-name="T3">ORLANDO ROCHADEL MOR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97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373,63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60.809,20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6.805,62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4.486,98</text:span></text:p>
          </table:table-cell>
          <table:table-cell table:style-name="Tabela1.E43" office:value-type="string">
            <text:p text:style-name="P4"><text:span text:style-name="T3">46.322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3</text:span></text:p>
          </table:table-cell>
          <table:table-cell table:style-name="Tabela1.B5" office:value-type="string">
            <text:p text:style-name="P3"><text:span text:style-name="T3">OSMAR FERREIRA DO AMARAL JUNIOR WANDERLEY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5.858,58</text:span></text:p>
          </table:table-cell>
          <table:table-cell table:style-name="Tabela1.E43" office:value-type="string">
            <text:p text:style-name="P4"><text:span text:style-name="T3">878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10.179,38</text:span></text:p>
          </table:table-cell>
          <table:table-cell table:style-name="Tabela1.E43" office:value-type="string">
            <text:p text:style-name="P4"><text:span text:style-name="T3">943,23</text:span></text:p>
          </table:table-cell>
          <table:table-cell table:style-name="Tabela1.E43" office:value-type="string">
            <text:p text:style-name="P4"><text:span text:style-name="T3">724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7,26</text:span></text:p>
          </table:table-cell>
          <table:table-cell table:style-name="Tabela1.E43" office:value-type="string">
            <text:p text:style-name="P4"><text:span text:style-name="T3">8.512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2</text:span></text:p>
          </table:table-cell>
          <table:table-cell table:style-name="Tabela1.B5" office:value-type="string">
            <text:p text:style-name="P3"><text:span text:style-name="T3">OSMARIO LISBOA DE ARAUJ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636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4.460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7</text:span></text:p>
          </table:table-cell>
          <table:table-cell table:style-name="Tabela1.B5" office:value-type="string">
            <text:p text:style-name="P3"><text:span text:style-name="T3">PALOMA MATOS MONTEIR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3.627,87</text:span></text:p>
          </table:table-cell>
          <table:table-cell table:style-name="Tabela1.E43" office:value-type="string">
            <text:p text:style-name="P4"><text:span text:style-name="T3">1.807,92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3.526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312,56</text:span></text:p>
          </table:table-cell>
          <table:table-cell table:style-name="Tabela1.E43" office:value-type="string">
            <text:p text:style-name="P4"><text:span text:style-name="T3">584,09</text:span></text:p>
          </table:table-cell>
          <table:table-cell table:style-name="Tabela1.E43" office:value-type="string">
            <text:p text:style-name="P4"><text:span text:style-name="T3">735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9,29</text:span></text:p>
          </table:table-cell>
          <table:table-cell table:style-name="Tabela1.E43" office:value-type="string">
            <text:p text:style-name="P4"><text:span text:style-name="T3">10.993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4</text:span></text:p>
          </table:table-cell>
          <table:table-cell table:style-name="Tabela1.B5" office:value-type="string">
            <text:p text:style-name="P3"><text:span text:style-name="T3">PAMELLA HELLY ALMEIDA DE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116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73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6,49</text:span></text:p>
          </table:table-cell>
          <table:table-cell table:style-name="Tabela1.E43" office:value-type="string">
            <text:p text:style-name="P4"><text:span text:style-name="T3">9.939,85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569</text:span></text:p>
          </table:table-cell>
          <table:table-cell table:style-name="Tabela1.B5" office:value-type="string">
            <text:p text:style-name="P3"><text:span text:style-name="T3">PASCOAL NABUCO DAVILA FREIRE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5</text:span></text:p>
          </table:table-cell>
          <table:table-cell table:style-name="Tabela1.B5" office:value-type="string">
            <text:p text:style-name="P3"><text:span text:style-name="T3">PATRICIA AZEVEDO MORAES PORRAL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37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45,01</text:span></text:p>
          </table:table-cell>
          <table:table-cell table:style-name="Tabela1.E43" office:value-type="string">
            <text:p text:style-name="P4"><text:span text:style-name="T3">20.187,45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6.838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07</text:span></text:p>
          </table:table-cell>
          <table:table-cell table:style-name="Tabela1.B5" office:value-type="string">
            <text:p text:style-name="P3"><text:span text:style-name="T3">PATRICIA CARDOSO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NSELHO SUPERIOR DO MP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778,88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1.547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59,36</text:span></text:p>
          </table:table-cell>
          <table:table-cell table:style-name="Tabela1.E43" office:value-type="string">
            <text:p text:style-name="P4"><text:span text:style-name="T3">9.419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1</text:span></text:p>
          </table:table-cell>
          <table:table-cell table:style-name="Tabela1.B5" office:value-type="string">
            <text:p text:style-name="P3"><text:span text:style-name="T3">PATRICIA PASSOS MASCARENHAS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9,45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159,35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1.303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81,14</text:span></text:p>
          </table:table-cell>
          <table:table-cell table:style-name="Tabela1.E43" office:value-type="string">
            <text:p text:style-name="P4"><text:span text:style-name="T3">9.078,21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8"/><text:span text:style-name="T3">59</text:span></text:p>
          </table:table-cell>
          <table:table-cell table:style-name="Tabela1.B5" office:value-type="string">
            <text:p text:style-name="P3"><text:span text:style-name="T3">PATRICIO FERREIRA DE FARIA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1</text:span></text:p>
          </table:table-cell>
          <table:table-cell table:style-name="Tabela1.B5" office:value-type="string">
            <text:p text:style-name="P3"><text:span text:style-name="T3">PAULA COSTA SOUZA PASQUETTI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PROJETOS E BANCO DE DADO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9.020,90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3.161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64,78</text:span></text:p>
          </table:table-cell>
          <table:table-cell table:style-name="Tabela1.E43" office:value-type="string">
            <text:p text:style-name="P4"><text:span text:style-name="T3">14.356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1</text:span></text:p>
          </table:table-cell>
          <table:table-cell table:style-name="Tabela1.B5" office:value-type="string">
            <text:p text:style-name="P3"><text:span text:style-name="T3">PAULO CEZAR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8</text:span></text:p>
          </table:table-cell>
          <table:table-cell table:style-name="Tabela1.B5" office:value-type="string">
            <text:p text:style-name="P3"><text:span text:style-name="T3">PAULO HENRIQUE SOARES DE ASSIS BAPTI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194,12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158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0,94</text:span></text:p>
          </table:table-cell>
          <table:table-cell table:style-name="Tabela1.E43" office:value-type="string">
            <text:p text:style-name="P4"><text:span text:style-name="T3">8.773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2</text:span></text:p>
          </table:table-cell>
          <table:table-cell table:style-name="Tabela1.B5" office:value-type="string">
            <text:p text:style-name="P3"><text:span text:style-name="T3">PAULO JOSE DE ARAGAO ALMEIDA</text:span></text:p>
          </table:table-cell>
          <table:table-cell table:style-name="Tabela1.B5" office:value-type="string">
            <text:p text:style-name="P3"><text:span text:style-name="T3">VIGILANTE - requisitad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1.400,73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6.347,91</text:span></text:p>
          </table:table-cell>
          <table:table-cell table:style-name="Tabela1.E43" office:value-type="string">
            <text:p text:style-name="P4"><text:span text:style-name="T3">196,10</text:span></text:p>
          </table:table-cell>
          <table:table-cell table:style-name="Tabela1.E43" office:value-type="string">
            <text:p text:style-name="P4"><text:span text:style-name="T3">159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55,47</text:span></text:p>
          </table:table-cell>
          <table:table-cell table:style-name="Tabela1.E43" office:value-type="string">
            <text:p text:style-name="P4"><text:span text:style-name="T3">5.992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89</text:span></text:p>
          </table:table-cell>
          <table:table-cell table:style-name="Tabela1.B5" office:value-type="string">
            <text:p text:style-name="P3"><text:span text:style-name="T3">PAULO JOSE DE FREITAS FI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COMUNICACAO CERIMONIAL E EVENTOS/GPGJ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752,20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2.019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5,39</text:span></text:p>
          </table:table-cell>
          <table:table-cell table:style-name="Tabela1.E43" office:value-type="string">
            <text:p text:style-name="P4"><text:span text:style-name="T3">10.966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40</text:span></text:p>
          </table:table-cell>
          <table:table-cell table:style-name="Tabela1.B5" office:value-type="string">
            <text:p text:style-name="P3"><text:span text:style-name="T3">PAULO JOSE FRANCISCO ALVES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705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106,74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1.982,0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355,36</text:span></text:p>
          </table:table-cell>
          <table:table-cell table:style-name="Tabela1.E43" office:value-type="string">
            <text:p text:style-name="P4"><text:span text:style-name="T3">4.502,53</text:span></text:p>
          </table:table-cell>
          <table:table-cell table:style-name="Tabela1.E43" office:value-type="string">
            <text:p text:style-name="P4"><text:span text:style-name="T3">16.574,37</text:span></text:p>
          </table:table-cell>
          <table:table-cell table:style-name="Tabela1.E43" office:value-type="string">
            <text:p text:style-name="P4"><text:span text:style-name="T3">45.407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</text:span></text:p>
          </table:table-cell>
          <table:table-cell table:style-name="Tabela1.B5" office:value-type="string">
            <text:p text:style-name="P3"><text:span text:style-name="T3">PAULO LIMA DE SANTAN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7.092,44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0.827,37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3.261,34</text:span></text:p>
          </table:table-cell>
          <table:table-cell table:style-name="Tabela1.E43" office:value-type="string">
            <text:p text:style-name="P4"><text:span text:style-name="T3">18.162,35</text:span></text:p>
          </table:table-cell>
          <table:table-cell table:style-name="Tabela1.E43" office:value-type="string">
            <text:p text:style-name="P4"><text:span text:style-name="T3">3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92</text:span></text:p>
          </table:table-cell>
          <table:table-cell table:style-name="Tabela1.B5" office:value-type="string">
            <text:p text:style-name="P3"><text:span text:style-name="T3">PAULO RIBEIRO DA SILVA</text:span></text:p>
          </table:table-cell>
          <table:table-cell table:style-name="Tabela1.B5" office:value-type="string">
            <text:p text:style-name="P3"><text:span text:style-name="T3">CHEFE DE SERVIÇOS DE MANUTENÇÃO - CAPITAL</text:span></text:p>
          </table:table-cell>
          <table:table-cell table:style-name="Tabela1.B5" office:value-type="string">
            <text:p text:style-name="P3"><text:span text:style-name="T3">SERVICOS DE MAUTENCAO CAPITAL/DAA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1,32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8.493,04</text:span></text:p>
          </table:table-cell>
          <table:table-cell table:style-name="Tabela1.E43" office:value-type="string">
            <text:p text:style-name="P4"><text:span text:style-name="T3">643,84</text:span></text:p>
          </table:table-cell>
          <table:table-cell table:style-name="Tabela1.E43" office:value-type="string">
            <text:p text:style-name="P4"><text:span text:style-name="T3">389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32,91</text:span></text:p>
          </table:table-cell>
          <table:table-cell table:style-name="Tabela1.E43" office:value-type="string">
            <text:p text:style-name="P4"><text:span text:style-name="T3">7.460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6</text:span></text:p>
          </table:table-cell>
          <table:table-cell table:style-name="Tabela1.B5" office:value-type="string">
            <text:p text:style-name="P3"><text:span text:style-name="T3">PAULO ROBERTO NUNES DE ALMEID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6,62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14.834,26</text:span></text:p>
          </table:table-cell>
          <table:table-cell table:style-name="Tabela1.E43" office:value-type="string">
            <text:p text:style-name="P4"><text:span text:style-name="T3">1.634,10</text:span></text:p>
          </table:table-cell>
          <table:table-cell table:style-name="Tabela1.E43" office:value-type="string">
            <text:p text:style-name="P4"><text:span text:style-name="T3">1.895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9,88</text:span></text:p>
          </table:table-cell>
          <table:table-cell table:style-name="Tabela1.E43" office:value-type="string">
            <text:p text:style-name="P4"><text:span text:style-name="T3">11.304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4</text:span></text:p>
          </table:table-cell>
          <table:table-cell table:style-name="Tabela1.B5" office:value-type="string">
            <text:p text:style-name="P3"><text:span text:style-name="T3">PAULO VIEIRA MESSIA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1.713,5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11,63</text:span></text:p>
          </table:table-cell>
          <table:table-cell table:style-name="Tabela1.E43" office:value-type="string">
            <text:p text:style-name="P4"><text:span text:style-name="T3">28.601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4</text:span></text:p>
          </table:table-cell>
          <table:table-cell table:style-name="Tabela1.B5" office:value-type="string">
            <text:p text:style-name="P3"><text:span text:style-name="T3">PEDRO ARTUR TORRES COST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1</text:span></text:p>
          </table:table-cell>
          <table:table-cell table:style-name="Tabela1.B5" office:value-type="string">
            <text:p text:style-name="P3"><text:span text:style-name="T3">PEDRO FELIPE CARDOSO MOTA FONT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NOSSA SENHORA DA GLORIA 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28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2,01</text:span></text:p>
          </table:table-cell>
          <table:table-cell table:style-name="Tabela1.E43" office:value-type="string">
            <text:p text:style-name="P4"><text:span text:style-name="T3">7.337,26</text:span></text:p>
          </table:table-cell>
          <table:table-cell table:style-name="Tabela1.E43" office:value-type="string">
            <text:p text:style-name="P4"><text:span text:style-name="T3">545,34</text:span></text:p>
          </table:table-cell>
          <table:table-cell table:style-name="Tabela1.E43" office:value-type="string">
            <text:p text:style-name="P4"><text:span text:style-name="T3">147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3,03</text:span></text:p>
          </table:table-cell>
          <table:table-cell table:style-name="Tabela1.E43" office:value-type="string">
            <text:p text:style-name="P4"><text:span text:style-name="T3">6.644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5</text:span></text:p>
          </table:table-cell>
          <table:table-cell table:style-name="Tabela1.B5" office:value-type="string">
            <text:p text:style-name="P3"><text:span text:style-name="T3">PEDRO GOMES DE SOUZA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4</text:span></text:p>
          </table:table-cell>
          <table:table-cell table:style-name="Tabela1.B5" office:value-type="string">
            <text:p text:style-name="P3"><text:span text:style-name="T3">PEDRO MELLO DA SILVA</text:span></text:p>
          </table:table-cell>
          <table:table-cell table:style-name="Tabela1.B5" office:value-type="string">
            <text:p text:style-name="P3"><text:span text:style-name="T3">1º SARGENTO - requisi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11</text:span></text:p>
          </table:table-cell>
          <table:table-cell table:style-name="Tabela1.B5" office:value-type="string">
            <text:p text:style-name="P3"><text:span text:style-name="T3">PEDRO MENEZES FEITOSA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0</text:span></text:p>
          </table:table-cell>
          <table:table-cell table:style-name="Tabela1.B5" office:value-type="string">
            <text:p text:style-name="P3"><text:span text:style-name="T3">PEDRO VICTORIO DAUD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2</text:span></text:p>
          </table:table-cell>
          <table:table-cell table:style-name="Tabela1.B5" office:value-type="string">
            <text:p text:style-name="P3"><text:span text:style-name="T3">PEDRO VINICIUS LOPES DOS SANTOS</text:span></text:p>
          </table:table-cell>
          <table:table-cell table:style-name="Tabela1.B5" office:value-type="string">
            <text:p text:style-name="P3"><text:span text:style-name="T3">ANALISTA DO MP - ADMINISTRADOR</text:span></text:p>
          </table:table-cell>
          <table:table-cell table:style-name="Tabela1.B5" office:value-type="string">
            <text:p text:style-name="P3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714,60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2.258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38,56</text:span></text:p>
          </table:table-cell>
          <table:table-cell table:style-name="Tabela1.E43" office:value-type="string">
            <text:p text:style-name="P4"><text:span text:style-name="T3">11.976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9</text:span></text:p>
          </table:table-cell>
          <table:table-cell table:style-name="Tabela1.B5" office:value-type="string">
            <text:p text:style-name="P3"><text:span text:style-name="T3">PETERSON ALMEIDA BARBO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8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00,00</text:span></text:p>
          </table:table-cell>
          <table:table-cell table:style-name="Tabela1.E43" office:value-type="string">
            <text:p text:style-name="P4"><text:span text:style-name="T3">28.123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9</text:span></text:p>
          </table:table-cell>
          <table:table-cell table:style-name="Tabela1.B5" office:value-type="string">
            <text:p text:style-name="P3"><text:span text:style-name="T3">PETRUCIO LOPES CASADO FI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6.065,01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5.13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894,15</text:span></text:p>
          </table:table-cell>
          <table:table-cell table:style-name="Tabela1.E43" office:value-type="string">
            <text:p text:style-name="P4"><text:span text:style-name="T3">19.170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0</text:span></text:p>
          </table:table-cell>
          <table:table-cell table:style-name="Tabela1.B5" office:value-type="string">
            <text:p text:style-name="P3"><text:span text:style-name="T3">PIERRE VIEIRA DE CARVALH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OORDENADORIA GERAL /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636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45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7</text:span></text:p>
          </table:table-cell>
          <table:table-cell table:style-name="Tabela1.B5" office:value-type="string">
            <text:p text:style-name="P3"><text:span text:style-name="T3">POLLYANNA MARA DE CASTRO AGUIA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1.68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28</text:span></text:p>
          </table:table-cell>
          <table:table-cell table:style-name="Tabela1.E43" office:value-type="string">
            <text:p text:style-name="P4"><text:span text:style-name="T3">4.716,45</text:span></text:p>
          </table:table-cell>
          <table:table-cell table:style-name="Tabela1.E43" office:value-type="string">
            <text:p text:style-name="P4"><text:span text:style-name="T3">8.487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19</text:span></text:p>
          </table:table-cell>
          <table:table-cell table:style-name="Tabela1.E43" office:value-type="string">
            <text:p text:style-name="P4"><text:span text:style-name="T3">28.019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</text:span></text:p>
          </table:table-cell>
          <table:table-cell table:style-name="Tabela1.B5" office:value-type="string">
            <text:p text:style-name="P3"><text:span text:style-name="T3">PORFIRIO MARTINS FELIX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5</text:span></text:p>
          </table:table-cell>
          <table:table-cell table:style-name="Tabela1.B5" office:value-type="string">
            <text:p text:style-name="P3"><text:span text:style-name="T3">PRISCILA CAMARGO SILVA TAVARE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286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915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396,31</text:span></text:p>
          </table:table-cell>
          <table:table-cell table:style-name="Tabela1.E43" office:value-type="string">
            <text:p text:style-name="P4"><text:span text:style-name="T3">26.890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9</text:span></text:p>
          </table:table-cell>
          <table:table-cell table:style-name="Tabela1.B5" office:value-type="string">
            <text:p text:style-name="P3"><text:span text:style-name="T3">PUSCAS PEREIRA SILVA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33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27,98</text:span></text:p>
          </table:table-cell>
          <table:table-cell table:style-name="Tabela1.E43" office:value-type="string">
            <text:p text:style-name="P4"><text:span text:style-name="T3">7.279,25</text:span></text:p>
          </table:table-cell>
          <table:table-cell table:style-name="Tabela1.E43" office:value-type="string">
            <text:p text:style-name="P4"><text:span text:style-name="T3">497,18</text:span></text:p>
          </table:table-cell>
          <table:table-cell table:style-name="Tabela1.E43" office:value-type="string">
            <text:p text:style-name="P4"><text:span text:style-name="T3">103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49</text:span></text:p>
          </table:table-cell>
          <table:table-cell table:style-name="Tabela1.E43" office:value-type="string">
            <text:p text:style-name="P4"><text:span text:style-name="T3">6.678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7</text:span></text:p>
          </table:table-cell>
          <table:table-cell table:style-name="Tabela1.B5" office:value-type="string">
            <text:p text:style-name="P3"><text:span text:style-name="T3">QUELINE BARBOSA DE SOUZA ARAG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801,31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5.613,81</text:span></text:p>
          </table:table-cell>
          <table:table-cell table:style-name="Tabela1.E43" office:value-type="string">
            <text:p text:style-name="P4"><text:span text:style-name="T3">1.699,46</text:span></text:p>
          </table:table-cell>
          <table:table-cell table:style-name="Tabela1.E43" office:value-type="string">
            <text:p text:style-name="P4"><text:span text:style-name="T3">4.972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72,13</text:span></text:p>
          </table:table-cell>
          <table:table-cell table:style-name="Tabela1.E43" office:value-type="string">
            <text:p text:style-name="P4"><text:span text:style-name="T3">18.941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2</text:span></text:p>
          </table:table-cell>
          <table:table-cell table:style-name="Tabela1.B5" office:value-type="string">
            <text:p text:style-name="P3"><text:span text:style-name="T3">QUEZIA EMANUELA MESSIAS ALV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19</text:span></text:p>
          </table:table-cell>
          <table:table-cell table:style-name="Tabela1.B5" office:value-type="string">
            <text:p text:style-name="P3"><text:span text:style-name="T3">RAFAEL CUSTODIO SILVA</text:span></text:p>
          </table:table-cell>
          <table:table-cell table:style-name="Tabela1.B5" office:value-type="string">
            <text:p text:style-name="P3"><text:span text:style-name="T3">ASSESSOR DE TECNOLOGIA DA INFORMAÇÃO E COMUNICAÇÃO 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869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15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1,05</text:span></text:p>
          </table:table-cell>
          <table:table-cell table:style-name="Tabela1.E43" office:value-type="string">
            <text:p text:style-name="P4"><text:span text:style-name="T3">6.268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2</text:span></text:p>
          </table:table-cell>
          <table:table-cell table:style-name="Tabela1.B5" office:value-type="string">
            <text:p text:style-name="P3"><text:span text:style-name="T3">RAFAEL SANTOS CRUZ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6</text:span></text:p>
          </table:table-cell>
          <table:table-cell table:style-name="Tabela1.B5" office:value-type="string">
            <text:p text:style-name="P3"><text:span text:style-name="T3">RAFAEL SCHWEZ KURKOWSKI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57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8.482,82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738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218,89</text:span></text:p>
          </table:table-cell>
          <table:table-cell table:style-name="Tabela1.E43" office:value-type="string">
            <text:p text:style-name="P4"><text:span text:style-name="T3">37.263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1</text:span></text:p>
          </table:table-cell>
          <table:table-cell table:style-name="Tabela1.B5" office:value-type="string">
            <text:p text:style-name="P3"><text:span text:style-name="T3">RAFAEL VALENCA DA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57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79,06</text:span></text:p>
          </table:table-cell>
          <table:table-cell table:style-name="Tabela1.E43" office:value-type="string">
            <text:p text:style-name="P4"><text:span text:style-name="T3">616,15</text:span></text:p>
          </table:table-cell>
          <table:table-cell table:style-name="Tabela1.E43" office:value-type="string">
            <text:p text:style-name="P4"><text:span text:style-name="T3">215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31,62</text:span></text:p>
          </table:table-cell>
          <table:table-cell table:style-name="Tabela1.E43" office:value-type="string">
            <text:p text:style-name="P4"><text:span text:style-name="T3">5.747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6</text:span></text:p>
          </table:table-cell>
          <table:table-cell table:style-name="Tabela1.B5" office:value-type="string">
            <text:p text:style-name="P3"><text:span text:style-name="T3">RAIMUNDO BISPO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27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95,72</text:span></text:p>
          </table:table-cell>
          <table:table-cell table:style-name="Tabela1.E43" office:value-type="string">
            <text:p text:style-name="P4"><text:span text:style-name="T3">28.227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2</text:span></text:p>
          </table:table-cell>
          <table:table-cell table:style-name="Tabela1.B5" office:value-type="string">
            <text:p text:style-name="P3"><text:span text:style-name="T3">RAISSA LEMOS SILVA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DISTRITAL - ARACAJU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323,6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3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92,35</text:span></text:p>
          </table:table-cell>
          <table:table-cell table:style-name="Tabela1.E43" office:value-type="string">
            <text:p text:style-name="P4"><text:span text:style-name="T3">6.931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33</text:span></text:p>
          </table:table-cell>
          <table:table-cell table:style-name="Tabela1.B5" office:value-type="string">
            <text:p text:style-name="P3"><text:span text:style-name="T3">RANDERSON FERREIRA BARBOSA SANTOS</text:span></text:p>
          </table:table-cell>
          <table:table-cell table:style-name="Tabela1.B5" office:value-type="string">
            <text:p text:style-name="P3"><text:span text:style-name="T3">Chefe do N. de Cadast. , Doc. e Dist. Funcional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615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185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2,82</text:span></text:p>
          </table:table-cell>
          <table:table-cell table:style-name="Tabela1.E43" office:value-type="string">
            <text:p text:style-name="P4"><text:span text:style-name="T3">5.972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8</text:span></text:p>
          </table:table-cell>
          <table:table-cell table:style-name="Tabela1.B5" office:value-type="string">
            <text:p text:style-name="P3"><text:span text:style-name="T3">RAQUEL SOARES D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748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30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61</text:span></text:p>
          </table:table-cell>
          <table:table-cell table:style-name="Tabela1.E43" office:value-type="string">
            <text:p text:style-name="P4"><text:span text:style-name="T3">9.638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1</text:span></text:p>
          </table:table-cell>
          <table:table-cell table:style-name="Tabela1.B5" office:value-type="string">
            <text:p text:style-name="P3"><text:span text:style-name="T3">RAUL CESAR LUCENA ROCH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1</text:span></text:p>
          </table:table-cell>
          <table:table-cell table:style-name="Tabela1.B5" office:value-type="string">
            <text:p text:style-name="P3"><text:span text:style-name="T3">RAUL JOSE VIEIRA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5</text:span></text:p>
          </table:table-cell>
          <table:table-cell table:style-name="Tabela1.B5" office:value-type="string">
            <text:p text:style-name="P3"><text:span text:style-name="T3">RAYANA SCHUSTER LEI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FINANCEIR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538,77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641,24</text:span></text:p>
          </table:table-cell>
          <table:table-cell table:style-name="Tabela1.E43" office:value-type="string">
            <text:p text:style-name="P4"><text:span text:style-name="T3">792,42</text:span></text:p>
          </table:table-cell>
          <table:table-cell table:style-name="Tabela1.E43" office:value-type="string">
            <text:p text:style-name="P4"><text:span text:style-name="T3">1.515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7,54</text:span></text:p>
          </table:table-cell>
          <table:table-cell table:style-name="Tabela1.E43" office:value-type="string">
            <text:p text:style-name="P4"><text:span text:style-name="T3">9.333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4</text:span></text:p>
          </table:table-cell>
          <table:table-cell table:style-name="Tabela1.B5" office:value-type="string">
            <text:p text:style-name="P3"><text:span text:style-name="T3">RAYANNE SILVA DE PONT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323,68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84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4,49</text:span></text:p>
          </table:table-cell>
          <table:table-cell table:style-name="Tabela1.E43" office:value-type="string">
            <text:p text:style-name="P4"><text:span text:style-name="T3">6.879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9</text:span></text:p>
          </table:table-cell>
          <table:table-cell table:style-name="Tabela1.B5" office:value-type="string">
            <text:p text:style-name="P3"><text:span text:style-name="T3">RAYMUNDO NAPOLEAO XIMENES NET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001,17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2.183,82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704,12</text:span></text:p>
          </table:table-cell>
          <table:table-cell table:style-name="Tabela1.E43" office:value-type="string">
            <text:p text:style-name="P4"><text:span text:style-name="T3">712,50</text:span></text:p>
          </table:table-cell>
          <table:table-cell table:style-name="Tabela1.E43" office:value-type="string">
            <text:p text:style-name="P4"><text:span text:style-name="T3">13.897,27</text:span></text:p>
          </table:table-cell>
          <table:table-cell table:style-name="Tabela1.E43" office:value-type="string">
            <text:p text:style-name="P4"><text:span text:style-name="T3">28.286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6</text:span></text:p>
          </table:table-cell>
          <table:table-cell table:style-name="Tabela1.B5" office:value-type="string">
            <text:p text:style-name="P3"><text:span text:style-name="T3">REJANE BRITO GUIMARAES</text:span></text:p>
          </table:table-cell>
          <table:table-cell table:style-name="Tabela1.B5" office:value-type="string">
            <text:p text:style-name="P3"><text:span text:style-name="T3">PROFESSOR - requisitado</text:span></text:p>
          </table:table-cell>
          <table:table-cell table:style-name="Tabela1.B5" office:value-type="string">
            <text:p text:style-name="P3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3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44,60</text:span></text:p>
          </table:table-cell>
          <table:table-cell table:style-name="Tabela1.E43" office:value-type="string">
            <text:p text:style-name="P4"><text:span text:style-name="T3">3.998,16</text:span></text:p>
          </table:table-cell>
          <table:table-cell table:style-name="Tabela1.E43" office:value-type="string">
            <text:p text:style-name="P4"><text:span text:style-name="T3">175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5,64</text:span></text:p>
          </table:table-cell>
          <table:table-cell table:style-name="Tabela1.E43" office:value-type="string">
            <text:p text:style-name="P4"><text:span text:style-name="T3">3.822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1</text:span></text:p>
          </table:table-cell>
          <table:table-cell table:style-name="Tabela1.B5" office:value-type="string">
            <text:p text:style-name="P3"><text:span text:style-name="T3">RENATA BRITO VIEIRA TELES</text:span></text:p>
          </table:table-cell>
          <table:table-cell table:style-name="Tabela1.B5" office:value-type="string">
            <text:p text:style-name="P3"><text:span text:style-name="T3">ASSESSOR DO NÚCLEO DE P. CONTÁBIL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4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8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550,72</text:span></text:p>
          </table:table-cell>
          <table:table-cell table:style-name="Tabela1.E43" office:value-type="string">
            <text:p text:style-name="P4"><text:span text:style-name="T3">164,76</text:span></text:p>
          </table:table-cell>
          <table:table-cell table:style-name="Tabela1.E43" office:value-type="string">
            <text:p text:style-name="P4"><text:span text:style-name="T3">22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7,56</text:span></text:p>
          </table:table-cell>
          <table:table-cell table:style-name="Tabela1.E43" office:value-type="string">
            <text:p text:style-name="P4"><text:span text:style-name="T3">4.363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2</text:span></text:p>
          </table:table-cell>
          <table:table-cell table:style-name="Tabela1.B5" office:value-type="string">
            <text:p text:style-name="P3"><text:span text:style-name="T3">RENATA LUIZA ARAGAO SILVA FIGUEIRED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409,64</text:span></text:p>
          </table:table-cell>
          <table:table-cell table:style-name="Tabela1.E43" office:value-type="string">
            <text:p text:style-name="P4"><text:span text:style-name="T3">5.409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409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6</text:span></text:p>
          </table:table-cell>
          <table:table-cell table:style-name="Tabela1.B5" office:value-type="string">
            <text:p text:style-name="P3"><text:span text:style-name="T3">RENATA MACIEL ALMEIDA ARAUJ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916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18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9</text:span></text:p>
          </table:table-cell>
          <table:table-cell table:style-name="Tabela1.E43" office:value-type="string">
            <text:p text:style-name="P4"><text:span text:style-name="T3">9.794,85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9"/><text:span text:style-name="T3">1356</text:span></text:p>
          </table:table-cell>
          <table:table-cell table:style-name="Tabela1.B5" office:value-type="string">
            <text:p text:style-name="P3"><text:span text:style-name="T3">RENATA MOREIRA SANDES GUER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900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809,72</text:span></text:p>
          </table:table-cell>
          <table:table-cell table:style-name="Tabela1.E43" office:value-type="string">
            <text:p text:style-name="P4"><text:span text:style-name="T3">1.026,02</text:span></text:p>
          </table:table-cell>
          <table:table-cell table:style-name="Tabela1.E43" office:value-type="string">
            <text:p text:style-name="P4"><text:span text:style-name="T3">811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37,77</text:span></text:p>
          </table:table-cell>
          <table:table-cell table:style-name="Tabela1.E43" office:value-type="string">
            <text:p text:style-name="P4"><text:span text:style-name="T3">7.971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1</text:span></text:p>
          </table:table-cell>
          <table:table-cell table:style-name="Tabela1.B5" office:value-type="string">
            <text:p text:style-name="P3"><text:span text:style-name="T3">RENATA PEREIRA DANTA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6</text:span></text:p>
          </table:table-cell>
          <table:table-cell table:style-name="Tabela1.B5" office:value-type="string">
            <text:p text:style-name="P3"><text:span text:style-name="T3">RENATA SARA DANTAS MARQUES SOAR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268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852,76</text:span></text:p>
          </table:table-cell>
          <table:table-cell table:style-name="Tabela1.E43" office:value-type="string">
            <text:p text:style-name="P4"><text:span text:style-name="T3">514,47</text:span></text:p>
          </table:table-cell>
          <table:table-cell table:style-name="Tabela1.E43" office:value-type="string">
            <text:p text:style-name="P4"><text:span text:style-name="T3">11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33,71</text:span></text:p>
          </table:table-cell>
          <table:table-cell table:style-name="Tabela1.E43" office:value-type="string">
            <text:p text:style-name="P4"><text:span text:style-name="T3">5.219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13</text:span></text:p>
          </table:table-cell>
          <table:table-cell table:style-name="Tabela1.B5" office:value-type="string">
            <text:p text:style-name="P3"><text:span text:style-name="T3">RENATO VIEIRA DANTAS BERNARD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6.170,1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9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14,59</text:span></text:p>
          </table:table-cell>
          <table:table-cell table:style-name="Tabela1.E43" office:value-type="string">
            <text:p text:style-name="P4"><text:span text:style-name="T3">24.355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0</text:span></text:p>
          </table:table-cell>
          <table:table-cell table:style-name="Tabela1.B5" office:value-type="string">
            <text:p text:style-name="P3"><text:span text:style-name="T3">RENE ANTONIO ERB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28.019,21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70</text:span></text:p>
          </table:table-cell>
          <table:table-cell table:style-name="Tabela1.B5" office:value-type="string">
            <text:p text:style-name="P3"><text:span text:style-name="T3">RENIVALDO LIMA SAMPAI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SETOR DE TRANSPORTES/DAA/DA/SG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3.123,75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97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4.017,21</text:span></text:p>
          </table:table-cell>
          <table:table-cell table:style-name="Tabela1.E43" office:value-type="string">
            <text:p text:style-name="P4"><text:span text:style-name="T3">1.197,34</text:span></text:p>
          </table:table-cell>
          <table:table-cell table:style-name="Tabela1.E43" office:value-type="string">
            <text:p text:style-name="P4"><text:span text:style-name="T3">1.642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9,47</text:span></text:p>
          </table:table-cell>
          <table:table-cell table:style-name="Tabela1.E43" office:value-type="string">
            <text:p text:style-name="P4"><text:span text:style-name="T3">11.177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3</text:span></text:p>
          </table:table-cell>
          <table:table-cell table:style-name="Tabela1.B5" office:value-type="string">
            <text:p text:style-name="P3"><text:span text:style-name="T3">RHAQUEL GLEYSIANE FARIAS NUN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7,17</text:span></text:p>
          </table:table-cell>
          <table:table-cell table:style-name="Tabela1.E43" office:value-type="string">
            <text:p text:style-name="P4"><text:span text:style-name="T3">9.052,22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577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42,39</text:span></text:p>
          </table:table-cell>
          <table:table-cell table:style-name="Tabela1.E43" office:value-type="string">
            <text:p text:style-name="P4"><text:span text:style-name="T3">7.809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9</text:span></text:p>
          </table:table-cell>
          <table:table-cell table:style-name="Tabela1.B5" office:value-type="string">
            <text:p text:style-name="P3"><text:span text:style-name="T3">RICARDO MACHADO OLIVEI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UMBAU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843,4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3.329,0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651,99</text:span></text:p>
          </table:table-cell>
          <table:table-cell table:style-name="Tabela1.E43" office:value-type="string">
            <text:p text:style-name="P4"><text:span text:style-name="T3">1.554,75</text:span></text:p>
          </table:table-cell>
          <table:table-cell table:style-name="Tabela1.E43" office:value-type="string">
            <text:p text:style-name="P4"><text:span text:style-name="T3">14.687,39</text:span></text:p>
          </table:table-cell>
          <table:table-cell table:style-name="Tabela1.E43" office:value-type="string">
            <text:p text:style-name="P4"><text:span text:style-name="T3">28.641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2</text:span></text:p>
          </table:table-cell>
          <table:table-cell table:style-name="Tabela1.B5" office:value-type="string">
            <text:p text:style-name="P3"><text:span text:style-name="T3">RICARDO MONTEIRO MOT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6.310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1.476,52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8.256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53</text:span></text:p>
          </table:table-cell>
          <table:table-cell table:style-name="Tabela1.B5" office:value-type="string">
            <text:p text:style-name="P3"><text:span text:style-name="T3">RICARDO ROUTMAN DA CUN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3.837,26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8.884,27</text:span></text:p>
          </table:table-cell>
          <table:table-cell table:style-name="Tabela1.E43" office:value-type="string">
            <text:p text:style-name="P4"><text:span text:style-name="T3">1.073,00</text:span></text:p>
          </table:table-cell>
          <table:table-cell table:style-name="Tabela1.E43" office:value-type="string">
            <text:p text:style-name="P4"><text:span text:style-name="T3">3.071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44,09</text:span></text:p>
          </table:table-cell>
          <table:table-cell table:style-name="Tabela1.E43" office:value-type="string">
            <text:p text:style-name="P4"><text:span text:style-name="T3">14.740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</text:span></text:p>
          </table:table-cell>
          <table:table-cell table:style-name="Tabela1.B5" office:value-type="string">
            <text:p text:style-name="P3"><text:span text:style-name="T3">RICARDO SOBRAL SOU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1.46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31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47,86</text:span></text:p>
          </table:table-cell>
          <table:table-cell table:style-name="Tabela1.E43" office:value-type="string">
            <text:p text:style-name="P4"><text:span text:style-name="T3">28.418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0</text:span></text:p>
          </table:table-cell>
          <table:table-cell table:style-name="Tabela1.B5" office:value-type="string">
            <text:p text:style-name="P3"><text:span text:style-name="T3">RICELLI VIEIRA DE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765,4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573,48</text:span></text:p>
          </table:table-cell>
          <table:table-cell table:style-name="Tabela1.E43" office:value-type="string">
            <text:p text:style-name="P4"><text:span text:style-name="T3">642,94</text:span></text:p>
          </table:table-cell>
          <table:table-cell table:style-name="Tabela1.E43" office:value-type="string">
            <text:p text:style-name="P4"><text:span text:style-name="T3">1.26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05,53</text:span></text:p>
          </table:table-cell>
          <table:table-cell table:style-name="Tabela1.E43" office:value-type="string">
            <text:p text:style-name="P4"><text:span text:style-name="T3">8.667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0</text:span></text:p>
          </table:table-cell>
          <table:table-cell table:style-name="Tabela1.B5" office:value-type="string">
            <text:p text:style-name="P3"><text:span text:style-name="T3">RITA DE CASSIA ARAGAO MELO GARCEZ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1</text:span></text:p>
          </table:table-cell>
          <table:table-cell table:style-name="Tabela1.B5" office:value-type="string">
            <text:p text:style-name="P3"><text:span text:style-name="T3">RIVALDO FRIAS DOS SANTOS JUNIO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20,70</text:span></text:p>
          </table:table-cell>
          <table:table-cell table:style-name="Tabela1.E43" office:value-type="string">
            <text:p text:style-name="P4"><text:span text:style-name="T3">3.386,95</text:span></text:p>
          </table:table-cell>
          <table:table-cell table:style-name="Tabela1.E43" office:value-type="string">
            <text:p text:style-name="P4"><text:span text:style-name="T3">40.512,30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107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88,58</text:span></text:p>
          </table:table-cell>
          <table:table-cell table:style-name="Tabela1.E43" office:value-type="string">
            <text:p text:style-name="P4"><text:span text:style-name="T3">27.923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</text:span></text:p>
          </table:table-cell>
          <table:table-cell table:style-name="Tabela1.B5" office:value-type="string">
            <text:p text:style-name="P3"><text:span text:style-name="T3">ROBERIO MESQUITA MATOS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4.846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3.583,24</text:span></text:p>
          </table:table-cell>
          <table:table-cell table:style-name="Tabela1.E43" office:value-type="string">
            <text:p text:style-name="P4"><text:span text:style-name="T3">1.438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38,53</text:span></text:p>
          </table:table-cell>
          <table:table-cell table:style-name="Tabela1.E43" office:value-type="string">
            <text:p text:style-name="P4"><text:span text:style-name="T3">12.144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8</text:span></text:p>
          </table:table-cell>
          <table:table-cell table:style-name="Tabela1.B5" office:value-type="string">
            <text:p text:style-name="P3"><text:span text:style-name="T3">ROBERTA ARAUJO DE MELO BRIT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76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685,35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2.455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3,41</text:span></text:p>
          </table:table-cell>
          <table:table-cell table:style-name="Tabela1.E43" office:value-type="string">
            <text:p text:style-name="P4"><text:span text:style-name="T3">11.811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9</text:span></text:p>
          </table:table-cell>
          <table:table-cell table:style-name="Tabela1.B5" office:value-type="string">
            <text:p text:style-name="P3"><text:span text:style-name="T3">ROBERTA CONCEICAO ALMEIDA NASCIMEN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1.395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11.399,24</text:span></text:p>
          </table:table-cell>
          <table:table-cell table:style-name="Tabela1.E43" office:value-type="string">
            <text:p text:style-name="P4"><text:span text:style-name="T3">1.172,25</text:span></text:p>
          </table:table-cell>
          <table:table-cell table:style-name="Tabela1.E43" office:value-type="string">
            <text:p text:style-name="P4"><text:span text:style-name="T3">1.110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83,15</text:span></text:p>
          </table:table-cell>
          <table:table-cell table:style-name="Tabela1.E43" office:value-type="string">
            <text:p text:style-name="P4"><text:span text:style-name="T3">9.116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12</text:span></text:p>
          </table:table-cell>
          <table:table-cell table:style-name="Tabela1.B5" office:value-type="string">
            <text:p text:style-name="P3"><text:span text:style-name="T3">ROBERTA GARCIA MORENO FRANCO TAVEIRA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93,10</text:span></text:p>
          </table:table-cell>
          <table:table-cell table:style-name="Tabela1.E43" office:value-type="string">
            <text:p text:style-name="P4"><text:span text:style-name="T3">6.779,2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6.654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7</text:span></text:p>
          </table:table-cell>
          <table:table-cell table:style-name="Tabela1.B5" office:value-type="string">
            <text:p text:style-name="P3"><text:span text:style-name="T3">ROBERTA LIMA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13.086,04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474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2,64</text:span></text:p>
          </table:table-cell>
          <table:table-cell table:style-name="Tabela1.E43" office:value-type="string">
            <text:p text:style-name="P4"><text:span text:style-name="T3">10.193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1</text:span></text:p>
          </table:table-cell>
          <table:table-cell table:style-name="Tabela1.B5" office:value-type="string">
            <text:p text:style-name="P3"><text:span text:style-name="T3">ROBERTA ROCHA DEDA CHAGAS</text:span></text:p>
          </table:table-cell>
          <table:table-cell table:style-name="Tabela1.B5" office:value-type="string">
            <text:p text:style-name="P3"><text:span text:style-name="T3">ASSESSOR DO DIRETOR DE TECNOLOGIA DA INFORMAÇÃO E COMUNICAÇÃO</text:span></text:p>
          </table:table-cell>
          <table:table-cell table:style-name="Tabela1.B5" office:value-type="string">
            <text:p text:style-name="P3"><text:span text:style-name="T3">DIVISAO DE DESIGN E MID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7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06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0,06</text:span></text:p>
          </table:table-cell>
          <table:table-cell table:style-name="Tabela1.E43" office:value-type="string">
            <text:p text:style-name="P4"><text:span text:style-name="T3">7.392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61</text:span></text:p>
          </table:table-cell>
          <table:table-cell table:style-name="Tabela1.B5" office:value-type="string">
            <text:p text:style-name="P3"><text:span text:style-name="T3">ROBERTA SANDRA REIS BARRETO SIQU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3.705,69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677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5.191,93</text:span></text:p>
          </table:table-cell>
          <table:table-cell table:style-name="Tabela1.E43" office:value-type="string">
            <text:p text:style-name="P4"><text:span text:style-name="T3">1.195,21</text:span></text:p>
          </table:table-cell>
          <table:table-cell table:style-name="Tabela1.E43" office:value-type="string">
            <text:p text:style-name="P4"><text:span text:style-name="T3">4.995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190,54</text:span></text:p>
          </table:table-cell>
          <table:table-cell table:style-name="Tabela1.E43" office:value-type="string">
            <text:p text:style-name="P4"><text:span text:style-name="T3">19.001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9</text:span></text:p>
          </table:table-cell>
          <table:table-cell table:style-name="Tabela1.B5" office:value-type="string">
            <text:p text:style-name="P3"><text:span text:style-name="T3">ROBERTA SOBRAL MANSOU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DO TRIBUNAL DO JURI - ARACAJU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768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0.897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2</text:span></text:p>
          </table:table-cell>
          <table:table-cell table:style-name="Tabela1.B5" office:value-type="string">
            <text:p text:style-name="P3"><text:span text:style-name="T3">ROBERTO ANDRUSYSZYN CELIN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606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118,63</text:span></text:p>
          </table:table-cell>
          <table:table-cell table:style-name="Tabela1.E43" office:value-type="string">
            <text:p text:style-name="P4"><text:span text:style-name="T3">509,27</text:span></text:p>
          </table:table-cell>
          <table:table-cell table:style-name="Tabela1.E43" office:value-type="string">
            <text:p text:style-name="P4"><text:span text:style-name="T3">114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3,72</text:span></text:p>
          </table:table-cell>
          <table:table-cell table:style-name="Tabela1.E43" office:value-type="string">
            <text:p text:style-name="P4"><text:span text:style-name="T3">5.494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7</text:span></text:p>
          </table:table-cell>
          <table:table-cell table:style-name="Tabela1.B5" office:value-type="string">
            <text:p text:style-name="P3"><text:span text:style-name="T3">RODOLFO GALVAO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11.484,74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9.169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7</text:span></text:p>
          </table:table-cell>
          <table:table-cell table:style-name="Tabela1.B5" office:value-type="string">
            <text:p text:style-name="P3"><text:span text:style-name="T3">RODOMARQUES NASCIMENT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97,77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20.771,70</text:span></text:p>
          </table:table-cell>
          <table:table-cell table:style-name="Tabela1.E43" office:value-type="string">
            <text:p text:style-name="P4"><text:span text:style-name="T3">80.811,19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12.809,27</text:span></text:p>
          </table:table-cell>
          <table:table-cell table:style-name="Tabela1.E43" office:value-type="string">
            <text:p text:style-name="P4"><text:span text:style-name="T3">2.536,88</text:span></text:p>
          </table:table-cell>
          <table:table-cell table:style-name="Tabela1.E43" office:value-type="string">
            <text:p text:style-name="P4"><text:span text:style-name="T3">20.457,67</text:span></text:p>
          </table:table-cell>
          <table:table-cell table:style-name="Tabela1.E43" office:value-type="string">
            <text:p text:style-name="P4"><text:span text:style-name="T3">60.353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7</text:span></text:p>
          </table:table-cell>
          <table:table-cell table:style-name="Tabela1.B5" office:value-type="string">
            <text:p text:style-name="P3"><text:span text:style-name="T3">RODRIGO MUNIZ DE ME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O TRIBUNAL DO JURI - ARACAJU 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1.046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202,31</text:span></text:p>
          </table:table-cell>
          <table:table-cell table:style-name="Tabela1.E43" office:value-type="string">
            <text:p text:style-name="P4"><text:span text:style-name="T3">1.123,40</text:span></text:p>
          </table:table-cell>
          <table:table-cell table:style-name="Tabela1.E43" office:value-type="string">
            <text:p text:style-name="P4"><text:span text:style-name="T3">924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7,52</text:span></text:p>
          </table:table-cell>
          <table:table-cell table:style-name="Tabela1.E43" office:value-type="string">
            <text:p text:style-name="P4"><text:span text:style-name="T3">8.154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02</text:span></text:p>
          </table:table-cell>
          <table:table-cell table:style-name="Tabela1.B5" office:value-type="string">
            <text:p text:style-name="P3"><text:span text:style-name="T3">ROGER GOMES CARVALHO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76</text:span></text:p>
          </table:table-cell>
          <table:table-cell table:style-name="Tabela1.B5" office:value-type="string">
            <text:p text:style-name="P3"><text:span text:style-name="T3">ROGERIO DOS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3.306,56</text:span></text:p>
          </table:table-cell>
          <table:table-cell table:style-name="Tabela1.E43" office:value-type="string">
            <text:p text:style-name="P4"><text:span text:style-name="T3">1.83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7.869,46</text:span></text:p>
          </table:table-cell>
          <table:table-cell table:style-name="Tabela1.E43" office:value-type="string">
            <text:p text:style-name="P4"><text:span text:style-name="T3">720,36</text:span></text:p>
          </table:table-cell>
          <table:table-cell table:style-name="Tabela1.E43" office:value-type="string">
            <text:p text:style-name="P4"><text:span text:style-name="T3">96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16,79</text:span></text:p>
          </table:table-cell>
          <table:table-cell table:style-name="Tabela1.E43" office:value-type="string">
            <text:p text:style-name="P4"><text:span text:style-name="T3">7.052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1</text:span></text:p>
          </table:table-cell>
          <table:table-cell table:style-name="Tabela1.B5" office:value-type="string">
            <text:p text:style-name="P3"><text:span text:style-name="T3">ROGERIO FERREIRA D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6ª PROMOTORIA DE JUSTICA CRIMINAL DE ARACAJU (6ª VARA CRIMINAL)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9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1.606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74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90,63</text:span></text:p>
          </table:table-cell>
          <table:table-cell table:style-name="Tabela1.E43" office:value-type="string">
            <text:p text:style-name="P4"><text:span text:style-name="T3">28.415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8</text:span></text:p>
          </table:table-cell>
          <table:table-cell table:style-name="Tabela1.B5" office:value-type="string">
            <text:p text:style-name="P3"><text:span text:style-name="T3">ROMULO ARAGAO COSTA ME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12.691,39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33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96,19</text:span></text:p>
          </table:table-cell>
          <table:table-cell table:style-name="Tabela1.E43" office:value-type="string">
            <text:p text:style-name="P4"><text:span text:style-name="T3">9.895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5</text:span></text:p>
          </table:table-cell>
          <table:table-cell table:style-name="Tabela1.B5" office:value-type="string">
            <text:p text:style-name="P3"><text:span text:style-name="T3">ROMULO HENRIQUE RIBEIRO DE OLIVEIR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5</text:span></text:p>
          </table:table-cell>
          <table:table-cell table:style-name="Tabela1.B5" office:value-type="string">
            <text:p text:style-name="P3"><text:span text:style-name="T3">ROMULO LINS ALVE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001,17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2.183,82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599,85</text:span></text:p>
          </table:table-cell>
          <table:table-cell table:style-name="Tabela1.E43" office:value-type="string">
            <text:p text:style-name="P4"><text:span text:style-name="T3">712,50</text:span></text:p>
          </table:table-cell>
          <table:table-cell table:style-name="Tabela1.E43" office:value-type="string">
            <text:p text:style-name="P4"><text:span text:style-name="T3">13.793,00</text:span></text:p>
          </table:table-cell>
          <table:table-cell table:style-name="Tabela1.E43" office:value-type="string">
            <text:p text:style-name="P4"><text:span text:style-name="T3">28.390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4</text:span></text:p>
          </table:table-cell>
          <table:table-cell table:style-name="Tabela1.B5" office:value-type="string">
            <text:p text:style-name="P3"><text:span text:style-name="T3">ROMULO NUNES FREIRE FONT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ASSESSORIA DO COLEGIO DE PROCURADORES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0</text:span></text:p>
          </table:table-cell>
          <table:table-cell table:style-name="Tabela1.B5" office:value-type="string">
            <text:p text:style-name="P3"><text:span text:style-name="T3">RONALD NASCIMENTO DE JESU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1.014,16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050,35</text:span></text:p>
          </table:table-cell>
          <table:table-cell table:style-name="Tabela1.E43" office:value-type="string">
            <text:p text:style-name="P4"><text:span text:style-name="T3">709,91</text:span></text:p>
          </table:table-cell>
          <table:table-cell table:style-name="Tabela1.E43" office:value-type="string">
            <text:p text:style-name="P4"><text:span text:style-name="T3">1.76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78,81</text:span></text:p>
          </table:table-cell>
          <table:table-cell table:style-name="Tabela1.E43" office:value-type="string">
            <text:p text:style-name="P4"><text:span text:style-name="T3">10.571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1</text:span></text:p>
          </table:table-cell>
          <table:table-cell table:style-name="Tabela1.B5" office:value-type="string">
            <text:p text:style-name="P3"><text:span text:style-name="T3">RONNIE CHARLSON ALVES SILVA</text:span></text:p>
          </table:table-cell>
          <table:table-cell table:style-name="Tabela1.B5" office:value-type="string">
            <text:p text:style-name="P3"><text:span text:style-name="T3">ASSESSOR DE TECNOLOGIA DA INFORMAÇÃO E COMUNICAÇÃO 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6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4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36</text:span></text:p>
          </table:table-cell>
          <table:table-cell table:style-name="Tabela1.E43" office:value-type="string">
            <text:p text:style-name="P4"><text:span text:style-name="T3">5.865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0</text:span></text:p>
          </table:table-cell>
          <table:table-cell table:style-name="Tabela1.B5" office:value-type="string">
            <text:p text:style-name="P3"><text:span text:style-name="T3">ROOSEVELT BATISTA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6</text:span></text:p>
          </table:table-cell>
          <table:table-cell table:style-name="Tabela1.B5" office:value-type="string">
            <text:p text:style-name="P3"><text:span text:style-name="T3">ROOSEVELT CHRISTIAN DANTAS ALBUQUERQUE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41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64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5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5,78</text:span></text:p>
          </table:table-cell>
          <table:table-cell table:style-name="Tabela1.E43" office:value-type="string">
            <text:p text:style-name="P4"><text:span text:style-name="T3">2.778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1</text:span></text:p>
          </table:table-cell>
          <table:table-cell table:style-name="Tabela1.B5" office:value-type="string">
            <text:p text:style-name="P3"><text:span text:style-name="T3">ROQUE JOSE DE SOUSA N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PROMOCAO DA IGUALDADE ETNICO RACIAL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975,81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501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3,51</text:span></text:p>
          </table:table-cell>
          <table:table-cell table:style-name="Tabela1.E43" office:value-type="string">
            <text:p text:style-name="P4"><text:span text:style-name="T3">6.662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31</text:span></text:p>
          </table:table-cell>
          <table:table-cell table:style-name="Tabela1.B5" office:value-type="string">
            <text:p text:style-name="P3"><text:span text:style-name="T3">ROSA MARIA FRAGA SANTOS</text:span></text:p>
          </table:table-cell>
          <table:table-cell table:style-name="Tabela1.B5" office:value-type="string">
            <text:p text:style-name="P3"><text:span text:style-name="T3">ASSESSOR DA COORDENADORIA-GERAL</text:span></text:p>
          </table:table-cell>
          <table:table-cell table:style-name="Tabela1.B5" office:value-type="string">
            <text:p text:style-name="P3"><text:span text:style-name="T3">GABINETE DO COORDENADOR GERAL -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869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4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36</text:span></text:p>
          </table:table-cell>
          <table:table-cell table:style-name="Tabela1.E43" office:value-type="string">
            <text:p text:style-name="P4"><text:span text:style-name="T3">6.168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25</text:span></text:p>
          </table:table-cell>
          <table:table-cell table:style-name="Tabela1.B5" office:value-type="string">
            <text:p text:style-name="P3"><text:span text:style-name="T3">ROSA SOARES DOS SANTOS CARDOSO</text:span></text:p>
          </table:table-cell>
          <table:table-cell table:style-name="Tabela1.B5" office:value-type="string">
            <text:p text:style-name="P3"><text:span text:style-name="T3">PROFESSOR - requisitado</text:span></text:p>
          </table:table-cell>
          <table:table-cell table:style-name="Tabela1.B5" office:value-type="string">
            <text:p text:style-name="P3"><text:span text:style-name="T3">TRIAGEM TECNICA DAS PROMOTORIAS DE JUSTICA DE SIMAO DIA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.267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4.199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3</text:span></text:p>
          </table:table-cell>
          <table:table-cell table:style-name="Tabela1.B5" office:value-type="string">
            <text:p text:style-name="P3"><text:span text:style-name="T3">ROSANE GONCALVES DOS SANTO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4.800,7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4.010,00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252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732,76</text:span></text:p>
          </table:table-cell>
          <table:table-cell table:style-name="Tabela1.E43" office:value-type="string">
            <text:p text:style-name="P4"><text:span text:style-name="T3">30.277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9</text:span></text:p>
          </table:table-cell>
          <table:table-cell table:style-name="Tabela1.B5" office:value-type="string">
            <text:p text:style-name="P3"><text:span text:style-name="T3">ROSANGELA DE OLIVEIRA SANTO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9</text:span></text:p>
          </table:table-cell>
          <table:table-cell table:style-name="Tabela1.B5" office:value-type="string">
            <text:p text:style-name="P3"><text:span text:style-name="T3">ROSECLEIDE ALCANTARA DE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23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90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6,05</text:span></text:p>
          </table:table-cell>
          <table:table-cell table:style-name="Tabela1.E43" office:value-type="string">
            <text:p text:style-name="P4"><text:span text:style-name="T3">7.386,77</text:span></text:p>
          </table:table-cell>
          <table:table-cell table:style-name="Tabela1.E43" office:value-type="string">
            <text:p text:style-name="P4"><text:span text:style-name="T3">457,88</text:span></text:p>
          </table:table-cell>
          <table:table-cell table:style-name="Tabela1.E43" office:value-type="string">
            <text:p text:style-name="P4"><text:span text:style-name="T3">173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31,63</text:span></text:p>
          </table:table-cell>
          <table:table-cell table:style-name="Tabela1.E43" office:value-type="string">
            <text:p text:style-name="P4"><text:span text:style-name="T3">6.755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8</text:span></text:p>
          </table:table-cell>
          <table:table-cell table:style-name="Tabela1.B5" office:value-type="string">
            <text:p text:style-name="P3"><text:span text:style-name="T3">ROSELIA ALVES DA SILVA MALT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591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2.754,1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2.682,15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0"/><text:span text:style-name="T3">690</text:span></text:p>
          </table:table-cell>
          <table:table-cell table:style-name="Tabela1.B5" office:value-type="string">
            <text:p text:style-name="P3"><text:span text:style-name="T3">ROSENALDO ARAGAO LIMA JUNIOR</text:span></text:p>
          </table:table-cell>
          <table:table-cell table:style-name="Tabela1.B5" office:value-type="string">
            <text:p text:style-name="P3"><text:span text:style-name="T3">ASSESSOR DO GAB. DO PROC. G. DE JUSTIÇA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15,72</text:span></text:p>
          </table:table-cell>
          <table:table-cell table:style-name="Tabela1.E43" office:value-type="string">
            <text:p text:style-name="P4"><text:span text:style-name="T3">11.053,44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172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9,93</text:span></text:p>
          </table:table-cell>
          <table:table-cell table:style-name="Tabela1.E43" office:value-type="string">
            <text:p text:style-name="P4"><text:span text:style-name="T3">10.423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83</text:span></text:p>
          </table:table-cell>
          <table:table-cell table:style-name="Tabela1.B5" office:value-type="string">
            <text:p text:style-name="P3"><text:span text:style-name="T3">ROSIVALDO SANTOS DA CRUZ</text:span></text:p>
          </table:table-cell>
          <table:table-cell table:style-name="Tabela1.B5" office:value-type="string">
            <text:p text:style-name="P3"><text:span text:style-name="T3">CHEFE DE SERVIÇOS DE MANUTENÇÃO-INTERIOR</text:span></text:p>
          </table:table-cell>
          <table:table-cell table:style-name="Tabela1.B5" office:value-type="string">
            <text:p text:style-name="P3"><text:span text:style-name="T3">SERVICOS MANUTENCAO INTERIOR/DAA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1,32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8.493,04</text:span></text:p>
          </table:table-cell>
          <table:table-cell table:style-name="Tabela1.E43" office:value-type="string">
            <text:p text:style-name="P4"><text:span text:style-name="T3">643,84</text:span></text:p>
          </table:table-cell>
          <table:table-cell table:style-name="Tabela1.E43" office:value-type="string">
            <text:p text:style-name="P4"><text:span text:style-name="T3">43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79,64</text:span></text:p>
          </table:table-cell>
          <table:table-cell table:style-name="Tabela1.E43" office:value-type="string">
            <text:p text:style-name="P4"><text:span text:style-name="T3">7.413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4</text:span></text:p>
          </table:table-cell>
          <table:table-cell table:style-name="Tabela1.B5" office:value-type="string">
            <text:p text:style-name="P3"><text:span text:style-name="T3">RUBENS DOS SANTOS</text:span></text:p>
          </table:table-cell>
          <table:table-cell table:style-name="Tabela1.B5" office:value-type="string">
            <text:p text:style-name="P3"><text:span text:style-name="T3">CAPITÃ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49</text:span></text:p>
          </table:table-cell>
          <table:table-cell table:style-name="Tabela1.B5" office:value-type="string">
            <text:p text:style-name="P3"><text:span text:style-name="T3">RUBENS ESTEVES DE MOURA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7</text:span></text:p>
          </table:table-cell>
          <table:table-cell table:style-name="Tabela1.B5" office:value-type="string">
            <text:p text:style-name="P3"><text:span text:style-name="T3">RUIRONALDI DOS SANTOS CRUZ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308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474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2,64</text:span></text:p>
          </table:table-cell>
          <table:table-cell table:style-name="Tabela1.E43" office:value-type="string">
            <text:p text:style-name="P4"><text:span text:style-name="T3">9.415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</text:span></text:p>
          </table:table-cell>
          <table:table-cell table:style-name="Tabela1.B5" office:value-type="string">
            <text:p text:style-name="P3"><text:span text:style-name="T3">RUTH ARAUJO FALCAO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4</text:span></text:p>
          </table:table-cell>
          <table:table-cell table:style-name="Tabela1.B5" office:value-type="string">
            <text:p text:style-name="P3"><text:span text:style-name="T3">RUY WANDERLA DE OLIV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4</text:span></text:p>
          </table:table-cell>
          <table:table-cell table:style-name="Tabela1.B5" office:value-type="string">
            <text:p text:style-name="P3"><text:span text:style-name="T3">SALVIO HENRIQUE DA ROCHA COST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3</text:span></text:p>
          </table:table-cell>
          <table:table-cell table:style-name="Tabela1.B5" office:value-type="string">
            <text:p text:style-name="P3"><text:span text:style-name="T3">SAMUEL NEVES DE OLIVEI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0</text:span></text:p>
          </table:table-cell>
          <table:table-cell table:style-name="Tabela1.B5" office:value-type="string">
            <text:p text:style-name="P3"><text:span text:style-name="T3">SANDRA AUGUSTA BARRETO ROLLEMBERG CONRADO</text:span></text:p>
          </table:table-cell>
          <table:table-cell table:style-name="Tabela1.B5" office:value-type="string">
            <text:p text:style-name="P3"><text:span text:style-name="T3">Assessor do Diretor Financeiro</text:span></text:p>
          </table:table-cell>
          <table:table-cell table:style-name="Tabela1.B5" office:value-type="string">
            <text:p text:style-name="P3"><text:span text:style-name="T3">DIRETORIA FINANCE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65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7,92</text:span></text:p>
          </table:table-cell>
          <table:table-cell table:style-name="Tabela1.E43" office:value-type="string">
            <text:p text:style-name="P4"><text:span text:style-name="T3">7.747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6</text:span></text:p>
          </table:table-cell>
          <table:table-cell table:style-name="Tabela1.B5" office:value-type="string">
            <text:p text:style-name="P3"><text:span text:style-name="T3">SANDRA ELIZABETH DE ALMEIDA RAM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768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5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18,71</text:span></text:p>
          </table:table-cell>
          <table:table-cell table:style-name="Tabela1.E43" office:value-type="string">
            <text:p text:style-name="P4"><text:span text:style-name="T3">10.949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3</text:span></text:p>
          </table:table-cell>
          <table:table-cell table:style-name="Tabela1.B5" office:value-type="string">
            <text:p text:style-name="P3"><text:span text:style-name="T3">SANDRO DE REZENDE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71,97</text:span></text:p>
          </table:table-cell>
          <table:table-cell table:style-name="Tabela1.E43" office:value-type="string">
            <text:p text:style-name="P4"><text:span text:style-name="T3">3.73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58,53</text:span></text:p>
          </table:table-cell>
          <table:table-cell table:style-name="Tabela1.E43" office:value-type="string">
            <text:p text:style-name="P4"><text:span text:style-name="T3">23.470,81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2.755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24,42</text:span></text:p>
          </table:table-cell>
          <table:table-cell table:style-name="Tabela1.E43" office:value-type="string">
            <text:p text:style-name="P4"><text:span text:style-name="T3">19.146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9</text:span></text:p>
          </table:table-cell>
          <table:table-cell table:style-name="Tabela1.B5" office:value-type="string">
            <text:p text:style-name="P3"><text:span text:style-name="T3">SANDRO LUIZ DA COST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687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6.153,7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31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47,86</text:span></text:p>
          </table:table-cell>
          <table:table-cell table:style-name="Tabela1.E43" office:value-type="string">
            <text:p text:style-name="P4"><text:span text:style-name="T3">43.105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6</text:span></text:p>
          </table:table-cell>
          <table:table-cell table:style-name="Tabela1.B5" office:value-type="string">
            <text:p text:style-name="P3"><text:span text:style-name="T3">SANDRO STEFANO SA AZEVED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219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56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69,35</text:span></text:p>
          </table:table-cell>
          <table:table-cell table:style-name="Tabela1.E43" office:value-type="string">
            <text:p text:style-name="P4"><text:span text:style-name="T3">10.149,99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654</text:span></text:p>
          </table:table-cell>
          <table:table-cell table:style-name="Tabela1.B5" office:value-type="string">
            <text:p text:style-name="P3"><text:span text:style-name="T3">SAULO DOS SANTOS LOPES CRUZ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13.219,89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70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63</text:span></text:p>
          </table:table-cell>
          <table:table-cell table:style-name="Tabela1.E43" office:value-type="string">
            <text:p text:style-name="P4"><text:span text:style-name="T3">10.046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70</text:span></text:p>
          </table:table-cell>
          <table:table-cell table:style-name="Tabela1.B5" office:value-type="string">
            <text:p text:style-name="P3"><text:span text:style-name="T3">SAULO MORAIS DE ANDRADE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3.079,94</text:span></text:p>
          </table:table-cell>
          <table:table-cell table:style-name="Tabela1.E43" office:value-type="string">
            <text:p text:style-name="P4"><text:span text:style-name="T3">2.484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552,04</text:span></text:p>
          </table:table-cell>
          <table:table-cell table:style-name="Tabela1.E43" office:value-type="string">
            <text:p text:style-name="P4"><text:span text:style-name="T3">1.664,47</text:span></text:p>
          </table:table-cell>
          <table:table-cell table:style-name="Tabela1.E43" office:value-type="string">
            <text:p text:style-name="P4"><text:span text:style-name="T3">2.52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85,97</text:span></text:p>
          </table:table-cell>
          <table:table-cell table:style-name="Tabela1.E43" office:value-type="string">
            <text:p text:style-name="P4"><text:span text:style-name="T3">12.366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8</text:span></text:p>
          </table:table-cell>
          <table:table-cell table:style-name="Tabela1.B5" office:value-type="string">
            <text:p text:style-name="P3"><text:span text:style-name="T3">SAVIO AUGUSTO SOBRAL GARCEZ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9</text:span></text:p>
          </table:table-cell>
          <table:table-cell table:style-name="Tabela1.B5" office:value-type="string">
            <text:p text:style-name="P3"><text:span text:style-name="T3">SAVIO AUGUSTO SOBRAL GARCEZ</text:span></text:p>
          </table:table-cell>
          <table:table-cell table:style-name="Tabela1.B5" office:value-type="string">
            <text:p text:style-name="P3"><text:span text:style-name="T3">DIRETOR DE RECURSOS HUMANOS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3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1.438,04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717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45,86</text:span></text:p>
          </table:table-cell>
          <table:table-cell table:style-name="Tabela1.E43" office:value-type="string">
            <text:p text:style-name="P4"><text:span text:style-name="T3">8.892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3</text:span></text:p>
          </table:table-cell>
          <table:table-cell table:style-name="Tabela1.B5" office:value-type="string">
            <text:p text:style-name="P3"><text:span text:style-name="T3">SAVIO ROBERTO AMORIM ARAGAO SILVA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780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856,90</text:span></text:p>
          </table:table-cell>
          <table:table-cell table:style-name="Tabela1.E43" office:value-type="string">
            <text:p text:style-name="P4"><text:span text:style-name="T3">1.495,05</text:span></text:p>
          </table:table-cell>
          <table:table-cell table:style-name="Tabela1.E43" office:value-type="string">
            <text:p text:style-name="P4"><text:span text:style-name="T3">1.656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1,25</text:span></text:p>
          </table:table-cell>
          <table:table-cell table:style-name="Tabela1.E43" office:value-type="string">
            <text:p text:style-name="P4"><text:span text:style-name="T3">9.705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9</text:span></text:p>
          </table:table-cell>
          <table:table-cell table:style-name="Tabela1.B5" office:value-type="string">
            <text:p text:style-name="P3"><text:span text:style-name="T3">SERGIO DA FONSECA SANTOS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64</text:span></text:p>
          </table:table-cell>
          <table:table-cell table:style-name="Tabela1.B5" office:value-type="string">
            <text:p text:style-name="P3"><text:span text:style-name="T3">SERGIO DOS SANTOS SILVA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27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34,80</text:span></text:p>
          </table:table-cell>
          <table:table-cell table:style-name="Tabela1.E43" office:value-type="string">
            <text:p text:style-name="P4"><text:span text:style-name="T3">5.92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926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56</text:span></text:p>
          </table:table-cell>
          <table:table-cell table:style-name="Tabela1.B5" office:value-type="string">
            <text:p text:style-name="P3"><text:span text:style-name="T3">SERGIO WALDEMAR BARRETO RODRIGUES FILH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5.409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39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7,51</text:span></text:p>
          </table:table-cell>
          <table:table-cell table:style-name="Tabela1.E43" office:value-type="string">
            <text:p text:style-name="P4"><text:span text:style-name="T3">12.241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7</text:span></text:p>
          </table:table-cell>
          <table:table-cell table:style-name="Tabela1.B5" office:value-type="string">
            <text:p text:style-name="P3"><text:span text:style-name="T3">SHEILA ANDRADE ARAUJO MA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OS DIREITOS DA MULHER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6,4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456,33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1.257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18,37</text:span></text:p>
          </table:table-cell>
          <table:table-cell table:style-name="Tabela1.E43" office:value-type="string">
            <text:p text:style-name="P4"><text:span text:style-name="T3">9.337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7</text:span></text:p>
          </table:table-cell>
          <table:table-cell table:style-name="Tabela1.B5" office:value-type="string">
            <text:p text:style-name="P3"><text:span text:style-name="T3">SHEILA CUSTODIO LEAL NOVAES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2.611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422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0,50</text:span></text:p>
          </table:table-cell>
          <table:table-cell table:style-name="Tabela1.E43" office:value-type="string">
            <text:p text:style-name="P4"><text:span text:style-name="T3">9.771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5</text:span></text:p>
          </table:table-cell>
          <table:table-cell table:style-name="Tabela1.B5" office:value-type="string">
            <text:p text:style-name="P3"><text:span text:style-name="T3">SHIRLANE BARBOS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338,04</text:span></text:p>
          </table:table-cell>
          <table:table-cell table:style-name="Tabela1.E43" office:value-type="string">
            <text:p text:style-name="P4"><text:span text:style-name="T3">722,41</text:span></text:p>
          </table:table-cell>
          <table:table-cell table:style-name="Tabela1.E43" office:value-type="string">
            <text:p text:style-name="P4"><text:span text:style-name="T3">362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4,75</text:span></text:p>
          </table:table-cell>
          <table:table-cell table:style-name="Tabela1.E43" office:value-type="string">
            <text:p text:style-name="P4"><text:span text:style-name="T3">6.253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5</text:span></text:p>
          </table:table-cell>
          <table:table-cell table:style-name="Tabela1.B5" office:value-type="string">
            <text:p text:style-name="P3"><text:span text:style-name="T3">SIDIVAL DOS SANTOS FREITA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9</text:span></text:p>
          </table:table-cell>
          <table:table-cell table:style-name="Tabela1.B5" office:value-type="string">
            <text:p text:style-name="P3"><text:span text:style-name="T3">SILENE MARIA DE FRANCA JANSSEN</text:span></text:p>
          </table:table-cell>
          <table:table-cell table:style-name="Tabela1.B5" office:value-type="string">
            <text:p text:style-name="P3"><text:span text:style-name="T3">Chefe do Núcleo de Contabilidade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7.161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259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6,89</text:span></text:p>
          </table:table-cell>
          <table:table-cell table:style-name="Tabela1.E43" office:value-type="string">
            <text:p text:style-name="P4"><text:span text:style-name="T3">6.444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79</text:span></text:p>
          </table:table-cell>
          <table:table-cell table:style-name="Tabela1.B5" office:value-type="string">
            <text:p text:style-name="P3"><text:span text:style-name="T3">SILVIA BRITO LUDUVICE</text:span></text:p>
          </table:table-cell>
          <table:table-cell table:style-name="Tabela1.B5" office:value-type="string">
            <text:p text:style-name="P3"><text:span text:style-name="T3">ASSESSOR DE APOIO OPERACIONAL 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3,09</text:span></text:p>
          </table:table-cell>
          <table:table-cell table:style-name="Tabela1.E43" office:value-type="string">
            <text:p text:style-name="P4"><text:span text:style-name="T3">1.855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7.722,54</text:span></text:p>
          </table:table-cell>
          <table:table-cell table:style-name="Tabela1.E43" office:value-type="string">
            <text:p text:style-name="P4"><text:span text:style-name="T3">286,17</text:span></text:p>
          </table:table-cell>
          <table:table-cell table:style-name="Tabela1.E43" office:value-type="string">
            <text:p text:style-name="P4"><text:span text:style-name="T3">7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59,91</text:span></text:p>
          </table:table-cell>
          <table:table-cell table:style-name="Tabela1.E43" office:value-type="string">
            <text:p text:style-name="P4"><text:span text:style-name="T3">7.362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52</text:span></text:p>
          </table:table-cell>
          <table:table-cell table:style-name="Tabela1.B5" office:value-type="string">
            <text:p text:style-name="P3"><text:span text:style-name="T3">SILVIA FERNANDA CARVALHO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O TRIBUNAL DO JURI - ARACAJU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383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033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5</text:span></text:p>
          </table:table-cell>
          <table:table-cell table:style-name="Tabela1.B5" office:value-type="string">
            <text:p text:style-name="P3"><text:span text:style-name="T3">SILVIA FRANCA DE SOUZA MORELLI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538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141,17</text:span></text:p>
          </table:table-cell>
          <table:table-cell table:style-name="Tabela1.E43" office:value-type="string">
            <text:p text:style-name="P4"><text:span text:style-name="T3">792,42</text:span></text:p>
          </table:table-cell>
          <table:table-cell table:style-name="Tabela1.E43" office:value-type="string">
            <text:p text:style-name="P4"><text:span text:style-name="T3">469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1,69</text:span></text:p>
          </table:table-cell>
          <table:table-cell table:style-name="Tabela1.E43" office:value-type="string">
            <text:p text:style-name="P4"><text:span text:style-name="T3">6.879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0</text:span></text:p>
          </table:table-cell>
          <table:table-cell table:style-name="Tabela1.B5" office:value-type="string">
            <text:p text:style-name="P3"><text:span text:style-name="T3">SILVIA NUNES LEAL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30.40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834,66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720,08</text:span></text:p>
          </table:table-cell>
          <table:table-cell table:style-name="Tabela1.E43" office:value-type="string">
            <text:p text:style-name="P4"><text:span text:style-name="T3">4.256,62</text:span></text:p>
          </table:table-cell>
          <table:table-cell table:style-name="Tabela1.E43" office:value-type="string">
            <text:p text:style-name="P4"><text:span text:style-name="T3">8.200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57,44</text:span></text:p>
          </table:table-cell>
          <table:table-cell table:style-name="Tabela1.E43" office:value-type="string">
            <text:p text:style-name="P4"><text:span text:style-name="T3">27.262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6</text:span></text:p>
          </table:table-cell>
          <table:table-cell table:style-name="Tabela1.B5" office:value-type="string">
            <text:p text:style-name="P3"><text:span text:style-name="T3">SILVIA ROBERTA FERREIRA TAVARES</text:span></text:p>
          </table:table-cell>
          <table:table-cell table:style-name="Tabela1.B5" office:value-type="string">
            <text:p text:style-name="P3"><text:span text:style-name="T3">ANALISTA DO MP - ENGENHARIA CIVIL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662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650,61</text:span></text:p>
          </table:table-cell>
          <table:table-cell table:style-name="Tabela1.E43" office:value-type="string">
            <text:p text:style-name="P4"><text:span text:style-name="T3">1.396,17</text:span></text:p>
          </table:table-cell>
          <table:table-cell table:style-name="Tabela1.E43" office:value-type="string">
            <text:p text:style-name="P4"><text:span text:style-name="T3">1.626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2,83</text:span></text:p>
          </table:table-cell>
          <table:table-cell table:style-name="Tabela1.E43" office:value-type="string">
            <text:p text:style-name="P4"><text:span text:style-name="T3">9.627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5</text:span></text:p>
          </table:table-cell>
          <table:table-cell table:style-name="Tabela1.B5" office:value-type="string">
            <text:p text:style-name="P3"><text:span text:style-name="T3">SILVIA TAMARA MENDONCA DO CARM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719,41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2.71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19,47</text:span></text:p>
          </table:table-cell>
          <table:table-cell table:style-name="Tabela1.E43" office:value-type="string">
            <text:p text:style-name="P4"><text:span text:style-name="T3">12.499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</text:span></text:p>
          </table:table-cell>
          <table:table-cell table:style-name="Tabela1.B5" office:value-type="string">
            <text:p text:style-name="P3"><text:span text:style-name="T3">SILVIO ROBERTO MATOS EUZEBI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6.413,1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9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14,59</text:span></text:p>
          </table:table-cell>
          <table:table-cell table:style-name="Tabela1.E43" office:value-type="string">
            <text:p text:style-name="P4"><text:span text:style-name="T3">24.598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5</text:span></text:p>
          </table:table-cell>
          <table:table-cell table:style-name="Tabela1.B5" office:value-type="string">
            <text:p text:style-name="P3"><text:span text:style-name="T3">SIMONE FELICIO DOS SANTOS</text:span></text:p>
          </table:table-cell>
          <table:table-cell table:style-name="Tabela1.B5" office:value-type="string">
            <text:p text:style-name="P3"><text:span text:style-name="T3">ANALISTA DO MP - SERVIÇO SOCI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2.202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2,74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6.518,17</text:span></text:p>
          </table:table-cell>
          <table:table-cell table:style-name="Tabela1.E43" office:value-type="string">
            <text:p text:style-name="P4"><text:span text:style-name="T3">1.541,60</text:span></text:p>
          </table:table-cell>
          <table:table-cell table:style-name="Tabela1.E43" office:value-type="string">
            <text:p text:style-name="P4"><text:span text:style-name="T3">2.447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89,56</text:span></text:p>
          </table:table-cell>
          <table:table-cell table:style-name="Tabela1.E43" office:value-type="string">
            <text:p text:style-name="P4"><text:span text:style-name="T3">12.528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7</text:span></text:p>
          </table:table-cell>
          <table:table-cell table:style-name="Tabela1.B5" office:value-type="string">
            <text:p text:style-name="P3"><text:span text:style-name="T3">SOLANO LUCIO DE OLIVEIRA SILV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1.68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555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272,47</text:span></text:p>
          </table:table-cell>
          <table:table-cell table:style-name="Tabela1.E43" office:value-type="string">
            <text:p text:style-name="P4"><text:span text:style-name="T3">28.951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0</text:span></text:p>
          </table:table-cell>
          <table:table-cell table:style-name="Tabela1.B5" office:value-type="string">
            <text:p text:style-name="P3"><text:span text:style-name="T3">SONIA KAROLINE AMARAL OLIV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6,62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120,01</text:span></text:p>
          </table:table-cell>
          <table:table-cell table:style-name="Tabela1.E43" office:value-type="string">
            <text:p text:style-name="P4"><text:span text:style-name="T3">245,24</text:span></text:p>
          </table:table-cell>
          <table:table-cell table:style-name="Tabela1.E43" office:value-type="string">
            <text:p text:style-name="P4"><text:span text:style-name="T3">45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0,48</text:span></text:p>
          </table:table-cell>
          <table:table-cell table:style-name="Tabela1.E43" office:value-type="string">
            <text:p text:style-name="P4"><text:span text:style-name="T3">4.829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3</text:span></text:p>
          </table:table-cell>
          <table:table-cell table:style-name="Tabela1.B5" office:value-type="string">
            <text:p text:style-name="P3"><text:span text:style-name="T3">STANLEY KLEBER NOGUEIR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811,33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73,14</text:span></text:p>
          </table:table-cell>
          <table:table-cell table:style-name="Tabela1.E43" office:value-type="string">
            <text:p text:style-name="P4"><text:span text:style-name="T3">9.313,76</text:span></text:p>
          </table:table-cell>
          <table:table-cell table:style-name="Tabela1.E43" office:value-type="string">
            <text:p text:style-name="P4"><text:span text:style-name="T3">681,51</text:span></text:p>
          </table:table-cell>
          <table:table-cell table:style-name="Tabela1.E43" office:value-type="string">
            <text:p text:style-name="P4"><text:span text:style-name="T3">552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33,77</text:span></text:p>
          </table:table-cell>
          <table:table-cell table:style-name="Tabela1.E43" office:value-type="string">
            <text:p text:style-name="P4"><text:span text:style-name="T3">8.079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42</text:span></text:p>
          </table:table-cell>
          <table:table-cell table:style-name="Tabela1.B5" office:value-type="string">
            <text:p text:style-name="P3"><text:span text:style-name="T3">SUSANA ARRUDA DE OLIVEIR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286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5,37</text:span></text:p>
          </table:table-cell>
          <table:table-cell table:style-name="Tabela1.E43" office:value-type="string">
            <text:p text:style-name="P4"><text:span text:style-name="T3">11.747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7</text:span></text:p>
          </table:table-cell>
          <table:table-cell table:style-name="Tabela1.B5" office:value-type="string">
            <text:p text:style-name="P3"><text:span text:style-name="T3">SUSANA RAQUEL CIPRIANO SAMPAIO REZEN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6.582,70</text:span></text:p>
          </table:table-cell>
          <table:table-cell table:style-name="Tabela1.E43" office:value-type="string">
            <text:p text:style-name="P4"><text:span text:style-name="T3">519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0,18</text:span></text:p>
          </table:table-cell>
          <table:table-cell table:style-name="Tabela1.E43" office:value-type="string">
            <text:p text:style-name="P4"><text:span text:style-name="T3">9.812,26</text:span></text:p>
          </table:table-cell>
          <table:table-cell table:style-name="Tabela1.E43" office:value-type="string">
            <text:p text:style-name="P4"><text:span text:style-name="T3">994,29</text:span></text:p>
          </table:table-cell>
          <table:table-cell table:style-name="Tabela1.E43" office:value-type="string">
            <text:p text:style-name="P4"><text:span text:style-name="T3">810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4,57</text:span></text:p>
          </table:table-cell>
          <table:table-cell table:style-name="Tabela1.E43" office:value-type="string">
            <text:p text:style-name="P4"><text:span text:style-name="T3">8.007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2</text:span></text:p>
          </table:table-cell>
          <table:table-cell table:style-name="Tabela1.B5" office:value-type="string">
            <text:p text:style-name="P3"><text:span text:style-name="T3">SUZY MARY DE CARVALHO VI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422,28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4.592,3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2,86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017,41</text:span></text:p>
          </table:table-cell>
          <table:table-cell table:style-name="Tabela1.E43" office:value-type="string">
            <text:p text:style-name="P4"><text:span text:style-name="T3">28.574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0</text:span></text:p>
          </table:table-cell>
          <table:table-cell table:style-name="Tabela1.B5" office:value-type="string">
            <text:p text:style-name="P3"><text:span text:style-name="T3">SYLVIO ALEXANDRE DE OLIVEIRA BELEM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08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995,42</text:span></text:p>
          </table:table-cell>
          <table:table-cell table:style-name="Tabela1.E43" office:value-type="string">
            <text:p text:style-name="P4"><text:span text:style-name="T3">912,02</text:span></text:p>
          </table:table-cell>
          <table:table-cell table:style-name="Tabela1.E43" office:value-type="string">
            <text:p text:style-name="P4"><text:span text:style-name="T3">67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3,32</text:span></text:p>
          </table:table-cell>
          <table:table-cell table:style-name="Tabela1.E43" office:value-type="string">
            <text:p text:style-name="P4"><text:span text:style-name="T3">7.412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0</text:span></text:p>
          </table:table-cell>
          <table:table-cell table:style-name="Tabela1.B5" office:value-type="string">
            <text:p text:style-name="P3"><text:span text:style-name="T3">TAISA TORRES ARAGA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ÇA ESPECIAL CÍVEL E CRIMINAL DE NOSSA SENHORA DO SOCORR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7.519,08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38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3,88</text:span></text:p>
          </table:table-cell>
          <table:table-cell table:style-name="Tabela1.E43" office:value-type="string">
            <text:p text:style-name="P4"><text:span text:style-name="T3">6.475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4</text:span></text:p>
          </table:table-cell>
          <table:table-cell table:style-name="Tabela1.B5" office:value-type="string">
            <text:p text:style-name="P3"><text:span text:style-name="T3">TALITA CUNEGUNDES FERNANDES D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422,28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4.592,3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0,72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5.965,27</text:span></text:p>
          </table:table-cell>
          <table:table-cell table:style-name="Tabela1.E43" office:value-type="string">
            <text:p text:style-name="P4"><text:span text:style-name="T3">28.627,12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1"/><text:span text:style-name="T3">2260</text:span></text:p>
          </table:table-cell>
          <table:table-cell table:style-name="Tabela1.B5" office:value-type="string">
            <text:p text:style-name="P3"><text:span text:style-name="T3">TALMAY TELE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9</text:span></text:p>
          </table:table-cell>
          <table:table-cell table:style-name="Tabela1.B5" office:value-type="string">
            <text:p text:style-name="P3"><text:span text:style-name="T3">TATIANA SOUTO QUIRIN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ÇA AUXILIAR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39.945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3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13</text:span></text:p>
          </table:table-cell>
          <table:table-cell table:style-name="Tabela1.E43" office:value-type="string">
            <text:p text:style-name="P4"><text:span text:style-name="T3">26.793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1</text:span></text:p>
          </table:table-cell>
          <table:table-cell table:style-name="Tabela1.B5" office:value-type="string">
            <text:p text:style-name="P3"><text:span text:style-name="T3">TATIANE AGUIAR GUIMARAES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723,98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54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6,68</text:span></text:p>
          </table:table-cell>
          <table:table-cell table:style-name="Tabela1.E43" office:value-type="string">
            <text:p text:style-name="P4"><text:span text:style-name="T3">7.307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9</text:span></text:p>
          </table:table-cell>
          <table:table-cell table:style-name="Tabela1.B5" office:value-type="string">
            <text:p text:style-name="P3"><text:span text:style-name="T3">TATIANE DOS SANTOS SILVA LISBO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6.210,09</text:span></text:p>
          </table:table-cell>
          <table:table-cell table:style-name="Tabela1.E43" office:value-type="string">
            <text:p text:style-name="P4"><text:span text:style-name="T3">489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81,06</text:span></text:p>
          </table:table-cell>
          <table:table-cell table:style-name="Tabela1.E43" office:value-type="string">
            <text:p text:style-name="P4"><text:span text:style-name="T3">938,01</text:span></text:p>
          </table:table-cell>
          <table:table-cell table:style-name="Tabela1.E43" office:value-type="string">
            <text:p text:style-name="P4"><text:span text:style-name="T3">715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53,21</text:span></text:p>
          </table:table-cell>
          <table:table-cell table:style-name="Tabela1.E43" office:value-type="string">
            <text:p text:style-name="P4"><text:span text:style-name="T3">7.527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1103</text:span></text:p>
          </table:table-cell>
          <table:table-cell table:style-name="Tabela1.B5" office:value-type="string">
            <text:p text:style-name="P3"><text:span text:style-name="T3">TAYANNE SANTANA MENEZES NUNES</text:span></text:p>
          </table:table-cell>
          <table:table-cell table:style-name="Tabela1.B5" office:value-type="string">
            <text:p text:style-name="P3"><text:span text:style-name="T3">ESTAGIÁRIOS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7</text:span></text:p>
          </table:table-cell>
          <table:table-cell table:style-name="Tabela1.B5" office:value-type="string">
            <text:p text:style-name="P3"><text:span text:style-name="T3">THAIS SARMENTO MESSIAS</text:span></text:p>
          </table:table-cell>
          <table:table-cell table:style-name="Tabela1.B5" office:value-type="string">
            <text:p text:style-name="P3"><text:span text:style-name="T3">AGENTE ADMINISTRATIVO - requisitado</text:span></text:p>
          </table:table-cell>
          <table:table-cell table:style-name="Tabela1.B5" office:value-type="string">
            <text:p text:style-name="P3"><text:span text:style-name="T3">CENTRAL DE NOTIFICACOES E INTIMACOES</text:span></text:p>
          </table:table-cell>
          <table:table-cell table:style-name="Tabela1.E43" office:value-type="string">
            <text:p text:style-name="P4"><text:span text:style-name="T3">1.002,59</text:span></text:p>
          </table:table-cell>
          <table:table-cell table:style-name="Tabela1.E43" office:value-type="string">
            <text:p text:style-name="P4"><text:span text:style-name="T3">120,31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3.285,34</text:span></text:p>
          </table:table-cell>
          <table:table-cell table:style-name="Tabela1.E43" office:value-type="string">
            <text:p text:style-name="P4"><text:span text:style-name="T3">169,23</text:span></text:p>
          </table:table-cell>
          <table:table-cell table:style-name="Tabela1.E43" office:value-type="string">
            <text:p text:style-name="P4"><text:span text:style-name="T3">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9,91</text:span></text:p>
          </table:table-cell>
          <table:table-cell table:style-name="Tabela1.E43" office:value-type="string">
            <text:p text:style-name="P4"><text:span text:style-name="T3">3.115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4</text:span></text:p>
          </table:table-cell>
          <table:table-cell table:style-name="Tabela1.B5" office:value-type="string">
            <text:p text:style-name="P3"><text:span text:style-name="T3">THAMIRES ATHYNA MENDONCA DA ROC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508,76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677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82,91</text:span></text:p>
          </table:table-cell>
          <table:table-cell table:style-name="Tabela1.E43" office:value-type="string">
            <text:p text:style-name="P4"><text:span text:style-name="T3">7.125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6</text:span></text:p>
          </table:table-cell>
          <table:table-cell table:style-name="Tabela1.B5" office:value-type="string">
            <text:p text:style-name="P3"><text:span text:style-name="T3">THEREZA RAQUEL MACEDO GUIMARA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358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942,34</text:span></text:p>
          </table:table-cell>
          <table:table-cell table:style-name="Tabela1.E43" office:value-type="string">
            <text:p text:style-name="P4"><text:span text:style-name="T3">527,01</text:span></text:p>
          </table:table-cell>
          <table:table-cell table:style-name="Tabela1.E43" office:value-type="string">
            <text:p text:style-name="P4"><text:span text:style-name="T3">130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81</text:span></text:p>
          </table:table-cell>
          <table:table-cell table:style-name="Tabela1.E43" office:value-type="string">
            <text:p text:style-name="P4"><text:span text:style-name="T3">5.284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4</text:span></text:p>
          </table:table-cell>
          <table:table-cell table:style-name="Tabela1.B5" office:value-type="string">
            <text:p text:style-name="P3"><text:span text:style-name="T3">THIAGO JOSE MENEZES DA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638,44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1.181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93,60</text:span></text:p>
          </table:table-cell>
          <table:table-cell table:style-name="Tabela1.E43" office:value-type="string">
            <text:p text:style-name="P4"><text:span text:style-name="T3">8.644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0</text:span></text:p>
          </table:table-cell>
          <table:table-cell table:style-name="Tabela1.B5" office:value-type="string">
            <text:p text:style-name="P3"><text:span text:style-name="T3">THIAGO LIMA FEITOZ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719,41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2.71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19,47</text:span></text:p>
          </table:table-cell>
          <table:table-cell table:style-name="Tabela1.E43" office:value-type="string">
            <text:p text:style-name="P4"><text:span text:style-name="T3">12.499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6</text:span></text:p>
          </table:table-cell>
          <table:table-cell table:style-name="Tabela1.B5" office:value-type="string">
            <text:p text:style-name="P3"><text:span text:style-name="T3">THISSIANE MATOS BATISTA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930,39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283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8,79</text:span></text:p>
          </table:table-cell>
          <table:table-cell table:style-name="Tabela1.E43" office:value-type="string">
            <text:p text:style-name="P4"><text:span text:style-name="T3">5.981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6</text:span></text:p>
          </table:table-cell>
          <table:table-cell table:style-name="Tabela1.B5" office:value-type="string">
            <text:p text:style-name="P3"><text:span text:style-name="T3">THUANE DE SANTANA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1.315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649,34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5.467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0</text:span></text:p>
          </table:table-cell>
          <table:table-cell table:style-name="Tabela1.B5" office:value-type="string">
            <text:p text:style-name="P3"><text:span text:style-name="T3">THYARA KAHENA SOTERO ALVES PASS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77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27,98</text:span></text:p>
          </table:table-cell>
          <table:table-cell table:style-name="Tabela1.E43" office:value-type="string">
            <text:p text:style-name="P4"><text:span text:style-name="T3">11.902,39</text:span></text:p>
          </table:table-cell>
          <table:table-cell table:style-name="Tabela1.E43" office:value-type="string">
            <text:p text:style-name="P4"><text:span text:style-name="T3">1.144,42</text:span></text:p>
          </table:table-cell>
          <table:table-cell table:style-name="Tabela1.E43" office:value-type="string">
            <text:p text:style-name="P4"><text:span text:style-name="T3">1.063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08,31</text:span></text:p>
          </table:table-cell>
          <table:table-cell table:style-name="Tabela1.E43" office:value-type="string">
            <text:p text:style-name="P4"><text:span text:style-name="T3">9.694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8</text:span></text:p>
          </table:table-cell>
          <table:table-cell table:style-name="Tabela1.B5" office:value-type="string">
            <text:p text:style-name="P3"><text:span text:style-name="T3">TIAGO RODRIGUES APOSTO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84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55</text:span></text:p>
          </table:table-cell>
          <table:table-cell table:style-name="Tabela1.E43" office:value-type="string">
            <text:p text:style-name="P4"><text:span text:style-name="T3">15.330,46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179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92,97</text:span></text:p>
          </table:table-cell>
          <table:table-cell table:style-name="Tabela1.E43" office:value-type="string">
            <text:p text:style-name="P4"><text:span text:style-name="T3">12.937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74</text:span></text:p>
          </table:table-cell>
          <table:table-cell table:style-name="Tabela1.B5" office:value-type="string">
            <text:p text:style-name="P3"><text:span text:style-name="T3">ULISSES GOMES DE ANDRADE</text:span></text:p>
          </table:table-cell>
          <table:table-cell table:style-name="Tabela1.B5" office:value-type="string">
            <text:p text:style-name="P3"><text:span text:style-name="T3">ASSESSOR DO DIRETOR ADMINISTRATIV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642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5</text:span></text:p>
          </table:table-cell>
          <table:table-cell table:style-name="Tabela1.B5" office:value-type="string">
            <text:p text:style-name="P3"><text:span text:style-name="T3">UNILSON XAVIER DE SANTAN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08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2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2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8</text:span></text:p>
          </table:table-cell>
          <table:table-cell table:style-name="Tabela1.B5" office:value-type="string">
            <text:p text:style-name="P3"><text:span text:style-name="T3">VALDECI SANTO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4</text:span></text:p>
          </table:table-cell>
          <table:table-cell table:style-name="Tabela1.B5" office:value-type="string">
            <text:p text:style-name="P3"><text:span text:style-name="T3">VALDETE ALINE ALMEIDA DE MENEZE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0</text:span></text:p>
          </table:table-cell>
          <table:table-cell table:style-name="Tabela1.B5" office:value-type="string">
            <text:p text:style-name="P3"><text:span text:style-name="T3">VALDIVIA MARQUES BOMFIM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939,69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8.624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9</text:span></text:p>
          </table:table-cell>
          <table:table-cell table:style-name="Tabela1.B5" office:value-type="string">
            <text:p text:style-name="P3"><text:span text:style-name="T3">VALERIA CHAGAS MEL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166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946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4</text:span></text:p>
          </table:table-cell>
          <table:table-cell table:style-name="Tabela1.B5" office:value-type="string">
            <text:p text:style-name="P3"><text:span text:style-name="T3">VALFRAN ARAGAO COST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8</text:span></text:p>
          </table:table-cell>
          <table:table-cell table:style-name="Tabela1.B5" office:value-type="string">
            <text:p text:style-name="P3"><text:span text:style-name="T3">VALMIR DOS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03</text:span></text:p>
          </table:table-cell>
          <table:table-cell table:style-name="Tabela1.B5" office:value-type="string">
            <text:p text:style-name="P3"><text:span text:style-name="T3">VALTER REINALDO SILVA</text:span></text:p>
          </table:table-cell>
          <table:table-cell table:style-name="Tabela1.B5" office:value-type="string">
            <text:p text:style-name="P3"><text:span text:style-name="T3">Assessor do Núcleo de C. e D. Proc. do C. Superior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698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68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25</text:span></text:p>
          </table:table-cell>
          <table:table-cell table:style-name="Tabela1.E43" office:value-type="string">
            <text:p text:style-name="P4"><text:span text:style-name="T3">5.298,27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32</text:span></text:p>
          </table:table-cell>
          <table:table-cell table:style-name="Tabela1.B5" office:value-type="string">
            <text:p text:style-name="P3"><text:span text:style-name="T3">VALTER VI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3.123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34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5.410,96</text:span></text:p>
          </table:table-cell>
          <table:table-cell table:style-name="Tabela1.E43" office:value-type="string">
            <text:p text:style-name="P4"><text:span text:style-name="T3">1.197,34</text:span></text:p>
          </table:table-cell>
          <table:table-cell table:style-name="Tabela1.E43" office:value-type="string">
            <text:p text:style-name="P4"><text:span text:style-name="T3">1.153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50,63</text:span></text:p>
          </table:table-cell>
          <table:table-cell table:style-name="Tabela1.E43" office:value-type="string">
            <text:p text:style-name="P4"><text:span text:style-name="T3">13.060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15</text:span></text:p>
          </table:table-cell>
          <table:table-cell table:style-name="Tabela1.B5" office:value-type="string">
            <text:p text:style-name="P3"><text:span text:style-name="T3">VANDERLEY DOS SANTOS RODRIGUES</text:span></text:p>
          </table:table-cell>
          <table:table-cell table:style-name="Tabela1.B5" office:value-type="string">
            <text:p text:style-name="P3"><text:span text:style-name="T3">Coordenador da Divisão de Design e Midia</text:span></text:p>
          </table:table-cell>
          <table:table-cell table:style-name="Tabela1.B5" office:value-type="string">
            <text:p text:style-name="P3"><text:span text:style-name="T3">DIVISAO DE DESIGN E MID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575,11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29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7,83</text:span></text:p>
          </table:table-cell>
          <table:table-cell table:style-name="Tabela1.E43" office:value-type="string">
            <text:p text:style-name="P4"><text:span text:style-name="T3">9.447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9</text:span></text:p>
          </table:table-cell>
          <table:table-cell table:style-name="Tabela1.B5" office:value-type="string">
            <text:p text:style-name="P3"><text:span text:style-name="T3">VANESSA GOIS NASCIMEN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MALHADOR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583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0,18</text:span></text:p>
          </table:table-cell>
          <table:table-cell table:style-name="Tabela1.E43" office:value-type="string">
            <text:p text:style-name="P4"><text:span text:style-name="T3">10.690,07</text:span></text:p>
          </table:table-cell>
          <table:table-cell table:style-name="Tabela1.E43" office:value-type="string">
            <text:p text:style-name="P4"><text:span text:style-name="T3">1.117,18</text:span></text:p>
          </table:table-cell>
          <table:table-cell table:style-name="Tabela1.E43" office:value-type="string">
            <text:p text:style-name="P4"><text:span text:style-name="T3">1.017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5,07</text:span></text:p>
          </table:table-cell>
          <table:table-cell table:style-name="Tabela1.E43" office:value-type="string">
            <text:p text:style-name="P4"><text:span text:style-name="T3">8.55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9</text:span></text:p>
          </table:table-cell>
          <table:table-cell table:style-name="Tabela1.B5" office:value-type="string">
            <text:p text:style-name="P3"><text:span text:style-name="T3">VANESSA MOTA COUTINHO INACIO DE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5.314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1.443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8</text:span></text:p>
          </table:table-cell>
          <table:table-cell table:style-name="Tabela1.B5" office:value-type="string">
            <text:p text:style-name="P3"><text:span text:style-name="T3">VANUSA MADUREIRA SOUZA MACE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3,3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185,2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563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43,00</text:span></text:p>
          </table:table-cell>
          <table:table-cell table:style-name="Tabela1.E43" office:value-type="string">
            <text:p text:style-name="P4"><text:span text:style-name="T3">10.142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9</text:span></text:p>
          </table:table-cell>
          <table:table-cell table:style-name="Tabela1.B5" office:value-type="string">
            <text:p text:style-name="P3"><text:span text:style-name="T3">VERA LUCIA OLIVEIRA UCHO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</text:span></text:p>
          </table:table-cell>
          <table:table-cell table:style-name="Tabela1.B5" office:value-type="string">
            <text:p text:style-name="P3"><text:span text:style-name="T3">VERONICA DE OLIVEIRA LAZA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7.962,42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497,81</text:span></text:p>
          </table:table-cell>
          <table:table-cell table:style-name="Tabela1.E43" office:value-type="string">
            <text:p text:style-name="P4"><text:span text:style-name="T3">15.297,40</text:span></text:p>
          </table:table-cell>
          <table:table-cell table:style-name="Tabela1.E43" office:value-type="string">
            <text:p text:style-name="P4"><text:span text:style-name="T3">3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1</text:span></text:p>
          </table:table-cell>
          <table:table-cell table:style-name="Tabela1.B5" office:value-type="string">
            <text:p text:style-name="P3"><text:span text:style-name="T3">VERONICA DINIZ FRANCO OLIVEIRA</text:span></text:p>
          </table:table-cell>
          <table:table-cell table:style-name="Tabela1.B5" office:value-type="string">
            <text:p text:style-name="P3"><text:span text:style-name="T3">CHEFE DO NÚCLEO DE C. E DIST. PROCESSUAL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318,72</text:span></text:p>
          </table:table-cell>
          <table:table-cell table:style-name="Tabela1.E43" office:value-type="string">
            <text:p text:style-name="P4"><text:span text:style-name="T3">793,46</text:span></text:p>
          </table:table-cell>
          <table:table-cell table:style-name="Tabela1.E43" office:value-type="string">
            <text:p text:style-name="P4"><text:span text:style-name="T3">68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2,00</text:span></text:p>
          </table:table-cell>
          <table:table-cell table:style-name="Tabela1.E43" office:value-type="string">
            <text:p text:style-name="P4"><text:span text:style-name="T3">7.836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5</text:span></text:p>
          </table:table-cell>
          <table:table-cell table:style-name="Tabela1.B5" office:value-type="string">
            <text:p text:style-name="P3"><text:span text:style-name="T3">VERONICA EUGENIA MORALES SALINAS ALV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AS ATIVIDADES CIVEIS E CRIMINAIS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00,00</text:span></text:p>
          </table:table-cell>
          <table:table-cell table:style-name="Tabela1.E43" office:value-type="string">
            <text:p text:style-name="P4"><text:span text:style-name="T3">2.628,51</text:span></text:p>
          </table:table-cell>
          <table:table-cell table:style-name="Tabela1.E43" office:value-type="string">
            <text:p text:style-name="P4"><text:span text:style-name="T3">9.226,32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721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3,51</text:span></text:p>
          </table:table-cell>
          <table:table-cell table:style-name="Tabela1.E43" office:value-type="string">
            <text:p text:style-name="P4"><text:span text:style-name="T3">7.692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40</text:span></text:p>
          </table:table-cell>
          <table:table-cell table:style-name="Tabela1.B5" office:value-type="string">
            <text:p text:style-name="P3"><text:span text:style-name="T3">VERONICA PEREIRA DA CRUZ</text:span></text:p>
          </table:table-cell>
          <table:table-cell table:style-name="Tabela1.B5" office:value-type="string">
            <text:p text:style-name="P3"><text:span text:style-name="T3">SECRETÁRIA - requisitado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.003,25</text:span></text:p>
          </table:table-cell>
          <table:table-cell table:style-name="Tabela1.E43" office:value-type="string">
            <text:p text:style-name="P4"><text:span text:style-name="T3">96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6,95</text:span></text:p>
          </table:table-cell>
          <table:table-cell table:style-name="Tabela1.E43" office:value-type="string">
            <text:p text:style-name="P4"><text:span text:style-name="T3">3.906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</text:span></text:p>
          </table:table-cell>
          <table:table-cell table:style-name="Tabela1.B5" office:value-type="string">
            <text:p text:style-name="P3"><text:span text:style-name="T3">VICENTE CABRAL LE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1</text:span></text:p>
          </table:table-cell>
          <table:table-cell table:style-name="Tabela1.B5" office:value-type="string">
            <text:p text:style-name="P3"><text:span text:style-name="T3">VICTOR FERNANDO ALVES CARVALHO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64,1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4,56</text:span></text:p>
          </table:table-cell>
          <table:table-cell table:style-name="Tabela1.E43" office:value-type="string">
            <text:p text:style-name="P4"><text:span text:style-name="T3">3.639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4</text:span></text:p>
          </table:table-cell>
          <table:table-cell table:style-name="Tabela1.B5" office:value-type="string">
            <text:p text:style-name="P3"><text:span text:style-name="T3">VICTOR JOSE PINTO RIBEIRO SILVEIRA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CONTROLE INTERNO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924,59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1.895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87,87</text:span></text:p>
          </table:table-cell>
          <table:table-cell table:style-name="Tabela1.E43" office:value-type="string">
            <text:p text:style-name="P4"><text:span text:style-name="T3">10.336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5</text:span></text:p>
          </table:table-cell>
          <table:table-cell table:style-name="Tabela1.B5" office:value-type="string">
            <text:p text:style-name="P3"><text:span text:style-name="T3">VICTOR OSORIO RAMOS PORT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PROJETOS E BANCO DE DAD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4</text:span></text:p>
          </table:table-cell>
          <table:table-cell table:style-name="Tabela1.B5" office:value-type="string">
            <text:p text:style-name="P3"><text:span text:style-name="T3">VIRGILIO DO VALE VI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ITABAIAN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1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9.681,1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3.336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052,70</text:span></text:p>
          </table:table-cell>
          <table:table-cell table:style-name="Tabela1.E43" office:value-type="string">
            <text:p text:style-name="P4"><text:span text:style-name="T3">41.628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3</text:span></text:p>
          </table:table-cell>
          <table:table-cell table:style-name="Tabela1.B5" office:value-type="string">
            <text:p text:style-name="P3"><text:span text:style-name="T3">VITORIA CARVALHO PLECH PER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3</text:span></text:p>
          </table:table-cell>
          <table:table-cell table:style-name="Tabela1.B5" office:value-type="string">
            <text:p text:style-name="P3"><text:span text:style-name="T3">VIVIANE MILENA FERREIRA DE MEL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191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196,36</text:span></text:p>
          </table:table-cell>
          <table:table-cell table:style-name="Tabela1.E43" office:value-type="string">
            <text:p text:style-name="P4"><text:span text:style-name="T3">562,57</text:span></text:p>
          </table:table-cell>
          <table:table-cell table:style-name="Tabela1.E43" office:value-type="string">
            <text:p text:style-name="P4"><text:span text:style-name="T3">135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7,70</text:span></text:p>
          </table:table-cell>
          <table:table-cell table:style-name="Tabela1.E43" office:value-type="string">
            <text:p text:style-name="P4"><text:span text:style-name="T3">5.498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7</text:span></text:p>
          </table:table-cell>
          <table:table-cell table:style-name="Tabela1.B5" office:value-type="string">
            <text:p text:style-name="P3"><text:span text:style-name="T3">VOLESSA FREIRE SAMPAIO FISCI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801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55,53</text:span></text:p>
          </table:table-cell>
          <table:table-cell table:style-name="Tabela1.E43" office:value-type="string">
            <text:p text:style-name="P4"><text:span text:style-name="T3">15.094,53</text:span></text:p>
          </table:table-cell>
          <table:table-cell table:style-name="Tabela1.E43" office:value-type="string">
            <text:p text:style-name="P4"><text:span text:style-name="T3">1.699,46</text:span></text:p>
          </table:table-cell>
          <table:table-cell table:style-name="Tabela1.E43" office:value-type="string">
            <text:p text:style-name="P4"><text:span text:style-name="T3">2.001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00,97</text:span></text:p>
          </table:table-cell>
          <table:table-cell table:style-name="Tabela1.E43" office:value-type="string">
            <text:p text:style-name="P4"><text:span text:style-name="T3">11.393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9</text:span></text:p>
          </table:table-cell>
          <table:table-cell table:style-name="Tabela1.B5" office:value-type="string">
            <text:p text:style-name="P3"><text:span text:style-name="T3">WALTENBERG LIMA DE S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1.68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27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95,72</text:span></text:p>
          </table:table-cell>
          <table:table-cell table:style-name="Tabela1.E43" office:value-type="string">
            <text:p text:style-name="P4"><text:span text:style-name="T3">28.227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7</text:span></text:p>
          </table:table-cell>
          <table:table-cell table:style-name="Tabela1.B5" office:value-type="string">
            <text:p text:style-name="P3"><text:span text:style-name="T3">WALTER CESAR NUNES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422,28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4.835,3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456,22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4.990,77</text:span></text:p>
          </table:table-cell>
          <table:table-cell table:style-name="Tabela1.E43" office:value-type="string">
            <text:p text:style-name="P4"><text:span text:style-name="T3">29.844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</text:span></text:p>
          </table:table-cell>
          <table:table-cell table:style-name="Tabela1.B5" office:value-type="string">
            <text:p text:style-name="P3"><text:span text:style-name="T3">WANDERLEY SIQUEIRA MONTE SANT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SETOR DE PROTOCOLO/ DAA/DA/SG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3.114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6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24.447,73</text:span></text:p>
          </table:table-cell>
          <table:table-cell table:style-name="Tabela1.E43" office:value-type="string">
            <text:p text:style-name="P4"><text:span text:style-name="T3">2.596,11</text:span></text:p>
          </table:table-cell>
          <table:table-cell table:style-name="Tabela1.E43" office:value-type="string">
            <text:p text:style-name="P4"><text:span text:style-name="T3">4.021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17,70</text:span></text:p>
          </table:table-cell>
          <table:table-cell table:style-name="Tabela1.E43" office:value-type="string">
            <text:p text:style-name="P4"><text:span text:style-name="T3">17.830,03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2"/><text:span text:style-name="T3">97</text:span></text:p>
          </table:table-cell>
          <table:table-cell table:style-name="Tabela1.B5" office:value-type="string">
            <text:p text:style-name="P3"><text:span text:style-name="T3">WASHINGTON LUIZ MENDONCA</text:span></text:p>
          </table:table-cell>
          <table:table-cell table:style-name="Tabela1.B5" office:value-type="string">
            <text:p text:style-name="P3"><text:span text:style-name="T3">* PROFESSOR 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4</text:span></text:p>
          </table:table-cell>
          <table:table-cell table:style-name="Tabela1.B5" office:value-type="string">
            <text:p text:style-name="P3"><text:span text:style-name="T3">WELLINGTON FERREIRA DANTA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08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2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2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9</text:span></text:p>
          </table:table-cell>
          <table:table-cell table:style-name="Tabela1.B5" office:value-type="string">
            <text:p text:style-name="P3"><text:span text:style-name="T3">WESLEY CRISTIAN SANTOS ALMEIDA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6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122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2,61</text:span></text:p>
          </table:table-cell>
          <table:table-cell table:style-name="Tabela1.E43" office:value-type="string">
            <text:p text:style-name="P4"><text:span text:style-name="T3">5.993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85</text:span></text:p>
          </table:table-cell>
          <table:table-cell table:style-name="Tabela1.B5" office:value-type="string">
            <text:p text:style-name="P3"><text:span text:style-name="T3">WESLEY DE SANTANA SANTOS</text:span></text:p>
          </table:table-cell>
          <table:table-cell table:style-name="Tabela1.B5" office:value-type="string">
            <text:p text:style-name="P3"><text:span text:style-name="T3">Chefe do Setor de A. e Est. do Cartório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698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67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9,40</text:span></text:p>
          </table:table-cell>
          <table:table-cell table:style-name="Tabela1.E43" office:value-type="string">
            <text:p text:style-name="P4"><text:span text:style-name="T3">5.299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2</text:span></text:p>
          </table:table-cell>
          <table:table-cell table:style-name="Tabela1.B5" office:value-type="string">
            <text:p text:style-name="P3"><text:span text:style-name="T3">WESLEY SANTOS CERQU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6,62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980,01</text:span></text:p>
          </table:table-cell>
          <table:table-cell table:style-name="Tabela1.E43" office:value-type="string">
            <text:p text:style-name="P4"><text:span text:style-name="T3">245,24</text:span></text:p>
          </table:table-cell>
          <table:table-cell table:style-name="Tabela1.E43" office:value-type="string">
            <text:p text:style-name="P4"><text:span text:style-name="T3">34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9,98</text:span></text:p>
          </table:table-cell>
          <table:table-cell table:style-name="Tabela1.E43" office:value-type="string">
            <text:p text:style-name="P4"><text:span text:style-name="T3">4.700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7</text:span></text:p>
          </table:table-cell>
          <table:table-cell table:style-name="Tabela1.B5" office:value-type="string">
            <text:p text:style-name="P3"><text:span text:style-name="T3">WILLDE PEREIRA SOBRAL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1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9.572,21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39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02,54</text:span></text:p>
          </table:table-cell>
          <table:table-cell table:style-name="Tabela1.E43" office:value-type="string">
            <text:p text:style-name="P4"><text:span text:style-name="T3">15.969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4</text:span></text:p>
          </table:table-cell>
          <table:table-cell table:style-name="Tabela1.B5" office:value-type="string">
            <text:p text:style-name="P3"><text:span text:style-name="T3">WILTON ARAUJO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6</text:span></text:p>
          </table:table-cell>
          <table:table-cell table:style-name="Tabela1.B5" office:value-type="string">
            <text:p text:style-name="P3"><text:span text:style-name="T3">WOLNEY MACIEL DE CARVALHO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768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0.897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4</text:span></text:p>
          </table:table-cell>
          <table:table-cell table:style-name="Tabela1.B5" office:value-type="string">
            <text:p text:style-name="P3"><text:span text:style-name="T3">YANNE LEITE MENES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094,04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532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60,47</text:span></text:p>
          </table:table-cell>
          <table:table-cell table:style-name="Tabela1.E43" office:value-type="string">
            <text:p text:style-name="P4"><text:span text:style-name="T3">6.933,57</text:span></text:p>
          </table:table-cell>
        </table:table-row>
        <table:table-row table:style-name="Tabela1.932">
          <table:table-cell table:style-name="Tabela1.A932" office:value-type="string">
            <text:p text:style-name="P3"><text:span text:style-name="T2">Total Geral</text:span></text:p>
          </table:table-cell>
          <table:table-cell table:style-name="Tabela1.B5" office:value-type="string">
            <text:p text:style-name="P1"><text:span text:style-name="T2">927</text:span></text:p>
          </table:table-cell>
          <table:table-cell table:style-name="Tabela1.C932" office:value-type="string">
            <text:p text:style-name="P1"/>
          </table:table-cell>
          <table:table-cell table:style-name="Tabela1.C932" office:value-type="string">
            <text:p text:style-name="P1"/>
          </table:table-cell>
          <table:table-cell table:style-name="Tabela1.E43" office:value-type="string">
            <text:p text:style-name="P4"><text:span text:style-name="T2">7.080.763,02</text:span></text:p>
          </table:table-cell>
          <table:table-cell table:style-name="Tabela1.E43" office:value-type="string">
            <text:p text:style-name="P4"><text:span text:style-name="T2">873.141,15</text:span></text:p>
          </table:table-cell>
          <table:table-cell table:style-name="Tabela1.E43" office:value-type="string">
            <text:p text:style-name="P4"><text:span text:style-name="T2">1.246.254,14</text:span></text:p>
          </table:table-cell>
          <table:table-cell table:style-name="Tabela1.E43" office:value-type="string">
            <text:p text:style-name="P4"><text:span text:style-name="T2">349.595,93</text:span></text:p>
          </table:table-cell>
          <table:table-cell table:style-name="Tabela1.E43" office:value-type="string">
            <text:p text:style-name="P4"><text:span text:style-name="T2">269.136,70</text:span></text:p>
          </table:table-cell>
          <table:table-cell table:style-name="Tabela1.E43" office:value-type="string">
            <text:p text:style-name="P4"><text:span text:style-name="T2">173.176,85</text:span></text:p>
          </table:table-cell>
          <table:table-cell table:style-name="Tabela1.E43" office:value-type="string">
            <text:p text:style-name="P4"><text:span text:style-name="T2">782.802,15</text:span></text:p>
          </table:table-cell>
          <table:table-cell table:style-name="Tabela1.E43" office:value-type="string">
            <text:p text:style-name="P4"><text:span text:style-name="T2">2.232.633,33</text:span></text:p>
          </table:table-cell>
          <table:table-cell table:style-name="Tabela1.E43" office:value-type="string">
            <text:p text:style-name="P4"><text:span text:style-name="T2">13.007.503,27</text:span></text:p>
          </table:table-cell>
          <table:table-cell table:style-name="Tabela1.E43" office:value-type="string">
            <text:p text:style-name="P4"><text:span text:style-name="T2">1.150.355,13</text:span></text:p>
          </table:table-cell>
          <table:table-cell table:style-name="Tabela1.E43" office:value-type="string">
            <text:p text:style-name="P4"><text:span text:style-name="T2">1.828.324,26</text:span></text:p>
          </table:table-cell>
          <table:table-cell table:style-name="Tabela1.E43" office:value-type="string">
            <text:p text:style-name="P4"><text:span text:style-name="T2">117.187,52</text:span></text:p>
          </table:table-cell>
          <table:table-cell table:style-name="Tabela1.E43" office:value-type="string">
            <text:p text:style-name="P4"><text:span text:style-name="T2">3.095.866,91</text:span></text:p>
          </table:table-cell>
          <table:table-cell table:style-name="Tabela1.E43" office:value-type="string">
            <text:p text:style-name="P4"><text:span text:style-name="T2">9.911.636,36</text:span></text:p>
          </table:table-cell>
        </table:table-row>
        <table:table-row table:style-name="Tabela1.933">
          <table:table-cell table:style-name="Tabela1.A933" office:value-type="string">
            <text:p text:style-name="P6"><text:span text:style-name="T1">Data da última atualização:</text:span></text:p>
          </table:table-cell>
          <table:table-cell table:style-name="Tabela1.B933" table:number-columns-spanned="17" office:value-type="string">
            <text:p text:style-name="P2"><text:span text:style-name="T1">31/08/2022 08:28:4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34">
          <table:table-cell table:style-name="Tabela1.A934" table:number-columns-spanned="18" office:value-type="string">
            <text:p text:style-name="P2"><text:span text:style-name="T4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letter-kerning="fals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397cm" style:writing-mode="page"/>
      <style:text-properties fo:color="#000000" style:font-name="Liberation Serif" fo:font-size="12pt" fo:language="en" fo:country="US" style:letter-kerning="fals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font-size="12pt" fo:language="en" fo:country="US" style:font-size-asian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0cm" fo:page-height="20.168cm" style:num-format="1" style:print-orientation="landscape" fo:margin-top="0cm" fo:margin-bottom="0cm" fo:margin-left="0cm" fo:margin-right="0cm" style:writing-mode="lr-tb" style:layout-grid-color="#c0c0c0" style:layout-grid-lines="19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pt-BR</dc:language>
    <meta:editing-cycles>0</meta:editing-cycles>
    <meta:editing-duration>P0D</meta:editing-duration>
    <meta:generator>LibreOffice/6.4.7.2$Linux_X86_64 LibreOffice_project/40$Build-2</meta:generator>
    <meta:document-statistic meta:table-count="1" meta:image-count="0" meta:object-count="0" meta:page-count="19" meta:paragraph-count="16730" meta:word-count="27830" meta:character-count="172334" meta:non-whitespace-character-count="161100"/>
  </office:meta>
</office:document-meta>
</file>